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1"/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073cm" svg:height="16.601cm" svg:x="27.644cm" svg:y="2.178cm">
            <draw:object draw:notify-on-update-of-ranges="Sheet1.B3:Sheet1.B52 Sheet1.C2:Sheet1.C2 Sheet1.C3:Sheet1.C52 Sheet1.F3:Sheet1.F52 Sheet1.H2:Sheet1.H2 Sheet1.H52:Sheet1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 table:number-columns-repeated="3"/>
          <table:table-cell table:style-name="Default"/>
          <table:table-cell office:value-type="string" calcext:value-type="string">
            <text:p>MILONGA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style-name="ce1" office:value-type="float" office:value="0.02" calcext:value-type="float">
            <text:p>2.00000E-02</text:p>
          </table:table-cell>
          <table:table-cell table:formula="of:=[.A3]*100" office:value-type="float" office:value="2" calcext:value-type="float">
            <text:p>2.00000E+00</text:p>
          </table:table-cell>
          <table:table-cell office:value-type="float" office:value="0.001896741" calcext:value-type="float">
            <text:p>1.89674E-03</text:p>
          </table:table-cell>
          <table:table-cell table:number-columns-repeated="2"/>
          <table:table-cell office:value-type="float" office:value="2" calcext:value-type="float">
            <text:p>2.00000E+00</text:p>
          </table:table-cell>
          <table:table-cell office:value-type="float" office:value="0.0493318" calcext:value-type="float">
            <text:p>4.93318E-02</text:p>
          </table:table-cell>
          <table:table-cell table:formula="of:=[.G3]/[.$G$54]" office:value-type="float" office:value="0.00098663588949678" calcext:value-type="float">
            <text:p>9.86636E-04</text:p>
          </table:table-cell>
          <table:table-cell/>
          <table:table-cell table:formula="of:=100*([.H3]-[.C3])/[.H3]" office:value-type="float" office:value="-92.2432601724438" calcext:value-type="float">
            <text:p>-92.2432601724438</text:p>
          </table:table-cell>
        </table:table-row>
        <table:table-row table:style-name="ro1">
          <table:table-cell table:style-name="ce1" office:value-type="float" office:value="0.06" calcext:value-type="float">
            <text:p>6.00000E-02</text:p>
          </table:table-cell>
          <table:table-cell table:formula="of:=[.A4]*100" office:value-type="float" office:value="6" calcext:value-type="float">
            <text:p>6.00000E+00</text:p>
          </table:table-cell>
          <table:table-cell office:value-type="float" office:value="0.003786284" calcext:value-type="float">
            <text:p>3.78628E-03</text:p>
          </table:table-cell>
          <table:table-cell table:number-columns-repeated="2"/>
          <table:table-cell office:value-type="float" office:value="6" calcext:value-type="float">
            <text:p>6.00000E+00</text:p>
          </table:table-cell>
          <table:table-cell office:value-type="float" office:value="0.147801" calcext:value-type="float">
            <text:p>1.47801E-01</text:p>
          </table:table-cell>
          <table:table-cell table:formula="of:=[.G4]/[.$G$54]" office:value-type="float" office:value="0.0029560196689258" calcext:value-type="float">
            <text:p>2.95602E-03</text:p>
          </table:table-cell>
          <table:table-cell/>
          <table:table-cell table:formula="of:=100*([.H4]-[.C4])/[.H4]" office:value-type="float" office:value="-28.0872397366665" calcext:value-type="float">
            <text:p>-28.0872397366665</text:p>
          </table:table-cell>
        </table:table-row>
        <table:table-row table:style-name="ro1">
          <table:table-cell table:style-name="ce1" office:value-type="float" office:value="0.1" calcext:value-type="float">
            <text:p>1.00000E-01</text:p>
          </table:table-cell>
          <table:table-cell table:formula="of:=[.A5]*100" office:value-type="float" office:value="10" calcext:value-type="float">
            <text:p>1.00000E+01</text:p>
          </table:table-cell>
          <table:table-cell office:value-type="float" office:value="0.00566146" calcext:value-type="float">
            <text:p>5.66146E-03</text:p>
          </table:table-cell>
          <table:table-cell table:number-columns-repeated="2"/>
          <table:table-cell office:value-type="float" office:value="10" calcext:value-type="float">
            <text:p>1.00000E+01</text:p>
          </table:table-cell>
          <table:table-cell office:value-type="float" office:value="0.245686" calcext:value-type="float">
            <text:p>2.45686E-01</text:p>
          </table:table-cell>
          <table:table-cell table:formula="of:=[.G5]/[.$G$54]" office:value-type="float" office:value="0.00491371944966342" calcext:value-type="float">
            <text:p>4.91372E-03</text:p>
          </table:table-cell>
          <table:table-cell/>
          <table:table-cell table:formula="of:=100*([.H5]-[.C5])/[.H5]" office:value-type="float" office:value="-15.2174042086957" calcext:value-type="float">
            <text:p>-15.2174042086957</text:p>
          </table:table-cell>
        </table:table-row>
        <table:table-row table:style-name="ro1">
          <table:table-cell table:style-name="ce1" office:value-type="float" office:value="0.14" calcext:value-type="float">
            <text:p>1.40000E-01</text:p>
          </table:table-cell>
          <table:table-cell table:formula="of:=[.A6]*100" office:value-type="float" office:value="14" calcext:value-type="float">
            <text:p>1.40000E+01</text:p>
          </table:table-cell>
          <table:table-cell office:value-type="float" office:value="0.007515153" calcext:value-type="float">
            <text:p>7.51515E-03</text:p>
          </table:table-cell>
          <table:table-cell table:number-columns-repeated="2"/>
          <table:table-cell office:value-type="float" office:value="14" calcext:value-type="float">
            <text:p>1.40000E+01</text:p>
          </table:table-cell>
          <table:table-cell office:value-type="float" office:value="0.342602" calcext:value-type="float">
            <text:p>3.42602E-01</text:p>
          </table:table-cell>
          <table:table-cell table:formula="of:=[.G6]/[.$G$54]" office:value-type="float" office:value="0.00685203923257161" calcext:value-type="float">
            <text:p>6.85204E-03</text:p>
          </table:table-cell>
          <table:table-cell/>
          <table:table-cell table:formula="of:=100*([.H6]-[.C6])/[.H6]" office:value-type="float" office:value="-9.67761194764095" calcext:value-type="float">
            <text:p>-9.67761194764095</text:p>
          </table:table-cell>
        </table:table-row>
        <table:table-row table:style-name="ro1">
          <table:table-cell table:style-name="ce1" office:value-type="float" office:value="0.18" calcext:value-type="float">
            <text:p>1.80000E-01</text:p>
          </table:table-cell>
          <table:table-cell table:formula="of:=[.A7]*100" office:value-type="float" office:value="18" calcext:value-type="float">
            <text:p>1.80000E+01</text:p>
          </table:table-cell>
          <table:table-cell office:value-type="float" office:value="0.009340331" calcext:value-type="float">
            <text:p>9.34033E-03</text:p>
          </table:table-cell>
          <table:table-cell table:number-columns-repeated="2"/>
          <table:table-cell office:value-type="float" office:value="18" calcext:value-type="float">
            <text:p>1.80000E+01</text:p>
          </table:table-cell>
          <table:table-cell office:value-type="float" office:value="0.438166" calcext:value-type="float">
            <text:p>4.38166E-01</text:p>
          </table:table-cell>
          <table:table-cell table:formula="of:=[.G7]/[.$G$54]" office:value-type="float" office:value="0.00876331901850827" calcext:value-type="float">
            <text:p>8.76332E-03</text:p>
          </table:table-cell>
          <table:table-cell/>
          <table:table-cell table:formula="of:=100*([.H7]-[.C7])/[.H7]" office:value-type="float" office:value="-6.58440004606784" calcext:value-type="float">
            <text:p>-6.58440004606784</text:p>
          </table:table-cell>
        </table:table-row>
        <table:table-row table:style-name="ro1">
          <table:table-cell table:style-name="ce1" office:value-type="float" office:value="0.22" calcext:value-type="float">
            <text:p>2.20000E-01</text:p>
          </table:table-cell>
          <table:table-cell table:formula="of:=[.A8]*100" office:value-type="float" office:value="22" calcext:value-type="float">
            <text:p>2.20000E+01</text:p>
          </table:table-cell>
          <table:table-cell office:value-type="float" office:value="0.01113007" calcext:value-type="float">
            <text:p>1.11301E-02</text:p>
          </table:table-cell>
          <table:table-cell table:number-columns-repeated="2"/>
          <table:table-cell office:value-type="float" office:value="22" calcext:value-type="float">
            <text:p>2.20000E+01</text:p>
          </table:table-cell>
          <table:table-cell office:value-type="float" office:value="0.532001" calcext:value-type="float">
            <text:p>5.32001E-01</text:p>
          </table:table-cell>
          <table:table-cell table:formula="of:=[.G8]/[.$G$54]" office:value-type="float" office:value="0.0106400188083179" calcext:value-type="float">
            <text:p>1.06400E-02</text:p>
          </table:table-cell>
          <table:table-cell/>
          <table:table-cell table:formula="of:=100*([.H8]-[.C8])/[.H8]" office:value-type="float" office:value="-4.60573614117117" calcext:value-type="float">
            <text:p>-4.60573614117117</text:p>
          </table:table-cell>
        </table:table-row>
        <table:table-row table:style-name="ro1">
          <table:table-cell table:style-name="ce1" office:value-type="float" office:value="0.26" calcext:value-type="float">
            <text:p>2.60000E-01</text:p>
          </table:table-cell>
          <table:table-cell table:formula="of:=[.A9]*100" office:value-type="float" office:value="26" calcext:value-type="float">
            <text:p>2.60000E+01</text:p>
          </table:table-cell>
          <table:table-cell office:value-type="float" office:value="0.01287757" calcext:value-type="float">
            <text:p>1.28776E-02</text:p>
          </table:table-cell>
          <table:table-cell table:number-columns-repeated="2"/>
          <table:table-cell office:value-type="float" office:value="26" calcext:value-type="float">
            <text:p>2.60000E+01</text:p>
          </table:table-cell>
          <table:table-cell office:value-type="float" office:value="0.623736" calcext:value-type="float">
            <text:p>6.23736E-01</text:p>
          </table:table-cell>
          <table:table-cell table:formula="of:=[.G9]/[.$G$54]" office:value-type="float" office:value="0.0124747186028315" calcext:value-type="float">
            <text:p>1.24747E-02</text:p>
          </table:table-cell>
          <table:table-cell/>
          <table:table-cell table:formula="of:=100*([.H9]-[.C9])/[.H9]" office:value-type="float" office:value="-3.22934256069749" calcext:value-type="float">
            <text:p>-3.22934256069749</text:p>
          </table:table-cell>
        </table:table-row>
        <table:table-row table:style-name="ro1">
          <table:table-cell table:style-name="ce1" office:value-type="float" office:value="0.3" calcext:value-type="float">
            <text:p>3.00000E-01</text:p>
          </table:table-cell>
          <table:table-cell table:formula="of:=[.A10]*100" office:value-type="float" office:value="30" calcext:value-type="float">
            <text:p>3.00000E+01</text:p>
          </table:table-cell>
          <table:table-cell office:value-type="float" office:value="0.01457621" calcext:value-type="float">
            <text:p>1.45762E-02</text:p>
          </table:table-cell>
          <table:table-cell table:number-columns-repeated="2"/>
          <table:table-cell office:value-type="float" office:value="30" calcext:value-type="float">
            <text:p>3.00000E+01</text:p>
          </table:table-cell>
          <table:table-cell office:value-type="float" office:value="0.71301" calcext:value-type="float">
            <text:p>7.13010E-01</text:p>
          </table:table-cell>
          <table:table-cell table:formula="of:=[.G10]/[.$G$54]" office:value-type="float" office:value="0.0142601984028578" calcext:value-type="float">
            <text:p>1.42602E-02</text:p>
          </table:table-cell>
          <table:table-cell/>
          <table:table-cell table:formula="of:=100*([.H10]-[.C10])/[.H10]" office:value-type="float" office:value="-2.21603927389182" calcext:value-type="float">
            <text:p>-2.21603927389182</text:p>
          </table:table-cell>
        </table:table-row>
        <table:table-row table:style-name="ro1">
          <table:table-cell table:style-name="ce1" office:value-type="float" office:value="0.34" calcext:value-type="float">
            <text:p>3.40000E-01</text:p>
          </table:table-cell>
          <table:table-cell table:formula="of:=[.A11]*100" office:value-type="float" office:value="34" calcext:value-type="float">
            <text:p>3.40000E+01</text:p>
          </table:table-cell>
          <table:table-cell office:value-type="float" office:value="0.01621955" calcext:value-type="float">
            <text:p>1.62196E-02</text:p>
          </table:table-cell>
          <table:table-cell table:number-columns-repeated="2"/>
          <table:table-cell office:value-type="float" office:value="34" calcext:value-type="float">
            <text:p>3.40000E+01</text:p>
          </table:table-cell>
          <table:table-cell office:value-type="float" office:value="0.799469" calcext:value-type="float">
            <text:p>7.99469E-01</text:p>
          </table:table-cell>
          <table:table-cell table:formula="of:=[.G11]/[.$G$54]" office:value-type="float" office:value="0.0159893782091896" calcext:value-type="float">
            <text:p>1.59894E-02</text:p>
          </table:table-cell>
          <table:table-cell/>
          <table:table-cell table:formula="of:=100*([.H11]-[.C11])/[.H11]" office:value-type="float" office:value="-1.43952934128528" calcext:value-type="float">
            <text:p>-1.43952934128528</text:p>
          </table:table-cell>
        </table:table-row>
        <table:table-row table:style-name="ro1">
          <table:table-cell table:style-name="ce1" office:value-type="float" office:value="0.38" calcext:value-type="float">
            <text:p>3.80000E-01</text:p>
          </table:table-cell>
          <table:table-cell table:formula="of:=[.A12]*100" office:value-type="float" office:value="38" calcext:value-type="float">
            <text:p>3.80000E+01</text:p>
          </table:table-cell>
          <table:table-cell office:value-type="float" office:value="0.01780135" calcext:value-type="float">
            <text:p>1.78014E-02</text:p>
          </table:table-cell>
          <table:table-cell table:number-columns-repeated="2"/>
          <table:table-cell office:value-type="float" office:value="38" calcext:value-type="float">
            <text:p>3.80000E+01</text:p>
          </table:table-cell>
          <table:table-cell office:value-type="float" office:value="0.882774" calcext:value-type="float">
            <text:p>8.82774E-01</text:p>
          </table:table-cell>
          <table:table-cell table:formula="of:=[.G12]/[.$G$54]" office:value-type="float" office:value="0.0176554780225865" calcext:value-type="float">
            <text:p>1.76555E-02</text:p>
          </table:table-cell>
          <table:table-cell/>
          <table:table-cell table:formula="of:=100*([.H12]-[.C12])/[.H12]" office:value-type="float" office:value="-0.826213695414697" calcext:value-type="float">
            <text:p>-0.826213695414697</text:p>
          </table:table-cell>
        </table:table-row>
        <table:table-row table:style-name="ro1">
          <table:table-cell table:style-name="ce1" office:value-type="float" office:value="0.42" calcext:value-type="float">
            <text:p>4.20000E-01</text:p>
          </table:table-cell>
          <table:table-cell table:formula="of:=[.A13]*100" office:value-type="float" office:value="42" calcext:value-type="float">
            <text:p>4.20000E+01</text:p>
          </table:table-cell>
          <table:table-cell office:value-type="float" office:value="0.01931561" calcext:value-type="float">
            <text:p>1.93156E-02</text:p>
          </table:table-cell>
          <table:table-cell table:number-columns-repeated="2"/>
          <table:table-cell office:value-type="float" office:value="42" calcext:value-type="float">
            <text:p>4.20000E+01</text:p>
          </table:table-cell>
          <table:table-cell office:value-type="float" office:value="0.962594" calcext:value-type="float">
            <text:p>9.62594E-01</text:p>
          </table:table-cell>
          <table:table-cell table:formula="of:=[.G13]/[.$G$54]" office:value-type="float" office:value="0.0192518778437897" calcext:value-type="float">
            <text:p>1.92519E-02</text:p>
          </table:table-cell>
          <table:table-cell/>
          <table:table-cell table:formula="of:=100*([.H13]-[.C13])/[.H13]" office:value-type="float" office:value="-0.331043842722481" calcext:value-type="float">
            <text:p>-0.331043842722481</text:p>
          </table:table-cell>
        </table:table-row>
        <table:table-row table:style-name="ro1">
          <table:table-cell table:style-name="ce1" office:value-type="float" office:value="0.46" calcext:value-type="float">
            <text:p>4.60000E-01</text:p>
          </table:table-cell>
          <table:table-cell table:formula="of:=[.A14]*100" office:value-type="float" office:value="46" calcext:value-type="float">
            <text:p>4.60000E+01</text:p>
          </table:table-cell>
          <table:table-cell office:value-type="float" office:value="0.02075659" calcext:value-type="float">
            <text:p>2.07566E-02</text:p>
          </table:table-cell>
          <table:table-cell table:number-columns-repeated="2"/>
          <table:table-cell office:value-type="float" office:value="46" calcext:value-type="float">
            <text:p>4.60000E+01</text:p>
          </table:table-cell>
          <table:table-cell office:value-type="float" office:value="1.03862" calcext:value-type="float">
            <text:p>1.03862E+00</text:p>
          </table:table-cell>
          <table:table-cell table:formula="of:=[.G14]/[.$G$54]" office:value-type="float" office:value="0.0207723976734915" calcext:value-type="float">
            <text:p>2.07724E-02</text:p>
          </table:table-cell>
          <table:table-cell/>
          <table:table-cell table:formula="of:=100*([.H14]-[.C14])/[.H14]" office:value-type="float" office:value="0.0760994168315629" calcext:value-type="float">
            <text:p>0.076099416831563</text:p>
          </table:table-cell>
        </table:table-row>
        <table:table-row table:style-name="ro1">
          <table:table-cell table:style-name="ce1" office:value-type="float" office:value="0.5" calcext:value-type="float">
            <text:p>5.00000E-01</text:p>
          </table:table-cell>
          <table:table-cell table:formula="of:=[.A15]*100" office:value-type="float" office:value="50" calcext:value-type="float">
            <text:p>5.00000E+01</text:p>
          </table:table-cell>
          <table:table-cell office:value-type="float" office:value="0.02211881" calcext:value-type="float">
            <text:p>2.21188E-02</text:p>
          </table:table-cell>
          <table:table-cell table:number-columns-repeated="2"/>
          <table:table-cell office:value-type="float" office:value="50" calcext:value-type="float">
            <text:p>5.00000E+01</text:p>
          </table:table-cell>
          <table:table-cell office:value-type="float" office:value="1.11054" calcext:value-type="float">
            <text:p>1.11054E+00</text:p>
          </table:table-cell>
          <table:table-cell table:formula="of:=[.G15]/[.$G$54]" office:value-type="float" office:value="0.0222107975123907" calcext:value-type="float">
            <text:p>2.22108E-02</text:p>
          </table:table-cell>
          <table:table-cell/>
          <table:table-cell table:formula="of:=100*([.H15]-[.C15])/[.H15]" office:value-type="float" office:value="0.414156728678308" calcext:value-type="float">
            <text:p>0.414156728678308</text:p>
          </table:table-cell>
        </table:table-row>
        <table:table-row table:style-name="ro1">
          <table:table-cell table:style-name="ce1" office:value-type="float" office:value="0.54" calcext:value-type="float">
            <text:p>5.40000E-01</text:p>
          </table:table-cell>
          <table:table-cell table:formula="of:=[.A16]*100" office:value-type="float" office:value="54" calcext:value-type="float">
            <text:p>5.40000E+01</text:p>
          </table:table-cell>
          <table:table-cell office:value-type="float" office:value="0.02339713" calcext:value-type="float">
            <text:p>2.33971E-02</text:p>
          </table:table-cell>
          <table:table-cell table:number-columns-repeated="2"/>
          <table:table-cell office:value-type="float" office:value="54" calcext:value-type="float">
            <text:p>5.40000E+01</text:p>
          </table:table-cell>
          <table:table-cell office:value-type="float" office:value="1.17808" calcext:value-type="float">
            <text:p>1.17808E+00</text:p>
          </table:table-cell>
          <table:table-cell table:formula="of:=[.G16]/[.$G$54]" office:value-type="float" office:value="0.0235615973611011" calcext:value-type="float">
            <text:p>2.35616E-02</text:p>
          </table:table-cell>
          <table:table-cell/>
          <table:table-cell table:formula="of:=100*([.H16]-[.C16])/[.H16]" office:value-type="float" office:value="0.698031455934384" calcext:value-type="float">
            <text:p>0.698031455934384</text:p>
          </table:table-cell>
        </table:table-row>
        <table:table-row table:style-name="ro1">
          <table:table-cell table:style-name="ce1" office:value-type="float" office:value="0.58" calcext:value-type="float">
            <text:p>5.80000E-01</text:p>
          </table:table-cell>
          <table:table-cell table:formula="of:=[.A17]*100" office:value-type="float" office:value="58" calcext:value-type="float">
            <text:p>5.80000E+01</text:p>
          </table:table-cell>
          <table:table-cell office:value-type="float" office:value="0.02458669" calcext:value-type="float">
            <text:p>2.45867E-02</text:p>
          </table:table-cell>
          <table:table-cell table:number-columns-repeated="2"/>
          <table:table-cell office:value-type="float" office:value="58" calcext:value-type="float">
            <text:p>5.80000E+01</text:p>
          </table:table-cell>
          <table:table-cell office:value-type="float" office:value="1.24097" calcext:value-type="float">
            <text:p>1.24097E+00</text:p>
          </table:table-cell>
          <table:table-cell table:formula="of:=[.G17]/[.$G$54]" office:value-type="float" office:value="0.0248193972202275" calcext:value-type="float">
            <text:p>2.48194E-02</text:p>
          </table:table-cell>
          <table:table-cell/>
          <table:table-cell table:formula="of:=100*([.H17]-[.C17])/[.H17]" office:value-type="float" office:value="0.937602223626345" calcext:value-type="float">
            <text:p>0.937602223626345</text:p>
          </table:table-cell>
        </table:table-row>
        <table:table-row table:style-name="ro1">
          <table:table-cell table:style-name="ce1" office:value-type="float" office:value="0.62" calcext:value-type="float">
            <text:p>6.20000E-01</text:p>
          </table:table-cell>
          <table:table-cell table:formula="of:=[.A18]*100" office:value-type="float" office:value="62" calcext:value-type="float">
            <text:p>6.20000E+01</text:p>
          </table:table-cell>
          <table:table-cell office:value-type="float" office:value="0.02568298" calcext:value-type="float">
            <text:p>2.56830E-02</text:p>
          </table:table-cell>
          <table:table-cell table:number-columns-repeated="2"/>
          <table:table-cell office:value-type="float" office:value="62" calcext:value-type="float">
            <text:p>6.20000E+01</text:p>
          </table:table-cell>
          <table:table-cell office:value-type="float" office:value="1.29896" calcext:value-type="float">
            <text:p>1.29896E+00</text:p>
          </table:table-cell>
          <table:table-cell table:formula="of:=[.G18]/[.$G$54]" office:value-type="float" office:value="0.0259791970903299" calcext:value-type="float">
            <text:p>2.59792E-02</text:p>
          </table:table-cell>
          <table:table-cell/>
          <table:table-cell table:formula="of:=100*([.H18]-[.C18])/[.H18]" office:value-type="float" office:value="1.14020879590688" calcext:value-type="float">
            <text:p>1.14020879590688</text:p>
          </table:table-cell>
        </table:table-row>
        <table:table-row table:style-name="ro1">
          <table:table-cell table:style-name="ce1" office:value-type="float" office:value="0.66" calcext:value-type="float">
            <text:p>6.60000E-01</text:p>
          </table:table-cell>
          <table:table-cell table:formula="of:=[.A19]*100" office:value-type="float" office:value="66" calcext:value-type="float">
            <text:p>6.60000E+01</text:p>
          </table:table-cell>
          <table:table-cell office:value-type="float" office:value="0.02668184" calcext:value-type="float">
            <text:p>2.66818E-02</text:p>
          </table:table-cell>
          <table:table-cell table:number-columns-repeated="2"/>
          <table:table-cell office:value-type="float" office:value="66" calcext:value-type="float">
            <text:p>6.60000E+01</text:p>
          </table:table-cell>
          <table:table-cell office:value-type="float" office:value="1.35183" calcext:value-type="float">
            <text:p>1.35183E+00</text:p>
          </table:table-cell>
          <table:table-cell table:formula="of:=[.G19]/[.$G$54]" office:value-type="float" office:value="0.0270365969719011" calcext:value-type="float">
            <text:p>2.70366E-02</text:p>
          </table:table-cell>
          <table:table-cell/>
          <table:table-cell table:formula="of:=100*([.H19]-[.C19])/[.H19]" office:value-type="float" office:value="1.31213618440898" calcext:value-type="float">
            <text:p>1.31213618440898</text:p>
          </table:table-cell>
        </table:table-row>
        <table:table-row table:style-name="ro1">
          <table:table-cell table:style-name="ce1" office:value-type="float" office:value="0.7" calcext:value-type="float">
            <text:p>7.00000E-01</text:p>
          </table:table-cell>
          <table:table-cell table:formula="of:=[.A20]*100" office:value-type="float" office:value="70" calcext:value-type="float">
            <text:p>7.00000E+01</text:p>
          </table:table-cell>
          <table:table-cell office:value-type="float" office:value="0.02757948" calcext:value-type="float">
            <text:p>2.75795E-02</text:p>
          </table:table-cell>
          <table:table-cell table:number-columns-repeated="2"/>
          <table:table-cell office:value-type="float" office:value="70" calcext:value-type="float">
            <text:p>7.00000E+01</text:p>
          </table:table-cell>
          <table:table-cell office:value-type="float" office:value="1.39936" calcext:value-type="float">
            <text:p>1.39936E+00</text:p>
          </table:table-cell>
          <table:table-cell table:formula="of:=[.G20]/[.$G$54]" office:value-type="float" office:value="0.027987196865434" calcext:value-type="float">
            <text:p>2.79872E-02</text:p>
          </table:table-cell>
          <table:table-cell/>
          <table:table-cell table:formula="of:=100*([.H20]-[.C20])/[.H20]" office:value-type="float" office:value="1.45679779005489" calcext:value-type="float">
            <text:p>1.45679779005489</text:p>
          </table:table-cell>
        </table:table-row>
        <table:table-row table:style-name="ro1">
          <table:table-cell table:style-name="ce1" office:value-type="float" office:value="0.74" calcext:value-type="float">
            <text:p>7.40000E-01</text:p>
          </table:table-cell>
          <table:table-cell table:formula="of:=[.A21]*100" office:value-type="float" office:value="74" calcext:value-type="float">
            <text:p>7.40000E+01</text:p>
          </table:table-cell>
          <table:table-cell office:value-type="float" office:value="0.02837251" calcext:value-type="float">
            <text:p>2.83725E-02</text:p>
          </table:table-cell>
          <table:table-cell table:number-columns-repeated="2"/>
          <table:table-cell office:value-type="float" office:value="74" calcext:value-type="float">
            <text:p>7.40000E+01</text:p>
          </table:table-cell>
          <table:table-cell office:value-type="float" office:value="1.44137" calcext:value-type="float">
            <text:p>1.44137E+00</text:p>
          </table:table-cell>
          <table:table-cell table:formula="of:=[.G21]/[.$G$54]" office:value-type="float" office:value="0.0288273967713316" calcext:value-type="float">
            <text:p>2.88274E-02</text:p>
          </table:table-cell>
          <table:table-cell/>
          <table:table-cell table:formula="of:=100*([.H21]-[.C21])/[.H21]" office:value-type="float" office:value="1.577966872763" calcext:value-type="float">
            <text:p>1.577966872763</text:p>
          </table:table-cell>
        </table:table-row>
        <table:table-row table:style-name="ro1">
          <table:table-cell table:style-name="ce1" office:value-type="float" office:value="0.78" calcext:value-type="float">
            <text:p>7.80000E-01</text:p>
          </table:table-cell>
          <table:table-cell table:formula="of:=[.A22]*100" office:value-type="float" office:value="78" calcext:value-type="float">
            <text:p>7.80000E+01</text:p>
          </table:table-cell>
          <table:table-cell office:value-type="float" office:value="0.02905792" calcext:value-type="float">
            <text:p>2.90579E-02</text:p>
          </table:table-cell>
          <table:table-cell table:number-columns-repeated="2"/>
          <table:table-cell office:value-type="float" office:value="78" calcext:value-type="float">
            <text:p>7.80000E+01</text:p>
          </table:table-cell>
          <table:table-cell office:value-type="float" office:value="1.47769" calcext:value-type="float">
            <text:p>1.47769E+00</text:p>
          </table:table-cell>
          <table:table-cell table:formula="of:=[.G22]/[.$G$54]" office:value-type="float" office:value="0.0295537966899748" calcext:value-type="float">
            <text:p>2.95538E-02</text:p>
          </table:table-cell>
          <table:table-cell/>
          <table:table-cell table:formula="of:=100*([.H22]-[.C22])/[.H22]" office:value-type="float" office:value="1.67787812569943" calcext:value-type="float">
            <text:p>1.67787812569943</text:p>
          </table:table-cell>
        </table:table-row>
        <table:table-row table:style-name="ro1">
          <table:table-cell table:style-name="ce1" office:value-type="float" office:value="0.82" calcext:value-type="float">
            <text:p>8.20000E-01</text:p>
          </table:table-cell>
          <table:table-cell table:formula="of:=[.A23]*100" office:value-type="float" office:value="82" calcext:value-type="float">
            <text:p>8.20000E+01</text:p>
          </table:table-cell>
          <table:table-cell office:value-type="float" office:value="0.02963311" calcext:value-type="float">
            <text:p>2.96331E-02</text:p>
          </table:table-cell>
          <table:table-cell table:number-columns-repeated="2"/>
          <table:table-cell office:value-type="float" office:value="82" calcext:value-type="float">
            <text:p>8.20000E+01</text:p>
          </table:table-cell>
          <table:table-cell office:value-type="float" office:value="1.50818" calcext:value-type="float">
            <text:p>1.50818E+00</text:p>
          </table:table-cell>
          <table:table-cell table:formula="of:=[.G23]/[.$G$54]" office:value-type="float" office:value="0.0301635966216772" calcext:value-type="float">
            <text:p>3.01636E-02</text:p>
          </table:table-cell>
          <table:table-cell/>
          <table:table-cell table:formula="of:=100*([.H23]-[.C23])/[.H23]" office:value-type="float" office:value="1.7586981696206" calcext:value-type="float">
            <text:p>1.7586981696206</text:p>
          </table:table-cell>
        </table:table-row>
        <table:table-row table:style-name="ro1">
          <table:table-cell table:style-name="ce1" office:value-type="float" office:value="0.86" calcext:value-type="float">
            <text:p>8.60000E-01</text:p>
          </table:table-cell>
          <table:table-cell table:formula="of:=[.A24]*100" office:value-type="float" office:value="86" calcext:value-type="float">
            <text:p>8.60000E+01</text:p>
          </table:table-cell>
          <table:table-cell office:value-type="float" office:value="0.0300959" calcext:value-type="float">
            <text:p>3.00959E-02</text:p>
          </table:table-cell>
          <table:table-cell table:number-columns-repeated="2"/>
          <table:table-cell office:value-type="float" office:value="86" calcext:value-type="float">
            <text:p>8.60000E+01</text:p>
          </table:table-cell>
          <table:table-cell office:value-type="float" office:value="1.53271" calcext:value-type="float">
            <text:p>1.53271E+00</text:p>
          </table:table-cell>
          <table:table-cell table:formula="of:=[.G24]/[.$G$54]" office:value-type="float" office:value="0.03065419656673" calcext:value-type="float">
            <text:p>3.06542E-02</text:p>
          </table:table-cell>
          <table:table-cell/>
          <table:table-cell table:formula="of:=100*([.H24]-[.C24])/[.H24]" office:value-type="float" office:value="1.82127287373085" calcext:value-type="float">
            <text:p>1.82127287373085</text:p>
          </table:table-cell>
        </table:table-row>
        <table:table-row table:style-name="ro1">
          <table:table-cell table:style-name="ce1" office:value-type="float" office:value="0.9" calcext:value-type="float">
            <text:p>9.00000E-01</text:p>
          </table:table-cell>
          <table:table-cell table:formula="of:=[.A25]*100" office:value-type="float" office:value="90" calcext:value-type="float">
            <text:p>9.00000E+01</text:p>
          </table:table-cell>
          <table:table-cell office:value-type="float" office:value="0.03044453" calcext:value-type="float">
            <text:p>3.04445E-02</text:p>
          </table:table-cell>
          <table:table-cell table:number-columns-repeated="2"/>
          <table:table-cell office:value-type="float" office:value="90" calcext:value-type="float">
            <text:p>9.00000E+01</text:p>
          </table:table-cell>
          <table:table-cell office:value-type="float" office:value="1.5512" calcext:value-type="float">
            <text:p>1.55120E+00</text:p>
          </table:table-cell>
          <table:table-cell table:formula="of:=[.G25]/[.$G$54]" office:value-type="float" office:value="0.0310239965253124" calcext:value-type="float">
            <text:p>3.10240E-02</text:p>
          </table:table-cell>
          <table:table-cell/>
          <table:table-cell table:formula="of:=100*([.H25]-[.C25])/[.H25]" office:value-type="float" office:value="1.86780102569831" calcext:value-type="float">
            <text:p>1.86780102569831</text:p>
          </table:table-cell>
        </table:table-row>
        <table:table-row table:style-name="ro1">
          <table:table-cell table:style-name="ce1" office:value-type="float" office:value="0.94" calcext:value-type="float">
            <text:p>9.40000E-01</text:p>
          </table:table-cell>
          <table:table-cell table:formula="of:=[.A26]*100" office:value-type="float" office:value="94" calcext:value-type="float">
            <text:p>9.40000E+01</text:p>
          </table:table-cell>
          <table:table-cell office:value-type="float" office:value="0.03067769" calcext:value-type="float">
            <text:p>3.06777E-02</text:p>
          </table:table-cell>
          <table:table-cell table:number-columns-repeated="2"/>
          <table:table-cell office:value-type="float" office:value="94" calcext:value-type="float">
            <text:p>9.40000E+01</text:p>
          </table:table-cell>
          <table:table-cell office:value-type="float" office:value="1.56357" calcext:value-type="float">
            <text:p>1.56357E+00</text:p>
          </table:table-cell>
          <table:table-cell table:formula="of:=[.G26]/[.$G$54]" office:value-type="float" office:value="0.0312713964976036" calcext:value-type="float">
            <text:p>3.12714E-02</text:p>
          </table:table-cell>
          <table:table-cell/>
          <table:table-cell table:formula="of:=100*([.H26]-[.C26])/[.H26]" office:value-type="float" office:value="1.89856087063169" calcext:value-type="float">
            <text:p>1.89856087063169</text:p>
          </table:table-cell>
        </table:table-row>
        <table:table-row table:style-name="ro1">
          <table:table-cell table:style-name="ce1" office:value-type="float" office:value="0.98" calcext:value-type="float">
            <text:p>9.80000E-01</text:p>
          </table:table-cell>
          <table:table-cell table:formula="of:=[.A27]*100" office:value-type="float" office:value="98" calcext:value-type="float">
            <text:p>9.80000E+01</text:p>
          </table:table-cell>
          <table:table-cell office:value-type="float" office:value="0.03079449" calcext:value-type="float">
            <text:p>3.07945E-02</text:p>
          </table:table-cell>
          <table:table-cell table:number-columns-repeated="2"/>
          <table:table-cell office:value-type="float" office:value="98" calcext:value-type="float">
            <text:p>9.80000E+01</text:p>
          </table:table-cell>
          <table:table-cell office:value-type="float" office:value="1.56976" calcext:value-type="float">
            <text:p>1.56976E+00</text:p>
          </table:table-cell>
          <table:table-cell table:formula="of:=[.G27]/[.$G$54]" office:value-type="float" office:value="0.031395196483738" calcext:value-type="float">
            <text:p>3.13952E-02</text:p>
          </table:table-cell>
          <table:table-cell/>
          <table:table-cell table:formula="of:=100*([.H27]-[.C27])/[.H27]" office:value-type="float" office:value="1.91337067773774" calcext:value-type="float">
            <text:p>1.91337067773774</text:p>
          </table:table-cell>
        </table:table-row>
        <table:table-row table:style-name="ro1">
          <table:table-cell table:style-name="ce1" office:value-type="float" office:value="1.02" calcext:value-type="float">
            <text:p>1.02000E+00</text:p>
          </table:table-cell>
          <table:table-cell table:formula="of:=[.A28]*100" office:value-type="float" office:value="102" calcext:value-type="float">
            <text:p>1.02000E+02</text:p>
          </table:table-cell>
          <table:table-cell office:value-type="float" office:value="0.03079449" calcext:value-type="float">
            <text:p>3.07945E-02</text:p>
          </table:table-cell>
          <table:table-cell table:number-columns-repeated="2"/>
          <table:table-cell office:value-type="float" office:value="102" calcext:value-type="float">
            <text:p>1.02000E+02</text:p>
          </table:table-cell>
          <table:table-cell office:value-type="float" office:value="1.56976" calcext:value-type="float">
            <text:p>1.56976E+00</text:p>
          </table:table-cell>
          <table:table-cell table:formula="of:=[.G28]/[.$G$54]" office:value-type="float" office:value="0.031395196483738" calcext:value-type="float">
            <text:p>3.13952E-02</text:p>
          </table:table-cell>
          <table:table-cell/>
          <table:table-cell table:formula="of:=100*([.H28]-[.C28])/[.H28]" office:value-type="float" office:value="1.91337067773774" calcext:value-type="float">
            <text:p>1.91337067773774</text:p>
          </table:table-cell>
        </table:table-row>
        <table:table-row table:style-name="ro1">
          <table:table-cell table:style-name="ce1" office:value-type="float" office:value="1.06" calcext:value-type="float">
            <text:p>1.06000E+00</text:p>
          </table:table-cell>
          <table:table-cell table:formula="of:=[.A29]*100" office:value-type="float" office:value="106" calcext:value-type="float">
            <text:p>1.06000E+02</text:p>
          </table:table-cell>
          <table:table-cell office:value-type="float" office:value="0.03067769" calcext:value-type="float">
            <text:p>3.06777E-02</text:p>
          </table:table-cell>
          <table:table-cell table:number-columns-repeated="2"/>
          <table:table-cell office:value-type="float" office:value="106" calcext:value-type="float">
            <text:p>1.06000E+02</text:p>
          </table:table-cell>
          <table:table-cell office:value-type="float" office:value="1.56357" calcext:value-type="float">
            <text:p>1.56357E+00</text:p>
          </table:table-cell>
          <table:table-cell table:formula="of:=[.G29]/[.$G$54]" office:value-type="float" office:value="0.0312713964976036" calcext:value-type="float">
            <text:p>3.12714E-02</text:p>
          </table:table-cell>
          <table:table-cell/>
          <table:table-cell table:formula="of:=100*([.H29]-[.C29])/[.H29]" office:value-type="float" office:value="1.89856087063169" calcext:value-type="float">
            <text:p>1.89856087063169</text:p>
          </table:table-cell>
        </table:table-row>
        <table:table-row table:style-name="ro1">
          <table:table-cell table:style-name="ce1" office:value-type="float" office:value="1.1" calcext:value-type="float">
            <text:p>1.10000E+00</text:p>
          </table:table-cell>
          <table:table-cell table:formula="of:=[.A30]*100" office:value-type="float" office:value="110" calcext:value-type="float">
            <text:p>1.10000E+02</text:p>
          </table:table-cell>
          <table:table-cell office:value-type="float" office:value="0.03044453" calcext:value-type="float">
            <text:p>3.04445E-02</text:p>
          </table:table-cell>
          <table:table-cell table:number-columns-repeated="2"/>
          <table:table-cell office:value-type="float" office:value="110" calcext:value-type="float">
            <text:p>1.10000E+02</text:p>
          </table:table-cell>
          <table:table-cell office:value-type="float" office:value="1.5512" calcext:value-type="float">
            <text:p>1.55120E+00</text:p>
          </table:table-cell>
          <table:table-cell table:formula="of:=[.G30]/[.$G$54]" office:value-type="float" office:value="0.0310239965253124" calcext:value-type="float">
            <text:p>3.10240E-02</text:p>
          </table:table-cell>
          <table:table-cell/>
          <table:table-cell table:formula="of:=100*([.H30]-[.C30])/[.H30]" office:value-type="float" office:value="1.86780102569831" calcext:value-type="float">
            <text:p>1.86780102569831</text:p>
          </table:table-cell>
        </table:table-row>
        <table:table-row table:style-name="ro1">
          <table:table-cell table:style-name="ce1" office:value-type="float" office:value="1.14" calcext:value-type="float">
            <text:p>1.14000E+00</text:p>
          </table:table-cell>
          <table:table-cell table:formula="of:=[.A31]*100" office:value-type="float" office:value="114" calcext:value-type="float">
            <text:p>1.14000E+02</text:p>
          </table:table-cell>
          <table:table-cell office:value-type="float" office:value="0.0300959" calcext:value-type="float">
            <text:p>3.00959E-02</text:p>
          </table:table-cell>
          <table:table-cell table:number-columns-repeated="2"/>
          <table:table-cell office:value-type="float" office:value="114" calcext:value-type="float">
            <text:p>1.14000E+02</text:p>
          </table:table-cell>
          <table:table-cell office:value-type="float" office:value="1.53271" calcext:value-type="float">
            <text:p>1.53271E+00</text:p>
          </table:table-cell>
          <table:table-cell table:formula="of:=[.G31]/[.$G$54]" office:value-type="float" office:value="0.03065419656673" calcext:value-type="float">
            <text:p>3.06542E-02</text:p>
          </table:table-cell>
          <table:table-cell/>
          <table:table-cell table:formula="of:=100*([.H31]-[.C31])/[.H31]" office:value-type="float" office:value="1.82127287373085" calcext:value-type="float">
            <text:p>1.82127287373085</text:p>
          </table:table-cell>
        </table:table-row>
        <table:table-row table:style-name="ro1">
          <table:table-cell table:style-name="ce1" office:value-type="float" office:value="1.18" calcext:value-type="float">
            <text:p>1.18000E+00</text:p>
          </table:table-cell>
          <table:table-cell table:formula="of:=[.A32]*100" office:value-type="float" office:value="118" calcext:value-type="float">
            <text:p>1.18000E+02</text:p>
          </table:table-cell>
          <table:table-cell office:value-type="float" office:value="0.02963311" calcext:value-type="float">
            <text:p>2.96331E-02</text:p>
          </table:table-cell>
          <table:table-cell table:number-columns-repeated="2"/>
          <table:table-cell office:value-type="float" office:value="118" calcext:value-type="float">
            <text:p>1.18000E+02</text:p>
          </table:table-cell>
          <table:table-cell office:value-type="float" office:value="1.50818" calcext:value-type="float">
            <text:p>1.50818E+00</text:p>
          </table:table-cell>
          <table:table-cell table:formula="of:=[.G32]/[.$G$54]" office:value-type="float" office:value="0.0301635966216772" calcext:value-type="float">
            <text:p>3.01636E-02</text:p>
          </table:table-cell>
          <table:table-cell/>
          <table:table-cell table:formula="of:=100*([.H32]-[.C32])/[.H32]" office:value-type="float" office:value="1.7586981696206" calcext:value-type="float">
            <text:p>1.7586981696206</text:p>
          </table:table-cell>
        </table:table-row>
        <table:table-row table:style-name="ro1">
          <table:table-cell table:style-name="ce1" office:value-type="float" office:value="1.22" calcext:value-type="float">
            <text:p>1.22000E+00</text:p>
          </table:table-cell>
          <table:table-cell table:formula="of:=[.A33]*100" office:value-type="float" office:value="122" calcext:value-type="float">
            <text:p>1.22000E+02</text:p>
          </table:table-cell>
          <table:table-cell office:value-type="float" office:value="0.02905792" calcext:value-type="float">
            <text:p>2.90579E-02</text:p>
          </table:table-cell>
          <table:table-cell table:number-columns-repeated="2"/>
          <table:table-cell office:value-type="float" office:value="122" calcext:value-type="float">
            <text:p>1.22000E+02</text:p>
          </table:table-cell>
          <table:table-cell office:value-type="float" office:value="1.47769" calcext:value-type="float">
            <text:p>1.47769E+00</text:p>
          </table:table-cell>
          <table:table-cell table:formula="of:=[.G33]/[.$G$54]" office:value-type="float" office:value="0.0295537966899748" calcext:value-type="float">
            <text:p>2.95538E-02</text:p>
          </table:table-cell>
          <table:table-cell/>
          <table:table-cell table:formula="of:=100*([.H33]-[.C33])/[.H33]" office:value-type="float" office:value="1.67787812569943" calcext:value-type="float">
            <text:p>1.67787812569943</text:p>
          </table:table-cell>
        </table:table-row>
        <table:table-row table:style-name="ro1">
          <table:table-cell table:style-name="ce1" office:value-type="float" office:value="1.26" calcext:value-type="float">
            <text:p>1.26000E+00</text:p>
          </table:table-cell>
          <table:table-cell table:formula="of:=[.A34]*100" office:value-type="float" office:value="126" calcext:value-type="float">
            <text:p>1.26000E+02</text:p>
          </table:table-cell>
          <table:table-cell office:value-type="float" office:value="0.02837251" calcext:value-type="float">
            <text:p>2.83725E-02</text:p>
          </table:table-cell>
          <table:table-cell table:number-columns-repeated="2"/>
          <table:table-cell office:value-type="float" office:value="126" calcext:value-type="float">
            <text:p>1.26000E+02</text:p>
          </table:table-cell>
          <table:table-cell office:value-type="float" office:value="1.44137" calcext:value-type="float">
            <text:p>1.44137E+00</text:p>
          </table:table-cell>
          <table:table-cell table:formula="of:=[.G34]/[.$G$54]" office:value-type="float" office:value="0.0288273967713316" calcext:value-type="float">
            <text:p>2.88274E-02</text:p>
          </table:table-cell>
          <table:table-cell/>
          <table:table-cell table:formula="of:=100*([.H34]-[.C34])/[.H34]" office:value-type="float" office:value="1.577966872763" calcext:value-type="float">
            <text:p>1.577966872763</text:p>
          </table:table-cell>
        </table:table-row>
        <table:table-row table:style-name="ro1">
          <table:table-cell table:style-name="ce1" office:value-type="float" office:value="1.3" calcext:value-type="float">
            <text:p>1.30000E+00</text:p>
          </table:table-cell>
          <table:table-cell table:formula="of:=[.A35]*100" office:value-type="float" office:value="130" calcext:value-type="float">
            <text:p>1.30000E+02</text:p>
          </table:table-cell>
          <table:table-cell office:value-type="float" office:value="0.02757948" calcext:value-type="float">
            <text:p>2.75795E-02</text:p>
          </table:table-cell>
          <table:table-cell table:number-columns-repeated="2"/>
          <table:table-cell office:value-type="float" office:value="130" calcext:value-type="float">
            <text:p>1.30000E+02</text:p>
          </table:table-cell>
          <table:table-cell office:value-type="float" office:value="1.39936" calcext:value-type="float">
            <text:p>1.39936E+00</text:p>
          </table:table-cell>
          <table:table-cell table:formula="of:=[.G35]/[.$G$54]" office:value-type="float" office:value="0.027987196865434" calcext:value-type="float">
            <text:p>2.79872E-02</text:p>
          </table:table-cell>
          <table:table-cell/>
          <table:table-cell table:formula="of:=100*([.H35]-[.C35])/[.H35]" office:value-type="float" office:value="1.45679779005489" calcext:value-type="float">
            <text:p>1.45679779005489</text:p>
          </table:table-cell>
        </table:table-row>
        <table:table-row table:style-name="ro1">
          <table:table-cell table:style-name="ce1" office:value-type="float" office:value="1.34" calcext:value-type="float">
            <text:p>1.34000E+00</text:p>
          </table:table-cell>
          <table:table-cell table:formula="of:=[.A36]*100" office:value-type="float" office:value="134" calcext:value-type="float">
            <text:p>1.34000E+02</text:p>
          </table:table-cell>
          <table:table-cell office:value-type="float" office:value="0.02668184" calcext:value-type="float">
            <text:p>2.66818E-02</text:p>
          </table:table-cell>
          <table:table-cell table:number-columns-repeated="2"/>
          <table:table-cell office:value-type="float" office:value="134" calcext:value-type="float">
            <text:p>1.34000E+02</text:p>
          </table:table-cell>
          <table:table-cell office:value-type="float" office:value="1.35183" calcext:value-type="float">
            <text:p>1.35183E+00</text:p>
          </table:table-cell>
          <table:table-cell table:formula="of:=[.G36]/[.$G$54]" office:value-type="float" office:value="0.0270365969719011" calcext:value-type="float">
            <text:p>2.70366E-02</text:p>
          </table:table-cell>
          <table:table-cell/>
          <table:table-cell table:formula="of:=100*([.H36]-[.C36])/[.H36]" office:value-type="float" office:value="1.31213618440898" calcext:value-type="float">
            <text:p>1.31213618440898</text:p>
          </table:table-cell>
        </table:table-row>
        <table:table-row table:style-name="ro1">
          <table:table-cell table:style-name="ce1" office:value-type="float" office:value="1.38" calcext:value-type="float">
            <text:p>1.38000E+00</text:p>
          </table:table-cell>
          <table:table-cell table:formula="of:=[.A37]*100" office:value-type="float" office:value="138" calcext:value-type="float">
            <text:p>1.38000E+02</text:p>
          </table:table-cell>
          <table:table-cell office:value-type="float" office:value="0.02568298" calcext:value-type="float">
            <text:p>2.56830E-02</text:p>
          </table:table-cell>
          <table:table-cell table:number-columns-repeated="2"/>
          <table:table-cell office:value-type="float" office:value="138" calcext:value-type="float">
            <text:p>1.38000E+02</text:p>
          </table:table-cell>
          <table:table-cell office:value-type="float" office:value="1.29896" calcext:value-type="float">
            <text:p>1.29896E+00</text:p>
          </table:table-cell>
          <table:table-cell table:formula="of:=[.G37]/[.$G$54]" office:value-type="float" office:value="0.0259791970903299" calcext:value-type="float">
            <text:p>2.59792E-02</text:p>
          </table:table-cell>
          <table:table-cell/>
          <table:table-cell table:formula="of:=100*([.H37]-[.C37])/[.H37]" office:value-type="float" office:value="1.14020879590688" calcext:value-type="float">
            <text:p>1.14020879590688</text:p>
          </table:table-cell>
        </table:table-row>
        <table:table-row table:style-name="ro1">
          <table:table-cell table:style-name="ce1" office:value-type="float" office:value="1.42" calcext:value-type="float">
            <text:p>1.42000E+00</text:p>
          </table:table-cell>
          <table:table-cell table:formula="of:=[.A38]*100" office:value-type="float" office:value="142" calcext:value-type="float">
            <text:p>1.42000E+02</text:p>
          </table:table-cell>
          <table:table-cell office:value-type="float" office:value="0.02458669" calcext:value-type="float">
            <text:p>2.45867E-02</text:p>
          </table:table-cell>
          <table:table-cell table:number-columns-repeated="2"/>
          <table:table-cell office:value-type="float" office:value="142" calcext:value-type="float">
            <text:p>1.42000E+02</text:p>
          </table:table-cell>
          <table:table-cell office:value-type="float" office:value="1.24097" calcext:value-type="float">
            <text:p>1.24097E+00</text:p>
          </table:table-cell>
          <table:table-cell table:formula="of:=[.G38]/[.$G$54]" office:value-type="float" office:value="0.0248193972202275" calcext:value-type="float">
            <text:p>2.48194E-02</text:p>
          </table:table-cell>
          <table:table-cell/>
          <table:table-cell table:formula="of:=100*([.H38]-[.C38])/[.H38]" office:value-type="float" office:value="0.937602223626345" calcext:value-type="float">
            <text:p>0.937602223626345</text:p>
          </table:table-cell>
        </table:table-row>
        <table:table-row table:style-name="ro1">
          <table:table-cell table:style-name="ce1" office:value-type="float" office:value="1.46" calcext:value-type="float">
            <text:p>1.46000E+00</text:p>
          </table:table-cell>
          <table:table-cell table:formula="of:=[.A39]*100" office:value-type="float" office:value="146" calcext:value-type="float">
            <text:p>1.46000E+02</text:p>
          </table:table-cell>
          <table:table-cell office:value-type="float" office:value="0.02339713" calcext:value-type="float">
            <text:p>2.33971E-02</text:p>
          </table:table-cell>
          <table:table-cell table:number-columns-repeated="2"/>
          <table:table-cell office:value-type="float" office:value="146" calcext:value-type="float">
            <text:p>1.46000E+02</text:p>
          </table:table-cell>
          <table:table-cell office:value-type="float" office:value="1.17808" calcext:value-type="float">
            <text:p>1.17808E+00</text:p>
          </table:table-cell>
          <table:table-cell table:formula="of:=[.G39]/[.$G$54]" office:value-type="float" office:value="0.0235615973611011" calcext:value-type="float">
            <text:p>2.35616E-02</text:p>
          </table:table-cell>
          <table:table-cell/>
          <table:table-cell table:formula="of:=100*([.H39]-[.C39])/[.H39]" office:value-type="float" office:value="0.698031455934384" calcext:value-type="float">
            <text:p>0.698031455934384</text:p>
          </table:table-cell>
        </table:table-row>
        <table:table-row table:style-name="ro1">
          <table:table-cell table:style-name="ce1" office:value-type="float" office:value="1.5" calcext:value-type="float">
            <text:p>1.50000E+00</text:p>
          </table:table-cell>
          <table:table-cell table:formula="of:=[.A40]*100" office:value-type="float" office:value="150" calcext:value-type="float">
            <text:p>1.50000E+02</text:p>
          </table:table-cell>
          <table:table-cell office:value-type="float" office:value="0.02211881" calcext:value-type="float">
            <text:p>2.21188E-02</text:p>
          </table:table-cell>
          <table:table-cell table:number-columns-repeated="2"/>
          <table:table-cell office:value-type="float" office:value="150" calcext:value-type="float">
            <text:p>1.50000E+02</text:p>
          </table:table-cell>
          <table:table-cell office:value-type="float" office:value="1.11054" calcext:value-type="float">
            <text:p>1.11054E+00</text:p>
          </table:table-cell>
          <table:table-cell table:formula="of:=[.G40]/[.$G$54]" office:value-type="float" office:value="0.0222107975123907" calcext:value-type="float">
            <text:p>2.22108E-02</text:p>
          </table:table-cell>
          <table:table-cell/>
          <table:table-cell table:formula="of:=100*([.H40]-[.C40])/[.H40]" office:value-type="float" office:value="0.414156728678308" calcext:value-type="float">
            <text:p>0.414156728678308</text:p>
          </table:table-cell>
        </table:table-row>
        <table:table-row table:style-name="ro1">
          <table:table-cell table:style-name="ce1" office:value-type="float" office:value="1.54" calcext:value-type="float">
            <text:p>1.54000E+00</text:p>
          </table:table-cell>
          <table:table-cell table:formula="of:=[.A41]*100" office:value-type="float" office:value="154" calcext:value-type="float">
            <text:p>1.54000E+02</text:p>
          </table:table-cell>
          <table:table-cell office:value-type="float" office:value="0.02075659" calcext:value-type="float">
            <text:p>2.07566E-02</text:p>
          </table:table-cell>
          <table:table-cell table:number-columns-repeated="2"/>
          <table:table-cell office:value-type="float" office:value="154" calcext:value-type="float">
            <text:p>1.54000E+02</text:p>
          </table:table-cell>
          <table:table-cell office:value-type="float" office:value="1.03861" calcext:value-type="float">
            <text:p>1.03861E+00</text:p>
          </table:table-cell>
          <table:table-cell table:formula="of:=[.G41]/[.$G$54]" office:value-type="float" office:value="0.0207721976735139" calcext:value-type="float">
            <text:p>2.07722E-02</text:p>
          </table:table-cell>
          <table:table-cell/>
          <table:table-cell table:formula="of:=100*([.H41]-[.C41])/[.H41]" office:value-type="float" office:value="0.075137324221409" calcext:value-type="float">
            <text:p>0.075137324221409</text:p>
          </table:table-cell>
        </table:table-row>
        <table:table-row table:style-name="ro1">
          <table:table-cell table:style-name="ce1" office:value-type="float" office:value="1.58" calcext:value-type="float">
            <text:p>1.58000E+00</text:p>
          </table:table-cell>
          <table:table-cell table:formula="of:=[.A42]*100" office:value-type="float" office:value="158" calcext:value-type="float">
            <text:p>1.58000E+02</text:p>
          </table:table-cell>
          <table:table-cell office:value-type="float" office:value="0.01931561" calcext:value-type="float">
            <text:p>1.93156E-02</text:p>
          </table:table-cell>
          <table:table-cell table:number-columns-repeated="2"/>
          <table:table-cell office:value-type="float" office:value="158" calcext:value-type="float">
            <text:p>1.58000E+02</text:p>
          </table:table-cell>
          <table:table-cell office:value-type="float" office:value="0.962593" calcext:value-type="float">
            <text:p>9.62593E-01</text:p>
          </table:table-cell>
          <table:table-cell table:formula="of:=[.G42]/[.$G$54]" office:value-type="float" office:value="0.0192518578437919" calcext:value-type="float">
            <text:p>1.92519E-02</text:p>
          </table:table-cell>
          <table:table-cell/>
          <table:table-cell table:formula="of:=100*([.H42]-[.C42])/[.H42]" office:value-type="float" office:value="-0.331148072696991" calcext:value-type="float">
            <text:p>-0.331148072696991</text:p>
          </table:table-cell>
        </table:table-row>
        <table:table-row table:style-name="ro1">
          <table:table-cell table:style-name="ce1" office:value-type="float" office:value="1.62" calcext:value-type="float">
            <text:p>1.62000E+00</text:p>
          </table:table-cell>
          <table:table-cell table:formula="of:=[.A43]*100" office:value-type="float" office:value="162" calcext:value-type="float">
            <text:p>1.62000E+02</text:p>
          </table:table-cell>
          <table:table-cell office:value-type="float" office:value="0.01780135" calcext:value-type="float">
            <text:p>1.78014E-02</text:p>
          </table:table-cell>
          <table:table-cell table:number-columns-repeated="2"/>
          <table:table-cell office:value-type="float" office:value="162" calcext:value-type="float">
            <text:p>1.62000E+02</text:p>
          </table:table-cell>
          <table:table-cell office:value-type="float" office:value="0.882773" calcext:value-type="float">
            <text:p>8.82773E-01</text:p>
          </table:table-cell>
          <table:table-cell table:formula="of:=[.G43]/[.$G$54]" office:value-type="float" office:value="0.0176554580225887" calcext:value-type="float">
            <text:p>1.76555E-02</text:p>
          </table:table-cell>
          <table:table-cell/>
          <table:table-cell table:formula="of:=100*([.H43]-[.C43])/[.H43]" office:value-type="float" office:value="-0.82632791074943" calcext:value-type="float">
            <text:p>-0.82632791074943</text:p>
          </table:table-cell>
        </table:table-row>
        <table:table-row table:style-name="ro1">
          <table:table-cell table:style-name="ce1" office:value-type="float" office:value="1.66" calcext:value-type="float">
            <text:p>1.66000E+00</text:p>
          </table:table-cell>
          <table:table-cell table:formula="of:=[.A44]*100" office:value-type="float" office:value="166" calcext:value-type="float">
            <text:p>1.66000E+02</text:p>
          </table:table-cell>
          <table:table-cell office:value-type="float" office:value="0.01621955" calcext:value-type="float">
            <text:p>1.62196E-02</text:p>
          </table:table-cell>
          <table:table-cell table:number-columns-repeated="2"/>
          <table:table-cell office:value-type="float" office:value="166" calcext:value-type="float">
            <text:p>1.66000E+02</text:p>
          </table:table-cell>
          <table:table-cell office:value-type="float" office:value="0.799468" calcext:value-type="float">
            <text:p>7.99468E-01</text:p>
          </table:table-cell>
          <table:table-cell table:formula="of:=[.G44]/[.$G$54]" office:value-type="float" office:value="0.0159893582091919" calcext:value-type="float">
            <text:p>1.59894E-02</text:p>
          </table:table-cell>
          <table:table-cell/>
          <table:table-cell table:formula="of:=100*([.H44]-[.C44])/[.H44]" office:value-type="float" office:value="-1.43965622507469" calcext:value-type="float">
            <text:p>-1.43965622507469</text:p>
          </table:table-cell>
        </table:table-row>
        <table:table-row table:style-name="ro1">
          <table:table-cell table:style-name="ce1" office:value-type="float" office:value="1.7" calcext:value-type="float">
            <text:p>1.70000E+00</text:p>
          </table:table-cell>
          <table:table-cell table:formula="of:=[.A45]*100" office:value-type="float" office:value="170" calcext:value-type="float">
            <text:p>1.70000E+02</text:p>
          </table:table-cell>
          <table:table-cell office:value-type="float" office:value="0.01457621" calcext:value-type="float">
            <text:p>1.45762E-02</text:p>
          </table:table-cell>
          <table:table-cell table:number-columns-repeated="2"/>
          <table:table-cell office:value-type="float" office:value="170" calcext:value-type="float">
            <text:p>1.70000E+02</text:p>
          </table:table-cell>
          <table:table-cell office:value-type="float" office:value="0.713009" calcext:value-type="float">
            <text:p>7.13009E-01</text:p>
          </table:table-cell>
          <table:table-cell table:formula="of:=[.G45]/[.$G$54]" office:value-type="float" office:value="0.01426017840286" calcext:value-type="float">
            <text:p>1.42602E-02</text:p>
          </table:table-cell>
          <table:table-cell/>
          <table:table-cell table:formula="of:=100*([.H45]-[.C45])/[.H45]" office:value-type="float" office:value="-2.21618263258614" calcext:value-type="float">
            <text:p>-2.21618263258614</text:p>
          </table:table-cell>
        </table:table-row>
        <table:table-row table:style-name="ro1">
          <table:table-cell table:style-name="ce1" office:value-type="float" office:value="1.74" calcext:value-type="float">
            <text:p>1.74000E+00</text:p>
          </table:table-cell>
          <table:table-cell table:formula="of:=[.A46]*100" office:value-type="float" office:value="174" calcext:value-type="float">
            <text:p>1.74000E+02</text:p>
          </table:table-cell>
          <table:table-cell office:value-type="float" office:value="0.01287757" calcext:value-type="float">
            <text:p>1.28776E-02</text:p>
          </table:table-cell>
          <table:table-cell table:number-columns-repeated="2"/>
          <table:table-cell office:value-type="float" office:value="174" calcext:value-type="float">
            <text:p>1.74000E+02</text:p>
          </table:table-cell>
          <table:table-cell office:value-type="float" office:value="0.623735" calcext:value-type="float">
            <text:p>6.23735E-01</text:p>
          </table:table-cell>
          <table:table-cell table:formula="of:=[.G46]/[.$G$54]" office:value-type="float" office:value="0.0124746986028338" calcext:value-type="float">
            <text:p>1.24747E-02</text:p>
          </table:table-cell>
          <table:table-cell/>
          <table:table-cell table:formula="of:=100*([.H46]-[.C46])/[.H46]" office:value-type="float" office:value="-3.22950806262148" calcext:value-type="float">
            <text:p>-3.22950806262148</text:p>
          </table:table-cell>
        </table:table-row>
        <table:table-row table:style-name="ro1">
          <table:table-cell table:style-name="ce1" office:value-type="float" office:value="1.78" calcext:value-type="float">
            <text:p>1.78000E+00</text:p>
          </table:table-cell>
          <table:table-cell table:formula="of:=[.A47]*100" office:value-type="float" office:value="178" calcext:value-type="float">
            <text:p>1.78000E+02</text:p>
          </table:table-cell>
          <table:table-cell office:value-type="float" office:value="0.01113007" calcext:value-type="float">
            <text:p>1.11301E-02</text:p>
          </table:table-cell>
          <table:table-cell table:number-columns-repeated="2"/>
          <table:table-cell office:value-type="float" office:value="178" calcext:value-type="float">
            <text:p>1.78000E+02</text:p>
          </table:table-cell>
          <table:table-cell office:value-type="float" office:value="0.532" calcext:value-type="float">
            <text:p>5.32000E-01</text:p>
          </table:table-cell>
          <table:table-cell table:formula="of:=[.G47]/[.$G$54]" office:value-type="float" office:value="0.0106399988083201" calcext:value-type="float">
            <text:p>1.06400E-02</text:p>
          </table:table-cell>
          <table:table-cell/>
          <table:table-cell table:formula="of:=100*([.H47]-[.C47])/[.H47]" office:value-type="float" office:value="-4.60593276849473" calcext:value-type="float">
            <text:p>-4.60593276849473</text:p>
          </table:table-cell>
        </table:table-row>
        <table:table-row table:style-name="ro1">
          <table:table-cell table:style-name="ce1" office:value-type="float" office:value="1.82" calcext:value-type="float">
            <text:p>1.82000E+00</text:p>
          </table:table-cell>
          <table:table-cell table:formula="of:=[.A48]*100" office:value-type="float" office:value="182" calcext:value-type="float">
            <text:p>1.82000E+02</text:p>
          </table:table-cell>
          <table:table-cell office:value-type="float" office:value="0.009340331" calcext:value-type="float">
            <text:p>9.34033E-03</text:p>
          </table:table-cell>
          <table:table-cell table:number-columns-repeated="2"/>
          <table:table-cell office:value-type="float" office:value="182" calcext:value-type="float">
            <text:p>1.82000E+02</text:p>
          </table:table-cell>
          <table:table-cell office:value-type="float" office:value="0.438166" calcext:value-type="float">
            <text:p>4.38166E-01</text:p>
          </table:table-cell>
          <table:table-cell table:formula="of:=[.G48]/[.$G$54]" office:value-type="float" office:value="0.00876331901850827" calcext:value-type="float">
            <text:p>8.76332E-03</text:p>
          </table:table-cell>
          <table:table-cell/>
          <table:table-cell table:formula="of:=100*([.H48]-[.C48])/[.H48]" office:value-type="float" office:value="-6.58440004606784" calcext:value-type="float">
            <text:p>-6.58440004606784</text:p>
          </table:table-cell>
        </table:table-row>
        <table:table-row table:style-name="ro1">
          <table:table-cell table:style-name="ce1" office:value-type="float" office:value="1.86" calcext:value-type="float">
            <text:p>1.86000E+00</text:p>
          </table:table-cell>
          <table:table-cell table:formula="of:=[.A49]*100" office:value-type="float" office:value="186" calcext:value-type="float">
            <text:p>1.86000E+02</text:p>
          </table:table-cell>
          <table:table-cell office:value-type="float" office:value="0.007515153" calcext:value-type="float">
            <text:p>7.51515E-03</text:p>
          </table:table-cell>
          <table:table-cell table:number-columns-repeated="2"/>
          <table:table-cell office:value-type="float" office:value="186" calcext:value-type="float">
            <text:p>1.86000E+02</text:p>
          </table:table-cell>
          <table:table-cell office:value-type="float" office:value="0.342602" calcext:value-type="float">
            <text:p>3.42602E-01</text:p>
          </table:table-cell>
          <table:table-cell table:formula="of:=[.G49]/[.$G$54]" office:value-type="float" office:value="0.00685203923257161" calcext:value-type="float">
            <text:p>6.85204E-03</text:p>
          </table:table-cell>
          <table:table-cell/>
          <table:table-cell table:formula="of:=100*([.H49]-[.C49])/[.H49]" office:value-type="float" office:value="-9.67761194764095" calcext:value-type="float">
            <text:p>-9.67761194764095</text:p>
          </table:table-cell>
        </table:table-row>
        <table:table-row table:style-name="ro1">
          <table:table-cell table:style-name="ce1" office:value-type="float" office:value="1.9" calcext:value-type="float">
            <text:p>1.90000E+00</text:p>
          </table:table-cell>
          <table:table-cell table:formula="of:=[.A50]*100" office:value-type="float" office:value="190" calcext:value-type="float">
            <text:p>1.90000E+02</text:p>
          </table:table-cell>
          <table:table-cell office:value-type="float" office:value="0.00566146" calcext:value-type="float">
            <text:p>5.66146E-03</text:p>
          </table:table-cell>
          <table:table-cell table:number-columns-repeated="2"/>
          <table:table-cell office:value-type="float" office:value="190" calcext:value-type="float">
            <text:p>1.90000E+02</text:p>
          </table:table-cell>
          <table:table-cell office:value-type="float" office:value="0.245686" calcext:value-type="float">
            <text:p>2.45686E-01</text:p>
          </table:table-cell>
          <table:table-cell table:formula="of:=[.G50]/[.$G$54]" office:value-type="float" office:value="0.00491371944966342" calcext:value-type="float">
            <text:p>4.91372E-03</text:p>
          </table:table-cell>
          <table:table-cell/>
          <table:table-cell table:formula="of:=100*([.H50]-[.C50])/[.H50]" office:value-type="float" office:value="-15.2174042086957" calcext:value-type="float">
            <text:p>-15.2174042086957</text:p>
          </table:table-cell>
        </table:table-row>
        <table:table-row table:style-name="ro1">
          <table:table-cell table:style-name="ce1" office:value-type="float" office:value="1.94" calcext:value-type="float">
            <text:p>1.94000E+00</text:p>
          </table:table-cell>
          <table:table-cell table:formula="of:=[.A51]*100" office:value-type="float" office:value="194" calcext:value-type="float">
            <text:p>1.94000E+02</text:p>
          </table:table-cell>
          <table:table-cell office:value-type="float" office:value="0.003786284" calcext:value-type="float">
            <text:p>3.78628E-03</text:p>
          </table:table-cell>
          <table:table-cell table:number-columns-repeated="2"/>
          <table:table-cell office:value-type="float" office:value="194" calcext:value-type="float">
            <text:p>1.94000E+02</text:p>
          </table:table-cell>
          <table:table-cell office:value-type="float" office:value="0.147801" calcext:value-type="float">
            <text:p>1.47801E-01</text:p>
          </table:table-cell>
          <table:table-cell table:formula="of:=[.G51]/[.$G$54]" office:value-type="float" office:value="0.0029560196689258" calcext:value-type="float">
            <text:p>2.95602E-03</text:p>
          </table:table-cell>
          <table:table-cell/>
          <table:table-cell table:formula="of:=100*([.H51]-[.C51])/[.H51]" office:value-type="float" office:value="-28.0872397366665" calcext:value-type="float">
            <text:p>-28.0872397366665</text:p>
          </table:table-cell>
        </table:table-row>
        <table:table-row table:style-name="ro1">
          <table:table-cell table:style-name="ce1" office:value-type="float" office:value="1.98" calcext:value-type="float">
            <text:p>1.98000E+00</text:p>
          </table:table-cell>
          <table:table-cell table:formula="of:=[.A52]*100" office:value-type="float" office:value="198" calcext:value-type="float">
            <text:p>1.98000E+02</text:p>
          </table:table-cell>
          <table:table-cell office:value-type="float" office:value="0.001896741" calcext:value-type="float">
            <text:p>1.89674E-03</text:p>
          </table:table-cell>
          <table:table-cell table:number-columns-repeated="2"/>
          <table:table-cell office:value-type="float" office:value="198" calcext:value-type="float">
            <text:p>1.98000E+02</text:p>
          </table:table-cell>
          <table:table-cell office:value-type="float" office:value="0.0493318" calcext:value-type="float">
            <text:p>4.93318E-02</text:p>
          </table:table-cell>
          <table:table-cell table:formula="of:=[.G52]/[.$G$54]" office:value-type="float" office:value="0.00098663588949678" calcext:value-type="float">
            <text:p>9.86636E-04</text:p>
          </table:table-cell>
          <table:table-cell/>
          <table:table-cell table:formula="of:=100*([.H52]-[.C52])/[.H52]" office:value-type="float" office:value="-92.2432601724438" calcext:value-type="float">
            <text:p>-92.24326017244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3:.C52])" office:value-type="float" office:value="0.999999998" calcext:value-type="float">
            <text:p>1.00000E+00</text:p>
          </table:table-cell>
          <table:table-cell table:number-columns-repeated="3"/>
          <table:table-cell table:formula="of:=SUM([.G3:.G52])" office:value-type="float" office:value="50.0000056" calcext:value-type="float">
            <text:p>5.00000E+01</text:p>
          </table:table-cell>
          <table:table-cell table:number-columns-repeated="3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21.036cm" svg:height="10.971cm" svg:x="26.293cm" svg:y="1.487cm">
            <draw:object draw:notify-on-update-of-ranges="Sheet2.C4:Sheet2.C103 Sheet2.E3:Sheet2.E3 Sheet2.E4:Sheet2.E103 Sheet2.H4:Sheet2.H103 Sheet2.I3:Sheet2.I3 Sheet2.I4:Sheet2.I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105]" office:value-type="float" office:value="0.000778442901835951" calcext:value-type="float">
            <text:p>7.78443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753613" calcext:value-type="float">
            <text:p>7.75361E-04</text:p>
          </table:table-cell>
          <table:table-cell/>
          <table:table-cell table:formula="of:=100*([.E4]-[.I4])/[.E4]" office:value-type="float" office:value="0.395867420549804" calcext:value-type="float">
            <text:p>0.395867420549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105]" office:value-type="float" office:value="0.00123900117758885" calcext:value-type="float">
            <text:p>1.23900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80446" calcext:value-type="float">
            <text:p>1.18045E-03</text:p>
          </table:table-cell>
          <table:table-cell/>
          <table:table-cell table:formula="of:=100*([.E5]-[.I5])/[.E5]" office:value-type="float" office:value="4.72599854205168" calcext:value-type="float">
            <text:p>4.72599854205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105]" office:value-type="float" office:value="0.00166482199656662" calcext:value-type="float">
            <text:p>1.66482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585779" calcext:value-type="float">
            <text:p>1.58578E-03</text:p>
          </table:table-cell>
          <table:table-cell/>
          <table:table-cell table:formula="of:=100*([.E6]-[.I6])/[.E6]" office:value-type="float" office:value="4.74783470723194" calcext:value-type="float">
            <text:p>4.74783470723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105]" office:value-type="float" office:value="0.00209261746641143" calcext:value-type="float">
            <text:p>2.09262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1991444" calcext:value-type="float">
            <text:p>1.99144E-03</text:p>
          </table:table-cell>
          <table:table-cell/>
          <table:table-cell table:formula="of:=100*([.E7]-[.I7])/[.E7]" office:value-type="float" office:value="4.83478074876854" calcext:value-type="float">
            <text:p>4.83478074876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105]" office:value-type="float" office:value="0.00251075832838384" calcext:value-type="float">
            <text:p>2.51076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397528" calcext:value-type="float">
            <text:p>2.39753E-03</text:p>
          </table:table-cell>
          <table:table-cell/>
          <table:table-cell table:formula="of:=100*([.E8]-[.I8])/[.E8]" office:value-type="float" office:value="4.50980594602759" calcext:value-type="float">
            <text:p>4.509805946027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105]" office:value-type="float" office:value="0.0029297191145917" calcext:value-type="float">
            <text:p>2.92972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04114" calcext:value-type="float">
            <text:p>2.80411E-03</text:p>
          </table:table-cell>
          <table:table-cell/>
          <table:table-cell table:formula="of:=100*([.E9]-[.I9])/[.E9]" office:value-type="float" office:value="4.28727498025695" calcext:value-type="float">
            <text:p>4.287274980256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105]" office:value-type="float" office:value="0.00335714561853055" calcext:value-type="float">
            <text:p>3.3571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11289" calcext:value-type="float">
            <text:p>3.21129E-03</text:p>
          </table:table-cell>
          <table:table-cell/>
          <table:table-cell table:formula="of:=100*([.E10]-[.I10])/[.E10]" office:value-type="float" office:value="4.34466165916249" calcext:value-type="float">
            <text:p>4.34466165916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105]" office:value-type="float" office:value="0.00377370812634972" calcext:value-type="float">
            <text:p>3.77371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19138" calcext:value-type="float">
            <text:p>3.61914E-03</text:p>
          </table:table-cell>
          <table:table-cell/>
          <table:table-cell table:formula="of:=100*([.E11]-[.I11])/[.E11]" office:value-type="float" office:value="4.09597460043201" calcext:value-type="float">
            <text:p>4.09597460043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105]" office:value-type="float" office:value="0.00419212229640062" calcext:value-type="float">
            <text:p>4.19212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27746" calcext:value-type="float">
            <text:p>4.02775E-03</text:p>
          </table:table-cell>
          <table:table-cell/>
          <table:table-cell table:formula="of:=100*([.E12]-[.I12])/[.E12]" office:value-type="float" office:value="3.92107588420666" calcext:value-type="float">
            <text:p>3.921075884206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105]" office:value-type="float" office:value="0.00460681264388218" calcext:value-type="float">
            <text:p>4.6068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37199" calcext:value-type="float">
            <text:p>4.43720E-03</text:p>
          </table:table-cell>
          <table:table-cell/>
          <table:table-cell table:formula="of:=100*([.E13]-[.I13])/[.E13]" office:value-type="float" office:value="3.68180034643756" calcext:value-type="float">
            <text:p>3.68180034643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105]" office:value-type="float" office:value="0.00502437955888978" calcext:value-type="float">
            <text:p>5.02438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47583" calcext:value-type="float">
            <text:p>4.84758E-03</text:p>
          </table:table-cell>
          <table:table-cell/>
          <table:table-cell table:formula="of:=100*([.E14]-[.I14])/[.E14]" office:value-type="float" office:value="3.51877394646608" calcext:value-type="float">
            <text:p>3.5187739464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105]" office:value-type="float" office:value="0.00543967801684597" calcext:value-type="float">
            <text:p>5.43968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258985" calcext:value-type="float">
            <text:p>5.25899E-03</text:p>
          </table:table-cell>
          <table:table-cell/>
          <table:table-cell table:formula="of:=100*([.E15]-[.I15])/[.E15]" office:value-type="float" office:value="3.32175941823005" calcext:value-type="float">
            <text:p>3.32175941823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105]" office:value-type="float" office:value="0.00585581006444154" calcext:value-type="float">
            <text:p>5.8558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67149" calcext:value-type="float">
            <text:p>5.67149E-03</text:p>
          </table:table-cell>
          <table:table-cell/>
          <table:table-cell table:formula="of:=100*([.E16]-[.I16])/[.E16]" office:value-type="float" office:value="3.1476441758381" calcext:value-type="float">
            <text:p>3.1476441758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105]" office:value-type="float" office:value="0.0062751124857475" calcext:value-type="float">
            <text:p>6.27511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085185" calcext:value-type="float">
            <text:p>6.08519E-03</text:p>
          </table:table-cell>
          <table:table-cell/>
          <table:table-cell table:formula="of:=100*([.E17]-[.I17])/[.E17]" office:value-type="float" office:value="3.0266785843102" calcext:value-type="float">
            <text:p>3.0266785843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105]" office:value-type="float" office:value="0.00668320244313371" calcext:value-type="float">
            <text:p>6.68320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500157" calcext:value-type="float">
            <text:p>6.50016E-03</text:p>
          </table:table-cell>
          <table:table-cell/>
          <table:table-cell table:formula="of:=100*([.E18]-[.I18])/[.E18]" office:value-type="float" office:value="2.73888820054778" calcext:value-type="float">
            <text:p>2.73888820054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105]" office:value-type="float" office:value="0.00708790338034674" calcext:value-type="float">
            <text:p>7.08790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16494" calcext:value-type="float">
            <text:p>6.91649E-03</text:p>
          </table:table-cell>
          <table:table-cell/>
          <table:table-cell table:formula="of:=100*([.E19]-[.I19])/[.E19]" office:value-type="float" office:value="2.41833686421322" calcext:value-type="float">
            <text:p>2.418336864213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105]" office:value-type="float" office:value="0.00749841211422753" calcext:value-type="float">
            <text:p>7.49841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334281" calcext:value-type="float">
            <text:p>7.33428E-03</text:p>
          </table:table-cell>
          <table:table-cell/>
          <table:table-cell table:formula="of:=100*([.E20]-[.I20])/[.E20]" office:value-type="float" office:value="2.18887828152445" calcext:value-type="float">
            <text:p>2.188878281524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105]" office:value-type="float" office:value="0.0078992867383418" calcext:value-type="float">
            <text:p>7.89929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753608" calcext:value-type="float">
            <text:p>7.75361E-03</text:p>
          </table:table-cell>
          <table:table-cell/>
          <table:table-cell table:formula="of:=100*([.E21]-[.I21])/[.E21]" office:value-type="float" office:value="1.84420116862831" calcext:value-type="float">
            <text:p>1.84420116862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105]" office:value-type="float" office:value="0.00830125459477001" calcext:value-type="float">
            <text:p>8.30125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174561" calcext:value-type="float">
            <text:p>8.17456E-03</text:p>
          </table:table-cell>
          <table:table-cell/>
          <table:table-cell table:formula="of:=100*([.E22]-[.I22])/[.E22]" office:value-type="float" office:value="1.52619815864733" calcext:value-type="float">
            <text:p>1.52619815864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105]" office:value-type="float" office:value="0.00870390572139442" calcext:value-type="float">
            <text:p>8.70391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59723" calcext:value-type="float">
            <text:p>8.59723E-03</text:p>
          </table:table-cell>
          <table:table-cell/>
          <table:table-cell table:formula="of:=100*([.E23]-[.I23])/[.E23]" office:value-type="float" office:value="1.22560750092002" calcext:value-type="float">
            <text:p>1.22560750092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105]" office:value-type="float" office:value="0.00909644444911497" calcext:value-type="float">
            <text:p>9.0964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021703" calcext:value-type="float">
            <text:p>9.02170E-03</text:p>
          </table:table-cell>
          <table:table-cell/>
          <table:table-cell table:formula="of:=100*([.E24]-[.I24])/[.E24]" office:value-type="float" office:value="0.821655642851157" calcext:value-type="float">
            <text:p>0.8216556428511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105]" office:value-type="float" office:value="0.00949561089773873" calcext:value-type="float">
            <text:p>9.49561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448069" calcext:value-type="float">
            <text:p>9.44807E-03</text:p>
          </table:table-cell>
          <table:table-cell/>
          <table:table-cell table:formula="of:=100*([.E25]-[.I25])/[.E25]" office:value-type="float" office:value="0.500672344841505" calcext:value-type="float">
            <text:p>0.5006723448415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105]" office:value-type="float" office:value="0.00989887696753973" calcext:value-type="float">
            <text:p>9.89888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76417" calcext:value-type="float">
            <text:p>9.87642E-03</text:p>
          </table:table-cell>
          <table:table-cell/>
          <table:table-cell table:formula="of:=100*([.E26]-[.I26])/[.E26]" office:value-type="float" office:value="0.226894097314104" calcext:value-type="float">
            <text:p>0.2268940973141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105]" office:value-type="float" office:value="0.0102797317749052" calcext:value-type="float">
            <text:p>1.02797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30684" calcext:value-type="float">
            <text:p>1.03068E-02</text:p>
          </table:table-cell>
          <table:table-cell/>
          <table:table-cell table:formula="of:=100*([.E27]-[.I27])/[.E27]" office:value-type="float" office:value="-0.263705568281604" calcext:value-type="float">
            <text:p>-0.2637055682816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105]" office:value-type="float" office:value="0.0106559403449364" calcext:value-type="float">
            <text:p>1.06559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73942" calcext:value-type="float">
            <text:p>1.07394E-02</text:p>
          </table:table-cell>
          <table:table-cell/>
          <table:table-cell table:formula="of:=100*([.E28]-[.I28])/[.E28]" office:value-type="float" office:value="-0.783409557123529" calcext:value-type="float">
            <text:p>-0.783409557123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105]" office:value-type="float" office:value="0.0110467708971664" calcext:value-type="float">
            <text:p>1.1046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14805" calcext:value-type="float">
            <text:p>1.11481E-02</text:p>
          </table:table-cell>
          <table:table-cell/>
          <table:table-cell table:formula="of:=100*([.E29]-[.I29])/[.E29]" office:value-type="float" office:value="-0.916820886179067" calcext:value-type="float">
            <text:p>-0.9168208861790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105]" office:value-type="float" office:value="0.0114179232677457" calcext:value-type="float">
            <text:p>1.14179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51854" calcext:value-type="float">
            <text:p>1.15185E-02</text:p>
          </table:table-cell>
          <table:table-cell/>
          <table:table-cell table:formula="of:=100*([.E30]-[.I30])/[.E30]" office:value-type="float" office:value="-0.881217449923719" calcext:value-type="float">
            <text:p>-0.8812174499237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105]" office:value-type="float" office:value="0.0117810813770294" calcext:value-type="float">
            <text:p>1.17811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87671" calcext:value-type="float">
            <text:p>1.18767E-02</text:p>
          </table:table-cell>
          <table:table-cell/>
          <table:table-cell table:formula="of:=100*([.E31]-[.I31])/[.E31]" office:value-type="float" office:value="-0.811713457450908" calcext:value-type="float">
            <text:p>-0.8117134574509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105]" office:value-type="float" office:value="0.0120986653642261" calcext:value-type="float">
            <text:p>1.20987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22217" calcext:value-type="float">
            <text:p>1.22222E-02</text:p>
          </table:table-cell>
          <table:table-cell/>
          <table:table-cell table:formula="of:=100*([.E32]-[.I32])/[.E32]" office:value-type="float" office:value="-1.02081206526347" calcext:value-type="float">
            <text:p>-1.020812065263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105]" office:value-type="float" office:value="0.0124476114534287" calcext:value-type="float">
            <text:p>1.24476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5454" calcext:value-type="float">
            <text:p>1.25545E-02</text:p>
          </table:table-cell>
          <table:table-cell/>
          <table:table-cell table:formula="of:=100*([.E33]-[.I33])/[.E33]" office:value-type="float" office:value="-0.859028633495987" calcext:value-type="float">
            <text:p>-0.8590286334959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105]" office:value-type="float" office:value="0.0127571328523102" calcext:value-type="float">
            <text:p>1.27571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7348" calcext:value-type="float">
            <text:p>1.28735E-02</text:p>
          </table:table-cell>
          <table:table-cell/>
          <table:table-cell table:formula="of:=100*([.E34]-[.I34])/[.E34]" office:value-type="float" office:value="-0.912016430625523" calcext:value-type="float">
            <text:p>-0.9120164306255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105]" office:value-type="float" office:value="0.0130697289670746" calcext:value-type="float">
            <text:p>1.30697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7865" calcext:value-type="float">
            <text:p>1.31787E-02</text:p>
          </table:table-cell>
          <table:table-cell/>
          <table:table-cell table:formula="of:=100*([.E35]-[.I35])/[.E35]" office:value-type="float" office:value="-0.833384021962347" calcext:value-type="float">
            <text:p>-0.8333840219623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105]" office:value-type="float" office:value="0.0133646967107769" calcext:value-type="float">
            <text:p>1.336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6972" calcext:value-type="float">
            <text:p>1.34697E-02</text:p>
          </table:table-cell>
          <table:table-cell/>
          <table:table-cell table:formula="of:=100*([.E36]-[.I36])/[.E36]" office:value-type="float" office:value="-0.785826206878381" calcext:value-type="float">
            <text:p>-0.7858262068783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105]" office:value-type="float" office:value="0.013642582699574" calcext:value-type="float">
            <text:p>1.36426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4637" calcext:value-type="float">
            <text:p>1.37464E-02</text:p>
          </table:table-cell>
          <table:table-cell/>
          <table:table-cell table:formula="of:=100*([.E37]-[.I37])/[.E37]" office:value-type="float" office:value="-0.760759914097561" calcext:value-type="float">
            <text:p>-0.7607599140975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105]" office:value-type="float" office:value="0.0138997656014261" calcext:value-type="float">
            <text:p>1.3899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400831" calcext:value-type="float">
            <text:p>1.40083E-02</text:p>
          </table:table-cell>
          <table:table-cell/>
          <table:table-cell table:formula="of:=100*([.E38]-[.I38])/[.E38]" office:value-type="float" office:value="-0.780908122384114" calcext:value-type="float">
            <text:p>-0.7809081223841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105]" office:value-type="float" office:value="0.0141457428720604" calcext:value-type="float">
            <text:p>1.41457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25526" calcext:value-type="float">
            <text:p>1.42553E-02</text:p>
          </table:table-cell>
          <table:table-cell/>
          <table:table-cell table:formula="of:=100*([.E39]-[.I39])/[.E39]" office:value-type="float" office:value="-0.774205560853999" calcext:value-type="float">
            <text:p>-0.7742055608539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105]" office:value-type="float" office:value="0.0143681473209256" calcext:value-type="float">
            <text:p>1.43681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8697" calcext:value-type="float">
            <text:p>1.44870E-02</text:p>
          </table:table-cell>
          <table:table-cell/>
          <table:table-cell table:formula="of:=100*([.E40]-[.I40])/[.E40]" office:value-type="float" office:value="-0.826986781388111" calcext:value-type="float">
            <text:p>-0.8269867813881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105]" office:value-type="float" office:value="0.0145928748884578" calcext:value-type="float">
            <text:p>1.45929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70317" calcext:value-type="float">
            <text:p>1.47032E-02</text:p>
          </table:table-cell>
          <table:table-cell/>
          <table:table-cell table:formula="of:=100*([.E41]-[.I41])/[.E41]" office:value-type="float" office:value="-0.7558148232285" calcext:value-type="float">
            <text:p>-0.75581482322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105]" office:value-type="float" office:value="0.0148045519952426" calcext:value-type="float">
            <text:p>1.48046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90364" calcext:value-type="float">
            <text:p>1.49036E-02</text:p>
          </table:table-cell>
          <table:table-cell/>
          <table:table-cell table:formula="of:=100*([.E42]-[.I42])/[.E42]" office:value-type="float" office:value="-0.669307688535679" calcext:value-type="float">
            <text:p>-0.6693076885356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105]" office:value-type="float" office:value="0.0149661453966454" calcext:value-type="float">
            <text:p>1.49661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508816" calcext:value-type="float">
            <text:p>1.50882E-02</text:p>
          </table:table-cell>
          <table:table-cell/>
          <table:table-cell table:formula="of:=100*([.E43]-[.I43])/[.E43]" office:value-type="float" office:value="-0.815270733518078" calcext:value-type="float">
            <text:p>-0.8152707335180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105]" office:value-type="float" office:value="0.0151462554203654" calcext:value-type="float">
            <text:p>1.5146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25654" calcext:value-type="float">
            <text:p>1.52565E-02</text:p>
          </table:table-cell>
          <table:table-cell/>
          <table:table-cell table:formula="of:=100*([.E44]-[.I44])/[.E44]" office:value-type="float" office:value="-0.728130990623135" calcext:value-type="float">
            <text:p>-0.7281309906231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105]" office:value-type="float" office:value="0.0152896738345491" calcext:value-type="float">
            <text:p>1.52897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40861" calcext:value-type="float">
            <text:p>1.54086E-02</text:p>
          </table:table-cell>
          <table:table-cell/>
          <table:table-cell table:formula="of:=100*([.E45]-[.I45])/[.E45]" office:value-type="float" office:value="-0.777885563406518" calcext:value-type="float">
            <text:p>-0.7778855634065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105]" office:value-type="float" office:value="0.0154102710241795" calcext:value-type="float">
            <text:p>1.5410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54418" calcext:value-type="float">
            <text:p>1.55442E-02</text:p>
          </table:table-cell>
          <table:table-cell/>
          <table:table-cell table:formula="of:=100*([.E46]-[.I46])/[.E46]" office:value-type="float" office:value="-0.868959251984396" calcext:value-type="float">
            <text:p>-0.868959251984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105]" office:value-type="float" office:value="0.015524923763103" calcext:value-type="float">
            <text:p>1.55249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66313" calcext:value-type="float">
            <text:p>1.56631E-02</text:p>
          </table:table-cell>
          <table:table-cell/>
          <table:table-cell table:formula="of:=100*([.E47]-[.I47])/[.E47]" office:value-type="float" office:value="-0.890221678418251" calcext:value-type="float">
            <text:p>-0.8902216784182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105]" office:value-type="float" office:value="0.0156513970764208" calcext:value-type="float">
            <text:p>1.56514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76532" calcext:value-type="float">
            <text:p>1.57653E-02</text:p>
          </table:table-cell>
          <table:table-cell/>
          <table:table-cell table:formula="of:=100*([.E48]-[.I48])/[.E48]" office:value-type="float" office:value="-0.727877026076315" calcext:value-type="float">
            <text:p>-0.7278770260763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105]" office:value-type="float" office:value="0.0157220472147085" calcext:value-type="float">
            <text:p>1.57220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85065" calcext:value-type="float">
            <text:p>1.58507E-02</text:p>
          </table:table-cell>
          <table:table-cell/>
          <table:table-cell table:formula="of:=100*([.E49]-[.I49])/[.E49]" office:value-type="float" office:value="-0.817977350756196" calcext:value-type="float">
            <text:p>-0.8179773507561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105]" office:value-type="float" office:value="0.0158164068288046" calcext:value-type="float">
            <text:p>1.58164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91902" calcext:value-type="float">
            <text:p>1.59190E-02</text:p>
          </table:table-cell>
          <table:table-cell/>
          <table:table-cell table:formula="of:=100*([.E50]-[.I50])/[.E50]" office:value-type="float" office:value="-0.64877675635235" calcext:value-type="float">
            <text:p>-0.64877675635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105]" office:value-type="float" office:value="0.015866763842265" calcext:value-type="float">
            <text:p>1.58668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597036" calcext:value-type="float">
            <text:p>1.59704E-02</text:p>
          </table:table-cell>
          <table:table-cell/>
          <table:table-cell table:formula="of:=100*([.E51]-[.I51])/[.E51]" office:value-type="float" office:value="-0.652912961741108" calcext:value-type="float">
            <text:p>-0.6529129617411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105]" office:value-type="float" office:value="0.0158994924846633" calcext:value-type="float">
            <text:p>1.58995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600462" calcext:value-type="float">
            <text:p>1.60046E-02</text:p>
          </table:table-cell>
          <table:table-cell/>
          <table:table-cell table:formula="of:=100*([.E52]-[.I52])/[.E52]" office:value-type="float" office:value="-0.661200446732021" calcext:value-type="float">
            <text:p>-0.661200446732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105]" office:value-type="float" office:value="0.0159163692585096" calcext:value-type="float">
            <text:p>1.591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602176" calcext:value-type="float">
            <text:p>1.60218E-02</text:p>
          </table:table-cell>
          <table:table-cell/>
          <table:table-cell table:formula="of:=100*([.E53]-[.I53])/[.E53]" office:value-type="float" office:value="-0.662153156782757" calcext:value-type="float">
            <text:p>-0.6621531567827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54]/[.$D$105]" office:value-type="float" office:value="0.0159078967080766" calcext:value-type="float">
            <text:p>1.59079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602176" calcext:value-type="float">
            <text:p>1.60218E-02</text:p>
          </table:table-cell>
          <table:table-cell/>
          <table:table-cell table:formula="of:=100*([.E54]-[.I54])/[.E54]" office:value-type="float" office:value="-0.715765848954566" calcext:value-type="float">
            <text:p>-0.7157658489545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5]/[.$D$105]" office:value-type="float" office:value="0.0158889701236417" calcext:value-type="float">
            <text:p>1.588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600462" calcext:value-type="float">
            <text:p>1.60046E-02</text:p>
          </table:table-cell>
          <table:table-cell/>
          <table:table-cell table:formula="of:=100*([.E55]-[.I55])/[.E55]" office:value-type="float" office:value="-0.727862633376208" calcext:value-type="float">
            <text:p>-0.7278626333762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56]/[.$D$105]" office:value-type="float" office:value="0.0158393647073971" calcext:value-type="float">
            <text:p>1.58394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597036" calcext:value-type="float">
            <text:p>1.59704E-02</text:p>
          </table:table-cell>
          <table:table-cell/>
          <table:table-cell table:formula="of:=100*([.E56]-[.I56])/[.E56]" office:value-type="float" office:value="-0.827023652922783" calcext:value-type="float">
            <text:p>-0.8270236529227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57]/[.$D$105]" office:value-type="float" office:value="0.0157810817596607" calcext:value-type="float">
            <text:p>1.57811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91902" calcext:value-type="float">
            <text:p>1.59190E-02</text:p>
          </table:table-cell>
          <table:table-cell/>
          <table:table-cell table:formula="of:=100*([.E57]-[.I57])/[.E57]" office:value-type="float" office:value="-0.87407341549852" calcext:value-type="float">
            <text:p>-0.874073415498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58]/[.$D$105]" office:value-type="float" office:value="0.0157215689255711" calcext:value-type="float">
            <text:p>1.57216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85065" calcext:value-type="float">
            <text:p>1.58507E-02</text:p>
          </table:table-cell>
          <table:table-cell/>
          <table:table-cell table:formula="of:=100*([.E58]-[.I58])/[.E58]" office:value-type="float" office:value="-0.821044483791338" calcext:value-type="float">
            <text:p>-0.8210444837913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59]/[.$D$105]" office:value-type="float" office:value="0.0156309672975542" calcext:value-type="float">
            <text:p>1.56310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76532" calcext:value-type="float">
            <text:p>1.57653E-02</text:p>
          </table:table-cell>
          <table:table-cell/>
          <table:table-cell table:formula="of:=100*([.E59]-[.I59])/[.E59]" office:value-type="float" office:value="-0.859529035460547" calcext:value-type="float">
            <text:p>-0.8595290354605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60]/[.$D$105]" office:value-type="float" office:value="0.0155127615536105" calcext:value-type="float">
            <text:p>1.5512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66313" calcext:value-type="float">
            <text:p>1.56631E-02</text:p>
          </table:table-cell>
          <table:table-cell/>
          <table:table-cell table:formula="of:=100*([.E60]-[.I60])/[.E60]" office:value-type="float" office:value="-0.969320941792748" calcext:value-type="float">
            <text:p>-0.9693209417927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61]/[.$D$105]" office:value-type="float" office:value="0.0154039166113548" calcext:value-type="float">
            <text:p>1.54039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54418" calcext:value-type="float">
            <text:p>1.55442E-02</text:p>
          </table:table-cell>
          <table:table-cell/>
          <table:table-cell table:formula="of:=100*([.E61]-[.I61])/[.E61]" office:value-type="float" office:value="-0.910569643968366" calcext:value-type="float">
            <text:p>-0.9105696439683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62]/[.$D$105]" office:value-type="float" office:value="0.0152639828751717" calcext:value-type="float">
            <text:p>1.52640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40861" calcext:value-type="float">
            <text:p>1.54086E-02</text:p>
          </table:table-cell>
          <table:table-cell/>
          <table:table-cell table:formula="of:=100*([.E62]-[.I62])/[.E62]" office:value-type="float" office:value="-0.947505811628678" calcext:value-type="float">
            <text:p>-0.9475058116286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63]/[.$D$105]" office:value-type="float" office:value="0.0151189929395368" calcext:value-type="float">
            <text:p>1.51190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25654" calcext:value-type="float">
            <text:p>1.52565E-02</text:p>
          </table:table-cell>
          <table:table-cell/>
          <table:table-cell table:formula="of:=100*([.E63]-[.I63])/[.E63]" office:value-type="float" office:value="-0.909763375201784" calcext:value-type="float">
            <text:p>-0.9097633752017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64]/[.$D$105]" office:value-type="float" office:value="0.0149485170255833" calcext:value-type="float">
            <text:p>1.494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508816" calcext:value-type="float">
            <text:p>1.50882E-02</text:p>
          </table:table-cell>
          <table:table-cell/>
          <table:table-cell table:formula="of:=100*([.E64]-[.I64])/[.E64]" office:value-type="float" office:value="-0.934159383019402" calcext:value-type="float">
            <text:p>-0.9341593830194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65]/[.$D$105]" office:value-type="float" office:value="0.0147744197795899" calcext:value-type="float">
            <text:p>1.47744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90364" calcext:value-type="float">
            <text:p>1.49036E-02</text:p>
          </table:table-cell>
          <table:table-cell/>
          <table:table-cell table:formula="of:=100*([.E65]-[.I65])/[.E65]" office:value-type="float" office:value="-0.874621286912621" calcext:value-type="float">
            <text:p>-0.8746212869126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66]/[.$D$105]" office:value-type="float" office:value="0.0145684138154337" calcext:value-type="float">
            <text:p>1.45684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70317" calcext:value-type="float">
            <text:p>1.47032E-02</text:p>
          </table:table-cell>
          <table:table-cell/>
          <table:table-cell table:formula="of:=100*([.E66]-[.I66])/[.E66]" office:value-type="float" office:value="-0.924988720622281" calcext:value-type="float">
            <text:p>-0.9249887206222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67]/[.$D$105]" office:value-type="float" office:value="0.014347170925902" calcext:value-type="float">
            <text:p>1.4347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8697" calcext:value-type="float">
            <text:p>1.44870E-02</text:p>
          </table:table-cell>
          <table:table-cell/>
          <table:table-cell table:formula="of:=100*([.E67]-[.I67])/[.E67]" office:value-type="float" office:value="-0.97440167695758" calcext:value-type="float">
            <text:p>-0.974401676957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68]/[.$D$105]" office:value-type="float" office:value="0.0141064548357785" calcext:value-type="float">
            <text:p>1.41065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25526" calcext:value-type="float">
            <text:p>1.42553E-02</text:p>
          </table:table-cell>
          <table:table-cell/>
          <table:table-cell table:formula="of:=100*([.E68]-[.I68])/[.E68]" office:value-type="float" office:value="-1.05487286461265" calcext:value-type="float">
            <text:p>-1.054872864612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69]/[.$D$105]" office:value-type="float" office:value="0.0138686768074987" calcext:value-type="float">
            <text:p>1.3868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400831" calcext:value-type="float">
            <text:p>1.40083E-02</text:p>
          </table:table-cell>
          <table:table-cell/>
          <table:table-cell table:formula="of:=100*([.E69]-[.I69])/[.E69]" office:value-type="float" office:value="-1.00682418690282" calcext:value-type="float">
            <text:p>-1.006824186902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70]/[.$D$105]" office:value-type="float" office:value="0.0136211963424328" calcext:value-type="float">
            <text:p>1.36212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4637" calcext:value-type="float">
            <text:p>1.37464E-02</text:p>
          </table:table-cell>
          <table:table-cell/>
          <table:table-cell table:formula="of:=100*([.E70]-[.I70])/[.E70]" office:value-type="float" office:value="-0.918962288042824" calcext:value-type="float">
            <text:p>-0.9189622880428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71]/[.$D$105]" office:value-type="float" office:value="0.0133454968182635" calcext:value-type="float">
            <text:p>1.33455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6972" calcext:value-type="float">
            <text:p>1.34697E-02</text:p>
          </table:table-cell>
          <table:table-cell/>
          <table:table-cell table:formula="of:=100*([.E71]-[.I71])/[.E71]" office:value-type="float" office:value="-0.93082470760095" calcext:value-type="float">
            <text:p>-0.930824707600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72]/[.$D$105]" office:value-type="float" office:value="0.0130605731464454" calcext:value-type="float">
            <text:p>1.3060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7865" calcext:value-type="float">
            <text:p>1.31787E-02</text:p>
          </table:table-cell>
          <table:table-cell/>
          <table:table-cell table:formula="of:=100*([.E72]-[.I72])/[.E72]" office:value-type="float" office:value="-0.904070994669063" calcext:value-type="float">
            <text:p>-0.9040709946690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73]/[.$D$105]" office:value-type="float" office:value="0.0127586360467419" calcext:value-type="float">
            <text:p>1.2758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7348" calcext:value-type="float">
            <text:p>1.28735E-02</text:p>
          </table:table-cell>
          <table:table-cell/>
          <table:table-cell table:formula="of:=100*([.E73]-[.I73])/[.E73]" office:value-type="float" office:value="-0.900127198843248" calcext:value-type="float">
            <text:p>-0.9001271988432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74]/[.$D$105]" office:value-type="float" office:value="0.0124556057147243" calcext:value-type="float">
            <text:p>1.2455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5454" calcext:value-type="float">
            <text:p>1.25545E-02</text:p>
          </table:table-cell>
          <table:table-cell/>
          <table:table-cell table:formula="of:=100*([.E74]-[.I74])/[.E74]" office:value-type="float" office:value="-0.794295255819726" calcext:value-type="float">
            <text:p>-0.7942952558197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75]/[.$D$105]" office:value-type="float" office:value="0.0121199833943478" calcext:value-type="float">
            <text:p>1.2120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22217" calcext:value-type="float">
            <text:p>1.22222E-02</text:p>
          </table:table-cell>
          <table:table-cell/>
          <table:table-cell table:formula="of:=100*([.E75]-[.I75])/[.E75]" office:value-type="float" office:value="-0.843124964180143" calcext:value-type="float">
            <text:p>-0.843124964180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76]/[.$D$105]" office:value-type="float" office:value="0.0117825162444414" calcext:value-type="float">
            <text:p>1.1782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87671" calcext:value-type="float">
            <text:p>1.18767E-02</text:p>
          </table:table-cell>
          <table:table-cell/>
          <table:table-cell table:formula="of:=100*([.E76]-[.I76])/[.E76]" office:value-type="float" office:value="-0.799436670439516" calcext:value-type="float">
            <text:p>-0.7994366704395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77]/[.$D$105]" office:value-type="float" office:value="0.0114278990126103" calcext:value-type="float">
            <text:p>1.14279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51854" calcext:value-type="float">
            <text:p>1.15185E-02</text:p>
          </table:table-cell>
          <table:table-cell/>
          <table:table-cell table:formula="of:=100*([.E77]-[.I77])/[.E77]" office:value-type="float" office:value="-0.793155306059696" calcext:value-type="float">
            <text:p>-0.7931553060596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78]/[.$D$105]" office:value-type="float" office:value="0.0110581131824235" calcext:value-type="float">
            <text:p>1.10581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14805" calcext:value-type="float">
            <text:p>1.11481E-02</text:p>
          </table:table-cell>
          <table:table-cell/>
          <table:table-cell table:formula="of:=100*([.E78]-[.I78])/[.E78]" office:value-type="float" office:value="-0.813310698605426" calcext:value-type="float">
            <text:p>-0.8133106986054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79]/[.$D$105]" office:value-type="float" office:value="0.0106873707739619" calcext:value-type="float">
            <text:p>1.06874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73942" calcext:value-type="float">
            <text:p>1.07394E-02</text:p>
          </table:table-cell>
          <table:table-cell/>
          <table:table-cell table:formula="of:=100*([.E79]-[.I79])/[.E79]" office:value-type="float" office:value="-0.487016190782213" calcext:value-type="float">
            <text:p>-0.4870161907822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80]/[.$D$105]" office:value-type="float" office:value="0.0102909374061229" calcext:value-type="float">
            <text:p>1.02909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30684" calcext:value-type="float">
            <text:p>1.03068E-02</text:p>
          </table:table-cell>
          <table:table-cell/>
          <table:table-cell table:formula="of:=100*([.E80]-[.I80])/[.E80]" office:value-type="float" office:value="-0.154530080686268" calcext:value-type="float">
            <text:p>-0.1545300806862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81]/[.$D$105]" office:value-type="float" office:value="0.0099216298650734" calcext:value-type="float">
            <text:p>9.92163E-03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76417" calcext:value-type="float">
            <text:p>9.87642E-03</text:p>
          </table:table-cell>
          <table:table-cell/>
          <table:table-cell table:formula="of:=100*([.E81]-[.I81])/[.E81]" office:value-type="float" office:value="0.455699977607141" calcext:value-type="float">
            <text:p>0.4556999776071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82]/[.$D$105]" office:value-type="float" office:value="0.00953045767774526" calcext:value-type="float">
            <text:p>9.53046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448069" calcext:value-type="float">
            <text:p>9.44807E-03</text:p>
          </table:table-cell>
          <table:table-cell/>
          <table:table-cell table:formula="of:=100*([.E82]-[.I82])/[.E82]" office:value-type="float" office:value="0.864477662365006" calcext:value-type="float">
            <text:p>0.864477662365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83]/[.$D$105]" office:value-type="float" office:value="0.00914400005477094" calcext:value-type="float">
            <text:p>9.14400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021703" calcext:value-type="float">
            <text:p>9.02170E-03</text:p>
          </table:table-cell>
          <table:table-cell/>
          <table:table-cell table:formula="of:=100*([.E83]-[.I83])/[.E83]" office:value-type="float" office:value="1.3374568464392" calcext:value-type="float">
            <text:p>1.33745684643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84]/[.$D$105]" office:value-type="float" office:value="0.00874333041171552" calcext:value-type="float">
            <text:p>8.74333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59723" calcext:value-type="float">
            <text:p>8.59723E-03</text:p>
          </table:table-cell>
          <table:table-cell/>
          <table:table-cell table:formula="of:=100*([.E84]-[.I84])/[.E84]" office:value-type="float" office:value="1.67099268626242" calcext:value-type="float">
            <text:p>1.67099268626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85]/[.$D$105]" office:value-type="float" office:value="0.00834600879262152" calcext:value-type="float">
            <text:p>8.34601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174561" calcext:value-type="float">
            <text:p>8.17456E-03</text:p>
          </table:table-cell>
          <table:table-cell/>
          <table:table-cell table:formula="of:=100*([.E85]-[.I85])/[.E85]" office:value-type="float" office:value="2.05424888568409" calcext:value-type="float">
            <text:p>2.054248885684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86]/[.$D$105]" office:value-type="float" office:value="0.00794089789329077" calcext:value-type="float">
            <text:p>7.94090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753608" calcext:value-type="float">
            <text:p>7.75361E-03</text:p>
          </table:table-cell>
          <table:table-cell/>
          <table:table-cell table:formula="of:=100*([.E86]-[.I86])/[.E86]" office:value-type="float" office:value="2.35854806103235" calcext:value-type="float">
            <text:p>2.358548061032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87]/[.$D$105]" office:value-type="float" office:value="0.00752048174156499" calcext:value-type="float">
            <text:p>7.52048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334281" calcext:value-type="float">
            <text:p>7.33428E-03</text:p>
          </table:table-cell>
          <table:table-cell/>
          <table:table-cell table:formula="of:=100*([.E87]-[.I87])/[.E87]" office:value-type="float" office:value="2.47591508049115" calcext:value-type="float">
            <text:p>2.475915080491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88]/[.$D$105]" office:value-type="float" office:value="0.00710737658093862" calcext:value-type="float">
            <text:p>7.10738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6916494" calcext:value-type="float">
            <text:p>6.91649E-03</text:p>
          </table:table-cell>
          <table:table-cell/>
          <table:table-cell table:formula="of:=100*([.E88]-[.I88])/[.E88]" office:value-type="float" office:value="2.68569673725398" calcext:value-type="float">
            <text:p>2.685696737253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89]/[.$D$105]" office:value-type="float" office:value="0.00668422051572606" calcext:value-type="float">
            <text:p>6.68422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500157" calcext:value-type="float">
            <text:p>6.50016E-03</text:p>
          </table:table-cell>
          <table:table-cell/>
          <table:table-cell table:formula="of:=100*([.E89]-[.I89])/[.E89]" office:value-type="float" office:value="2.75370202543451" calcext:value-type="float">
            <text:p>2.753702025434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90]/[.$D$105]" office:value-type="float" office:value="0.00627153898262134" calcext:value-type="float">
            <text:p>6.27154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085185" calcext:value-type="float">
            <text:p>6.08519E-03</text:p>
          </table:table-cell>
          <table:table-cell/>
          <table:table-cell table:formula="of:=100*([.E90]-[.I90])/[.E90]" office:value-type="float" office:value="2.97142349170961" calcext:value-type="float">
            <text:p>2.971423491709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91]/[.$D$105]" office:value-type="float" office:value="0.00586432361108627" calcext:value-type="float">
            <text:p>5.86432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67149" calcext:value-type="float">
            <text:p>5.67149E-03</text:p>
          </table:table-cell>
          <table:table-cell/>
          <table:table-cell table:formula="of:=100*([.E91]-[.I91])/[.E91]" office:value-type="float" office:value="3.28824982853473" calcext:value-type="float">
            <text:p>3.288249828534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92]/[.$D$105]" office:value-type="float" office:value="0.00544535599217645" calcext:value-type="float">
            <text:p>5.44536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258985" calcext:value-type="float">
            <text:p>5.25899E-03</text:p>
          </table:table-cell>
          <table:table-cell/>
          <table:table-cell table:formula="of:=100*([.E92]-[.I92])/[.E92]" office:value-type="float" office:value="3.42256764193585" calcext:value-type="float">
            <text:p>3.422567641935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93]/[.$D$105]" office:value-type="float" office:value="0.00503373352787585" calcext:value-type="float">
            <text:p>5.03373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847583" calcext:value-type="float">
            <text:p>4.84758E-03</text:p>
          </table:table-cell>
          <table:table-cell/>
          <table:table-cell table:formula="of:=100*([.E93]-[.I93])/[.E93]" office:value-type="float" office:value="3.69806082989851" calcext:value-type="float">
            <text:p>3.698060829898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94]/[.$D$105]" office:value-type="float" office:value="0.0046126272732519" calcext:value-type="float">
            <text:p>4.6126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37199" calcext:value-type="float">
            <text:p>4.43720E-03</text:p>
          </table:table-cell>
          <table:table-cell/>
          <table:table-cell table:formula="of:=100*([.E94]-[.I94])/[.E94]" office:value-type="float" office:value="3.80321805469061" calcext:value-type="float">
            <text:p>3.803218054690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95]/[.$D$105]" office:value-type="float" office:value="0.00419544982225614" calcext:value-type="float">
            <text:p>4.19545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27746" calcext:value-type="float">
            <text:p>4.02775E-03</text:p>
          </table:table-cell>
          <table:table-cell/>
          <table:table-cell table:formula="of:=100*([.E95]-[.I95])/[.E95]" office:value-type="float" office:value="3.99727870338241" calcext:value-type="float">
            <text:p>3.997278703382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96]/[.$D$105]" office:value-type="float" office:value="0.00376966999949014" calcext:value-type="float">
            <text:p>3.76967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19138" calcext:value-type="float">
            <text:p>3.61914E-03</text:p>
          </table:table-cell>
          <table:table-cell/>
          <table:table-cell table:formula="of:=100*([.E96]-[.I96])/[.E96]" office:value-type="float" office:value="3.99324077467002" calcext:value-type="float">
            <text:p>3.993240774670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97]/[.$D$105]" office:value-type="float" office:value="0.00335193909963546" calcext:value-type="float">
            <text:p>3.3519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11289" calcext:value-type="float">
            <text:p>3.21129E-03</text:p>
          </table:table-cell>
          <table:table-cell/>
          <table:table-cell table:formula="of:=100*([.E97]-[.I97])/[.E97]" office:value-type="float" office:value="4.19608159500135" calcext:value-type="float">
            <text:p>4.196081595001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98]/[.$D$105]" office:value-type="float" office:value="0.00293646982413021" calcext:value-type="float">
            <text:p>2.93647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04114" calcext:value-type="float">
            <text:p>2.80411E-03</text:p>
          </table:table-cell>
          <table:table-cell/>
          <table:table-cell table:formula="of:=100*([.E98]-[.I98])/[.E98]" office:value-type="float" office:value="4.50731088882951" calcext:value-type="float">
            <text:p>4.507310888829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99]/[.$D$105]" office:value-type="float" office:value="0.002517932665444" calcext:value-type="float">
            <text:p>2.5179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397528" calcext:value-type="float">
            <text:p>2.39753E-03</text:p>
          </table:table-cell>
          <table:table-cell/>
          <table:table-cell table:formula="of:=100*([.E99]-[.I99])/[.E99]" office:value-type="float" office:value="4.78188583421759" calcext:value-type="float">
            <text:p>4.781885834217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100]/[.$D$105]" office:value-type="float" office:value="0.00209748235020842" calcext:value-type="float">
            <text:p>2.09748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1991444" calcext:value-type="float">
            <text:p>1.99144E-03</text:p>
          </table:table-cell>
          <table:table-cell/>
          <table:table-cell table:formula="of:=100*([.E100]-[.I100])/[.E100]" office:value-type="float" office:value="5.05550619760307" calcext:value-type="float">
            <text:p>5.055506197603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101]/[.$D$105]" office:value-type="float" office:value="0.00166832717267316" calcext:value-type="float">
            <text:p>1.6683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585779" calcext:value-type="float">
            <text:p>1.58578E-03</text:p>
          </table:table-cell>
          <table:table-cell/>
          <table:table-cell table:formula="of:=100*([.E101]-[.I101])/[.E101]" office:value-type="float" office:value="4.94796068932291" calcext:value-type="float">
            <text:p>4.947960689322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102]/[.$D$105]" office:value-type="float" office:value="0.0012380924282279" calcext:value-type="float">
            <text:p>1.23809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80446" calcext:value-type="float">
            <text:p>1.18045E-03</text:p>
          </table:table-cell>
          <table:table-cell/>
          <table:table-cell table:formula="of:=100*([.E102]-[.I102])/[.E102]" office:value-type="float" office:value="4.65606823154617" calcext:value-type="float">
            <text:p>4.65606823154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103]/[.$D$105]" office:value-type="float" office:value="0.000779447309024374" calcext:value-type="float">
            <text:p>7.79447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753613" calcext:value-type="float">
            <text:p>7.75361E-04</text:p>
          </table:table-cell>
          <table:table-cell/>
          <table:table-cell table:formula="of:=100*([.E103]-[.I103])/[.E103]" office:value-type="float" office:value="0.524218760789463" calcext:value-type="float">
            <text:p>0.524218760789463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463.54986" calcext:value-type="float">
            <text:p>1.46355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shapes>
          <draw:frame draw:z-index="0" draw:style-name="gr1" draw:text-style-name="P1" svg:width="15.997cm" svg:height="9.004cm" svg:x="24.395cm" svg:y="1.328cm">
            <draw:object draw:notify-on-update-of-ranges="Sheet3.E3:Sheet3.E27 Sheet3.F2:Sheet3.F2 Sheet3.F3:Sheet3.F27 Sheet3.A3:Sheet3.A26 Sheet3.C2:Sheet3.C2 Sheet3.C3:Sheet3.C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Serpent</text:p>
          </table:table-cell>
          <table:table-cell table:style-name="ce11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Almost</text:p>
          </table:table-cell>
          <table:table-cell table:style-name="ce11"/>
          <table:table-cell table:style-name="ce11" office:value-type="string" calcext:value-type="string">
            <text:p>Diff %</text:p>
          </table:table-cell>
          <table:table-cell table:style-name="ce11"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245" calcext:value-type="float">
            <text:p>1.15245E+01</text:p>
          </table:table-cell>
          <table:table-cell table:formula="of:=[.B3]/[.$B$29]" office:value-type="float" office:value="0.0590029567779599" calcext:value-type="float">
            <text:p>5.90030E-0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.05932563" calcext:value-type="float">
            <text:p>5.93256E-02</text:p>
          </table:table-cell>
          <table:table-cell/>
          <table:table-cell table:formula="of:=100*([.C3]-[.F3])/[.C3]" office:value-type="float" office:value="-0.546876359526237" calcext:value-type="float">
            <text:p>-0.546876359526237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031" calcext:value-type="float">
            <text:p>1.15031E+01</text:p>
          </table:table-cell>
          <table:table-cell table:formula="of:=[.B4]/[.$B$29]" office:value-type="float" office:value="0.0588933933890885" calcext:value-type="float">
            <text:p>5.88934E-0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0.05911847" calcext:value-type="float">
            <text:p>5.91185E-02</text:p>
          </table:table-cell>
          <table:table-cell/>
          <table:table-cell table:formula="of:=100*([.C4]-[.F4])/[.C4]" office:value-type="float" office:value="-0.382176332452986" calcext:value-type="float">
            <text:p>-0.382176332452986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4084" calcext:value-type="float">
            <text:p>1.14084E+01</text:p>
          </table:table-cell>
          <table:table-cell table:formula="of:=[.B5]/[.$B$29]" office:value-type="float" office:value="0.0584085497944099" calcext:value-type="float">
            <text:p>5.84085E-0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0.05870486" calcext:value-type="float">
            <text:p>5.87049E-02</text:p>
          </table:table-cell>
          <table:table-cell/>
          <table:table-cell table:formula="of:=100*([.C5]-[.F5])/[.C5]" office:value-type="float" office:value="-0.507306219094701" calcext:value-type="float">
            <text:p>-0.50730621909470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2979" calcext:value-type="float">
            <text:p>1.12979E+01</text:p>
          </table:table-cell>
          <table:table-cell table:formula="of:=[.B6]/[.$B$29]" office:value-type="float" office:value="0.0578428136042095" calcext:value-type="float">
            <text:p>5.78428E-02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.05808626" calcext:value-type="float">
            <text:p>5.80863E-02</text:p>
          </table:table-cell>
          <table:table-cell/>
          <table:table-cell table:formula="of:=100*([.C6]-[.F6])/[.C6]" office:value-type="float" office:value="-0.420875784944103" calcext:value-type="float">
            <text:p>-0.420875784944103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1252" calcext:value-type="float">
            <text:p>1.11252E+01</text:p>
          </table:table-cell>
          <table:table-cell table:formula="of:=[.B7]/[.$B$29]" office:value-type="float" office:value="0.0569586268164484" calcext:value-type="float">
            <text:p>5.69586E-02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1" office:value-type="float" office:value="0.05726482" calcext:value-type="float">
            <text:p>5.72648E-02</text:p>
          </table:table-cell>
          <table:table-cell/>
          <table:table-cell table:formula="of:=100*([.C7]-[.F7])/[.C7]" office:value-type="float" office:value="-0.537571217330028" calcext:value-type="float">
            <text:p>-0.537571217330028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935" calcext:value-type="float">
            <text:p>1.09350E+01</text:p>
          </table:table-cell>
          <table:table-cell table:formula="of:=[.B8]/[.$B$29]" office:value-type="float" office:value="0.0559848437994699" calcext:value-type="float">
            <text:p>5.59848E-02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" office:value-type="float" office:value="0.05624341" calcext:value-type="float">
            <text:p>5.62434E-02</text:p>
          </table:table-cell>
          <table:table-cell/>
          <table:table-cell table:formula="of:=100*([.C8]-[.F8])/[.C8]" office:value-type="float" office:value="-0.461850356243253" calcext:value-type="float">
            <text:p>-0.461850356243253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7037" calcext:value-type="float">
            <text:p>1.07037E+01</text:p>
          </table:table-cell>
          <table:table-cell table:formula="of:=[.B9]/[.$B$29]" office:value-type="float" office:value="0.0548006376384441" calcext:value-type="float">
            <text:p>5.48006E-02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" office:value-type="float" office:value="0.05502559" calcext:value-type="float">
            <text:p>5.50256E-02</text:p>
          </table:table-cell>
          <table:table-cell/>
          <table:table-cell table:formula="of:=100*([.C9]-[.F9])/[.C9]" office:value-type="float" office:value="-0.410492233758415" calcext:value-type="float">
            <text:p>-0.410492233758415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4496" calcext:value-type="float">
            <text:p>1.04496E+01</text:p>
          </table:table-cell>
          <table:table-cell table:formula="of:=[.B10]/[.$B$29]" office:value-type="float" office:value="0.0534997003902095" calcext:value-type="float">
            <text:p>5.34997E-0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" office:value-type="float" office:value="0.05361562" calcext:value-type="float">
            <text:p>5.36156E-02</text:p>
          </table:table-cell>
          <table:table-cell/>
          <table:table-cell table:formula="of:=100*([.C10]-[.F10])/[.C10]" office:value-type="float" office:value="-0.2166733812433" calcext:value-type="float">
            <text:p>-0.2166733812433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1274" calcext:value-type="float">
            <text:p>1.01274E+01</text:p>
          </table:table-cell>
          <table:table-cell table:formula="of:=[.B11]/[.$B$29]" office:value-type="float" office:value="0.0518501058157066" calcext:value-type="float">
            <text:p>5.18501E-02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" office:value-type="float" office:value="0.05201842" calcext:value-type="float">
            <text:p>5.20184E-02</text:p>
          </table:table-cell>
          <table:table-cell/>
          <table:table-cell table:formula="of:=100*([.C11]-[.F11])/[.C11]" office:value-type="float" office:value="-0.324616857854929" calcext:value-type="float">
            <text:p>-0.324616857854929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7233" calcext:value-type="float">
            <text:p>9.77233E+00</text:p>
          </table:table-cell>
          <table:table-cell table:formula="of:=[.B12]/[.$B$29]" office:value-type="float" office:value="0.0500322239238111" calcext:value-type="float">
            <text:p>5.00322E-02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" office:value-type="float" office:value="0.05023957" calcext:value-type="float">
            <text:p>5.02396E-02</text:p>
          </table:table-cell>
          <table:table-cell/>
          <table:table-cell table:formula="of:=100*([.C12]-[.F12])/[.C12]" office:value-type="float" office:value="-0.41442506434392" calcext:value-type="float">
            <text:p>-0.41442506434392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40659" calcext:value-type="float">
            <text:p>9.40659E+00</text:p>
          </table:table-cell>
          <table:table-cell table:formula="of:=[.B13]/[.$B$29]" office:value-type="float" office:value="0.0481597139310156" calcext:value-type="float">
            <text:p>4.81597E-0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1" office:value-type="float" office:value="0.04828527" calcext:value-type="float">
            <text:p>4.82853E-02</text:p>
          </table:table-cell>
          <table:table-cell/>
          <table:table-cell table:formula="of:=100*([.C13]-[.F13])/[.C13]" office:value-type="float" office:value="-0.260707671902358" calcext:value-type="float">
            <text:p>-0.260707671902358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01184" calcext:value-type="float">
            <text:p>9.01184E+00</text:p>
          </table:table-cell>
          <table:table-cell table:formula="of:=[.B14]/[.$B$29]" office:value-type="float" office:value="0.0461386789891006" calcext:value-type="float">
            <text:p>4.61387E-02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" office:value-type="float" office:value="0.04616235" calcext:value-type="float">
            <text:p>4.61624E-02</text:p>
          </table:table-cell>
          <table:table-cell/>
          <table:table-cell table:formula="of:=100*([.C14]-[.F14])/[.C14]" office:value-type="float" office:value="-0.0513040499165594" calcext:value-type="float">
            <text:p>-0.051304049916559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6035" calcext:value-type="float">
            <text:p>8.56035E+00</text:p>
          </table:table-cell>
          <table:table-cell table:formula="of:=[.B15]/[.$B$29]" office:value-type="float" office:value="0.0438271474731406" calcext:value-type="float">
            <text:p>4.38271E-02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" office:value-type="float" office:value="0.04387823" calcext:value-type="float">
            <text:p>4.38782E-02</text:p>
          </table:table-cell>
          <table:table-cell/>
          <table:table-cell table:formula="of:=100*([.C15]-[.F15])/[.C15]" office:value-type="float" office:value="-0.116554532531975" calcext:value-type="float">
            <text:p>-0.116554532531975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1004" calcext:value-type="float">
            <text:p>8.10040E+00</text:p>
          </table:table-cell>
          <table:table-cell table:formula="of:=[.B16]/[.$B$29]" office:value-type="float" office:value="0.0414723025800847" calcext:value-type="float">
            <text:p>4.14723E-02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" office:value-type="float" office:value="0.04144087" calcext:value-type="float">
            <text:p>4.14409E-02</text:p>
          </table:table-cell>
          <table:table-cell/>
          <table:table-cell table:formula="of:=100*([.C16]-[.F16])/[.C16]" office:value-type="float" office:value="0.075791740822692" calcext:value-type="float">
            <text:p>0.07579174082269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62459" calcext:value-type="float">
            <text:p>7.62459E+00</text:p>
          </table:table-cell>
          <table:table-cell table:formula="of:=[.B17]/[.$B$29]" office:value-type="float" office:value="0.0390362579044353" calcext:value-type="float">
            <text:p>3.90363E-02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" office:value-type="float" office:value="0.03885879" calcext:value-type="float">
            <text:p>3.88588E-02</text:p>
          </table:table-cell>
          <table:table-cell/>
          <table:table-cell table:formula="of:=100*([.C17]-[.F17])/[.C17]" office:value-type="float" office:value="0.454623250183949" calcext:value-type="float">
            <text:p>0.454623250183949</text:p>
          </table:table-cell>
          <table:table-cell table:number-columns-repeated="5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09504" calcext:value-type="float">
            <text:p>7.09504E+00</text:p>
          </table:table-cell>
          <table:table-cell table:formula="of:=[.B18]/[.$B$29]" office:value-type="float" office:value="0.0363250760083211" calcext:value-type="float">
            <text:p>3.63251E-02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1" office:value-type="float" office:value="0.036141" calcext:value-type="float">
            <text:p>3.61410E-02</text:p>
          </table:table-cell>
          <table:table-cell/>
          <table:table-cell table:formula="of:=100*([.C18]-[.F18])/[.C18]" office:value-type="float" office:value="0.506746381697641" calcext:value-type="float">
            <text:p>0.506746381697641</text:p>
          </table:table-cell>
          <table:table-cell table:number-columns-repeated="5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53757" calcext:value-type="float">
            <text:p>6.53757E+00</text:p>
          </table:table-cell>
          <table:table-cell table:formula="of:=[.B19]/[.$B$29]" office:value-type="float" office:value="0.0334709497282214" calcext:value-type="float">
            <text:p>3.34709E-0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" office:value-type="float" office:value="0.033297" calcext:value-type="float">
            <text:p>3.32970E-02</text:p>
          </table:table-cell>
          <table:table-cell/>
          <table:table-cell table:formula="of:=100*([.C19]-[.F19])/[.C19]" office:value-type="float" office:value="0.519703592619275" calcext:value-type="float">
            <text:p>0.519703592619275</text:p>
          </table:table-cell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95738" calcext:value-type="float">
            <text:p>5.95738E+00</text:p>
          </table:table-cell>
          <table:table-cell table:formula="of:=[.B20]/[.$B$29]" office:value-type="float" office:value="0.030500501943675" calcext:value-type="float">
            <text:p>3.05005E-02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" office:value-type="float" office:value="0.03033671" calcext:value-type="float">
            <text:p>3.03367E-02</text:p>
          </table:table-cell>
          <table:table-cell/>
          <table:table-cell table:formula="of:=100*([.C20]-[.F20])/[.C20]" office:value-type="float" office:value="0.537013928418213" calcext:value-type="float">
            <text:p>0.537013928418213</text:p>
          </table:table-cell>
          <table:table-cell table:number-columns-repeated="5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36822" calcext:value-type="float">
            <text:p>5.36822E+00</text:p>
          </table:table-cell>
          <table:table-cell table:formula="of:=[.B21]/[.$B$29]" office:value-type="float" office:value="0.0274841296919241" calcext:value-type="float">
            <text:p>2.74841E-02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" office:value-type="float" office:value="0.02727047" calcext:value-type="float">
            <text:p>2.72705E-02</text:p>
          </table:table-cell>
          <table:table-cell/>
          <table:table-cell table:formula="of:=100*([.C21]-[.F21])/[.C21]" office:value-type="float" office:value="0.777392969393953" calcext:value-type="float">
            <text:p>0.777392969393953</text:p>
          </table:table-cell>
          <table:table-cell table:number-columns-repeated="5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77365" calcext:value-type="float">
            <text:p>4.77365E+00</text:p>
          </table:table-cell>
          <table:table-cell table:formula="of:=[.B22]/[.$B$29]" office:value-type="float" office:value="0.0244400594058838" calcext:value-type="float">
            <text:p>2.44401E-0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" office:value-type="float" office:value="0.024109" calcext:value-type="float">
            <text:p>2.41090E-02</text:p>
          </table:table-cell>
          <table:table-cell/>
          <table:table-cell table:formula="of:=100*([.C22]-[.F22])/[.C22]" office:value-type="float" office:value="1.35457692792727" calcext:value-type="float">
            <text:p>1.35457692792727</text:p>
          </table:table-cell>
          <table:table-cell table:number-columns-repeated="5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14696" calcext:value-type="float">
            <text:p>4.14696E+00</text:p>
          </table:table-cell>
          <table:table-cell table:formula="of:=[.B23]/[.$B$29]" office:value-type="float" office:value="0.0212315416408459" calcext:value-type="float">
            <text:p>2.12315E-02</text:p>
          </table:table-cell>
          <table:table-cell/>
          <table:table-cell table:style-name="ce4" office:value-type="float" office:value="41" calcext:value-type="float">
            <text:p>41</text:p>
          </table:table-cell>
          <table:table-cell table:style-name="ce1" office:value-type="float" office:value="0.02086332" calcext:value-type="float">
            <text:p>2.08633E-02</text:p>
          </table:table-cell>
          <table:table-cell/>
          <table:table-cell table:formula="of:=100*([.C23]-[.F23])/[.C23]" office:value-type="float" office:value="1.73431419665489" calcext:value-type="float">
            <text:p>1.73431419665489</text:p>
          </table:table-cell>
          <table:table-cell table:number-columns-repeated="5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0204" calcext:value-type="float">
            <text:p>3.50204E+00</text:p>
          </table:table-cell>
          <table:table-cell table:formula="of:=[.B24]/[.$B$29]" office:value-type="float" office:value="0.0179296902038862" calcext:value-type="float">
            <text:p>1.79297E-02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" office:value-type="float" office:value="0.01754478" calcext:value-type="float">
            <text:p>1.75448E-02</text:p>
          </table:table-cell>
          <table:table-cell/>
          <table:table-cell table:formula="of:=100*([.C24]-[.F24])/[.C24]" office:value-type="float" office:value="2.1467755410675" calcext:value-type="float">
            <text:p>2.1467755410675</text:p>
          </table:table-cell>
          <table:table-cell table:number-columns-repeated="5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83483" calcext:value-type="float">
            <text:p>2.83483E+00</text:p>
          </table:table-cell>
          <table:table-cell table:formula="of:=[.B25]/[.$B$29]" office:value-type="float" office:value="0.0145137187698264" calcext:value-type="float">
            <text:p>1.45137E-02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" office:value-type="float" office:value="0.01416497" calcext:value-type="float">
            <text:p>1.41650E-02</text:p>
          </table:table-cell>
          <table:table-cell/>
          <table:table-cell table:formula="of:=100*([.C25]-[.F25])/[.C25]" office:value-type="float" office:value="2.40289050213241" calcext:value-type="float">
            <text:p>2.40289050213241</text:p>
          </table:table-cell>
          <table:table-cell table:number-columns-repeated="5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14522" calcext:value-type="float">
            <text:p>2.14522E+00</text:p>
          </table:table-cell>
          <table:table-cell table:formula="of:=[.B26]/[.$B$29]" office:value-type="float" office:value="0.0109830641623684" calcext:value-type="float">
            <text:p>1.09831E-02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1" office:value-type="float" office:value="0.01073569" calcext:value-type="float">
            <text:p>1.07357E-02</text:p>
          </table:table-cell>
          <table:table-cell/>
          <table:table-cell table:formula="of:=100*([.C26]-[.F26])/[.C26]" office:value-type="float" office:value="2.25232374783005" calcext:value-type="float">
            <text:p>2.25232374783005</text:p>
          </table:table-cell>
          <table:table-cell table:number-columns-repeated="5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0891" calcext:value-type="float">
            <text:p>1.40891E+00</text:p>
          </table:table-cell>
          <table:table-cell table:formula="of:=[.B27]/[.$B$29]" office:value-type="float" office:value="0.0072133156175136" calcext:value-type="float">
            <text:p>7.21332E-03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" office:value-type="float" office:value="0.007268908" calcext:value-type="float">
            <text:p>7.26891E-03</text:p>
          </table:table-cell>
          <table:table-cell/>
          <table:table-cell table:formula="of:=100*([.C27]-[.F27])/[.C27]" office:value-type="float" office:value="-0.770691113964693" calcext:value-type="float">
            <text:p>-0.770691113964693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4"/>
          <table:table-cell table:style-name="ce1"/>
          <table:table-cell table:number-columns-repeated="58"/>
        </table:table-row>
        <table:table-row table:style-name="ro1">
          <table:table-cell/>
          <table:table-cell table:formula="of:=SUM([.B3:.B27])" office:value-type="float" office:value="195.32072" calcext:value-type="float">
            <text:p>1.95321E+02</text:p>
          </table:table-cell>
          <table:table-cell table:formula="of:=SUM([.C3:.C27])" office:value-type="float" office:value="1" calcext:value-type="float">
            <text:p>1.00000E+00</text:p>
          </table:table-cell>
          <table:table-cell/>
          <table:table-cell table:style-name="ce4"/>
          <table:table-cell table:style-name="ce1"/>
          <table:table-cell table:number-columns-repeated="58"/>
        </table:table-row>
        <table:table-row table:style-name="ro1">
          <table:table-cell table:number-columns-repeated="4"/>
          <table:table-cell table:style-name="ce4"/>
          <table:table-cell table:style-name="ce1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-eff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lmost</text:p>
          </table:table-cell>
          <table:table-cell office:value-type="float" office:value="0.686474" calcext:value-type="float">
            <text:p>6.86474E-0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erpent</text:p>
          </table:table-cell>
          <table:table-cell office:value-type="float" office:value="0.502593" calcext:value-type="float">
            <text:p>5.02593E-01</text:p>
          </table:table-cell>
          <table:table-cell table:number-columns-repeated="61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shapes>
          <draw:frame draw:z-index="0" draw:style-name="gr1" draw:text-style-name="P1" svg:width="21.803cm" svg:height="12.272cm" svg:x="21.863cm" svg:y="3.373cm">
            <draw:object draw:notify-on-update-of-ranges="Sheet4.E3:Sheet4.E27 Sheet4.G3:Sheet4.G3 Sheet4.F3:Sheet4.F27 Sheet4.E28:Sheet4.E51 Sheet4.G28:Sheet4.G28 Sheet4.F28:Sheet4.F52 Sheet4.A3:Sheet4.A26 Sheet4.D3:Sheet4.D3 Sheet4.C3:Sheet4.C27 Sheet4.A28:Sheet4.A52 Sheet4.D28:Sheet4.D28 Sheet4.C28:Sheet4.C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/>
          <table:table-cell table:style-name="Default"/>
          <table:table-cell table:style-name="ce11"/>
          <table:table-cell table:style-name="ce5" office:value-type="string" calcext:value-type="string">
            <text:p>X</text:p>
          </table:table-cell>
          <table:table-cell table:style-name="Default"/>
          <table:table-cell table:style-name="ce11"/>
          <table:table-cell table:style-name="ce11" office:value-type="string" calcext:value-type="string">
            <text:p>Diff %</text:p>
          </table:table-cell>
          <table:table-cell table:style-name="ce11"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7811" calcext:value-type="float">
            <text:p>7.77811E+00</text:p>
          </table:table-cell>
          <table:table-cell table:formula="of:=[.B3]/[.$B$54]" office:value-type="float" office:value="0.0398350330568738" calcext:value-type="float">
            <text:p>3.98350E-02</text:p>
          </table:table-cell>
          <table:table-cell table:style-name="ce6" office:value-type="string" calcext:value-type="string">
            <text:p>Serpent_1g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3746118" calcext:value-type="float">
            <text:p>3.74612E-02</text:p>
          </table:table-cell>
          <table:table-cell table:style-name="ce6" office:value-type="string" calcext:value-type="string">
            <text:p>Almost_1g</text:p>
          </table:table-cell>
          <table:table-cell table:formula="of:=100*([.C3]-[.F3])/[.C3]" office:value-type="float" office:value="5.95920945637127" calcext:value-type="float">
            <text:p>5.95920945637127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K-eff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4842" calcext:value-type="float">
            <text:p>7.74842E+00</text:p>
          </table:table-cell>
          <table:table-cell table:formula="of:=[.B4]/[.$B$54]" office:value-type="float" office:value="0.0396829778491873" calcext:value-type="float">
            <text:p>3.96830E-0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03733097" calcext:value-type="float">
            <text:p>3.73310E-02</text:p>
          </table:table-cell>
          <table:table-cell/>
          <table:table-cell table:formula="of:=100*([.C4]-[.F4])/[.C4]" office:value-type="float" office:value="5.92699433526887" calcext:value-type="float">
            <text:p>5.92699433526887</text:p>
          </table:table-cell>
          <table:table-cell table:number-columns-repeated="2"/>
          <table:table-cell table:style-name="ce1" office:value-type="string" calcext:value-type="string">
            <text:p>Almost</text:p>
          </table:table-cell>
          <table:table-cell table:style-name="ce1" office:value-type="float" office:value="0.5615825" calcext:value-type="float">
            <text:p>5.61583E-01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68678" calcext:value-type="float">
            <text:p>7.68678E+00</text:p>
          </table:table-cell>
          <table:table-cell table:formula="of:=[.B5]/[.$B$54]" office:value-type="float" office:value="0.0393672930057452" calcext:value-type="float">
            <text:p>3.93673E-0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03707103" calcext:value-type="float">
            <text:p>3.70710E-02</text:p>
          </table:table-cell>
          <table:table-cell/>
          <table:table-cell table:formula="of:=100*([.C5]-[.F5])/[.C5]" office:value-type="float" office:value="5.83292075838207" calcext:value-type="float">
            <text:p>5.83292075838207</text:p>
          </table:table-cell>
          <table:table-cell table:number-columns-repeated="2"/>
          <table:table-cell table:style-name="ce1" office:value-type="string" calcext:value-type="string">
            <text:p>Serpent</text:p>
          </table:table-cell>
          <table:table-cell table:style-name="ce1" office:value-type="float" office:value="0.502593" calcext:value-type="float">
            <text:p>5.02593E-01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0904" calcext:value-type="float">
            <text:p>7.60904E+00</text:p>
          </table:table-cell>
          <table:table-cell table:formula="of:=[.B6]/[.$B$54]" office:value-type="float" office:value="0.0389691531658816" calcext:value-type="float">
            <text:p>3.89692E-02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0.03668227" calcext:value-type="float">
            <text:p>3.66823E-02</text:p>
          </table:table-cell>
          <table:table-cell/>
          <table:table-cell table:formula="of:=100*([.C6]-[.F6])/[.C6]" office:value-type="float" office:value="5.8684446032146" calcext:value-type="float">
            <text:p>5.8684446032146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0758" calcext:value-type="float">
            <text:p>7.50758E+00</text:p>
          </table:table-cell>
          <table:table-cell table:formula="of:=[.B7]/[.$B$54]" office:value-type="float" office:value="0.038449533045576" calcext:value-type="float">
            <text:p>3.84495E-02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0.03616609" calcext:value-type="float">
            <text:p>3.61661E-02</text:p>
          </table:table-cell>
          <table:table-cell/>
          <table:table-cell table:formula="of:=100*([.C7]-[.F7])/[.C7]" office:value-type="float" office:value="5.93880566213721" calcext:value-type="float">
            <text:p>5.9388056621372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484" calcext:value-type="float">
            <text:p>7.37484E+00</text:p>
          </table:table-cell>
          <table:table-cell table:formula="of:=[.B8]/[.$B$54]" office:value-type="float" office:value="0.0377697146465087" calcext:value-type="float">
            <text:p>3.77697E-02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0.03552434" calcext:value-type="float">
            <text:p>3.55243E-02</text:p>
          </table:table-cell>
          <table:table-cell/>
          <table:table-cell table:formula="of:=100*([.C8]-[.F8])/[.C8]" office:value-type="float" office:value="5.94490762644992" calcext:value-type="float">
            <text:p>5.94490762644992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20808" calcext:value-type="float">
            <text:p>7.20808E+00</text:p>
          </table:table-cell>
          <table:table-cell table:formula="of:=[.B9]/[.$B$54]" office:value-type="float" office:value="0.036915665255003" calcext:value-type="float">
            <text:p>3.69157E-02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0.0347593" calcext:value-type="float">
            <text:p>3.47593E-02</text:p>
          </table:table-cell>
          <table:table-cell/>
          <table:table-cell table:formula="of:=100*([.C9]-[.F9])/[.C9]" office:value-type="float" office:value="5.84132844446232" calcext:value-type="float">
            <text:p>5.84132844446232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03375" calcext:value-type="float">
            <text:p>7.03375E+00</text:p>
          </table:table-cell>
          <table:table-cell table:formula="of:=[.B10]/[.$B$54]" office:value-type="float" office:value="0.0360228466508942" calcext:value-type="float">
            <text:p>3.60228E-0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0.03387373" calcext:value-type="float">
            <text:p>3.38737E-02</text:p>
          </table:table-cell>
          <table:table-cell/>
          <table:table-cell table:formula="of:=100*([.C10]-[.F10])/[.C10]" office:value-type="float" office:value="5.96598228818995" calcext:value-type="float">
            <text:p>5.96598228818995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3106" calcext:value-type="float">
            <text:p>6.83106E+00</text:p>
          </table:table-cell>
          <table:table-cell table:formula="of:=[.B11]/[.$B$54]" office:value-type="float" office:value="0.0349847843388032" calcext:value-type="float">
            <text:p>3.49848E-02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office:value-type="float" office:value="0.03287078" calcext:value-type="float">
            <text:p>3.28708E-02</text:p>
          </table:table-cell>
          <table:table-cell/>
          <table:table-cell table:formula="of:=100*([.C11]-[.F11])/[.C11]" office:value-type="float" office:value="6.04263933237536" calcext:value-type="float">
            <text:p>6.04263933237536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61081" calcext:value-type="float">
            <text:p>6.61081E+00</text:p>
          </table:table-cell>
          <table:table-cell table:formula="of:=[.B12]/[.$B$54]" office:value-type="float" office:value="0.033856789744901" calcext:value-type="float">
            <text:p>3.38568E-02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0.03175407" calcext:value-type="float">
            <text:p>3.17541E-02</text:p>
          </table:table-cell>
          <table:table-cell/>
          <table:table-cell table:formula="of:=100*([.C12]-[.F12])/[.C12]" office:value-type="float" office:value="6.2106294209944" calcext:value-type="float">
            <text:p>6.2106294209944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36548" calcext:value-type="float">
            <text:p>6.36548E+00</text:p>
          </table:table-cell>
          <table:table-cell table:formula="of:=[.B13]/[.$B$54]" office:value-type="float" office:value="0.032600349728002" calcext:value-type="float">
            <text:p>3.26003E-0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office:value-type="float" office:value="0.0305276" calcext:value-type="float">
            <text:p>3.05276E-02</text:p>
          </table:table-cell>
          <table:table-cell/>
          <table:table-cell table:formula="of:=100*([.C13]-[.F13])/[.C13]" office:value-type="float" office:value="6.35805979167636" calcext:value-type="float">
            <text:p>6.35805979167636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08821" calcext:value-type="float">
            <text:p>6.08821E+00</text:p>
          </table:table-cell>
          <table:table-cell table:formula="of:=[.B14]/[.$B$54]" office:value-type="float" office:value="0.0311803312896308" calcext:value-type="float">
            <text:p>3.11803E-02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0.02919579" calcext:value-type="float">
            <text:p>2.91958E-02</text:p>
          </table:table-cell>
          <table:table-cell/>
          <table:table-cell table:formula="of:=100*([.C14]-[.F14])/[.C14]" office:value-type="float" office:value="6.36472162914683" calcext:value-type="float">
            <text:p>6.36472162914683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80232" calcext:value-type="float">
            <text:p>5.80232E+00</text:p>
          </table:table-cell>
          <table:table-cell table:formula="of:=[.B15]/[.$B$54]" office:value-type="float" office:value="0.0297161661388898" calcext:value-type="float">
            <text:p>2.97162E-02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0.02776344" calcext:value-type="float">
            <text:p>2.77634E-02</text:p>
          </table:table-cell>
          <table:table-cell/>
          <table:table-cell table:formula="of:=100*([.C15]-[.F15])/[.C15]" office:value-type="float" office:value="6.5712586534986" calcext:value-type="float">
            <text:p>6.5712586534986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49788" calcext:value-type="float">
            <text:p>5.49788E+00</text:p>
          </table:table-cell>
          <table:table-cell table:formula="of:=[.B16]/[.$B$54]" office:value-type="float" office:value="0.028156998492272" calcext:value-type="float">
            <text:p>2.81570E-02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0.02623573" calcext:value-type="float">
            <text:p>2.62357E-02</text:p>
          </table:table-cell>
          <table:table-cell/>
          <table:table-cell table:formula="of:=100*([.C16]-[.F16])/[.C16]" office:value-type="float" office:value="6.82341369872678" calcext:value-type="float">
            <text:p>6.82341369872678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1596" calcext:value-type="float">
            <text:p>5.15960E+00</text:p>
          </table:table-cell>
          <table:table-cell table:formula="of:=[.B17]/[.$B$54]" office:value-type="float" office:value="0.0264245217103186" calcext:value-type="float">
            <text:p>2.64245E-02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office:value-type="float" office:value="0.02461818" calcext:value-type="float">
            <text:p>2.46182E-02</text:p>
          </table:table-cell>
          <table:table-cell/>
          <table:table-cell table:formula="of:=100*([.C17]-[.F17])/[.C17]" office:value-type="float" office:value="6.83585394703001" calcext:value-type="float">
            <text:p>6.83585394703001</text:p>
          </table:table-cell>
          <table:table-cell table:number-columns-repeated="5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82755" calcext:value-type="float">
            <text:p>4.82755E+00</text:p>
          </table:table-cell>
          <table:table-cell table:formula="of:=[.B18]/[.$B$54]" office:value-type="float" office:value="0.0247239514269805" calcext:value-type="float">
            <text:p>2.47240E-02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office:value-type="float" office:value="0.02291667" calcext:value-type="float">
            <text:p>2.29167E-02</text:p>
          </table:table-cell>
          <table:table-cell/>
          <table:table-cell table:formula="of:=100*([.C18]-[.F18])/[.C18]" office:value-type="float" office:value="7.30984055003554" calcext:value-type="float">
            <text:p>7.30984055003554</text:p>
          </table:table-cell>
          <table:table-cell table:number-columns-repeated="5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45244" calcext:value-type="float">
            <text:p>4.45244E+00</text:p>
          </table:table-cell>
          <table:table-cell table:formula="of:=[.B19]/[.$B$54]" office:value-type="float" office:value="0.0228028524389276" calcext:value-type="float">
            <text:p>2.28029E-0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office:value-type="float" office:value="0.0211374" calcext:value-type="float">
            <text:p>2.11374E-02</text:p>
          </table:table-cell>
          <table:table-cell/>
          <table:table-cell table:formula="of:=100*([.C19]-[.F19])/[.C19]" office:value-type="float" office:value="7.30370221615115" calcext:value-type="float">
            <text:p>7.30370221615115</text:p>
          </table:table-cell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07039" calcext:value-type="float">
            <text:p>4.07039E+00</text:p>
          </table:table-cell>
          <table:table-cell table:formula="of:=[.B20]/[.$B$54]" office:value-type="float" office:value="0.0208462107381316" calcext:value-type="float">
            <text:p>2.08462E-02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office:value-type="float" office:value="0.01928688" calcext:value-type="float">
            <text:p>1.92869E-02</text:p>
          </table:table-cell>
          <table:table-cell/>
          <table:table-cell table:formula="of:=100*([.C20]-[.F20])/[.C20]" office:value-type="float" office:value="7.48016393828011" calcext:value-type="float">
            <text:p>7.48016393828011</text:p>
          </table:table-cell>
          <table:table-cell table:number-columns-repeated="5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67262" calcext:value-type="float">
            <text:p>3.67262E+00</text:p>
          </table:table-cell>
          <table:table-cell table:formula="of:=[.B21]/[.$B$54]" office:value-type="float" office:value="0.0188090601836868" calcext:value-type="float">
            <text:p>1.88091E-02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office:value-type="float" office:value="0.01737189" calcext:value-type="float">
            <text:p>1.73719E-02</text:p>
          </table:table-cell>
          <table:table-cell/>
          <table:table-cell table:formula="of:=100*([.C21]-[.F21])/[.C21]" office:value-type="float" office:value="7.64083994442878" calcext:value-type="float">
            <text:p>7.64083994442878</text:p>
          </table:table-cell>
          <table:table-cell table:number-columns-repeated="5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26625" calcext:value-type="float">
            <text:p>3.26625E+00</text:p>
          </table:table-cell>
          <table:table-cell table:formula="of:=[.B22]/[.$B$54]" office:value-type="float" office:value="0.0167278653454392" calcext:value-type="float">
            <text:p>1.67279E-0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0.0153995" calcext:value-type="float">
            <text:p>1.53995E-02</text:p>
          </table:table-cell>
          <table:table-cell/>
          <table:table-cell table:formula="of:=100*([.C22]-[.F22])/[.C22]" office:value-type="float" office:value="7.94103322813623" calcext:value-type="float">
            <text:p>7.94103322813623</text:p>
          </table:table-cell>
          <table:table-cell table:number-columns-repeated="5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84754" calcext:value-type="float">
            <text:p>2.84754E+00</text:p>
          </table:table-cell>
          <table:table-cell table:formula="of:=[.B23]/[.$B$54]" office:value-type="float" office:value="0.014583472081363" calcext:value-type="float">
            <text:p>1.45835E-02</text:p>
          </table:table-cell>
          <table:table-cell/>
          <table:table-cell table:style-name="ce4" office:value-type="float" office:value="41" calcext:value-type="float">
            <text:p>41</text:p>
          </table:table-cell>
          <table:table-cell office:value-type="float" office:value="0.01337703" calcext:value-type="float">
            <text:p>1.33770E-02</text:p>
          </table:table-cell>
          <table:table-cell/>
          <table:table-cell table:formula="of:=100*([.C23]-[.F23])/[.C23]" office:value-type="float" office:value="8.27266699337534" calcext:value-type="float">
            <text:p>8.27266699337534</text:p>
          </table:table-cell>
          <table:table-cell table:number-columns-repeated="5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413" calcext:value-type="float">
            <text:p>2.41300E+00</text:p>
          </table:table-cell>
          <table:table-cell table:formula="of:=[.B24]/[.$B$54]" office:value-type="float" office:value="0.0123580066065197" calcext:value-type="float">
            <text:p>1.23580E-02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office:value-type="float" office:value="0.01131201" calcext:value-type="float">
            <text:p>1.13120E-02</text:p>
          </table:table-cell>
          <table:table-cell/>
          <table:table-cell table:formula="of:=100*([.C24]-[.F24])/[.C24]" office:value-type="float" office:value="8.46412079087111" calcext:value-type="float">
            <text:p>8.46412079087111</text:p>
          </table:table-cell>
          <table:table-cell table:number-columns-repeated="5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6578" calcext:value-type="float">
            <text:p>1.96578E+00</text:p>
          </table:table-cell>
          <table:table-cell table:formula="of:=[.B25]/[.$B$54]" office:value-type="float" office:value="0.010067601420209" calcext:value-type="float">
            <text:p>1.00676E-02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office:value-type="float" office:value="0.009212194" calcext:value-type="float">
            <text:p>9.21219E-03</text:p>
          </table:table-cell>
          <table:table-cell/>
          <table:table-cell table:formula="of:=100*([.C25]-[.F25])/[.C25]" office:value-type="float" office:value="8.49663573780221" calcext:value-type="float">
            <text:p>8.49663573780221</text:p>
          </table:table-cell>
          <table:table-cell table:number-columns-repeated="5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0561" calcext:value-type="float">
            <text:p>1.50561E+00</text:p>
          </table:table-cell>
          <table:table-cell table:formula="of:=[.B26]/[.$B$54]" office:value-type="float" office:value="0.00771087373677665" calcext:value-type="float">
            <text:p>7.71087E-03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office:value-type="float" office:value="0.007085542" calcext:value-type="float">
            <text:p>7.08554E-03</text:p>
          </table:table-cell>
          <table:table-cell/>
          <table:table-cell table:formula="of:=100*([.C26]-[.F26])/[.C26]" office:value-type="float" office:value="8.10973902729285" calcext:value-type="float">
            <text:p>8.10973902729285</text:p>
          </table:table-cell>
          <table:table-cell table:number-columns-repeated="5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0988" calcext:value-type="float">
            <text:p>1.00988E+00</text:p>
          </table:table-cell>
          <table:table-cell table:formula="of:=[.B27]/[.$B$54]" office:value-type="float" office:value="0.00517202806124827" calcext:value-type="float">
            <text:p>5.17203E-03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office:value-type="float" office:value="0.004940171" calcext:value-type="float">
            <text:p>4.94017E-03</text:p>
          </table:table-cell>
          <table:table-cell/>
          <table:table-cell table:formula="of:=100*([.C27]-[.F27])/[.C27]" office:value-type="float" office:value="4.48290416259477" calcext:value-type="float">
            <text:p>4.48290416259477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5114" calcext:value-type="float">
            <text:p>3.75114E+00</text:p>
          </table:table-cell>
          <table:table-cell table:formula="of:=[.B28]/[.$B$54]" office:value-type="float" office:value="0.0192111947376627" calcext:value-type="float">
            <text:p>1.92112E-02</text:p>
          </table:table-cell>
          <table:table-cell office:value-type="string" calcext:value-type="string">
            <text:p>Serpent_2g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2182038" calcext:value-type="float">
            <text:p>2.18204E-02</text:p>
          </table:table-cell>
          <table:table-cell table:style-name="ce6" office:value-type="string" calcext:value-type="string">
            <text:p>Almost_2g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4025" calcext:value-type="float">
            <text:p>3.74025E+00</text:p>
          </table:table-cell>
          <table:table-cell table:formula="of:=[.B29]/[.$B$54]" office:value-type="float" office:value="0.0191554223829404" calcext:value-type="float">
            <text:p>1.91554E-0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02174373" calcext:value-type="float">
            <text:p>2.17437E-02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998" calcext:value-type="float">
            <text:p>3.69980E+00</text:p>
          </table:table-cell>
          <table:table-cell table:formula="of:=[.B30]/[.$B$54]" office:value-type="float" office:value="0.0189482606062169" calcext:value-type="float">
            <text:p>1.89483E-0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02159067" calcext:value-type="float">
            <text:p>2.15907E-0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5926" calcext:value-type="float">
            <text:p>3.65926E+00</text:p>
          </table:table-cell>
          <table:table-cell table:formula="of:=[.B31]/[.$B$54]" office:value-type="float" office:value="0.018740637900942" calcext:value-type="float">
            <text:p>1.87406E-02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0.02136174" calcext:value-type="float">
            <text:p>2.13617E-0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214" calcext:value-type="float">
            <text:p>3.61214E+00</text:p>
          </table:table-cell>
          <table:table-cell table:formula="of:=[.B32]/[.$B$54]" office:value-type="float" office:value="0.0184993161971297" calcext:value-type="float">
            <text:p>1.84993E-02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0.02105772" calcext:value-type="float">
            <text:p>2.10577E-02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4715" calcext:value-type="float">
            <text:p>3.54715E+00</text:p>
          </table:table-cell>
          <table:table-cell table:formula="of:=[.B33]/[.$B$54]" office:value-type="float" office:value="0.0181664745687179" calcext:value-type="float">
            <text:p>1.81665E-02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0.02067963" calcext:value-type="float">
            <text:p>2.06796E-02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7288" calcext:value-type="float">
            <text:p>3.47288E+00</text:p>
          </table:table-cell>
          <table:table-cell table:formula="of:=[.B34]/[.$B$54]" office:value-type="float" office:value="0.0177861060852259" calcext:value-type="float">
            <text:p>1.77861E-02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0.02022878" calcext:value-type="float">
            <text:p>2.02288E-02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38837" calcext:value-type="float">
            <text:p>3.38837E+00</text:p>
          </table:table-cell>
          <table:table-cell table:formula="of:=[.B35]/[.$B$54]" office:value-type="float" office:value="0.0173532941754385" calcext:value-type="float">
            <text:p>1.73533E-0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0.01970668" calcext:value-type="float">
            <text:p>1.97067E-02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28588" calcext:value-type="float">
            <text:p>3.28588E+00</text:p>
          </table:table-cell>
          <table:table-cell table:formula="of:=[.B36]/[.$B$54]" office:value-type="float" office:value="0.0168283989839332" calcext:value-type="float">
            <text:p>1.68284E-02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office:value-type="float" office:value="0.01911512" calcext:value-type="float">
            <text:p>1.91151E-02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7829" calcext:value-type="float">
            <text:p>3.17829E+00</text:p>
          </table:table-cell>
          <table:table-cell table:formula="of:=[.B37]/[.$B$54]" office:value-type="float" office:value="0.0162773845078472" calcext:value-type="float">
            <text:p>1.62774E-02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0.01845611" calcext:value-type="float">
            <text:p>1.84561E-02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4656" calcext:value-type="float">
            <text:p>3.04656E+00</text:p>
          </table:table-cell>
          <table:table-cell table:formula="of:=[.B38]/[.$B$54]" office:value-type="float" office:value="0.0156027387514126" calcext:value-type="float">
            <text:p>1.56027E-0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office:value-type="float" office:value="0.01773186" calcext:value-type="float">
            <text:p>1.77319E-02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92135" calcext:value-type="float">
            <text:p>2.92135E+00</text:p>
          </table:table-cell>
          <table:table-cell table:formula="of:=[.B39]/[.$B$54]" office:value-type="float" office:value="0.0149614847078144" calcext:value-type="float">
            <text:p>1.49615E-02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0.01694484" calcext:value-type="float">
            <text:p>1.69448E-02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77759" calcext:value-type="float">
            <text:p>2.77759E+00</text:p>
          </table:table-cell>
          <table:table-cell table:formula="of:=[.B40]/[.$B$54]" office:value-type="float" office:value="0.0142252281683394" calcext:value-type="float">
            <text:p>1.42252E-02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0.0160977" calcext:value-type="float">
            <text:p>1.60977E-02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62425" calcext:value-type="float">
            <text:p>2.62425E+00</text:p>
          </table:table-cell>
          <table:table-cell table:formula="of:=[.B41]/[.$B$54]" office:value-type="float" office:value="0.0134399083452794" calcext:value-type="float">
            <text:p>1.34399E-02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0.01519329" calcext:value-type="float">
            <text:p>1.51933E-02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45537" calcext:value-type="float">
            <text:p>2.45537E+00</text:p>
          </table:table-cell>
          <table:table-cell table:formula="of:=[.B42]/[.$B$54]" office:value-type="float" office:value="0.0125750015256735" calcext:value-type="float">
            <text:p>1.25750E-02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office:value-type="float" office:value="0.01423465" calcext:value-type="float">
            <text:p>1.42347E-02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27931" calcext:value-type="float">
            <text:p>2.27931E+00</text:p>
          </table:table-cell>
          <table:table-cell table:formula="of:=[.B43]/[.$B$54]" office:value-type="float" office:value="0.0116733228505206" calcext:value-type="float">
            <text:p>1.16733E-02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office:value-type="float" office:value="0.01322499" calcext:value-type="float">
            <text:p>1.32250E-02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9247" calcext:value-type="float">
            <text:p>2.09247E+00</text:p>
          </table:table-cell>
          <table:table-cell table:formula="of:=[.B44]/[.$B$54]" office:value-type="float" office:value="0.0107164351777639" calcext:value-type="float">
            <text:p>1.07164E-0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office:value-type="float" office:value="0.01216767" calcext:value-type="float">
            <text:p>1.21677E-02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90445" calcext:value-type="float">
            <text:p>1.90445E+00</text:p>
          </table:table-cell>
          <table:table-cell table:formula="of:=[.B45]/[.$B$54]" office:value-type="float" office:value="0.00975350421955506" calcext:value-type="float">
            <text:p>9.75350E-03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office:value-type="float" office:value="0.01106621" calcext:value-type="float">
            <text:p>1.10662E-02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70384" calcext:value-type="float">
            <text:p>1.70384E+00</text:p>
          </table:table-cell>
          <table:table-cell table:formula="of:=[.B46]/[.$B$54]" office:value-type="float" office:value="0.00872609447843036" calcext:value-type="float">
            <text:p>8.72609E-03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office:value-type="float" office:value="0.009924249" calcext:value-type="float">
            <text:p>9.92425E-03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0312" calcext:value-type="float">
            <text:p>1.50312E+00</text:p>
          </table:table-cell>
          <table:table-cell table:formula="of:=[.B47]/[.$B$54]" office:value-type="float" office:value="0.00769812138018725" calcext:value-type="float">
            <text:p>7.69812E-03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0.008745542" calcext:value-type="float">
            <text:p>8.74554E-03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29282" calcext:value-type="float">
            <text:p>1.29282E+00</text:p>
          </table:table-cell>
          <table:table-cell table:formula="of:=[.B48]/[.$B$54]" office:value-type="float" office:value="0.0066210849983592" calcext:value-type="float">
            <text:p>6.62108E-03</text:p>
          </table:table-cell>
          <table:table-cell/>
          <table:table-cell table:style-name="ce4" office:value-type="float" office:value="41" calcext:value-type="float">
            <text:p>41</text:p>
          </table:table-cell>
          <table:table-cell office:value-type="float" office:value="0.007533942" calcext:value-type="float">
            <text:p>7.53394E-03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7911" calcext:value-type="float">
            <text:p>1.07911E+00</text:p>
          </table:table-cell>
          <table:table-cell table:formula="of:=[.B49]/[.$B$54]" office:value-type="float" office:value="0.00552658454586052" calcext:value-type="float">
            <text:p>5.52658E-03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office:value-type="float" office:value="0.006293382" calcext:value-type="float">
            <text:p>6.29338E-03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44" calcext:value-type="float">
            <text:p>8.64400E-01</text:p>
          </table:table-cell>
          <table:table-cell table:formula="of:=[.B50]/[.$B$54]" office:value-type="float" office:value="0.00442696266501268" calcext:value-type="float">
            <text:p>4.42696E-03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office:value-type="float" office:value="0.005027854" calcext:value-type="float">
            <text:p>5.02785E-03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1658" calcext:value-type="float">
            <text:p>6.41658E-01</text:p>
          </table:table-cell>
          <table:table-cell table:formula="of:=[.B51]/[.$B$54]" office:value-type="float" office:value="0.0032862054716644" calcext:value-type="float">
            <text:p>3.28621E-03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office:value-type="float" office:value="0.003741396" calcext:value-type="float">
            <text:p>3.74140E-03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355" calcext:value-type="float">
            <text:p>4.03550E-01</text:p>
          </table:table-cell>
          <table:table-cell table:formula="of:=[.B52]/[.$B$54]" office:value-type="float" office:value="0.00206675241030295" calcext:value-type="float">
            <text:p>2.06675E-03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office:value-type="float" office:value="0.002438065" calcext:value-type="float">
            <text:p>2.43807E-0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formula="of:=SUM([.B3:.B52])" office:value-type="float" office:value="195.258028" calcext:value-type="float">
            <text:p>1.95258E+02</text:p>
          </table:table-cell>
          <table:table-cell table:number-columns-repeated="62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shapes>
          <draw:frame draw:z-index="0" draw:style-name="gr1" draw:text-style-name="P1" svg:width="30.177cm" svg:height="10.146cm" svg:x="10.958cm" svg:y="3.055cm">
            <draw:object draw:notify-on-update-of-ranges="Sheet5.B3:Sheet5.B174 Sheet5.C3:Sheet5.C1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group</text:p>
          </table:table-cell>
          <table:table-cell table:style-name="ce6" office:value-type="string" calcext:value-type="string">
            <text:p>energy</text:p>
          </table:table-cell>
          <table:table-cell table:style-name="ce6" office:value-type="string" calcext:value-type="string">
            <text:p>value</text:p>
          </table:table-cell>
          <table:table-cell table:style-name="ce11"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1505" calcext:value-type="float">
            <text:p>1.50500E-09</text:p>
          </table:table-cell>
          <table:table-cell office:value-type="float" office:value="0.577783" calcext:value-type="float">
            <text:p>5.77783E-0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4" calcext:value-type="float">
            <text:p>4.00000E-09</text:p>
          </table:table-cell>
          <table:table-cell office:value-type="float" office:value="1.0029" calcext:value-type="float">
            <text:p>1.00290E+00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595" calcext:value-type="float">
            <text:p>5.95000E-09</text:p>
          </table:table-cell>
          <table:table-cell office:value-type="float" office:value="1.38297" calcext:value-type="float">
            <text:p>1.38297E+00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845" calcext:value-type="float">
            <text:p>8.45000E-09</text:p>
          </table:table-cell>
          <table:table-cell office:value-type="float" office:value="3.10536" calcext:value-type="float">
            <text:p>3.10536E+0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125" calcext:value-type="float">
            <text:p>1.25000E-08</text:p>
          </table:table-cell>
          <table:table-cell office:value-type="float" office:value="7.04921" calcext:value-type="float">
            <text:p>7.04921E+00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175" calcext:value-type="float">
            <text:p>1.75000E-08</text:p>
          </table:table-cell>
          <table:table-cell office:value-type="float" office:value="9.28095" calcext:value-type="float">
            <text:p>9.28095E+00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225" calcext:value-type="float">
            <text:p>2.25000E-08</text:p>
          </table:table-cell>
          <table:table-cell office:value-type="float" office:value="11.2199" calcext:value-type="float">
            <text:p>1.12199E+01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275" calcext:value-type="float">
            <text:p>2.75000E-08</text:p>
          </table:table-cell>
          <table:table-cell office:value-type="float" office:value="12.8893" calcext:value-type="float">
            <text:p>1.28893E+01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325" calcext:value-type="float">
            <text:p>3.25000E-08</text:p>
          </table:table-cell>
          <table:table-cell office:value-type="float" office:value="14.3248" calcext:value-type="float">
            <text:p>1.43248E+01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385" calcext:value-type="float">
            <text:p>3.85000E-08</text:p>
          </table:table-cell>
          <table:table-cell office:value-type="float" office:value="22.0151" calcext:value-type="float">
            <text:p>2.20151E+01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46" calcext:value-type="float">
            <text:p>4.60000E-08</text:p>
          </table:table-cell>
          <table:table-cell office:value-type="float" office:value="27.3837" calcext:value-type="float">
            <text:p>2.73837E+01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54" calcext:value-type="float">
            <text:p>5.40000E-08</text:p>
          </table:table-cell>
          <table:table-cell office:value-type="float" office:value="29.0783" calcext:value-type="float">
            <text:p>2.90783E+01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625" calcext:value-type="float">
            <text:p>6.25000E-08</text:p>
          </table:table-cell>
          <table:table-cell office:value-type="float" office:value="34.0257" calcext:value-type="float">
            <text:p>3.40257E+01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72" calcext:value-type="float">
            <text:p>7.20000E-08</text:p>
          </table:table-cell>
          <table:table-cell office:value-type="float" office:value="38.674" calcext:value-type="float">
            <text:p>3.86740E+01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785" calcext:value-type="float">
            <text:p>7.85000E-08</text:p>
          </table:table-cell>
          <table:table-cell office:value-type="float" office:value="11.6712" calcext:value-type="float">
            <text:p>1.16712E+01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875" calcext:value-type="float">
            <text:p>8.75000E-08</text:p>
          </table:table-cell>
          <table:table-cell office:value-type="float" office:value="57.9704" calcext:value-type="float">
            <text:p>5.79704E+01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975" calcext:value-type="float">
            <text:p>9.75000E-08</text:p>
          </table:table-cell>
          <table:table-cell office:value-type="float" office:value="19.0244" calcext:value-type="float">
            <text:p>1.90244E+01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1075" calcext:value-type="float">
            <text:p>1.07500E-07</text:p>
          </table:table-cell>
          <table:table-cell office:value-type="float" office:value="55.4561" calcext:value-type="float">
            <text:p>5.54561E+01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1245" calcext:value-type="float">
            <text:p>1.24500E-07</text:p>
          </table:table-cell>
          <table:table-cell office:value-type="float" office:value="65.7081" calcext:value-type="float">
            <text:p>6.57081E+01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137" calcext:value-type="float">
            <text:p>1.37000E-07</text:p>
          </table:table-cell>
          <table:table-cell office:value-type="float" office:value="19.5273" calcext:value-type="float">
            <text:p>1.95273E+01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15" calcext:value-type="float">
            <text:p>1.50000E-07</text:p>
          </table:table-cell>
          <table:table-cell office:value-type="float" office:value="60.5501" calcext:value-type="float">
            <text:p>6.05501E+01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17" calcext:value-type="float">
            <text:p>1.70000E-07</text:p>
          </table:table-cell>
          <table:table-cell office:value-type="float" office:value="53.4528" calcext:value-type="float">
            <text:p>5.34528E+01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1845" calcext:value-type="float">
            <text:p>1.84500E-07</text:p>
          </table:table-cell>
          <table:table-cell office:value-type="float" office:value="21.7688" calcext:value-type="float">
            <text:p>2.17688E+01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2045" calcext:value-type="float">
            <text:p>2.04500E-07</text:p>
          </table:table-cell>
          <table:table-cell office:value-type="float" office:value="64.8736" calcext:value-type="float">
            <text:p>6.48736E+01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234" calcext:value-type="float">
            <text:p>2.34000E-07</text:p>
          </table:table-cell>
          <table:table-cell office:value-type="float" office:value="46.4796" calcext:value-type="float">
            <text:p>4.64796E+01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264" calcext:value-type="float">
            <text:p>2.64000E-07</text:p>
          </table:table-cell>
          <table:table-cell office:value-type="float" office:value="41.4516" calcext:value-type="float">
            <text:p>4.14516E+01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29" calcext:value-type="float">
            <text:p>2.90000E-07</text:p>
          </table:table-cell>
          <table:table-cell office:value-type="float" office:value="20.6833" calcext:value-type="float">
            <text:p>2.06833E+01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30725" calcext:value-type="float">
            <text:p>3.07250E-07</text:p>
          </table:table-cell>
          <table:table-cell office:value-type="float" office:value="12.8911" calcext:value-type="float">
            <text:p>1.28911E+01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31725" calcext:value-type="float">
            <text:p>3.17250E-07</text:p>
          </table:table-cell>
          <table:table-cell office:value-type="float" office:value="4.47074" calcext:value-type="float">
            <text:p>4.47074E+00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335" calcext:value-type="float">
            <text:p>3.35000E-07</text:p>
          </table:table-cell>
          <table:table-cell office:value-type="float" office:value="20.9079" calcext:value-type="float">
            <text:p>2.09079E+01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3705" calcext:value-type="float">
            <text:p>3.70500E-07</text:p>
          </table:table-cell>
          <table:table-cell office:value-type="float" office:value="20.8542" calcext:value-type="float">
            <text:p>2.08542E+01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3955" calcext:value-type="float">
            <text:p>3.95500E-07</text:p>
          </table:table-cell>
          <table:table-cell office:value-type="float" office:value="3.64396" calcext:value-type="float">
            <text:p>3.64396E+00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4165" calcext:value-type="float">
            <text:p>4.16500E-07</text:p>
          </table:table-cell>
          <table:table-cell office:value-type="float" office:value="11.1306" calcext:value-type="float">
            <text:p>1.11306E+01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459" calcext:value-type="float">
            <text:p>4.59000E-07</text:p>
          </table:table-cell>
          <table:table-cell office:value-type="float" office:value="12.2195" calcext:value-type="float">
            <text:p>1.22195E+01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4925" calcext:value-type="float">
            <text:p>4.92500E-07</text:p>
          </table:table-cell>
          <table:table-cell office:value-type="float" office:value="2.64444" calcext:value-type="float">
            <text:p>2.64444E+00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52" calcext:value-type="float">
            <text:p>5.20000E-07</text:p>
          </table:table-cell>
          <table:table-cell office:value-type="float" office:value="5.70326" calcext:value-type="float">
            <text:p>5.70326E+00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5825" calcext:value-type="float">
            <text:p>5.82500E-07</text:p>
          </table:table-cell>
          <table:table-cell office:value-type="float" office:value="7.85246" calcext:value-type="float">
            <text:p>7.85246E+00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665" calcext:value-type="float">
            <text:p>6.65000E-07</text:p>
          </table:table-cell>
          <table:table-cell office:value-type="float" office:value="4.56469" calcext:value-type="float">
            <text:p>4.56469E+00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7425" calcext:value-type="float">
            <text:p>7.42500E-07</text:p>
          </table:table-cell>
          <table:table-cell office:value-type="float" office:value="3.07569" calcext:value-type="float">
            <text:p>3.07569E+0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785" calcext:value-type="float">
            <text:p>7.85000E-07</text:p>
          </table:table-cell>
          <table:table-cell office:value-type="float" office:value="0.356077" calcext:value-type="float">
            <text:p>3.56077E-01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82" calcext:value-type="float">
            <text:p>8.20000E-07</text:p>
          </table:table-cell>
          <table:table-cell office:value-type="float" office:value="1.94774" calcext:value-type="float">
            <text:p>1.94774E+00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855" calcext:value-type="float">
            <text:p>8.55000E-07</text:p>
          </table:table-cell>
          <table:table-cell office:value-type="float" office:value="0.297601" calcext:value-type="float">
            <text:p>2.97601E-01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885" calcext:value-type="float">
            <text:p>8.85000E-07</text:p>
          </table:table-cell>
          <table:table-cell office:value-type="float" office:value="1.40574" calcext:value-type="float">
            <text:p>1.40574E+00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92" calcext:value-type="float">
            <text:p>9.20000E-07</text:p>
          </table:table-cell>
          <table:table-cell office:value-type="float" office:value="0.526437" calcext:value-type="float">
            <text:p>5.26437E-0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94" calcext:value-type="float">
            <text:p>9.40000E-07</text:p>
          </table:table-cell>
          <table:table-cell office:value-type="float" office:value="0.508694" calcext:value-type="float">
            <text:p>5.08694E-01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961" calcext:value-type="float">
            <text:p>9.61000E-07</text:p>
          </table:table-cell>
          <table:table-cell office:value-type="float" office:value="0.540861" calcext:value-type="float">
            <text:p>5.40861E-01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979" calcext:value-type="float">
            <text:p>9.79000E-07</text:p>
          </table:table-cell>
          <table:table-cell office:value-type="float" office:value="0.338335" calcext:value-type="float">
            <text:p>3.38335E-01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991" calcext:value-type="float">
            <text:p>9.91000E-07</text:p>
          </table:table-cell>
          <table:table-cell office:value-type="float" office:value="0.235391" calcext:value-type="float">
            <text:p>2.35391E-01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008" calcext:value-type="float">
            <text:p>1.00800E-06</text:p>
          </table:table-cell>
          <table:table-cell office:value-type="float" office:value="0.552255" calcext:value-type="float">
            <text:p>5.52255E-01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0275" calcext:value-type="float">
            <text:p>1.02750E-06</text:p>
          </table:table-cell>
          <table:table-cell office:value-type="float" office:value="0.33717" calcext:value-type="float">
            <text:p>3.37170E-01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04" calcext:value-type="float">
            <text:p>1.04000E-06</text:p>
          </table:table-cell>
          <table:table-cell office:value-type="float" office:value="0.220599" calcext:value-type="float">
            <text:p>2.20599E-01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058" calcext:value-type="float">
            <text:p>1.05800E-06</text:p>
          </table:table-cell>
          <table:table-cell office:value-type="float" office:value="0.561109" calcext:value-type="float">
            <text:p>5.61109E-01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1084" calcext:value-type="float">
            <text:p>1.08400E-06</text:p>
          </table:table-cell>
          <table:table-cell office:value-type="float" office:value="0.54256" calcext:value-type="float">
            <text:p>5.42560E-01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1035" calcext:value-type="float">
            <text:p>1.10350E-06</text:p>
          </table:table-cell>
          <table:table-cell office:value-type="float" office:value="0.266846" calcext:value-type="float">
            <text:p>2.66846E-01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11767" calcext:value-type="float">
            <text:p>1.11767E-06</text:p>
          </table:table-cell>
          <table:table-cell office:value-type="float" office:value="0.309597" calcext:value-type="float">
            <text:p>3.09597E-01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13768" calcext:value-type="float">
            <text:p>1.13768E-06</text:p>
          </table:table-cell>
          <table:table-cell office:value-type="float" office:value="0.485187" calcext:value-type="float">
            <text:p>4.85187E-01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16" calcext:value-type="float">
            <text:p>1.16000E-06</text:p>
          </table:table-cell>
          <table:table-cell office:value-type="float" office:value="0.383805" calcext:value-type="float">
            <text:p>3.83805E-01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12025" calcext:value-type="float">
            <text:p>1.20250E-06</text:p>
          </table:table-cell>
          <table:table-cell office:value-type="float" office:value="1.20026" calcext:value-type="float">
            <text:p>1.20026E+00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12675" calcext:value-type="float">
            <text:p>1.26750E-06</text:p>
          </table:table-cell>
          <table:table-cell office:value-type="float" office:value="1.12895" calcext:value-type="float">
            <text:p>1.12895E+00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31875" calcext:value-type="float">
            <text:p>1.31875E-06</text:p>
          </table:table-cell>
          <table:table-cell office:value-type="float" office:value="0.620414" calcext:value-type="float">
            <text:p>6.20414E-01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135375" calcext:value-type="float">
            <text:p>1.35375E-06</text:p>
          </table:table-cell>
          <table:table-cell office:value-type="float" office:value="0.52221" calcext:value-type="float">
            <text:p>5.22210E-01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140749" calcext:value-type="float">
            <text:p>1.40749E-06</text:p>
          </table:table-cell>
          <table:table-cell office:value-type="float" office:value="1.15316" calcext:value-type="float">
            <text:p>1.15316E+00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145999" calcext:value-type="float">
            <text:p>1.45999E-06</text:p>
          </table:table-cell>
          <table:table-cell office:value-type="float" office:value="0.444788" calcext:value-type="float">
            <text:p>4.44788E-01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4875" calcext:value-type="float">
            <text:p>1.48750E-06</text:p>
          </table:table-cell>
          <table:table-cell office:value-type="float" office:value="0.36125" calcext:value-type="float">
            <text:p>3.61250E-01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1545" calcext:value-type="float">
            <text:p>1.54500E-06</text:p>
          </table:table-cell>
          <table:table-cell office:value-type="float" office:value="1.24983" calcext:value-type="float">
            <text:p>1.24983E+00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163" calcext:value-type="float">
            <text:p>1.63000E-06</text:p>
          </table:table-cell>
          <table:table-cell office:value-type="float" office:value="1.04126" calcext:value-type="float">
            <text:p>1.04126E+00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7125" calcext:value-type="float">
            <text:p>1.71250E-06</text:p>
          </table:table-cell>
          <table:table-cell office:value-type="float" office:value="1.04745" calcext:value-type="float">
            <text:p>1.04745E+00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7975" calcext:value-type="float">
            <text:p>1.79750E-06</text:p>
          </table:table-cell>
          <table:table-cell office:value-type="float" office:value="0.996545" calcext:value-type="float">
            <text:p>9.96545E-01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1885" calcext:value-type="float">
            <text:p>1.88500E-06</text:p>
          </table:table-cell>
          <table:table-cell office:value-type="float" office:value="0.999637" calcext:value-type="float">
            <text:p>9.99637E-01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1975" calcext:value-type="float">
            <text:p>1.97500E-06</text:p>
          </table:table-cell>
          <table:table-cell office:value-type="float" office:value="0.948949" calcext:value-type="float">
            <text:p>9.48949E-01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06" calcext:value-type="float">
            <text:p>2.06000E-06</text:p>
          </table:table-cell>
          <table:table-cell office:value-type="float" office:value="0.805971" calcext:value-type="float">
            <text:p>8.05971E-01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115" calcext:value-type="float">
            <text:p>2.11500E-06</text:p>
          </table:table-cell>
          <table:table-cell office:value-type="float" office:value="0.294716" calcext:value-type="float">
            <text:p>2.94716E-01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245" calcext:value-type="float">
            <text:p>2.24500E-06</text:p>
          </table:table-cell>
          <table:table-cell office:value-type="float" office:value="2.11802" calcext:value-type="float">
            <text:p>2.11802E+00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455" calcext:value-type="float">
            <text:p>2.45500E-06</text:p>
          </table:table-cell>
          <table:table-cell office:value-type="float" office:value="1.5903" calcext:value-type="float">
            <text:p>1.59030E+00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575" calcext:value-type="float">
            <text:p>2.57500E-06</text:p>
          </table:table-cell>
          <table:table-cell office:value-type="float" office:value="0.396526" calcext:value-type="float">
            <text:p>3.96526E-01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66" calcext:value-type="float">
            <text:p>2.66000E-06</text:p>
          </table:table-cell>
          <table:table-cell office:value-type="float" office:value="0.918786" calcext:value-type="float">
            <text:p>9.18786E-01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74396" calcext:value-type="float">
            <text:p>2.74396E-06</text:p>
          </table:table-cell>
          <table:table-cell office:value-type="float" office:value="0.355559" calcext:value-type="float">
            <text:p>3.55559E-01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303396" calcext:value-type="float">
            <text:p>3.03396E-06</text:p>
          </table:table-cell>
          <table:table-cell office:value-type="float" office:value="3.55836" calcext:value-type="float">
            <text:p>3.55836E+00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34038" calcext:value-type="float">
            <text:p>3.34038E-06</text:p>
          </table:table-cell>
          <table:table-cell office:value-type="float" office:value="0.487324" calcext:value-type="float">
            <text:p>4.87324E-01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369038" calcext:value-type="float">
            <text:p>3.69038E-06</text:p>
          </table:table-cell>
          <table:table-cell office:value-type="float" office:value="3.38145" calcext:value-type="float">
            <text:p>3.38145E+00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406463" calcext:value-type="float">
            <text:p>4.06463E-06</text:p>
          </table:table-cell>
          <table:table-cell office:value-type="float" office:value="0.638861" calcext:value-type="float">
            <text:p>6.38861E-01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458636" calcext:value-type="float">
            <text:p>4.58636E-06</text:p>
          </table:table-cell>
          <table:table-cell office:value-type="float" office:value="3.98358" calcext:value-type="float">
            <text:p>3.98358E+00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519496" calcext:value-type="float">
            <text:p>5.19496E-06</text:p>
          </table:table-cell>
          <table:table-cell office:value-type="float" office:value="1.16038" calcext:value-type="float">
            <text:p>1.16038E+00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75327" calcext:value-type="float">
            <text:p>5.75327E-06</text:p>
          </table:table-cell>
          <table:table-cell office:value-type="float" office:value="2.84706" calcext:value-type="float">
            <text:p>2.84706E+00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684205" calcext:value-type="float">
            <text:p>6.84205E-06</text:p>
          </table:table-cell>
          <table:table-cell office:value-type="float" office:value="3.92148" calcext:value-type="float">
            <text:p>3.92148E+00</text:p>
          </table:table-cell>
          <table:table-cell table:number-columns-repeated="6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791964" calcext:value-type="float">
            <text:p>7.91964E-06</text:p>
          </table:table-cell>
          <table:table-cell office:value-type="float" office:value="2.1788" calcext:value-type="float">
            <text:p>2.17880E+00</text:p>
          </table:table-cell>
          <table:table-cell table:number-columns-repeated="6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875255" calcext:value-type="float">
            <text:p>8.75255E-06</text:p>
          </table:table-cell>
          <table:table-cell office:value-type="float" office:value="2.16656" calcext:value-type="float">
            <text:p>2.16656E+00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954768" calcext:value-type="float">
            <text:p>9.54768E-06</text:p>
          </table:table-cell>
          <table:table-cell office:value-type="float" office:value="1.63215" calcext:value-type="float">
            <text:p>1.63215E+00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10565" calcext:value-type="float">
            <text:p>1.05650E-05</text:p>
          </table:table-cell>
          <table:table-cell office:value-type="float" office:value="2.72272" calcext:value-type="float">
            <text:p>2.72272E+00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24671" calcext:value-type="float">
            <text:p>1.24671E-05</text:p>
          </table:table-cell>
          <table:table-cell office:value-type="float" office:value="4.34459" calcext:value-type="float">
            <text:p>4.34459E+00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14819" calcext:value-type="float">
            <text:p>1.48190E-05</text:p>
          </table:table-cell>
          <table:table-cell office:value-type="float" office:value="3.2632" calcext:value-type="float">
            <text:p>3.26320E+00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176916" calcext:value-type="float">
            <text:p>1.76916E-05</text:p>
          </table:table-cell>
          <table:table-cell office:value-type="float" office:value="4.3779" calcext:value-type="float">
            <text:p>4.37790E+00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210291" calcext:value-type="float">
            <text:p>2.10291E-05</text:p>
          </table:table-cell>
          <table:table-cell office:value-type="float" office:value="3.18286" calcext:value-type="float">
            <text:p>3.18286E+00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237919" calcext:value-type="float">
            <text:p>2.37919E-05</text:p>
          </table:table-cell>
          <table:table-cell office:value-type="float" office:value="2.31761" calcext:value-type="float">
            <text:p>2.31761E+00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62941" calcext:value-type="float">
            <text:p>2.62941E-05</text:p>
          </table:table-cell>
          <table:table-cell office:value-type="float" office:value="2.31276" calcext:value-type="float">
            <text:p>2.31276E+00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90595" calcext:value-type="float">
            <text:p>2.90595E-05</text:p>
          </table:table-cell>
          <table:table-cell office:value-type="float" office:value="2.30927" calcext:value-type="float">
            <text:p>2.30927E+00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321157" calcext:value-type="float">
            <text:p>3.21157E-05</text:p>
          </table:table-cell>
          <table:table-cell office:value-type="float" office:value="2.30225" calcext:value-type="float">
            <text:p>2.30225E+00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354933" calcext:value-type="float">
            <text:p>3.54933E-05</text:p>
          </table:table-cell>
          <table:table-cell office:value-type="float" office:value="2.20077" calcext:value-type="float">
            <text:p>2.20077E+00</text:p>
          </table:table-cell>
          <table:table-cell table:number-columns-repeated="6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387178" calcext:value-type="float">
            <text:p>3.87178E-05</text:p>
          </table:table-cell>
          <table:table-cell office:value-type="float" office:value="1.76363" calcext:value-type="float">
            <text:p>1.76363E+00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28432" calcext:value-type="float">
            <text:p>4.28432E-05</text:p>
          </table:table-cell>
          <table:table-cell office:value-type="float" office:value="2.95118" calcext:value-type="float">
            <text:p>2.95118E+00</text:p>
          </table:table-cell>
          <table:table-cell table:number-columns-repeated="6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468845" calcext:value-type="float">
            <text:p>4.68845E-05</text:p>
          </table:table-cell>
          <table:table-cell office:value-type="float" office:value="1.38016" calcext:value-type="float">
            <text:p>1.38016E+00</text:p>
          </table:table-cell>
          <table:table-cell table:number-columns-repeated="6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499148" calcext:value-type="float">
            <text:p>4.99148E-05</text:p>
          </table:table-cell>
          <table:table-cell office:value-type="float" office:value="1.57045" calcext:value-type="float">
            <text:p>1.57045E+00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535865" calcext:value-type="float">
            <text:p>5.35865E-05</text:p>
          </table:table-cell>
          <table:table-cell office:value-type="float" office:value="1.77669" calcext:value-type="float">
            <text:p>1.77669E+00</text:p>
          </table:table-cell>
          <table:table-cell table:number-columns-repeated="6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617496" calcext:value-type="float">
            <text:p>6.17496E-05</text:p>
          </table:table-cell>
          <table:table-cell office:value-type="float" office:value="4.71504" calcext:value-type="float">
            <text:p>4.71504E+00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717888" calcext:value-type="float">
            <text:p>7.17888E-05</text:p>
          </table:table-cell>
          <table:table-cell office:value-type="float" office:value="2.59738" calcext:value-type="float">
            <text:p>2.59738E+00</text:p>
          </table:table-cell>
          <table:table-cell table:number-columns-repeated="6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836673" calcext:value-type="float">
            <text:p>8.36673E-05</text:p>
          </table:table-cell>
          <table:table-cell office:value-type="float" office:value="4.60395" calcext:value-type="float">
            <text:p>4.60395E+00</text:p>
          </table:table-cell>
          <table:table-cell table:number-columns-repeated="6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114201" calcext:value-type="float">
            <text:p>1.14201E-04</text:p>
          </table:table-cell>
          <table:table-cell office:value-type="float" office:value="9.66325" calcext:value-type="float">
            <text:p>9.66325E+00</text:p>
          </table:table-cell>
          <table:table-cell table:number-columns-repeated="6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142684" calcext:value-type="float">
            <text:p>1.42684E-04</text:p>
          </table:table-cell>
          <table:table-cell office:value-type="float" office:value="2.02881" calcext:value-type="float">
            <text:p>2.02881E+00</text:p>
          </table:table-cell>
          <table:table-cell table:number-columns-repeated="6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7631" calcext:value-type="float">
            <text:p>1.76310E-04</text:p>
          </table:table-cell>
          <table:table-cell office:value-type="float" office:value="7.73801" calcext:value-type="float">
            <text:p>7.73801E+00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25416" calcext:value-type="float">
            <text:p>2.54160E-04</text:p>
          </table:table-cell>
          <table:table-cell office:value-type="float" office:value="9.8271" calcext:value-type="float">
            <text:p>9.82710E+00</text:p>
          </table:table-cell>
          <table:table-cell table:number-columns-repeated="6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338014" calcext:value-type="float">
            <text:p>3.38014E-04</text:p>
          </table:table-cell>
          <table:table-cell office:value-type="float" office:value="4.93846" calcext:value-type="float">
            <text:p>4.93846E+00</text:p>
          </table:table-cell>
          <table:table-cell table:number-columns-repeated="6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412851" calcext:value-type="float">
            <text:p>4.12851E-04</text:p>
          </table:table-cell>
          <table:table-cell office:value-type="float" office:value="4.94345" calcext:value-type="float">
            <text:p>4.94345E+00</text:p>
          </table:table-cell>
          <table:table-cell table:number-columns-repeated="6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65643" calcext:value-type="float">
            <text:p>5.65643E-04</text:p>
          </table:table-cell>
          <table:table-cell office:value-type="float" office:value="9.91589" calcext:value-type="float">
            <text:p>9.91589E+00</text:p>
          </table:table-cell>
          <table:table-cell table:number-columns-repeated="6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712903" calcext:value-type="float">
            <text:p>7.12903E-04</text:p>
          </table:table-cell>
          <table:table-cell office:value-type="float" office:value="2.48148" calcext:value-type="float">
            <text:p>2.48148E+00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83138" calcext:value-type="float">
            <text:p>8.31380E-04</text:p>
          </table:table-cell>
          <table:table-cell office:value-type="float" office:value="4.97048" calcext:value-type="float">
            <text:p>4.97048E+00</text:p>
          </table:table-cell>
          <table:table-cell table:number-columns-repeated="6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962316" calcext:value-type="float">
            <text:p>9.62316E-04</text:p>
          </table:table-cell>
          <table:table-cell office:value-type="float" office:value="2.48882" calcext:value-type="float">
            <text:p>2.48882E+00</text:p>
          </table:table-cell>
          <table:table-cell table:number-columns-repeated="6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12225" calcext:value-type="float">
            <text:p>1.12225E-03</text:p>
          </table:table-cell>
          <table:table-cell office:value-type="float" office:value="4.98581" calcext:value-type="float">
            <text:p>4.98581E+00</text:p>
          </table:table-cell>
          <table:table-cell table:number-columns-repeated="6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33396" calcext:value-type="float">
            <text:p>1.33396E-03</text:p>
          </table:table-cell>
          <table:table-cell office:value-type="float" office:value="3.74038" calcext:value-type="float">
            <text:p>3.74038E+00</text:p>
          </table:table-cell>
          <table:table-cell table:number-columns-repeated="6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47058" calcext:value-type="float">
            <text:p>1.47058E-03</text:p>
          </table:table-cell>
          <table:table-cell office:value-type="float" office:value="1.24925" calcext:value-type="float">
            <text:p>1.24925E+00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771" calcext:value-type="float">
            <text:p>1.77100E-03</text:p>
          </table:table-cell>
          <table:table-cell office:value-type="float" office:value="7.49804" calcext:value-type="float">
            <text:p>7.49804E+00</text:p>
          </table:table-cell>
          <table:table-cell table:number-columns-repeated="6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14168" calcext:value-type="float">
            <text:p>2.14168E-03</text:p>
          </table:table-cell>
          <table:table-cell office:value-type="float" office:value="2.50264" calcext:value-type="float">
            <text:p>2.50264E+00</text:p>
          </table:table-cell>
          <table:table-cell table:number-columns-repeated="6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80165" calcext:value-type="float">
            <text:p>2.80165E-03</text:p>
          </table:table-cell>
          <table:table-cell office:value-type="float" office:value="10.0211" calcext:value-type="float">
            <text:p>1.00211E+01</text:p>
          </table:table-cell>
          <table:table-cell table:number-columns-repeated="6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344063" calcext:value-type="float">
            <text:p>3.44063E-03</text:p>
          </table:table-cell>
          <table:table-cell office:value-type="float" office:value="1.25746" calcext:value-type="float">
            <text:p>1.25746E+00</text:p>
          </table:table-cell>
          <table:table-cell table:number-columns-repeated="6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426556" calcext:value-type="float">
            <text:p>4.26556E-03</text:p>
          </table:table-cell>
          <table:table-cell office:value-type="float" office:value="8.79437" calcext:value-type="float">
            <text:p>8.79437E+00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526768" calcext:value-type="float">
            <text:p>5.26768E-03</text:p>
          </table:table-cell>
          <table:table-cell office:value-type="float" office:value="2.51766" calcext:value-type="float">
            <text:p>2.51766E+00</text:p>
          </table:table-cell>
          <table:table-cell table:number-columns-repeated="6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649836" calcext:value-type="float">
            <text:p>6.49836E-03</text:p>
          </table:table-cell>
          <table:table-cell office:value-type="float" office:value="7.56483" calcext:value-type="float">
            <text:p>7.56483E+00</text:p>
          </table:table-cell>
          <table:table-cell table:number-columns-repeated="6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829234" calcext:value-type="float">
            <text:p>8.29234E-03</text:p>
          </table:table-cell>
          <table:table-cell office:value-type="float" office:value="5.05255" calcext:value-type="float">
            <text:p>5.05255E+00</text:p>
          </table:table-cell>
          <table:table-cell table:number-columns-repeated="6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1283" calcext:value-type="float">
            <text:p>1.01283E-02</text:p>
          </table:table-cell>
          <table:table-cell office:value-type="float" office:value="5.05434" calcext:value-type="float">
            <text:p>5.05434E+00</text:p>
          </table:table-cell>
          <table:table-cell table:number-columns-repeated="6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30861" calcext:value-type="float">
            <text:p>1.30861E-02</text:p>
          </table:table-cell>
          <table:table-cell office:value-type="float" office:value="7.61856" calcext:value-type="float">
            <text:p>7.61856E+00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825" calcext:value-type="float">
            <text:p>1.58250E-02</text:p>
          </table:table-cell>
          <table:table-cell office:value-type="float" office:value="2.53931" calcext:value-type="float">
            <text:p>2.53931E+00</text:p>
          </table:table-cell>
          <table:table-cell table:number-columns-repeated="6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07015" calcext:value-type="float">
            <text:p>2.07015E-02</text:p>
          </table:table-cell>
          <table:table-cell office:value-type="float" office:value="10.2132" calcext:value-type="float">
            <text:p>1.02132E+01</text:p>
          </table:table-cell>
          <table:table-cell table:number-columns-repeated="6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6091" calcext:value-type="float">
            <text:p>2.60910E-02</text:p>
          </table:table-cell>
          <table:table-cell office:value-type="float" office:value="2.56572" calcext:value-type="float">
            <text:p>2.56572E+00</text:p>
          </table:table-cell>
          <table:table-cell table:number-columns-repeated="6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283387" calcext:value-type="float">
            <text:p>2.83387E-02</text:p>
          </table:table-cell>
          <table:table-cell office:value-type="float" office:value="1.71256" calcext:value-type="float">
            <text:p>1.71256E+00</text:p>
          </table:table-cell>
          <table:table-cell table:number-columns-repeated="6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1308" calcext:value-type="float">
            <text:p>3.31308E-02</text:p>
          </table:table-cell>
          <table:table-cell office:value-type="float" office:value="6.02584" calcext:value-type="float">
            <text:p>6.02584E+00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89232" calcext:value-type="float">
            <text:p>3.89232E-02</text:p>
          </table:table-cell>
          <table:table-cell office:value-type="float" office:value="2.58894" calcext:value-type="float">
            <text:p>2.58894E+00</text:p>
          </table:table-cell>
          <table:table-cell table:number-columns-repeated="6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80167" calcext:value-type="float">
            <text:p>4.80167E-02</text:p>
          </table:table-cell>
          <table:table-cell office:value-type="float" office:value="7.82953" calcext:value-type="float">
            <text:p>7.82953E+00</text:p>
          </table:table-cell>
          <table:table-cell table:number-columns-repeated="6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2725" calcext:value-type="float">
            <text:p>6.12725E-02</text:p>
          </table:table-cell>
          <table:table-cell office:value-type="float" office:value="5.27463" calcext:value-type="float">
            <text:p>5.27463E+00</text:p>
          </table:table-cell>
          <table:table-cell table:number-columns-repeated="6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48385" calcext:value-type="float">
            <text:p>7.48385E-02</text:p>
          </table:table-cell>
          <table:table-cell office:value-type="float" office:value="5.32546" calcext:value-type="float">
            <text:p>5.32546E+00</text:p>
          </table:table-cell>
          <table:table-cell table:number-columns-repeated="6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66937" calcext:value-type="float">
            <text:p>9.66937E-02</text:p>
          </table:table-cell>
          <table:table-cell office:value-type="float" office:value="8.09466" calcext:value-type="float">
            <text:p>8.09466E+00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6931" calcext:value-type="float">
            <text:p>1.16931E-01</text:p>
          </table:table-cell>
          <table:table-cell office:value-type="float" office:value="2.73601" calcext:value-type="float">
            <text:p>2.73601E+00</text:p>
          </table:table-cell>
          <table:table-cell table:number-columns-repeated="6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52965" calcext:value-type="float">
            <text:p>1.52965E-01</text:p>
          </table:table-cell>
          <table:table-cell office:value-type="float" office:value="11.1249" calcext:value-type="float">
            <text:p>1.11249E+01</text:p>
          </table:table-cell>
          <table:table-cell table:number-columns-repeated="6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5196" calcext:value-type="float">
            <text:p>2.15196E-01</text:p>
          </table:table-cell>
          <table:table-cell office:value-type="float" office:value="8.69764" calcext:value-type="float">
            <text:p>8.69764E+00</text:p>
          </table:table-cell>
          <table:table-cell table:number-columns-repeated="6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60236" calcext:value-type="float">
            <text:p>2.60236E-01</text:p>
          </table:table-cell>
          <table:table-cell office:value-type="float" office:value="2.9686" calcext:value-type="float">
            <text:p>2.96860E+00</text:p>
          </table:table-cell>
          <table:table-cell table:number-columns-repeated="6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87606" calcext:value-type="float">
            <text:p>2.87606E-01</text:p>
          </table:table-cell>
          <table:table-cell office:value-type="float" office:value="3.01392" calcext:value-type="float">
            <text:p>3.01392E+00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4798" calcext:value-type="float">
            <text:p>3.54798E-01</text:p>
          </table:table-cell>
          <table:table-cell office:value-type="float" office:value="9.2905" calcext:value-type="float">
            <text:p>9.29050E+00</text:p>
          </table:table-cell>
          <table:table-cell table:number-columns-repeated="6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9057" calcext:value-type="float">
            <text:p>4.29057E-01</text:p>
          </table:table-cell>
          <table:table-cell office:value-type="float" office:value="3.19177" calcext:value-type="float">
            <text:p>3.19177E+00</text:p>
          </table:table-cell>
          <table:table-cell table:number-columns-repeated="6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4182" calcext:value-type="float">
            <text:p>4.74182E-01</text:p>
          </table:table-cell>
          <table:table-cell office:value-type="float" office:value="3.24304" calcext:value-type="float">
            <text:p>3.24304E+00</text:p>
          </table:table-cell>
          <table:table-cell table:number-columns-repeated="6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4052" calcext:value-type="float">
            <text:p>5.24052E-01</text:p>
          </table:table-cell>
          <table:table-cell office:value-type="float" office:value="3.29556" calcext:value-type="float">
            <text:p>3.29556E+00</text:p>
          </table:table-cell>
          <table:table-cell table:number-columns-repeated="6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9167" calcext:value-type="float">
            <text:p>5.79167E-01</text:p>
          </table:table-cell>
          <table:table-cell office:value-type="float" office:value="3.34449" calcext:value-type="float">
            <text:p>3.34449E+00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14476" calcext:value-type="float">
            <text:p>7.14476E-01</text:p>
          </table:table-cell>
          <table:table-cell office:value-type="float" office:value="10.3293" calcext:value-type="float">
            <text:p>1.03293E+01</text:p>
          </table:table-cell>
          <table:table-cell table:number-columns-repeated="6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64015" calcext:value-type="float">
            <text:p>8.64015E-01</text:p>
          </table:table-cell>
          <table:table-cell office:value-type="float" office:value="3.53323" calcext:value-type="float">
            <text:p>3.53323E+00</text:p>
          </table:table-cell>
          <table:table-cell table:number-columns-repeated="6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4885" calcext:value-type="float">
            <text:p>9.54885E-01</text:p>
          </table:table-cell>
          <table:table-cell office:value-type="float" office:value="3.5729" calcext:value-type="float">
            <text:p>3.57290E+00</text:p>
          </table:table-cell>
          <table:table-cell table:number-columns-repeated="6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5531" calcext:value-type="float">
            <text:p>1.05531E+00</text:p>
          </table:table-cell>
          <table:table-cell office:value-type="float" office:value="3.60616" calcext:value-type="float">
            <text:p>3.60616E+00</text:p>
          </table:table-cell>
          <table:table-cell table:number-columns-repeated="6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663" calcext:value-type="float">
            <text:p>1.16630E+00</text:p>
          </table:table-cell>
          <table:table-cell office:value-type="float" office:value="3.61494" calcext:value-type="float">
            <text:p>3.61494E+00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28896" calcext:value-type="float">
            <text:p>1.28896E+00</text:p>
          </table:table-cell>
          <table:table-cell office:value-type="float" office:value="3.59613" calcext:value-type="float">
            <text:p>3.59613E+00</text:p>
          </table:table-cell>
          <table:table-cell table:number-columns-repeated="6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0317" calcext:value-type="float">
            <text:p>1.50317E+00</text:p>
          </table:table-cell>
          <table:table-cell office:value-type="float" office:value="7.1055" calcext:value-type="float">
            <text:p>7.10550E+00</text:p>
          </table:table-cell>
          <table:table-cell table:number-columns-repeated="6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83598" calcext:value-type="float">
            <text:p>1.83598E+00</text:p>
          </table:table-cell>
          <table:table-cell office:value-type="float" office:value="6.52225" calcext:value-type="float">
            <text:p>6.52225E+00</text:p>
          </table:table-cell>
          <table:table-cell table:number-columns-repeated="6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12514" calcext:value-type="float">
            <text:p>2.12514E+00</text:p>
          </table:table-cell>
          <table:table-cell office:value-type="float" office:value="2.7474" calcext:value-type="float">
            <text:p>2.74740E+00</text:p>
          </table:table-cell>
          <table:table-cell table:number-columns-repeated="6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34863" calcext:value-type="float">
            <text:p>2.34863E+00</text:p>
          </table:table-cell>
          <table:table-cell office:value-type="float" office:value="2.51124" calcext:value-type="float">
            <text:p>2.51124E+00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3895" calcext:value-type="float">
            <text:p>2.73895E+00</text:p>
          </table:table-cell>
          <table:table-cell office:value-type="float" office:value="3.63673" calcext:value-type="float">
            <text:p>3.63673E+00</text:p>
          </table:table-cell>
          <table:table-cell table:number-columns-repeated="6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34537" calcext:value-type="float">
            <text:p>3.34537E+00</text:p>
          </table:table-cell>
          <table:table-cell office:value-type="float" office:value="2.28257" calcext:value-type="float">
            <text:p>2.28257E+00</text:p>
          </table:table-cell>
          <table:table-cell table:number-columns-repeated="6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08604" calcext:value-type="float">
            <text:p>4.08604E+00</text:p>
          </table:table-cell>
          <table:table-cell office:value-type="float" office:value="1.85893" calcext:value-type="float">
            <text:p>1.85893E+00</text:p>
          </table:table-cell>
          <table:table-cell table:number-columns-repeated="6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9071" calcext:value-type="float">
            <text:p>4.99071E+00</text:p>
          </table:table-cell>
          <table:table-cell office:value-type="float" office:value="1.48255" calcext:value-type="float">
            <text:p>1.48255E+00</text:p>
          </table:table-cell>
          <table:table-cell table:number-columns-repeated="6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7672" calcext:value-type="float">
            <text:p>5.77672E+00</text:p>
          </table:table-cell>
          <table:table-cell office:value-type="float" office:value="0.467113" calcext:value-type="float">
            <text:p>4.67113E-01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8425" calcext:value-type="float">
            <text:p>6.38425E+00</text:p>
          </table:table-cell>
          <table:table-cell office:value-type="float" office:value="0.307582" calcext:value-type="float">
            <text:p>3.07582E-01</text:p>
          </table:table-cell>
          <table:table-cell table:number-columns-repeated="6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44525" calcext:value-type="float">
            <text:p>7.44525E+00</text:p>
          </table:table-cell>
          <table:table-cell office:value-type="float" office:value="0.348822" calcext:value-type="float">
            <text:p>3.48822E-01</text:p>
          </table:table-cell>
          <table:table-cell table:number-columns-repeated="6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366" calcext:value-type="float">
            <text:p>9.09366E+00</text:p>
          </table:table-cell>
          <table:table-cell office:value-type="float" office:value="0.104782" calcext:value-type="float">
            <text:p>1.04782E-01</text:p>
          </table:table-cell>
          <table:table-cell table:number-columns-repeated="6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091" calcext:value-type="float">
            <text:p>1.08091E+01</text:p>
          </table:table-cell>
          <table:table-cell office:value-type="float" office:value="0.0262616" calcext:value-type="float">
            <text:p>2.62616E-02</text:p>
          </table:table-cell>
          <table:table-cell table:number-columns-repeated="6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7293" calcext:value-type="float">
            <text:p>1.27293E+01</text:p>
          </table:table-cell>
          <table:table-cell office:value-type="float" office:value="0.00821422" calcext:value-type="float">
            <text:p>8.21422E-03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3792" calcext:value-type="float">
            <text:p>1.43792E+01</text:p>
          </table:table-cell>
          <table:table-cell office:value-type="float" office:value="0.0010224" calcext:value-type="float">
            <text:p>1.02240E-03</text:p>
          </table:table-cell>
          <table:table-cell table:number-columns-repeated="6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254" calcext:value-type="float">
            <text:p>1.61254E+01</text:p>
          </table:table-cell>
          <table:table-cell office:value-type="float" office:value="0.000662215" calcext:value-type="float">
            <text:p>6.62215E-04</text:p>
          </table:table-cell>
          <table:table-cell table:number-columns-repeated="6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864" calcext:value-type="float">
            <text:p>1.84864E+01</text:p>
          </table:table-cell>
          <table:table-cell office:value-type="float" office:value="0.000131724" calcext:value-type="float">
            <text:p>1.31724E-04</text:p>
          </table:table-cell>
          <table:table-cell table:number-columns-repeated="61"/>
        </table:table-row>
        <table:table-row table:style-name="ro1" table:number-rows-repeated="10484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ff6" table:style-name="ta1">
        <table:shapes>
          <draw:frame draw:z-index="0" draw:style-name="gr1" draw:text-style-name="P1" svg:width="21.036cm" svg:height="10.971cm" svg:x="26.541cm" svg:y="1.646cm">
            <draw:object draw:notify-on-update-of-ranges="Diff6.B4:Diff6.B53 Diff6.E4:Diff6.E4 Diff6.D4:Diff6.D53 Diff6.G4:Diff6.G53 Diff6.I4:Diff6.I4 Diff6.H4:Diff6.H53 Diff6.B54:Diff6.B103 Diff6.E54:Diff6.E54 Diff6.D54:Diff6.D103 Diff6.G54:Diff6.G103 Diff6.I54:Diff6.I54 Diff6.H54:Diff6.H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14441" calcext:value-type="float">
            <text:p>6.14441E+00</text:p>
          </table:table-cell>
          <table:table-cell table:formula="of:=[.C4]/[.$C$105]" office:value-type="float" office:value="0.00981643867884882" calcext:value-type="float">
            <text:p>9.81644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9742062" calcext:value-type="float">
            <text:p>9.74206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7674766604228" calcext:value-type="float">
            <text:p>0.757674766604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13376" calcext:value-type="float">
            <text:p>6.13376E+00</text:p>
          </table:table-cell>
          <table:table-cell table:formula="of:=[.C5]/[.$C$105]" office:value-type="float" office:value="0.00979942401479975" calcext:value-type="float">
            <text:p>9.79942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973579" calcext:value-type="float">
            <text:p>9.73579E-03</text:p>
          </table:table-cell>
          <table:table-cell/>
          <table:table-cell table:formula="of:=100*([.D5]-[.H5])/[.D5]" office:value-type="float" office:value="0.649364847399641" calcext:value-type="float">
            <text:p>0.649364847399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13069" calcext:value-type="float">
            <text:p>6.13069E+00</text:p>
          </table:table-cell>
          <table:table-cell table:formula="of:=[.C6]/[.$C$105]" office:value-type="float" office:value="0.00979451931821471" calcext:value-type="float">
            <text:p>9.79452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972316" calcext:value-type="float">
            <text:p>9.72316E-03</text:p>
          </table:table-cell>
          <table:table-cell/>
          <table:table-cell table:formula="of:=100*([.D6]-[.H6])/[.D6]" office:value-type="float" office:value="0.728563759959161" calcext:value-type="float">
            <text:p>0.728563759959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11689" calcext:value-type="float">
            <text:p>6.11689E+00</text:p>
          </table:table-cell>
          <table:table-cell table:formula="of:=[.C7]/[.$C$105]" office:value-type="float" office:value="0.00977247214789761" calcext:value-type="float">
            <text:p>9.77247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9703996" calcext:value-type="float">
            <text:p>9.70400E-03</text:p>
          </table:table-cell>
          <table:table-cell/>
          <table:table-cell table:formula="of:=100*([.D7]-[.H7])/[.D7]" office:value-type="float" office:value="0.700704456981648" calcext:value-type="float">
            <text:p>0.700704456981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.10529" calcext:value-type="float">
            <text:p>6.10529E+00</text:p>
          </table:table-cell>
          <table:table-cell table:formula="of:=[.C8]/[.$C$105]" office:value-type="float" office:value="0.00975393974386294" calcext:value-type="float">
            <text:p>9.75394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9678034" calcext:value-type="float">
            <text:p>9.67803E-03</text:p>
          </table:table-cell>
          <table:table-cell/>
          <table:table-cell table:formula="of:=100*([.D8]-[.H8])/[.D8]" office:value-type="float" office:value="0.778205995282061" calcext:value-type="float">
            <text:p>0.778205995282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.08719" calcext:value-type="float">
            <text:p>6.08719E+00</text:p>
          </table:table-cell>
          <table:table-cell table:formula="of:=[.C9]/[.$C$105]" office:value-type="float" office:value="0.00972502280308471" calcext:value-type="float">
            <text:p>9.72502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9644917" calcext:value-type="float">
            <text:p>9.64492E-03</text:p>
          </table:table-cell>
          <table:table-cell/>
          <table:table-cell table:formula="of:=100*([.D9]-[.H9])/[.D9]" office:value-type="float" office:value="0.823708126003602" calcext:value-type="float">
            <text:p>0.823708126003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.07323" calcext:value-type="float">
            <text:p>6.07323E+00</text:p>
          </table:table-cell>
          <table:table-cell table:formula="of:=[.C10]/[.$C$105]" office:value-type="float" office:value="0.00970272001340161" calcext:value-type="float">
            <text:p>9.70272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960419" calcext:value-type="float">
            <text:p>9.60419E-03</text:p>
          </table:table-cell>
          <table:table-cell/>
          <table:table-cell table:formula="of:=100*([.D10]-[.H10])/[.D10]" office:value-type="float" office:value="1.01548857707448" calcext:value-type="float">
            <text:p>1.01548857707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.03545" calcext:value-type="float">
            <text:p>6.03545E+00</text:p>
          </table:table-cell>
          <table:table-cell table:formula="of:=[.C11]/[.$C$105]" office:value-type="float" office:value="0.00964236189060595" calcext:value-type="float">
            <text:p>9.642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9555298" calcext:value-type="float">
            <text:p>9.55530E-03</text:p>
          </table:table-cell>
          <table:table-cell/>
          <table:table-cell table:formula="of:=100*([.D11]-[.H11])/[.D11]" office:value-type="float" office:value="0.902931165555716" calcext:value-type="float">
            <text:p>0.902931165555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.99545" calcext:value-type="float">
            <text:p>5.99545E+00</text:p>
          </table:table-cell>
          <table:table-cell table:formula="of:=[.C12]/[.$C$105]" office:value-type="float" office:value="0.0095784570491071" calcext:value-type="float">
            <text:p>9.5784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9497574" calcext:value-type="float">
            <text:p>9.49757E-03</text:p>
          </table:table-cell>
          <table:table-cell/>
          <table:table-cell table:formula="of:=100*([.D12]-[.H12])/[.D12]" office:value-type="float" office:value="0.844426703512098" calcext:value-type="float">
            <text:p>0.84442670351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94996" calcext:value-type="float">
            <text:p>5.94996E+00</text:p>
          </table:table-cell>
          <table:table-cell table:formula="of:=[.C13]/[.$C$105]" office:value-type="float" office:value="0.00950578126811253" calcext:value-type="float">
            <text:p>9.50578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9430237" calcext:value-type="float">
            <text:p>9.43024E-03</text:p>
          </table:table-cell>
          <table:table-cell/>
          <table:table-cell table:formula="of:=100*([.D13]-[.H13])/[.D13]" office:value-type="float" office:value="0.79471919226613" calcext:value-type="float">
            <text:p>0.79471919226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90297" calcext:value-type="float">
            <text:p>5.90297E+00</text:p>
          </table:table-cell>
          <table:table-cell table:formula="of:=[.C14]/[.$C$105]" office:value-type="float" office:value="0.00943070905556175" calcext:value-type="float">
            <text:p>9.43071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935238" calcext:value-type="float">
            <text:p>9.35238E-03</text:p>
          </table:table-cell>
          <table:table-cell/>
          <table:table-cell table:formula="of:=100*([.D14]-[.H14])/[.D14]" office:value-type="float" office:value="0.830574404323913" calcext:value-type="float">
            <text:p>0.830574404323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84188" calcext:value-type="float">
            <text:p>5.84188E+00</text:p>
          </table:table-cell>
          <table:table-cell table:formula="of:=[.C15]/[.$C$105]" office:value-type="float" office:value="0.00933311038638263" calcext:value-type="float">
            <text:p>9.33311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9262959" calcext:value-type="float">
            <text:p>9.26296E-03</text:p>
          </table:table-cell>
          <table:table-cell/>
          <table:table-cell table:formula="of:=100*([.D15]-[.H15])/[.D15]" office:value-type="float" office:value="0.751639951510559" calcext:value-type="float">
            <text:p>0.751639951510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78723" calcext:value-type="float">
            <text:p>5.78723E+00</text:p>
          </table:table-cell>
          <table:table-cell table:formula="of:=[.C16]/[.$C$105]" office:value-type="float" office:value="0.00924580039668483" calcext:value-type="float">
            <text:p>9.24580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9160784" calcext:value-type="float">
            <text:p>9.16078E-03</text:p>
          </table:table-cell>
          <table:table-cell/>
          <table:table-cell table:formula="of:=100*([.D16]-[.H16])/[.D16]" office:value-type="float" office:value="0.91951364984382" calcext:value-type="float">
            <text:p>0.91951364984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71082" calcext:value-type="float">
            <text:p>5.71082E+00</text:p>
          </table:table-cell>
          <table:table-cell table:formula="of:=[.C17]/[.$C$105]" office:value-type="float" office:value="0.00912372617321165" calcext:value-type="float">
            <text:p>9.1237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9044501" calcext:value-type="float">
            <text:p>9.04450E-03</text:p>
          </table:table-cell>
          <table:table-cell/>
          <table:table-cell table:formula="of:=100*([.D17]-[.H17])/[.D17]" office:value-type="float" office:value="0.868342294667574" calcext:value-type="float">
            <text:p>0.86834229466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62759" calcext:value-type="float">
            <text:p>5.62759E+00</text:p>
          </table:table-cell>
          <table:table-cell table:formula="of:=[.C18]/[.$C$105]" office:value-type="float" office:value="0.00899075617426292" calcext:value-type="float">
            <text:p>8.99076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8912581" calcext:value-type="float">
            <text:p>8.91258E-03</text:p>
          </table:table-cell>
          <table:table-cell/>
          <table:table-cell table:formula="of:=100*([.D18]-[.H18])/[.D18]" office:value-type="float" office:value="0.869506109916579" calcext:value-type="float">
            <text:p>0.869506109916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.54289" calcext:value-type="float">
            <text:p>5.54289E+00</text:p>
          </table:table-cell>
          <table:table-cell table:formula="of:=[.C19]/[.$C$105]" office:value-type="float" office:value="0.0088554376723891" calcext:value-type="float">
            <text:p>8.85544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8763298" calcext:value-type="float">
            <text:p>8.76330E-03</text:p>
          </table:table-cell>
          <table:table-cell/>
          <table:table-cell table:formula="of:=100*([.D19]-[.H19])/[.D19]" office:value-type="float" office:value="1.04048693918753" calcext:value-type="float">
            <text:p>1.04048693918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.41921" calcext:value-type="float">
            <text:p>5.41921E+00</text:p>
          </table:table-cell>
          <table:table-cell table:formula="of:=[.C20]/[.$C$105]" office:value-type="float" office:value="0.00865784390247466" calcext:value-type="float">
            <text:p>8.65784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8594711" calcext:value-type="float">
            <text:p>8.59471E-03</text:p>
          </table:table-cell>
          <table:table-cell/>
          <table:table-cell table:formula="of:=100*([.D20]-[.H20])/[.D20]" office:value-type="float" office:value="0.72919889970076" calcext:value-type="float">
            <text:p>0.72919889970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.30263" calcext:value-type="float">
            <text:p>5.30263E+00</text:p>
          </table:table-cell>
          <table:table-cell table:formula="of:=[.C21]/[.$C$105]" office:value-type="float" office:value="0.00847159324192625" calcext:value-type="float">
            <text:p>8.47159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8404643" calcext:value-type="float">
            <text:p>8.40464E-03</text:p>
          </table:table-cell>
          <table:table-cell/>
          <table:table-cell table:formula="of:=100*([.D21]-[.H21])/[.D21]" office:value-type="float" office:value="0.790291035161076" calcext:value-type="float">
            <text:p>0.790291035161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.16783" calcext:value-type="float">
            <text:p>5.16783E+00</text:p>
          </table:table-cell>
          <table:table-cell table:formula="of:=[.C22]/[.$C$105]" office:value-type="float" office:value="0.00825623392607513" calcext:value-type="float">
            <text:p>8.25623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8190654" calcext:value-type="float">
            <text:p>8.19065E-03</text:p>
          </table:table-cell>
          <table:table-cell/>
          <table:table-cell table:formula="of:=100*([.D22]-[.H22])/[.D22]" office:value-type="float" office:value="0.794307993963356" calcext:value-type="float">
            <text:p>0.794307993963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.02911" calcext:value-type="float">
            <text:p>5.02911E+00</text:p>
          </table:table-cell>
          <table:table-cell table:formula="of:=[.C23]/[.$C$105]" office:value-type="float" office:value="0.00803461193575711" calcext:value-type="float">
            <text:p>8.0346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7950011" calcext:value-type="float">
            <text:p>7.95001E-03</text:p>
          </table:table-cell>
          <table:table-cell/>
          <table:table-cell table:formula="of:=100*([.D23]-[.H23])/[.D23]" office:value-type="float" office:value="1.05295609089231" calcext:value-type="float">
            <text:p>1.05295609089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863" calcext:value-type="float">
            <text:p>4.86300E+00</text:p>
          </table:table-cell>
          <table:table-cell table:formula="of:=[.C24]/[.$C$105]" office:value-type="float" office:value="0.00776923110522276" calcext:value-type="float">
            <text:p>7.76923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767966" calcext:value-type="float">
            <text:p>7.67966E-03</text:p>
          </table:table-cell>
          <table:table-cell/>
          <table:table-cell table:formula="of:=100*([.D24]-[.H24])/[.D24]" office:value-type="float" office:value="1.15289536389966" calcext:value-type="float">
            <text:p>1.15289536389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67309" calcext:value-type="float">
            <text:p>4.67309E+00</text:p>
          </table:table-cell>
          <table:table-cell table:formula="of:=[.C25]/[.$C$105]" office:value-type="float" office:value="0.0074658268939966" calcext:value-type="float">
            <text:p>7.46583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7376192" calcext:value-type="float">
            <text:p>7.37619E-03</text:p>
          </table:table-cell>
          <table:table-cell/>
          <table:table-cell table:formula="of:=100*([.D25]-[.H25])/[.D25]" office:value-type="float" office:value="1.20060236152371" calcext:value-type="float">
            <text:p>1.20060236152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46828" calcext:value-type="float">
            <text:p>4.46828E+00</text:p>
          </table:table-cell>
          <table:table-cell table:formula="of:=[.C26]/[.$C$105]" office:value-type="float" office:value="0.00713861812931211" calcext:value-type="float">
            <text:p>7.1386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7035795" calcext:value-type="float">
            <text:p>7.03580E-03</text:p>
          </table:table-cell>
          <table:table-cell/>
          <table:table-cell table:formula="of:=100*([.D26]-[.H26])/[.D26]" office:value-type="float" office:value="1.44037862019682" calcext:value-type="float">
            <text:p>1.44037862019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23914" calcext:value-type="float">
            <text:p>4.23914E+00</text:p>
          </table:table-cell>
          <table:table-cell table:formula="of:=[.C27]/[.$C$105]" office:value-type="float" office:value="0.00677253924478594" calcext:value-type="float">
            <text:p>6.77254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6654222" calcext:value-type="float">
            <text:p>6.65422E-03</text:p>
          </table:table-cell>
          <table:table-cell/>
          <table:table-cell table:formula="of:=100*([.D27]-[.H27])/[.D27]" office:value-type="float" office:value="1.74701453191327" calcext:value-type="float">
            <text:p>1.74701453191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.98482" calcext:value-type="float">
            <text:p>3.98482E+00</text:p>
          </table:table-cell>
          <table:table-cell table:formula="of:=[.C28]/[.$C$105]" office:value-type="float" office:value="0.00636623226253625" calcext:value-type="float">
            <text:p>6.36623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6226731" calcext:value-type="float">
            <text:p>6.22673E-03</text:p>
          </table:table-cell>
          <table:table-cell/>
          <table:table-cell table:formula="of:=100*([.D28]-[.H28])/[.D28]" office:value-type="float" office:value="2.19126881934828" calcext:value-type="float">
            <text:p>2.19126881934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68876" calcext:value-type="float">
            <text:p>3.68876E+00</text:p>
          </table:table-cell>
          <table:table-cell table:formula="of:=[.C29]/[.$C$105]" office:value-type="float" office:value="0.0058932405781825" calcext:value-type="float">
            <text:p>5.89324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729146" calcext:value-type="float">
            <text:p>5.72915E-03</text:p>
          </table:table-cell>
          <table:table-cell/>
          <table:table-cell table:formula="of:=100*([.D29]-[.H29])/[.D29]" office:value-type="float" office:value="2.78445408779005" calcext:value-type="float">
            <text:p>2.7844540877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41687" calcext:value-type="float">
            <text:p>3.41687E+00</text:p>
          </table:table-cell>
          <table:table-cell table:formula="of:=[.C30]/[.$C$105]" office:value-type="float" office:value="0.00545886339430444" calcext:value-type="float">
            <text:p>5.45886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257752" calcext:value-type="float">
            <text:p>5.25775E-03</text:p>
          </table:table-cell>
          <table:table-cell/>
          <table:table-cell table:formula="of:=100*([.D30]-[.H30])/[.D30]" office:value-type="float" office:value="3.68412579282115" calcext:value-type="float">
            <text:p>3.6841257928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16882" calcext:value-type="float">
            <text:p>3.16882E+00</text:p>
          </table:table-cell>
          <table:table-cell table:formula="of:=[.C31]/[.$C$105]" office:value-type="float" office:value="0.0050625734959597" calcext:value-type="float">
            <text:p>5.06257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27699" calcext:value-type="float">
            <text:p>4.82770E-03</text:p>
          </table:table-cell>
          <table:table-cell/>
          <table:table-cell table:formula="of:=100*([.D31]-[.H31])/[.D31]" office:value-type="float" office:value="4.6394288625566" calcext:value-type="float">
            <text:p>4.6394288625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.941" calcext:value-type="float">
            <text:p>2.94100E+00</text:p>
          </table:table-cell>
          <table:table-cell table:formula="of:=[.C32]/[.$C$105]" office:value-type="float" office:value="0.00469860347120299" calcext:value-type="float">
            <text:p>4.69860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435578" calcext:value-type="float">
            <text:p>4.43558E-03</text:p>
          </table:table-cell>
          <table:table-cell/>
          <table:table-cell table:formula="of:=100*([.D32]-[.H32])/[.D32]" office:value-type="float" office:value="5.59794996140945" calcext:value-type="float">
            <text:p>5.59794996140945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.71666" calcext:value-type="float">
            <text:p>2.71666E+00</text:p>
          </table:table-cell>
          <table:table-cell table:formula="of:=[.C33]/[.$C$105]" office:value-type="float" office:value="0.00434019316765669" calcext:value-type="float">
            <text:p>4.34019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078276" calcext:value-type="float">
            <text:p>4.07828E-03</text:p>
          </table:table-cell>
          <table:table-cell/>
          <table:table-cell table:formula="of:=100*([.D33]-[.H33])/[.D33]" office:value-type="float" office:value="6.03468918407841" calcext:value-type="float">
            <text:p>6.03468918407841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9585" calcext:value-type="float">
            <text:p>1.39585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.50434" calcext:value-type="float">
            <text:p>2.50434E+00</text:p>
          </table:table-cell>
          <table:table-cell table:formula="of:=[.C34]/[.$C$105]" office:value-type="float" office:value="0.00400098626898079" calcext:value-type="float">
            <text:p>4.0009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375296" calcext:value-type="float">
            <text:p>3.75296E-03</text:p>
          </table:table-cell>
          <table:table-cell/>
          <table:table-cell table:formula="of:=100*([.D34]-[.H34])/[.D34]" office:value-type="float" office:value="6.19912822255126" calcext:value-type="float">
            <text:p>6.19912822255126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87815" calcext:value-type="float">
            <text:p>1.38782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.31519" calcext:value-type="float">
            <text:p>2.31519E+00</text:p>
          </table:table-cell>
          <table:table-cell table:formula="of:=[.C35]/[.$C$105]" office:value-type="float" office:value="0.0036987962497431" calcext:value-type="float">
            <text:p>3.69880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3457049" calcext:value-type="float">
            <text:p>3.45705E-03</text:p>
          </table:table-cell>
          <table:table-cell/>
          <table:table-cell table:formula="of:=100*([.D35]-[.H35])/[.D35]" office:value-type="float" office:value="6.5358358076601" calcext:value-type="float">
            <text:p>6.5358358076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12602" calcext:value-type="float">
            <text:p>2.12602E+00</text:p>
          </table:table-cell>
          <table:table-cell table:formula="of:=[.C36]/[.$C$105]" office:value-type="float" office:value="0.00339657427808466" calcext:value-type="float">
            <text:p>3.3965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188198" calcext:value-type="float">
            <text:p>3.18820E-03</text:p>
          </table:table-cell>
          <table:table-cell/>
          <table:table-cell table:formula="of:=100*([.D36]-[.H36])/[.D36]" office:value-type="float" office:value="6.13489536881742" calcext:value-type="float">
            <text:p>6.1348953688174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575634917792027" calcext:value-type="float">
            <text:p>0.5756349177920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95816" calcext:value-type="float">
            <text:p>1.95816E+00</text:p>
          </table:table-cell>
          <table:table-cell table:formula="of:=[.C37]/[.$C$105]" office:value-type="float" office:value="0.00312839761073473" calcext:value-type="float">
            <text:p>3.12840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944272" calcext:value-type="float">
            <text:p>2.94427E-03</text:p>
          </table:table-cell>
          <table:table-cell/>
          <table:table-cell table:formula="of:=100*([.D37]-[.H37])/[.D37]" office:value-type="float" office:value="5.88562048835888" calcext:value-type="float">
            <text:p>5.88562048835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.80648" calcext:value-type="float">
            <text:p>1.80648E+00</text:p>
          </table:table-cell>
          <table:table-cell table:formula="of:=[.C38]/[.$C$105]" office:value-type="float" office:value="0.00288607045177109" calcext:value-type="float">
            <text:p>2.88607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723338" calcext:value-type="float">
            <text:p>2.72334E-03</text:p>
          </table:table-cell>
          <table:table-cell/>
          <table:table-cell table:formula="of:=100*([.D38]-[.H38])/[.D38]" office:value-type="float" office:value="5.63854744679665" calcext:value-type="float">
            <text:p>5.63854744679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.67123" calcext:value-type="float">
            <text:p>1.67123E+00</text:p>
          </table:table-cell>
          <table:table-cell table:formula="of:=[.C39]/[.$C$105]" office:value-type="float" office:value="0.0026699922064531" calcext:value-type="float">
            <text:p>2.66999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523643" calcext:value-type="float">
            <text:p>2.52364E-03</text:p>
          </table:table-cell>
          <table:table-cell/>
          <table:table-cell table:formula="of:=100*([.D39]-[.H39])/[.D39]" office:value-type="float" office:value="5.48125968680326" calcext:value-type="float">
            <text:p>5.48125968680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.53241" calcext:value-type="float">
            <text:p>1.53241E+00</text:p>
          </table:table-cell>
          <table:table-cell table:formula="of:=[.C40]/[.$C$105]" office:value-type="float" office:value="0.00244821045403134" calcext:value-type="float">
            <text:p>2.44821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343604" calcext:value-type="float">
            <text:p>2.34360E-03</text:p>
          </table:table-cell>
          <table:table-cell/>
          <table:table-cell table:formula="of:=100*([.D40]-[.H40])/[.D40]" office:value-type="float" office:value="4.27277213276709" calcext:value-type="float">
            <text:p>4.27277213276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40738" calcext:value-type="float">
            <text:p>1.40738E+00</text:p>
          </table:table-cell>
          <table:table-cell table:formula="of:=[.C41]/[.$C$105]" office:value-type="float" office:value="0.00224845989571631" calcext:value-type="float">
            <text:p>2.24846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181793" calcext:value-type="float">
            <text:p>2.18179E-03</text:p>
          </table:table-cell>
          <table:table-cell/>
          <table:table-cell table:formula="of:=100*([.D41]-[.H41])/[.D41]" office:value-type="float" office:value="2.96500265996833" calcext:value-type="float">
            <text:p>2.96500265996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.29725" calcext:value-type="float">
            <text:p>1.29725E+00</text:p>
          </table:table-cell>
          <table:table-cell table:formula="of:=[.C42]/[.$C$105]" office:value-type="float" office:value="0.0020725138908596" calcext:value-type="float">
            <text:p>2.07251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036926" calcext:value-type="float">
            <text:p>2.03693E-03</text:p>
          </table:table-cell>
          <table:table-cell/>
          <table:table-cell table:formula="of:=100*([.D42]-[.H42])/[.D42]" office:value-type="float" office:value="1.71713642145186" calcext:value-type="float">
            <text:p>1.71713642145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19848" calcext:value-type="float">
            <text:p>1.19848E+00</text:p>
          </table:table-cell>
          <table:table-cell table:formula="of:=[.C43]/[.$C$105]" office:value-type="float" office:value="0.00191471686098856" calcext:value-type="float">
            <text:p>1.91472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907855" calcext:value-type="float">
            <text:p>1.90786E-03</text:p>
          </table:table-cell>
          <table:table-cell/>
          <table:table-cell table:formula="of:=100*([.D43]-[.H43])/[.D43]" office:value-type="float" office:value="0.358374709512878" calcext:value-type="float">
            <text:p>0.358374709512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10315" calcext:value-type="float">
            <text:p>1.10315E+00</text:p>
          </table:table-cell>
          <table:table-cell table:formula="of:=[.C44]/[.$C$105]" office:value-type="float" office:value="0.00176241564748643" calcext:value-type="float">
            <text:p>1.76242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793557" calcext:value-type="float">
            <text:p>1.79356E-03</text:p>
          </table:table-cell>
          <table:table-cell/>
          <table:table-cell table:formula="of:=100*([.D44]-[.H44])/[.D44]" office:value-type="float" office:value="-1.76696981543414" calcext:value-type="float">
            <text:p>-1.76696981543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02577" calcext:value-type="float">
            <text:p>1.02577E+00</text:p>
          </table:table-cell>
          <table:table-cell table:formula="of:=[.C45]/[.$C$105]" office:value-type="float" office:value="0.0016387917316069" calcext:value-type="float">
            <text:p>1.63879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693125" calcext:value-type="float">
            <text:p>1.69313E-03</text:p>
          </table:table-cell>
          <table:table-cell/>
          <table:table-cell table:formula="of:=100*([.D45]-[.H45])/[.D45]" office:value-type="float" office:value="-3.31544682250893" calcext:value-type="float">
            <text:p>-3.31544682250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958081" calcext:value-type="float">
            <text:p>9.58081E-01</text:p>
          </table:table-cell>
          <table:table-cell table:formula="of:=[.C46]/[.$C$105]" office:value-type="float" office:value="0.00153065036120151" calcext:value-type="float">
            <text:p>1.5306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605763" calcext:value-type="float">
            <text:p>1.60576E-03</text:p>
          </table:table-cell>
          <table:table-cell/>
          <table:table-cell table:formula="of:=100*([.D46]-[.H46])/[.D46]" office:value-type="float" office:value="-4.90723686495798" calcext:value-type="float">
            <text:p>-4.90723686495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896652" calcext:value-type="float">
            <text:p>8.96652E-01</text:p>
          </table:table-cell>
          <table:table-cell table:formula="of:=[.C47]/[.$C$105]" office:value-type="float" office:value="0.00143251009849068" calcext:value-type="float">
            <text:p>1.43251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530778" calcext:value-type="float">
            <text:p>1.53078E-03</text:p>
          </table:table-cell>
          <table:table-cell/>
          <table:table-cell table:formula="of:=100*([.D47]-[.H47])/[.D47]" office:value-type="float" office:value="-6.85984005368281" calcext:value-type="float">
            <text:p>-6.85984005368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845816" calcext:value-type="float">
            <text:p>8.45816E-01</text:p>
          </table:table-cell>
          <table:table-cell table:formula="of:=[.C48]/[.$C$105]" office:value-type="float" office:value="0.0013512934354298" calcext:value-type="float">
            <text:p>1.35129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67576" calcext:value-type="float">
            <text:p>1.46758E-03</text:p>
          </table:table-cell>
          <table:table-cell/>
          <table:table-cell table:formula="of:=100*([.D48]-[.H48])/[.D48]" office:value-type="float" office:value="-8.60527858134819" calcext:value-type="float">
            <text:p>-8.60527858134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804363" calcext:value-type="float">
            <text:p>8.04363E-01</text:p>
          </table:table-cell>
          <table:table-cell table:formula="of:=[.C49]/[.$C$105]" office:value-type="float" office:value="0.0012850672505635" calcext:value-type="float">
            <text:p>1.28507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415655" calcext:value-type="float">
            <text:p>1.41566E-03</text:p>
          </table:table-cell>
          <table:table-cell/>
          <table:table-cell table:formula="of:=100*([.D49]-[.H49])/[.D49]" office:value-type="float" office:value="-10.1619389474939" calcext:value-type="float">
            <text:p>-10.1619389474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69759" calcext:value-type="float">
            <text:p>7.69759E-01</text:p>
          </table:table-cell>
          <table:table-cell table:formula="of:=[.C50]/[.$C$105]" office:value-type="float" office:value="0.00122978317218284" calcext:value-type="float">
            <text:p>1.22978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374603" calcext:value-type="float">
            <text:p>1.37460E-03</text:p>
          </table:table-cell>
          <table:table-cell/>
          <table:table-cell table:formula="of:=100*([.D50]-[.H50])/[.D50]" office:value-type="float" office:value="-11.7760456552762" calcext:value-type="float">
            <text:p>-11.7760456552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745084" calcext:value-type="float">
            <text:p>7.45084E-01</text:p>
          </table:table-cell>
          <table:table-cell table:formula="of:=[.C51]/[.$C$105]" office:value-type="float" office:value="0.00119036187308324" calcext:value-type="float">
            <text:p>1.19036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44096" calcext:value-type="float">
            <text:p>1.34410E-03</text:p>
          </table:table-cell>
          <table:table-cell/>
          <table:table-cell table:formula="of:=100*([.D51]-[.H51])/[.D51]" office:value-type="float" office:value="-12.9149068357307" calcext:value-type="float">
            <text:p>-12.9149068357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728044" calcext:value-type="float">
            <text:p>7.28044E-01</text:p>
          </table:table-cell>
          <table:table-cell table:formula="of:=[.C52]/[.$C$105]" office:value-type="float" office:value="0.00116313841060473" calcext:value-type="float">
            <text:p>1.16314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1323892" calcext:value-type="float">
            <text:p>1.32389E-03</text:p>
          </table:table-cell>
          <table:table-cell/>
          <table:table-cell table:formula="of:=100*([.D52]-[.H52])/[.D52]" office:value-type="float" office:value="-13.8206758481729" calcext:value-type="float">
            <text:p>-13.8206758481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723867" calcext:value-type="float">
            <text:p>7.23867E-01</text:p>
          </table:table-cell>
          <table:table-cell table:formula="of:=[.C53]/[.$C$105]" office:value-type="float" office:value="0.00115646514753121" calcext:value-type="float">
            <text:p>1.15647E-03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1313829" calcext:value-type="float">
            <text:p>1.31383E-03</text:p>
          </table:table-cell>
          <table:table-cell/>
          <table:table-cell table:formula="of:=100*([.D53]-[.H53])/[.D53]" office:value-type="float" office:value="-13.607314738773" calcext:value-type="float">
            <text:p>-13.607314738773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5.96553" calcext:value-type="float">
            <text:p>5.96553E+00</text:p>
          </table:table-cell>
          <table:table-cell table:formula="of:=[.C54]/[.$C$105]" office:value-type="float" office:value="0.00953065622766596" calcext:value-type="float">
            <text:p>9.53066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9935105" calcext:value-type="float">
            <text:p>9.93511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4.24366132480986" calcext:value-type="float">
            <text:p>-4.24366132480986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5.9803" calcext:value-type="float">
            <text:p>5.98030E+00</text:p>
          </table:table-cell>
          <table:table-cell table:formula="of:=[.C55]/[.$C$105]" office:value-type="float" office:value="0.00955425309038941" calcext:value-type="float">
            <text:p>9.5542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9943559" calcext:value-type="float">
            <text:p>9.94356E-03</text:p>
          </table:table-cell>
          <table:table-cell/>
          <table:table-cell table:formula="of:=100*([.D55]-[.H55])/[.D55]" office:value-type="float" office:value="-4.07468701035557" calcext:value-type="float">
            <text:p>-4.07468701035557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5.98049" calcext:value-type="float">
            <text:p>5.98049E+00</text:p>
          </table:table-cell>
          <table:table-cell table:formula="of:=[.C56]/[.$C$105]" office:value-type="float" office:value="0.00955455663838653" calcext:value-type="float">
            <text:p>9.55456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996055" calcext:value-type="float">
            <text:p>9.96055E-03</text:p>
          </table:table-cell>
          <table:table-cell/>
          <table:table-cell table:formula="of:=100*([.D56]-[.H56])/[.D56]" office:value-type="float" office:value="-4.24921194126736" calcext:value-type="float">
            <text:p>-4.24921194126736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5.99582" calcext:value-type="float">
            <text:p>5.99582E+00</text:p>
          </table:table-cell>
          <table:table-cell table:formula="of:=[.C57]/[.$C$105]" office:value-type="float" office:value="0.00957904816889096" calcext:value-type="float">
            <text:p>9.57905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9986251" calcext:value-type="float">
            <text:p>9.98625E-03</text:p>
          </table:table-cell>
          <table:table-cell/>
          <table:table-cell table:formula="of:=100*([.D57]-[.H57])/[.D57]" office:value-type="float" office:value="-4.25097383298975" calcext:value-type="float">
            <text:p>-4.2509738329897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6.01197" calcext:value-type="float">
            <text:p>6.01197E+00</text:p>
          </table:table-cell>
          <table:table-cell table:formula="of:=[.C58]/[.$C$105]" office:value-type="float" office:value="0.00960484974864612" calcext:value-type="float">
            <text:p>9.6048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002092" calcext:value-type="float">
            <text:p>1.00209E-02</text:p>
          </table:table-cell>
          <table:table-cell/>
          <table:table-cell table:formula="of:=100*([.D58]-[.H58])/[.D58]" office:value-type="float" office:value="-4.33187673146606" calcext:value-type="float">
            <text:p>-4.3318767314660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6.03886" calcext:value-type="float">
            <text:p>6.03886E+00</text:p>
          </table:table-cell>
          <table:table-cell table:formula="of:=[.C59]/[.$C$105]" office:value-type="float" office:value="0.00964780977834372" calcext:value-type="float">
            <text:p>9.64781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00649" calcext:value-type="float">
            <text:p>1.00649E-02</text:p>
          </table:table-cell>
          <table:table-cell/>
          <table:table-cell table:formula="of:=100*([.D59]-[.H59])/[.D59]" office:value-type="float" office:value="-4.32315967290848" calcext:value-type="float">
            <text:p>-4.32315967290848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6.05796" calcext:value-type="float">
            <text:p>6.05796E+00</text:p>
          </table:table-cell>
          <table:table-cell table:formula="of:=[.C60]/[.$C$105]" office:value-type="float" office:value="0.00967832434015943" calcext:value-type="float">
            <text:p>9.67832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011864" calcext:value-type="float">
            <text:p>1.01186E-02</text:p>
          </table:table-cell>
          <table:table-cell/>
          <table:table-cell table:formula="of:=100*([.D60]-[.H60])/[.D60]" office:value-type="float" office:value="-4.54950303756118" calcext:value-type="float">
            <text:p>-4.54950303756118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6.08909" calcext:value-type="float">
            <text:p>6.08909E+00</text:p>
          </table:table-cell>
          <table:table-cell table:formula="of:=[.C61]/[.$C$105]" office:value-type="float" office:value="0.00972805828305591" calcext:value-type="float">
            <text:p>9.72806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018269" calcext:value-type="float">
            <text:p>1.01827E-02</text:p>
          </table:table-cell>
          <table:table-cell/>
          <table:table-cell table:formula="of:=100*([.D61]-[.H61])/[.D61]" office:value-type="float" office:value="-4.67340659066528" calcext:value-type="float">
            <text:p>-4.67340659066528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6.12739" calcext:value-type="float">
            <text:p>6.12739E+00</text:p>
          </table:table-cell>
          <table:table-cell table:formula="of:=[.C62]/[.$C$105]" office:value-type="float" office:value="0.00978924716879106" calcext:value-type="float">
            <text:p>9.78925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025768" calcext:value-type="float">
            <text:p>1.02577E-02</text:p>
          </table:table-cell>
          <table:table-cell/>
          <table:table-cell table:formula="of:=100*([.D62]-[.H62])/[.D62]" office:value-type="float" office:value="-4.7851772780071" calcext:value-type="float">
            <text:p>-4.7851772780071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6.1857" calcext:value-type="float">
            <text:p>6.18570E+00</text:p>
          </table:table-cell>
          <table:table-cell table:formula="of:=[.C63]/[.$C$105]" office:value-type="float" office:value="0.00988240445148601" calcext:value-type="float">
            <text:p>9.88240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034439" calcext:value-type="float">
            <text:p>1.03444E-02</text:p>
          </table:table-cell>
          <table:table-cell/>
          <table:table-cell table:formula="of:=100*([.D63]-[.H63])/[.D63]" office:value-type="float" office:value="-4.67482939786506" calcext:value-type="float">
            <text:p>-4.67482939786506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6.23693" calcext:value-type="float">
            <text:p>6.23693E+00</text:p>
          </table:table-cell>
          <table:table-cell table:formula="of:=[.C64]/[.$C$105]" office:value-type="float" office:value="0.00996425057723566" calcext:value-type="float">
            <text:p>9.96425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04437" calcext:value-type="float">
            <text:p>1.04437E-02</text:p>
          </table:table-cell>
          <table:table-cell/>
          <table:table-cell table:formula="of:=100*([.D64]-[.H64])/[.D64]" office:value-type="float" office:value="-4.8116957622452" calcext:value-type="float">
            <text:p>-4.8116957622452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6.31143" calcext:value-type="float">
            <text:p>6.31143E+00</text:p>
          </table:table-cell>
          <table:table-cell table:formula="of:=[.C65]/[.$C$105]" office:value-type="float" office:value="0.0100832733445273" calcext:value-type="float">
            <text:p>1.00833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055663" calcext:value-type="float">
            <text:p>1.05566E-02</text:p>
          </table:table-cell>
          <table:table-cell/>
          <table:table-cell table:formula="of:=100*([.D65]-[.H65])/[.D65]" office:value-type="float" office:value="-4.69447409882674" calcext:value-type="float">
            <text:p>-4.6944740988267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6.38024" calcext:value-type="float">
            <text:p>6.38024E+00</text:p>
          </table:table-cell>
          <table:table-cell table:formula="of:=[.C66]/[.$C$105]" office:value-type="float" office:value="0.0101932056481157" calcext:value-type="float">
            <text:p>1.01932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068433" calcext:value-type="float">
            <text:p>1.06843E-02</text:p>
          </table:table-cell>
          <table:table-cell/>
          <table:table-cell table:formula="of:=100*([.D66]-[.H66])/[.D66]" office:value-type="float" office:value="-4.81815406103501" calcext:value-type="float">
            <text:p>-4.81815406103501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6.46679" calcext:value-type="float">
            <text:p>6.46679E+00</text:p>
          </table:table-cell>
          <table:table-cell table:formula="of:=[.C67]/[.$C$105]" office:value-type="float" office:value="0.0103314797489088" calcext:value-type="float">
            <text:p>1.03315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082813" calcext:value-type="float">
            <text:p>1.08281E-02</text:p>
          </table:table-cell>
          <table:table-cell/>
          <table:table-cell table:formula="of:=100*([.D67]-[.H67])/[.D67]" office:value-type="float" office:value="-4.80715505582492" calcext:value-type="float">
            <text:p>-4.80715505582492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6.57787" calcext:value-type="float">
            <text:p>6.57787E+00</text:p>
          </table:table-cell>
          <table:table-cell table:formula="of:=[.C68]/[.$C$105]" office:value-type="float" office:value="0.0105089434937511" calcext:value-type="float">
            <text:p>1.05089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098953" calcext:value-type="float">
            <text:p>1.09895E-02</text:p>
          </table:table-cell>
          <table:table-cell/>
          <table:table-cell table:formula="of:=100*([.D68]-[.H68])/[.D68]" office:value-type="float" office:value="-4.57311913928036" calcext:value-type="float">
            <text:p>-4.57311913928036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6.69091" calcext:value-type="float">
            <text:p>6.69091E+00</text:p>
          </table:table-cell>
          <table:table-cell table:formula="of:=[.C69]/[.$C$105]" office:value-type="float" office:value="0.0106895385758269" calcext:value-type="float">
            <text:p>1.06895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11702" calcext:value-type="float">
            <text:p>1.11702E-02</text:p>
          </table:table-cell>
          <table:table-cell/>
          <table:table-cell table:formula="of:=100*([.D69]-[.H69])/[.D69]" office:value-type="float" office:value="-4.49655914297457" calcext:value-type="float">
            <text:p>-4.49655914297457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6.81912" calcext:value-type="float">
            <text:p>6.81912E+00</text:p>
          </table:table-cell>
          <table:table-cell table:formula="of:=[.C70]/[.$C$105]" office:value-type="float" office:value="0.0108943695690411" calcext:value-type="float">
            <text:p>1.08944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137203" calcext:value-type="float">
            <text:p>1.13720E-02</text:p>
          </table:table-cell>
          <table:table-cell/>
          <table:table-cell table:formula="of:=100*([.D70]-[.H70])/[.D70]" office:value-type="float" office:value="-4.38447060136762" calcext:value-type="float">
            <text:p>-4.3844706013676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6.96541" calcext:value-type="float">
            <text:p>6.96541E+00</text:p>
          </table:table-cell>
          <table:table-cell table:formula="of:=[.C71]/[.$C$105]" office:value-type="float" office:value="0.0111280855506127" calcext:value-type="float">
            <text:p>1.11281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159716" calcext:value-type="float">
            <text:p>1.15972E-02</text:p>
          </table:table-cell>
          <table:table-cell/>
          <table:table-cell table:formula="of:=100*([.D71]-[.H71])/[.D71]" office:value-type="float" office:value="-4.21523043881925" calcext:value-type="float">
            <text:p>-4.21523043881925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7.12717" calcext:value-type="float">
            <text:p>7.12717E+00</text:p>
          </table:table-cell>
          <table:table-cell table:formula="of:=[.C72]/[.$C$105]" office:value-type="float" office:value="0.0113865167296341" calcext:value-type="float">
            <text:p>1.13865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184795" calcext:value-type="float">
            <text:p>1.18480E-02</text:p>
          </table:table-cell>
          <table:table-cell/>
          <table:table-cell table:formula="of:=100*([.D72]-[.H72])/[.D72]" office:value-type="float" office:value="-4.05245327717315" calcext:value-type="float">
            <text:p>-4.05245327717315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7.29846" calcext:value-type="float">
            <text:p>7.29846E+00</text:p>
          </table:table-cell>
          <table:table-cell table:formula="of:=[.C73]/[.$C$105]" office:value-type="float" office:value="0.0116601732371425" calcext:value-type="float">
            <text:p>1.16602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212707" calcext:value-type="float">
            <text:p>1.21271E-02</text:p>
          </table:table-cell>
          <table:table-cell/>
          <table:table-cell table:formula="of:=100*([.D73]-[.H73])/[.D73]" office:value-type="float" office:value="-4.00420090989907" calcext:value-type="float">
            <text:p>-4.0042009098990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7.5057" calcext:value-type="float">
            <text:p>7.50570E+00</text:p>
          </table:table-cell>
          <table:table-cell table:formula="of:=[.C74]/[.$C$105]" office:value-type="float" office:value="0.0119912642209481" calcext:value-type="float">
            <text:p>1.19913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243751" calcext:value-type="float">
            <text:p>1.24375E-02</text:p>
          </table:table-cell>
          <table:table-cell/>
          <table:table-cell table:formula="of:=100*([.D74]-[.H74])/[.D74]" office:value-type="float" office:value="-3.72142395355077" calcext:value-type="float">
            <text:p>-3.72142395355077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7.73139" calcext:value-type="float">
            <text:p>7.73139E+00</text:p>
          </table:table-cell>
          <table:table-cell table:formula="of:=[.C75]/[.$C$105]" office:value-type="float" office:value="0.012351831312895" calcext:value-type="float">
            <text:p>1.23518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278257" calcext:value-type="float">
            <text:p>1.27826E-02</text:p>
          </table:table-cell>
          <table:table-cell/>
          <table:table-cell table:formula="of:=100*([.D75]-[.H75])/[.D75]" office:value-type="float" office:value="-3.48724554435386" calcext:value-type="float">
            <text:p>-3.48724554435386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7.98059" calcext:value-type="float">
            <text:p>7.98059E+00</text:p>
          </table:table-cell>
          <table:table-cell table:formula="of:=[.C76]/[.$C$105]" office:value-type="float" office:value="0.0127499584754328" calcext:value-type="float">
            <text:p>1.27500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316598" calcext:value-type="float">
            <text:p>1.31660E-02</text:p>
          </table:table-cell>
          <table:table-cell/>
          <table:table-cell table:formula="of:=100*([.D76]-[.H76])/[.D76]" office:value-type="float" office:value="-3.2629245449607" calcext:value-type="float">
            <text:p>-3.2629245449607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8.25008" calcext:value-type="float">
            <text:p>8.25008E+00</text:p>
          </table:table-cell>
          <table:table-cell table:formula="of:=[.C77]/[.$C$105]" office:value-type="float" office:value="0.0131805013688209" calcext:value-type="float">
            <text:p>1.31805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59187" calcext:value-type="float">
            <text:p>1.35919E-02</text:p>
          </table:table-cell>
          <table:table-cell/>
          <table:table-cell table:formula="of:=100*([.D77]-[.H77])/[.D77]" office:value-type="float" office:value="-3.12103932671462" calcext:value-type="float">
            <text:p>-3.12103932671462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8.57011" calcext:value-type="float">
            <text:p>8.57011E+00</text:p>
          </table:table-cell>
          <table:table-cell table:formula="of:=[.C78]/[.$C$105]" office:value-type="float" office:value="0.0136917880294429" calcext:value-type="float">
            <text:p>1.36918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406487" calcext:value-type="float">
            <text:p>1.40649E-02</text:p>
          </table:table-cell>
          <table:table-cell/>
          <table:table-cell table:formula="of:=100*([.D78]-[.H78])/[.D78]" office:value-type="float" office:value="-2.72485938107469" calcext:value-type="float">
            <text:p>-2.72485938107469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8.93304" calcext:value-type="float">
            <text:p>8.93304E+00</text:p>
          </table:table-cell>
          <table:table-cell table:formula="of:=[.C79]/[.$C$105]" office:value-type="float" office:value="0.0142716126325723" calcext:value-type="float">
            <text:p>1.42716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458786" calcext:value-type="float">
            <text:p>1.45879E-02</text:p>
          </table:table-cell>
          <table:table-cell/>
          <table:table-cell table:formula="of:=100*([.D79]-[.H79])/[.D79]" office:value-type="float" office:value="-2.215918940414" calcext:value-type="float">
            <text:p>-2.215918940414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9.25691" calcext:value-type="float">
            <text:p>9.25691E+00</text:p>
          </table:table-cell>
          <table:table-cell table:formula="of:=[.C80]/[.$C$105]" office:value-type="float" office:value="0.0147890341579781" calcext:value-type="float">
            <text:p>1.47890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505712" calcext:value-type="float">
            <text:p>1.50571E-02</text:p>
          </table:table-cell>
          <table:table-cell/>
          <table:table-cell table:formula="of:=100*([.D80]-[.H80])/[.D80]" office:value-type="float" office:value="-1.81273394298875" calcext:value-type="float">
            <text:p>-1.81273394298875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9.55518" calcext:value-type="float">
            <text:p>9.55518E+00</text:p>
          </table:table-cell>
          <table:table-cell table:formula="of:=[.C81]/[.$C$105]" office:value-type="float" office:value="0.0152655565848247" calcext:value-type="float">
            <text:p>1.5265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47959" calcext:value-type="float">
            <text:p>1.54796E-02</text:p>
          </table:table-cell>
          <table:table-cell/>
          <table:table-cell table:formula="of:=100*([.D81]-[.H81])/[.D81]" office:value-type="float" office:value="-1.40206754982052" calcext:value-type="float">
            <text:p>-1.40206754982052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9.82758" calcext:value-type="float">
            <text:p>9.82758E+00</text:p>
          </table:table-cell>
          <table:table-cell table:formula="of:=[.C82]/[.$C$105]" office:value-type="float" office:value="0.0157007485554319" calcext:value-type="float">
            <text:p>1.57007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85957" calcext:value-type="float">
            <text:p>1.58596E-02</text:p>
          </table:table-cell>
          <table:table-cell/>
          <table:table-cell table:formula="of:=100*([.D82]-[.H82])/[.D82]" office:value-type="float" office:value="-1.01155332822139" calcext:value-type="float">
            <text:p>-1.01155332822139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0.0669" calcext:value-type="float">
            <text:p>1.00669E+01</text:p>
          </table:table-cell>
          <table:table-cell table:formula="of:=[.C83]/[.$C$105]" office:value-type="float" office:value="0.0160830912221195" calcext:value-type="float">
            <text:p>1.60831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620096" calcext:value-type="float">
            <text:p>1.62010E-02</text:p>
          </table:table-cell>
          <table:table-cell/>
          <table:table-cell table:formula="of:=100*([.D83]-[.H83])/[.D83]" office:value-type="float" office:value="-0.732873900002586" calcext:value-type="float">
            <text:p>-0.732873900002586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291" calcext:value-type="float">
            <text:p>1.02910E+01</text:p>
          </table:table-cell>
          <table:table-cell table:formula="of:=[.C84]/[.$C$105]" office:value-type="float" office:value="0.0164411180966168" calcext:value-type="float">
            <text:p>1.64411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650733" calcext:value-type="float">
            <text:p>1.65073E-02</text:p>
          </table:table-cell>
          <table:table-cell/>
          <table:table-cell table:formula="of:=100*([.D84]-[.H84])/[.D84]" office:value-type="float" office:value="-0.402721414651458" calcext:value-type="float">
            <text:p>-0.402721414651458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5143" calcext:value-type="float">
            <text:p>1.05143E+01</text:p>
          </table:table-cell>
          <table:table-cell table:formula="of:=[.C85]/[.$C$105]" office:value-type="float" office:value="0.0167978668742841" calcext:value-type="float">
            <text:p>1.67979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678191" calcext:value-type="float">
            <text:p>1.67819E-02</text:p>
          </table:table-cell>
          <table:table-cell/>
          <table:table-cell table:formula="of:=100*([.D85]-[.H85])/[.D85]" office:value-type="float" office:value="0.0949934560355021" calcext:value-type="float">
            <text:p>0.094993456035502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10.7069" calcext:value-type="float">
            <text:p>1.07069E+01</text:p>
          </table:table-cell>
          <table:table-cell table:formula="of:=[.C86]/[.$C$105]" office:value-type="float" office:value="0.0171055686861011" calcext:value-type="float">
            <text:p>1.7105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702764" calcext:value-type="float">
            <text:p>1.70276E-02</text:p>
          </table:table-cell>
          <table:table-cell/>
          <table:table-cell table:formula="of:=100*([.D86]-[.H86])/[.D86]" office:value-type="float" office:value="0.455574950655751" calcext:value-type="float">
            <text:p>0.455574950655751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10.8988" calcext:value-type="float">
            <text:p>1.08988E+01</text:p>
          </table:table-cell>
          <table:table-cell table:formula="of:=[.C87]/[.$C$105]" office:value-type="float" office:value="0.0174121521631918" calcext:value-type="float">
            <text:p>1.74122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724721" calcext:value-type="float">
            <text:p>1.72472E-02</text:p>
          </table:table-cell>
          <table:table-cell/>
          <table:table-cell table:formula="of:=100*([.D87]-[.H87])/[.D87]" office:value-type="float" office:value="0.947281884777593" calcext:value-type="float">
            <text:p>0.947281884777593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11.064" calcext:value-type="float">
            <text:p>1.10640E+01</text:p>
          </table:table-cell>
          <table:table-cell table:formula="of:=[.C88]/[.$C$105]" office:value-type="float" office:value="0.0176760791585821" calcext:value-type="float">
            <text:p>1.76761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744304" calcext:value-type="float">
            <text:p>1.74430E-02</text:p>
          </table:table-cell>
          <table:table-cell/>
          <table:table-cell table:formula="of:=100*([.D88]-[.H88])/[.D88]" office:value-type="float" office:value="1.31838716319017" calcext:value-type="float">
            <text:p>1.3183871631901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11.2031" calcext:value-type="float">
            <text:p>1.12031E+01</text:p>
          </table:table-cell>
          <table:table-cell table:formula="of:=[.C89]/[.$C$105]" office:value-type="float" office:value="0.0178983082448943" calcext:value-type="float">
            <text:p>1.78983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761733" calcext:value-type="float">
            <text:p>1.76173E-02</text:p>
          </table:table-cell>
          <table:table-cell/>
          <table:table-cell table:formula="of:=100*([.D89]-[.H89])/[.D89]" office:value-type="float" office:value="1.56985923501727" calcext:value-type="float">
            <text:p>1.56985923501727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11.3304" calcext:value-type="float">
            <text:p>1.13304E+01</text:p>
          </table:table-cell>
          <table:table-cell table:formula="of:=[.C90]/[.$C$105]" office:value-type="float" office:value="0.0181016854029644" calcext:value-type="float">
            <text:p>1.81017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777206" calcext:value-type="float">
            <text:p>1.77721E-02</text:p>
          </table:table-cell>
          <table:table-cell/>
          <table:table-cell table:formula="of:=100*([.D90]-[.H90])/[.D90]" office:value-type="float" office:value="1.82096526166807" calcext:value-type="float">
            <text:p>1.82096526166807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11.4377" calcext:value-type="float">
            <text:p>1.14377E+01</text:p>
          </table:table-cell>
          <table:table-cell table:formula="of:=[.C91]/[.$C$105]" office:value-type="float" office:value="0.0182731101402851" calcext:value-type="float">
            <text:p>1.82731E-02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1790902" calcext:value-type="float">
            <text:p>1.79090E-02</text:p>
          </table:table-cell>
          <table:table-cell/>
          <table:table-cell table:formula="of:=100*([.D91]-[.H91])/[.D91]" office:value-type="float" office:value="1.99249135746417" calcext:value-type="float">
            <text:p>1.99249135746417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11.5295" calcext:value-type="float">
            <text:p>1.15295E+01</text:p>
          </table:table-cell>
          <table:table-cell table:formula="of:=[.C92]/[.$C$105]" office:value-type="float" office:value="0.018419771751525" calcext:value-type="float">
            <text:p>1.84198E-02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1802982" calcext:value-type="float">
            <text:p>1.80298E-02</text:p>
          </table:table-cell>
          <table:table-cell/>
          <table:table-cell table:formula="of:=100*([.D92]-[.H92])/[.D92]" office:value-type="float" office:value="2.11702814120194" calcext:value-type="float">
            <text:p>2.11702814120194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11.6305" calcext:value-type="float">
            <text:p>1.16305E+01</text:p>
          </table:table-cell>
          <table:table-cell table:formula="of:=[.C93]/[.$C$105]" office:value-type="float" office:value="0.0185811314763096" calcext:value-type="float">
            <text:p>1.85811E-02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1813589" calcext:value-type="float">
            <text:p>1.81359E-02</text:p>
          </table:table-cell>
          <table:table-cell/>
          <table:table-cell table:formula="of:=100*([.D93]-[.H93])/[.D93]" office:value-type="float" office:value="2.39620217357175" calcext:value-type="float">
            <text:p>2.39620217357175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11.7221" calcext:value-type="float">
            <text:p>1.17221E+01</text:p>
          </table:table-cell>
          <table:table-cell table:formula="of:=[.C94]/[.$C$105]" office:value-type="float" office:value="0.0187274735633419" calcext:value-type="float">
            <text:p>1.87275E-02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1822852" calcext:value-type="float">
            <text:p>1.82285E-02</text:p>
          </table:table-cell>
          <table:table-cell/>
          <table:table-cell table:formula="of:=100*([.D94]-[.H94])/[.D94]" office:value-type="float" office:value="2.66428657156721" calcext:value-type="float">
            <text:p>2.66428657156721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11.7989" calcext:value-type="float">
            <text:p>1.17989E+01</text:p>
          </table:table-cell>
          <table:table-cell table:formula="of:=[.C95]/[.$C$105]" office:value-type="float" office:value="0.0188501708590197" calcext:value-type="float">
            <text:p>1.88502E-02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1830884" calcext:value-type="float">
            <text:p>1.83088E-02</text:p>
          </table:table-cell>
          <table:table-cell/>
          <table:table-cell table:formula="of:=100*([.D95]-[.H95])/[.D95]" office:value-type="float" office:value="2.87175571546977" calcext:value-type="float">
            <text:p>2.87175571546977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11.8696" calcext:value-type="float">
            <text:p>1.18696E+01</text:p>
          </table:table-cell>
          <table:table-cell table:formula="of:=[.C96]/[.$C$105]" office:value-type="float" office:value="0.0189631226663689" calcext:value-type="float">
            <text:p>1.89631E-02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1837785" calcext:value-type="float">
            <text:p>1.83779E-02</text:p>
          </table:table-cell>
          <table:table-cell/>
          <table:table-cell table:formula="of:=100*([.D96]-[.H96])/[.D96]" office:value-type="float" office:value="3.08637283355716" calcext:value-type="float">
            <text:p>3.08637283355716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11.9388" calcext:value-type="float">
            <text:p>1.19388E+01</text:p>
          </table:table-cell>
          <table:table-cell table:formula="of:=[.C97]/[.$C$105]" office:value-type="float" office:value="0.0190736780421619" calcext:value-type="float">
            <text:p>1.90737E-02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1843641" calcext:value-type="float">
            <text:p>1.84364E-02</text:p>
          </table:table-cell>
          <table:table-cell/>
          <table:table-cell table:formula="of:=100*([.D97]-[.H97])/[.D97]" office:value-type="float" office:value="3.34108629050609" calcext:value-type="float">
            <text:p>3.34108629050609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11.9849" calcext:value-type="float">
            <text:p>1.19849E+01</text:p>
          </table:table-cell>
          <table:table-cell table:formula="of:=[.C98]/[.$C$105]" office:value-type="float" office:value="0.0191473283719894" calcext:value-type="float">
            <text:p>1.91473E-02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1848526" calcext:value-type="float">
            <text:p>1.84853E-02</text:p>
          </table:table-cell>
          <table:table-cell/>
          <table:table-cell table:formula="of:=100*([.D98]-[.H98])/[.D98]" office:value-type="float" office:value="3.45775848790429" calcext:value-type="float">
            <text:p>3.45775848790429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12.0311" calcext:value-type="float">
            <text:p>1.20311E+01</text:p>
          </table:table-cell>
          <table:table-cell table:formula="of:=[.C99]/[.$C$105]" office:value-type="float" office:value="0.0192211384639205" calcext:value-type="float">
            <text:p>1.92211E-02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1852504" calcext:value-type="float">
            <text:p>1.85250E-02</text:p>
          </table:table-cell>
          <table:table-cell/>
          <table:table-cell table:formula="of:=100*([.D99]-[.H99])/[.D99]" office:value-type="float" office:value="3.62152567199477" calcext:value-type="float">
            <text:p>3.62152567199477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12.0614" calcext:value-type="float">
            <text:p>1.20614E+01</text:p>
          </table:table-cell>
          <table:table-cell table:formula="of:=[.C100]/[.$C$105]" office:value-type="float" office:value="0.0192695463813559" calcext:value-type="float">
            <text:p>1.92695E-02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1855626" calcext:value-type="float">
            <text:p>1.85563E-02</text:p>
          </table:table-cell>
          <table:table-cell/>
          <table:table-cell table:formula="of:=100*([.D100]-[.H100])/[.D100]" office:value-type="float" office:value="3.70162518224119" calcext:value-type="float">
            <text:p>3.7016251822411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2.0736" calcext:value-type="float">
            <text:p>1.20736E+01</text:p>
          </table:table-cell>
          <table:table-cell table:formula="of:=[.C101]/[.$C$105]" office:value-type="float" office:value="0.0192890373580131" calcext:value-type="float">
            <text:p>1.92890E-02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1857932" calcext:value-type="float">
            <text:p>1.85793E-02</text:p>
          </table:table-cell>
          <table:table-cell/>
          <table:table-cell table:formula="of:=100*([.D101]-[.H101])/[.D101]" office:value-type="float" office:value="3.67938194550821" calcext:value-type="float">
            <text:p>3.67938194550821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2.0742" calcext:value-type="float">
            <text:p>1.20742E+01</text:p>
          </table:table-cell>
          <table:table-cell table:formula="of:=[.C102]/[.$C$105]" office:value-type="float" office:value="0.0192899959306356" calcext:value-type="float">
            <text:p>1.92900E-02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1859453" calcext:value-type="float">
            <text:p>1.85945E-02</text:p>
          </table:table-cell>
          <table:table-cell/>
          <table:table-cell table:formula="of:=100*([.D102]-[.H102])/[.D102]" office:value-type="float" office:value="3.6053192190209" calcext:value-type="float">
            <text:p>3.6053192190209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12.1025" calcext:value-type="float">
            <text:p>1.21025E+01</text:p>
          </table:table-cell>
          <table:table-cell table:formula="of:=[.C103]/[.$C$105]" office:value-type="float" office:value="0.019335208605996" calcext:value-type="float">
            <text:p>1.93352E-02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1860208" calcext:value-type="float">
            <text:p>1.86021E-02</text:p>
          </table:table-cell>
          <table:table-cell/>
          <table:table-cell table:formula="of:=100*([.D103]-[.H103])/[.D103]" office:value-type="float" office:value="3.79167673302806" calcext:value-type="float">
            <text:p>3.7916767330280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625.930666" calcext:value-type="float">
            <text:p>6.25931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5:38:04.229651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24T18:07:06.843465756</dc:date>
    <meta:editing-duration>PT4H6M15S</meta:editing-duration>
    <meta:editing-cycles>16</meta:editing-cycles>
    <meta:generator>LibreOffice/6.4.6.2$Linux_X86_64 LibreOffice_project/40$Build-2</meta:generator>
    <meta:document-statistic meta:table-count="6" meta:cell-count="289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4cm" svg:height="16.602cm" xlink:href=".." xlink:type="simple" chart:class="chart:scatter" chart:style-name="ch1">
        <chart:legend chart:legend-position="end" svg:x="18.291cm" svg:y="1.258cm" style:legend-expansion="custom" chartooo:width="3.123cm" chartooo:height="1.101cm" style:legend-expansion-aspect-ratio="2.83651226158038" chart:style-name="ch2"/>
        <chart:plot-area chart:style-name="ch3" table:cell-range-address="Sheet1.B3:Sheet1.C52 Sheet1.C2:Sheet1.C2 Sheet1.H2:Sheet1.H2 Sheet1.H52:Sheet1.H52" chart:data-source-has-labels="row" svg:x="2.848cm" svg:y="0.5cm" svg:width="19.276cm" svg:height="15.222cm">
          <chartooo:coordinate-region svg:x="3.76cm" svg:y="0.699cm" svg:width="18.084cm" svg:height="14.3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52" chart:label-cell-address="Sheet1.C2:Sheet1.C2" chart:class="chart:scatter">
            <chart:domain table:cell-range-address="Sheet1.B3:Sheet1.B52"/>
            <chart:data-point chart:repeated="50"/>
          </chart:series>
          <chart:series chart:style-name="ch8" chart:values-cell-range-address="Sheet1.H52:Sheet1.H52" chart:label-cell-address="Sheet1.H2:Sheet1.H2" chart:class="chart:scatter">
            <chart:domain table:cell-range-address="Sheet1.F3:Sheet1.F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</text:p>
                <draw:g>
                  <svg:desc>Sheet1.C2:Sheet1.C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MILONGA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3:Sheet1.B52</svg:desc>
                </draw:g>
              </table:table-cell>
              <table:table-cell office:value-type="float" office:value="0.001896741">
                <text:p>0.001896741</text:p>
                <draw:g>
                  <svg:desc>Sheet1.C3:Sheet1.C52</svg:desc>
                </draw:g>
              </table:table-cell>
              <table:table-cell office:value-type="float" office:value="2">
                <text:p>2</text:p>
                <draw:g>
                  <svg:desc>Sheet1.F3:Sheet1.F52</svg:desc>
                </draw:g>
              </table:table-cell>
              <table:table-cell office:value-type="float" office:value="0.00098663588949678">
                <text:p>0.00098663588949678</text:p>
                <draw:g>
                  <svg:desc>Sheet1.H52:Sheet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3786284">
                <text:p>0.0037862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566146">
                <text:p>0.0056614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515153">
                <text:p>0.00751515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340331">
                <text:p>0.00934033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1113007">
                <text:p>0.0111300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1287757">
                <text:p>0.0128775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457621">
                <text:p>0.0145762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1621955">
                <text:p>0.0162195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1780135">
                <text:p>0.0178013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1931561">
                <text:p>0.019315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2075659">
                <text:p>0.0207565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2211881">
                <text:p>0.022118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2339713">
                <text:p>0.0233971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2458669">
                <text:p>0.0245866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2568298">
                <text:p>0.0256829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2668184">
                <text:p>0.0266818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2757948">
                <text:p>0.027579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2837251">
                <text:p>0.02837251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2905792">
                <text:p>0.0290579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2963311">
                <text:p>0.0296331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300959">
                <text:p>0.030095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3044453">
                <text:p>0.03044453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3067769">
                <text:p>0.03067769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3079449">
                <text:p>0.0307944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3079449">
                <text:p>0.03079449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3067769">
                <text:p>0.03067769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3044453">
                <text:p>0.0304445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300959">
                <text:p>0.0300959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2963311">
                <text:p>0.0296331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2905792">
                <text:p>0.0290579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2837251">
                <text:p>0.02837251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2757948">
                <text:p>0.02757948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2668184">
                <text:p>0.0266818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2568298">
                <text:p>0.0256829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2458669">
                <text:p>0.02458669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2339713">
                <text:p>0.02339713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2211881">
                <text:p>0.0221188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2075659">
                <text:p>0.02075659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1931561">
                <text:p>0.01931561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1780135">
                <text:p>0.01780135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1621955">
                <text:p>0.01621955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1457621">
                <text:p>0.0145762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1287757">
                <text:p>0.01287757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1113007">
                <text:p>0.0111300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9340331">
                <text:p>0.009340331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7515153">
                <text:p>0.007515153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566146">
                <text:p>0.0056614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3786284">
                <text:p>0.00378628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896741">
                <text:p>0.001896741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2.325cm" chartooo:height="0.598cm" style:legend-expansion-aspect-ratio="3.88795986622074" chart:style-name="ch2"/>
        <chart:plot-area chart:style-name="ch3" table:cell-range-address="Sheet2.C4:Sheet2.C103 Sheet2.E3:Sheet2.E103 Sheet2.I3:Sheet2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4:Sheet2.E103" chart:label-cell-address="Sheet2.E3:Sheet2.E3" chart:class="chart:scatter">
            <chart:domain table:cell-range-address="Sheet2.C4:Sheet2.C103"/>
            <chart:data-point chart:repeated="100"/>
          </chart:series>
          <chart:series chart:style-name="ch8" chart:values-cell-range-address="Sheet2.I4:Sheet2.I103" chart:label-cell-address="Sheet2.I3:Sheet2.I3" chart:class="chart:scatter">
            <chart:domain table:cell-range-address="Sheet2.H4:Sheet2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Sheet2.E3:Sheet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4:Sheet2.C103</svg:desc>
                </draw:g>
              </table:table-cell>
              <table:table-cell office:value-type="float" office:value="0.000778442901835951">
                <text:p>0.000778442901835951</text:p>
                <draw:g>
                  <svg:desc>Sheet2.E4:Sheet2.E103</svg:desc>
                </draw:g>
              </table:table-cell>
              <table:table-cell office:value-type="float" office:value="1">
                <text:p>1</text:p>
                <draw:g>
                  <svg:desc>Sheet2.H4:Sheet2.H103</svg:desc>
                </draw:g>
              </table:table-cell>
              <table:table-cell office:value-type="float" office:value="0.0007753613">
                <text:p>0.0007753613</text:p>
                <draw:g>
                  <svg:desc>Sheet2.I4:Sheet2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23900117758885">
                <text:p>0.00123900117758885</text:p>
              </table:table-cell>
              <table:table-cell office:value-type="float" office:value="3">
                <text:p>3</text:p>
              </table:table-cell>
              <table:table-cell office:value-type="float" office:value="0.001180446">
                <text:p>0.001180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66482199656662">
                <text:p>0.00166482199656662</text:p>
              </table:table-cell>
              <table:table-cell office:value-type="float" office:value="5">
                <text:p>5</text:p>
              </table:table-cell>
              <table:table-cell office:value-type="float" office:value="0.001585779">
                <text:p>0.001585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09261746641143">
                <text:p>0.00209261746641143</text:p>
              </table:table-cell>
              <table:table-cell office:value-type="float" office:value="7">
                <text:p>7</text:p>
              </table:table-cell>
              <table:table-cell office:value-type="float" office:value="0.001991444">
                <text:p>0.001991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51075832838384">
                <text:p>0.00251075832838384</text:p>
              </table:table-cell>
              <table:table-cell office:value-type="float" office:value="9">
                <text:p>9</text:p>
              </table:table-cell>
              <table:table-cell office:value-type="float" office:value="0.002397528">
                <text:p>0.002397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29297191145917">
                <text:p>0.0029297191145917</text:p>
              </table:table-cell>
              <table:table-cell office:value-type="float" office:value="11">
                <text:p>11</text:p>
              </table:table-cell>
              <table:table-cell office:value-type="float" office:value="0.002804114">
                <text:p>0.002804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35714561853055">
                <text:p>0.00335714561853055</text:p>
              </table:table-cell>
              <table:table-cell office:value-type="float" office:value="13">
                <text:p>13</text:p>
              </table:table-cell>
              <table:table-cell office:value-type="float" office:value="0.003211289">
                <text:p>0.003211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377370812634972">
                <text:p>0.00377370812634972</text:p>
              </table:table-cell>
              <table:table-cell office:value-type="float" office:value="15">
                <text:p>15</text:p>
              </table:table-cell>
              <table:table-cell office:value-type="float" office:value="0.003619138">
                <text:p>0.003619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19212229640062">
                <text:p>0.00419212229640062</text:p>
              </table:table-cell>
              <table:table-cell office:value-type="float" office:value="17">
                <text:p>17</text:p>
              </table:table-cell>
              <table:table-cell office:value-type="float" office:value="0.004027746">
                <text:p>0.004027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60681264388218">
                <text:p>0.00460681264388218</text:p>
              </table:table-cell>
              <table:table-cell office:value-type="float" office:value="19">
                <text:p>19</text:p>
              </table:table-cell>
              <table:table-cell office:value-type="float" office:value="0.004437199">
                <text:p>0.004437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02437955888978">
                <text:p>0.00502437955888978</text:p>
              </table:table-cell>
              <table:table-cell office:value-type="float" office:value="21">
                <text:p>21</text:p>
              </table:table-cell>
              <table:table-cell office:value-type="float" office:value="0.004847583">
                <text:p>0.004847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43967801684597">
                <text:p>0.00543967801684597</text:p>
              </table:table-cell>
              <table:table-cell office:value-type="float" office:value="23">
                <text:p>23</text:p>
              </table:table-cell>
              <table:table-cell office:value-type="float" office:value="0.005258985">
                <text:p>0.005258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585581006444154">
                <text:p>0.00585581006444154</text:p>
              </table:table-cell>
              <table:table-cell office:value-type="float" office:value="25">
                <text:p>25</text:p>
              </table:table-cell>
              <table:table-cell office:value-type="float" office:value="0.00567149">
                <text:p>0.0056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2751124857475">
                <text:p>0.0062751124857475</text:p>
              </table:table-cell>
              <table:table-cell office:value-type="float" office:value="27">
                <text:p>27</text:p>
              </table:table-cell>
              <table:table-cell office:value-type="float" office:value="0.006085185">
                <text:p>0.0060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668320244313371">
                <text:p>0.00668320244313371</text:p>
              </table:table-cell>
              <table:table-cell office:value-type="float" office:value="29">
                <text:p>29</text:p>
              </table:table-cell>
              <table:table-cell office:value-type="float" office:value="0.006500157">
                <text:p>0.006500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08790338034674">
                <text:p>0.00708790338034674</text:p>
              </table:table-cell>
              <table:table-cell office:value-type="float" office:value="31">
                <text:p>31</text:p>
              </table:table-cell>
              <table:table-cell office:value-type="float" office:value="0.006916494">
                <text:p>0.006916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49841211422753">
                <text:p>0.00749841211422753</text:p>
              </table:table-cell>
              <table:table-cell office:value-type="float" office:value="33">
                <text:p>33</text:p>
              </table:table-cell>
              <table:table-cell office:value-type="float" office:value="0.007334281">
                <text:p>0.007334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78992867383418">
                <text:p>0.0078992867383418</text:p>
              </table:table-cell>
              <table:table-cell office:value-type="float" office:value="35">
                <text:p>35</text:p>
              </table:table-cell>
              <table:table-cell office:value-type="float" office:value="0.007753608">
                <text:p>0.007753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30125459477001">
                <text:p>0.00830125459477001</text:p>
              </table:table-cell>
              <table:table-cell office:value-type="float" office:value="37">
                <text:p>37</text:p>
              </table:table-cell>
              <table:table-cell office:value-type="float" office:value="0.008174561">
                <text:p>0.008174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70390572139442">
                <text:p>0.00870390572139442</text:p>
              </table:table-cell>
              <table:table-cell office:value-type="float" office:value="39">
                <text:p>39</text:p>
              </table:table-cell>
              <table:table-cell office:value-type="float" office:value="0.00859723">
                <text:p>0.00859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09644444911497">
                <text:p>0.00909644444911497</text:p>
              </table:table-cell>
              <table:table-cell office:value-type="float" office:value="41">
                <text:p>41</text:p>
              </table:table-cell>
              <table:table-cell office:value-type="float" office:value="0.009021703">
                <text:p>0.00902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49561089773873">
                <text:p>0.00949561089773873</text:p>
              </table:table-cell>
              <table:table-cell office:value-type="float" office:value="43">
                <text:p>43</text:p>
              </table:table-cell>
              <table:table-cell office:value-type="float" office:value="0.009448069">
                <text:p>0.009448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9887696753973">
                <text:p>0.00989887696753973</text:p>
              </table:table-cell>
              <table:table-cell office:value-type="float" office:value="45">
                <text:p>45</text:p>
              </table:table-cell>
              <table:table-cell office:value-type="float" office:value="0.009876417">
                <text:p>0.009876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2797317749052">
                <text:p>0.0102797317749052</text:p>
              </table:table-cell>
              <table:table-cell office:value-type="float" office:value="47">
                <text:p>47</text:p>
              </table:table-cell>
              <table:table-cell office:value-type="float" office:value="0.01030684">
                <text:p>0.01030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6559403449364">
                <text:p>0.0106559403449364</text:p>
              </table:table-cell>
              <table:table-cell office:value-type="float" office:value="49">
                <text:p>49</text:p>
              </table:table-cell>
              <table:table-cell office:value-type="float" office:value="0.01073942">
                <text:p>0.01073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0467708971664">
                <text:p>0.0110467708971664</text:p>
              </table:table-cell>
              <table:table-cell office:value-type="float" office:value="51">
                <text:p>51</text:p>
              </table:table-cell>
              <table:table-cell office:value-type="float" office:value="0.01114805">
                <text:p>0.01114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179232677457">
                <text:p>0.0114179232677457</text:p>
              </table:table-cell>
              <table:table-cell office:value-type="float" office:value="53">
                <text:p>53</text:p>
              </table:table-cell>
              <table:table-cell office:value-type="float" office:value="0.01151854">
                <text:p>0.01151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7810813770294">
                <text:p>0.0117810813770294</text:p>
              </table:table-cell>
              <table:table-cell office:value-type="float" office:value="55">
                <text:p>55</text:p>
              </table:table-cell>
              <table:table-cell office:value-type="float" office:value="0.01187671">
                <text:p>0.01187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86653642261">
                <text:p>0.0120986653642261</text:p>
              </table:table-cell>
              <table:table-cell office:value-type="float" office:value="57">
                <text:p>57</text:p>
              </table:table-cell>
              <table:table-cell office:value-type="float" office:value="0.01222217">
                <text:p>0.01222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476114534287">
                <text:p>0.0124476114534287</text:p>
              </table:table-cell>
              <table:table-cell office:value-type="float" office:value="59">
                <text:p>59</text:p>
              </table:table-cell>
              <table:table-cell office:value-type="float" office:value="0.01255454">
                <text:p>0.01255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7571328523102">
                <text:p>0.0127571328523102</text:p>
              </table:table-cell>
              <table:table-cell office:value-type="float" office:value="61">
                <text:p>61</text:p>
              </table:table-cell>
              <table:table-cell office:value-type="float" office:value="0.01287348">
                <text:p>0.01287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30697289670746">
                <text:p>0.0130697289670746</text:p>
              </table:table-cell>
              <table:table-cell office:value-type="float" office:value="63">
                <text:p>63</text:p>
              </table:table-cell>
              <table:table-cell office:value-type="float" office:value="0.01317865">
                <text:p>0.013178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3646967107769">
                <text:p>0.0133646967107769</text:p>
              </table:table-cell>
              <table:table-cell office:value-type="float" office:value="65">
                <text:p>65</text:p>
              </table:table-cell>
              <table:table-cell office:value-type="float" office:value="0.01346972">
                <text:p>0.01346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642582699574">
                <text:p>0.013642582699574</text:p>
              </table:table-cell>
              <table:table-cell office:value-type="float" office:value="67">
                <text:p>67</text:p>
              </table:table-cell>
              <table:table-cell office:value-type="float" office:value="0.01374637">
                <text:p>0.01374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8997656014261">
                <text:p>0.0138997656014261</text:p>
              </table:table-cell>
              <table:table-cell office:value-type="float" office:value="69">
                <text:p>69</text:p>
              </table:table-cell>
              <table:table-cell office:value-type="float" office:value="0.01400831">
                <text:p>0.01400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41457428720604">
                <text:p>0.0141457428720604</text:p>
              </table:table-cell>
              <table:table-cell office:value-type="float" office:value="71">
                <text:p>71</text:p>
              </table:table-cell>
              <table:table-cell office:value-type="float" office:value="0.01425526">
                <text:p>0.01425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3681473209256">
                <text:p>0.0143681473209256</text:p>
              </table:table-cell>
              <table:table-cell office:value-type="float" office:value="73">
                <text:p>73</text:p>
              </table:table-cell>
              <table:table-cell office:value-type="float" office:value="0.01448697">
                <text:p>0.01448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5928748884578">
                <text:p>0.0145928748884578</text:p>
              </table:table-cell>
              <table:table-cell office:value-type="float" office:value="75">
                <text:p>75</text:p>
              </table:table-cell>
              <table:table-cell office:value-type="float" office:value="0.01470317">
                <text:p>0.01470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8045519952426">
                <text:p>0.0148045519952426</text:p>
              </table:table-cell>
              <table:table-cell office:value-type="float" office:value="77">
                <text:p>77</text:p>
              </table:table-cell>
              <table:table-cell office:value-type="float" office:value="0.01490364">
                <text:p>0.01490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9661453966454">
                <text:p>0.0149661453966454</text:p>
              </table:table-cell>
              <table:table-cell office:value-type="float" office:value="79">
                <text:p>79</text:p>
              </table:table-cell>
              <table:table-cell office:value-type="float" office:value="0.01508816">
                <text:p>0.01508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51462554203654">
                <text:p>0.0151462554203654</text:p>
              </table:table-cell>
              <table:table-cell office:value-type="float" office:value="81">
                <text:p>81</text:p>
              </table:table-cell>
              <table:table-cell office:value-type="float" office:value="0.01525654">
                <text:p>0.01525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52896738345491">
                <text:p>0.0152896738345491</text:p>
              </table:table-cell>
              <table:table-cell office:value-type="float" office:value="83">
                <text:p>83</text:p>
              </table:table-cell>
              <table:table-cell office:value-type="float" office:value="0.01540861">
                <text:p>0.01540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4102710241795">
                <text:p>0.0154102710241795</text:p>
              </table:table-cell>
              <table:table-cell office:value-type="float" office:value="85">
                <text:p>85</text:p>
              </table:table-cell>
              <table:table-cell office:value-type="float" office:value="0.01554418">
                <text:p>0.01554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524923763103">
                <text:p>0.015524923763103</text:p>
              </table:table-cell>
              <table:table-cell office:value-type="float" office:value="87">
                <text:p>87</text:p>
              </table:table-cell>
              <table:table-cell office:value-type="float" office:value="0.01566313">
                <text:p>0.01566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6513970764208">
                <text:p>0.0156513970764208</text:p>
              </table:table-cell>
              <table:table-cell office:value-type="float" office:value="89">
                <text:p>89</text:p>
              </table:table-cell>
              <table:table-cell office:value-type="float" office:value="0.01576532">
                <text:p>0.01576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7220472147085">
                <text:p>0.0157220472147085</text:p>
              </table:table-cell>
              <table:table-cell office:value-type="float" office:value="91">
                <text:p>91</text:p>
              </table:table-cell>
              <table:table-cell office:value-type="float" office:value="0.01585065">
                <text:p>0.015850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8164068288046">
                <text:p>0.0158164068288046</text:p>
              </table:table-cell>
              <table:table-cell office:value-type="float" office:value="93">
                <text:p>93</text:p>
              </table:table-cell>
              <table:table-cell office:value-type="float" office:value="0.01591902">
                <text:p>0.01591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866763842265">
                <text:p>0.015866763842265</text:p>
              </table:table-cell>
              <table:table-cell office:value-type="float" office:value="95">
                <text:p>95</text:p>
              </table:table-cell>
              <table:table-cell office:value-type="float" office:value="0.01597036">
                <text:p>0.01597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8994924846633">
                <text:p>0.0158994924846633</text:p>
              </table:table-cell>
              <table:table-cell office:value-type="float" office:value="97">
                <text:p>97</text:p>
              </table:table-cell>
              <table:table-cell office:value-type="float" office:value="0.01600462">
                <text:p>0.01600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9163692585096">
                <text:p>0.0159163692585096</text:p>
              </table:table-cell>
              <table:table-cell office:value-type="float" office:value="99">
                <text:p>99</text:p>
              </table:table-cell>
              <table:table-cell office:value-type="float" office:value="0.01602176">
                <text:p>0.0160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9078967080766">
                <text:p>0.0159078967080766</text:p>
              </table:table-cell>
              <table:table-cell office:value-type="float" office:value="101">
                <text:p>101</text:p>
              </table:table-cell>
              <table:table-cell office:value-type="float" office:value="0.01602176">
                <text:p>0.01602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8889701236417">
                <text:p>0.0158889701236417</text:p>
              </table:table-cell>
              <table:table-cell office:value-type="float" office:value="103">
                <text:p>103</text:p>
              </table:table-cell>
              <table:table-cell office:value-type="float" office:value="0.01600462">
                <text:p>0.01600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8393647073971">
                <text:p>0.0158393647073971</text:p>
              </table:table-cell>
              <table:table-cell office:value-type="float" office:value="105">
                <text:p>105</text:p>
              </table:table-cell>
              <table:table-cell office:value-type="float" office:value="0.01597036">
                <text:p>0.01597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7810817596607">
                <text:p>0.0157810817596607</text:p>
              </table:table-cell>
              <table:table-cell office:value-type="float" office:value="107">
                <text:p>107</text:p>
              </table:table-cell>
              <table:table-cell office:value-type="float" office:value="0.01591902">
                <text:p>0.01591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7215689255711">
                <text:p>0.0157215689255711</text:p>
              </table:table-cell>
              <table:table-cell office:value-type="float" office:value="109">
                <text:p>109</text:p>
              </table:table-cell>
              <table:table-cell office:value-type="float" office:value="0.01585065">
                <text:p>0.01585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6309672975542">
                <text:p>0.0156309672975542</text:p>
              </table:table-cell>
              <table:table-cell office:value-type="float" office:value="111">
                <text:p>111</text:p>
              </table:table-cell>
              <table:table-cell office:value-type="float" office:value="0.01576532">
                <text:p>0.01576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5127615536105">
                <text:p>0.0155127615536105</text:p>
              </table:table-cell>
              <table:table-cell office:value-type="float" office:value="113">
                <text:p>113</text:p>
              </table:table-cell>
              <table:table-cell office:value-type="float" office:value="0.01566313">
                <text:p>0.01566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4039166113548">
                <text:p>0.0154039166113548</text:p>
              </table:table-cell>
              <table:table-cell office:value-type="float" office:value="115">
                <text:p>115</text:p>
              </table:table-cell>
              <table:table-cell office:value-type="float" office:value="0.01554418">
                <text:p>0.01554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52639828751717">
                <text:p>0.0152639828751717</text:p>
              </table:table-cell>
              <table:table-cell office:value-type="float" office:value="117">
                <text:p>117</text:p>
              </table:table-cell>
              <table:table-cell office:value-type="float" office:value="0.01540861">
                <text:p>0.015408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51189929395368">
                <text:p>0.0151189929395368</text:p>
              </table:table-cell>
              <table:table-cell office:value-type="float" office:value="119">
                <text:p>119</text:p>
              </table:table-cell>
              <table:table-cell office:value-type="float" office:value="0.01525654">
                <text:p>0.01525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9485170255833">
                <text:p>0.0149485170255833</text:p>
              </table:table-cell>
              <table:table-cell office:value-type="float" office:value="121">
                <text:p>121</text:p>
              </table:table-cell>
              <table:table-cell office:value-type="float" office:value="0.01508816">
                <text:p>0.01508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7744197795899">
                <text:p>0.0147744197795899</text:p>
              </table:table-cell>
              <table:table-cell office:value-type="float" office:value="123">
                <text:p>123</text:p>
              </table:table-cell>
              <table:table-cell office:value-type="float" office:value="0.01490364">
                <text:p>0.01490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5684138154337">
                <text:p>0.0145684138154337</text:p>
              </table:table-cell>
              <table:table-cell office:value-type="float" office:value="125">
                <text:p>125</text:p>
              </table:table-cell>
              <table:table-cell office:value-type="float" office:value="0.01470317">
                <text:p>0.014703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347170925902">
                <text:p>0.014347170925902</text:p>
              </table:table-cell>
              <table:table-cell office:value-type="float" office:value="127">
                <text:p>127</text:p>
              </table:table-cell>
              <table:table-cell office:value-type="float" office:value="0.01448697">
                <text:p>0.01448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41064548357785">
                <text:p>0.0141064548357785</text:p>
              </table:table-cell>
              <table:table-cell office:value-type="float" office:value="129">
                <text:p>129</text:p>
              </table:table-cell>
              <table:table-cell office:value-type="float" office:value="0.01425526">
                <text:p>0.01425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8686768074987">
                <text:p>0.0138686768074987</text:p>
              </table:table-cell>
              <table:table-cell office:value-type="float" office:value="131">
                <text:p>131</text:p>
              </table:table-cell>
              <table:table-cell office:value-type="float" office:value="0.01400831">
                <text:p>0.01400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6211963424328">
                <text:p>0.0136211963424328</text:p>
              </table:table-cell>
              <table:table-cell office:value-type="float" office:value="133">
                <text:p>133</text:p>
              </table:table-cell>
              <table:table-cell office:value-type="float" office:value="0.01374637">
                <text:p>0.01374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3454968182635">
                <text:p>0.0133454968182635</text:p>
              </table:table-cell>
              <table:table-cell office:value-type="float" office:value="135">
                <text:p>135</text:p>
              </table:table-cell>
              <table:table-cell office:value-type="float" office:value="0.01346972">
                <text:p>0.013469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30605731464454">
                <text:p>0.0130605731464454</text:p>
              </table:table-cell>
              <table:table-cell office:value-type="float" office:value="137">
                <text:p>137</text:p>
              </table:table-cell>
              <table:table-cell office:value-type="float" office:value="0.01317865">
                <text:p>0.01317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7586360467419">
                <text:p>0.0127586360467419</text:p>
              </table:table-cell>
              <table:table-cell office:value-type="float" office:value="139">
                <text:p>139</text:p>
              </table:table-cell>
              <table:table-cell office:value-type="float" office:value="0.01287348">
                <text:p>0.012873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4556057147243">
                <text:p>0.0124556057147243</text:p>
              </table:table-cell>
              <table:table-cell office:value-type="float" office:value="141">
                <text:p>141</text:p>
              </table:table-cell>
              <table:table-cell office:value-type="float" office:value="0.01255454">
                <text:p>0.01255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1199833943478">
                <text:p>0.0121199833943478</text:p>
              </table:table-cell>
              <table:table-cell office:value-type="float" office:value="143">
                <text:p>143</text:p>
              </table:table-cell>
              <table:table-cell office:value-type="float" office:value="0.01222217">
                <text:p>0.01222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825162444414">
                <text:p>0.0117825162444414</text:p>
              </table:table-cell>
              <table:table-cell office:value-type="float" office:value="145">
                <text:p>145</text:p>
              </table:table-cell>
              <table:table-cell office:value-type="float" office:value="0.01187671">
                <text:p>0.01187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278990126103">
                <text:p>0.0114278990126103</text:p>
              </table:table-cell>
              <table:table-cell office:value-type="float" office:value="147">
                <text:p>147</text:p>
              </table:table-cell>
              <table:table-cell office:value-type="float" office:value="0.01151854">
                <text:p>0.01151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0581131824235">
                <text:p>0.0110581131824235</text:p>
              </table:table-cell>
              <table:table-cell office:value-type="float" office:value="149">
                <text:p>149</text:p>
              </table:table-cell>
              <table:table-cell office:value-type="float" office:value="0.01114805">
                <text:p>0.01114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6873707739619">
                <text:p>0.0106873707739619</text:p>
              </table:table-cell>
              <table:table-cell office:value-type="float" office:value="151">
                <text:p>151</text:p>
              </table:table-cell>
              <table:table-cell office:value-type="float" office:value="0.01073942">
                <text:p>0.01073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909374061229">
                <text:p>0.0102909374061229</text:p>
              </table:table-cell>
              <table:table-cell office:value-type="float" office:value="153">
                <text:p>153</text:p>
              </table:table-cell>
              <table:table-cell office:value-type="float" office:value="0.01030684">
                <text:p>0.01030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099216298650734">
                <text:p>0.0099216298650734</text:p>
              </table:table-cell>
              <table:table-cell office:value-type="float" office:value="155">
                <text:p>155</text:p>
              </table:table-cell>
              <table:table-cell office:value-type="float" office:value="0.009876417">
                <text:p>0.009876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53045767774526">
                <text:p>0.00953045767774526</text:p>
              </table:table-cell>
              <table:table-cell office:value-type="float" office:value="157">
                <text:p>157</text:p>
              </table:table-cell>
              <table:table-cell office:value-type="float" office:value="0.009448069">
                <text:p>0.009448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14400005477094">
                <text:p>0.00914400005477094</text:p>
              </table:table-cell>
              <table:table-cell office:value-type="float" office:value="159">
                <text:p>159</text:p>
              </table:table-cell>
              <table:table-cell office:value-type="float" office:value="0.009021703">
                <text:p>0.009021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874333041171552">
                <text:p>0.00874333041171552</text:p>
              </table:table-cell>
              <table:table-cell office:value-type="float" office:value="161">
                <text:p>161</text:p>
              </table:table-cell>
              <table:table-cell office:value-type="float" office:value="0.00859723">
                <text:p>0.00859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34600879262152">
                <text:p>0.00834600879262152</text:p>
              </table:table-cell>
              <table:table-cell office:value-type="float" office:value="163">
                <text:p>163</text:p>
              </table:table-cell>
              <table:table-cell office:value-type="float" office:value="0.008174561">
                <text:p>0.008174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794089789329077">
                <text:p>0.00794089789329077</text:p>
              </table:table-cell>
              <table:table-cell office:value-type="float" office:value="165">
                <text:p>165</text:p>
              </table:table-cell>
              <table:table-cell office:value-type="float" office:value="0.007753608">
                <text:p>0.007753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52048174156499">
                <text:p>0.00752048174156499</text:p>
              </table:table-cell>
              <table:table-cell office:value-type="float" office:value="167">
                <text:p>167</text:p>
              </table:table-cell>
              <table:table-cell office:value-type="float" office:value="0.007334281">
                <text:p>0.007334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10737658093862">
                <text:p>0.00710737658093862</text:p>
              </table:table-cell>
              <table:table-cell office:value-type="float" office:value="169">
                <text:p>169</text:p>
              </table:table-cell>
              <table:table-cell office:value-type="float" office:value="0.006916494">
                <text:p>0.006916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668422051572606">
                <text:p>0.00668422051572606</text:p>
              </table:table-cell>
              <table:table-cell office:value-type="float" office:value="171">
                <text:p>171</text:p>
              </table:table-cell>
              <table:table-cell office:value-type="float" office:value="0.006500157">
                <text:p>0.006500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27153898262134">
                <text:p>0.00627153898262134</text:p>
              </table:table-cell>
              <table:table-cell office:value-type="float" office:value="173">
                <text:p>173</text:p>
              </table:table-cell>
              <table:table-cell office:value-type="float" office:value="0.006085185">
                <text:p>0.006085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586432361108627">
                <text:p>0.00586432361108627</text:p>
              </table:table-cell>
              <table:table-cell office:value-type="float" office:value="175">
                <text:p>175</text:p>
              </table:table-cell>
              <table:table-cell office:value-type="float" office:value="0.00567149">
                <text:p>0.00567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44535599217645">
                <text:p>0.00544535599217645</text:p>
              </table:table-cell>
              <table:table-cell office:value-type="float" office:value="177">
                <text:p>177</text:p>
              </table:table-cell>
              <table:table-cell office:value-type="float" office:value="0.005258985">
                <text:p>0.005258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03373352787585">
                <text:p>0.00503373352787585</text:p>
              </table:table-cell>
              <table:table-cell office:value-type="float" office:value="179">
                <text:p>179</text:p>
              </table:table-cell>
              <table:table-cell office:value-type="float" office:value="0.004847583">
                <text:p>0.004847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6126272732519">
                <text:p>0.0046126272732519</text:p>
              </table:table-cell>
              <table:table-cell office:value-type="float" office:value="181">
                <text:p>181</text:p>
              </table:table-cell>
              <table:table-cell office:value-type="float" office:value="0.004437199">
                <text:p>0.004437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19544982225614">
                <text:p>0.00419544982225614</text:p>
              </table:table-cell>
              <table:table-cell office:value-type="float" office:value="183">
                <text:p>183</text:p>
              </table:table-cell>
              <table:table-cell office:value-type="float" office:value="0.004027746">
                <text:p>0.004027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376966999949014">
                <text:p>0.00376966999949014</text:p>
              </table:table-cell>
              <table:table-cell office:value-type="float" office:value="185">
                <text:p>185</text:p>
              </table:table-cell>
              <table:table-cell office:value-type="float" office:value="0.003619138">
                <text:p>0.003619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35193909963546">
                <text:p>0.00335193909963546</text:p>
              </table:table-cell>
              <table:table-cell office:value-type="float" office:value="187">
                <text:p>187</text:p>
              </table:table-cell>
              <table:table-cell office:value-type="float" office:value="0.003211289">
                <text:p>0.003211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293646982413021">
                <text:p>0.00293646982413021</text:p>
              </table:table-cell>
              <table:table-cell office:value-type="float" office:value="189">
                <text:p>189</text:p>
              </table:table-cell>
              <table:table-cell office:value-type="float" office:value="0.002804114">
                <text:p>0.002804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517932665444">
                <text:p>0.002517932665444</text:p>
              </table:table-cell>
              <table:table-cell office:value-type="float" office:value="191">
                <text:p>191</text:p>
              </table:table-cell>
              <table:table-cell office:value-type="float" office:value="0.002397528">
                <text:p>0.002397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09748235020842">
                <text:p>0.00209748235020842</text:p>
              </table:table-cell>
              <table:table-cell office:value-type="float" office:value="193">
                <text:p>193</text:p>
              </table:table-cell>
              <table:table-cell office:value-type="float" office:value="0.001991444">
                <text:p>0.001991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66832717267316">
                <text:p>0.00166832717267316</text:p>
              </table:table-cell>
              <table:table-cell office:value-type="float" office:value="195">
                <text:p>195</text:p>
              </table:table-cell>
              <table:table-cell office:value-type="float" office:value="0.001585779">
                <text:p>0.0015857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2380924282279">
                <text:p>0.0012380924282279</text:p>
              </table:table-cell>
              <table:table-cell office:value-type="float" office:value="197">
                <text:p>197</text:p>
              </table:table-cell>
              <table:table-cell office:value-type="float" office:value="0.001180446">
                <text:p>0.0011804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779447309024374">
                <text:p>0.000779447309024374</text:p>
              </table:table-cell>
              <table:table-cell office:value-type="float" office:value="199">
                <text:p>199</text:p>
              </table:table-cell>
              <table:table-cell office:value-type="float" office:value="0.0007753613">
                <text:p>0.0007753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49cm" svg:y="0.577cm" style:legend-expansion="custom" chartooo:width="3.666cm" chartooo:height="1.621cm" style:legend-expansion-aspect-ratio="2.26156693399136" chart:style-name="ch2"/>
        <chart:plot-area chart:style-name="ch3" table:cell-range-address="Sheet3.E3:Sheet3.F27 Sheet3.F2:Sheet3.F2 Sheet3.C2:Sheet3.C27" chart:data-source-has-labels="row" svg:x="1.694cm" svg:y="0.179cm" svg:width="13.776cm" svg:height="8.645cm">
          <chartooo:coordinate-region svg:x="2.606cm" svg:y="0.379cm" svg:width="12.67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3:Sheet3.F27" chart:label-cell-address="Sheet3.F2:Sheet3.F2" chart:class="chart:scatter">
            <chart:domain table:cell-range-address="Sheet3.E3:Sheet3.E27"/>
            <chart:data-point chart:repeated="25"/>
          </chart:series>
          <chart:series chart:style-name="ch8" chart:values-cell-range-address="Sheet3.C3:Sheet3.C27" chart:label-cell-address="Sheet3.C2:Sheet3.C2" chart:class="chart:scatter">
            <chart:domain table:cell-range-address="Sheet3.A3:Sheet3.A26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</text:p>
                <draw:g>
                  <svg:desc>Sheet3.F2:Sheet3.F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erpent</text:p>
                <draw:g>
                  <svg:desc>Sheet3.C2:Sheet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E3:Sheet3.E27</svg:desc>
                </draw:g>
              </table:table-cell>
              <table:table-cell office:value-type="float" office:value="0.05932563">
                <text:p>0.05932563</text:p>
                <draw:g>
                  <svg:desc>Sheet3.F3:Sheet3.F27</svg:desc>
                </draw:g>
              </table:table-cell>
              <table:table-cell office:value-type="float" office:value="1">
                <text:p>1</text:p>
                <draw:g>
                  <svg:desc>Sheet3.A3:Sheet3.A26</svg:desc>
                </draw:g>
              </table:table-cell>
              <table:table-cell office:value-type="float" office:value="0.0590029567779599">
                <text:p>0.0590029567779599</text:p>
                <draw:g>
                  <svg:desc>Sheet3.C3:Sheet3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5911847">
                <text:p>0.05911847</text:p>
              </table:table-cell>
              <table:table-cell office:value-type="float" office:value="3">
                <text:p>3</text:p>
              </table:table-cell>
              <table:table-cell office:value-type="float" office:value="0.0588933933890885">
                <text:p>0.0588933933890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5870486">
                <text:p>0.05870486</text:p>
              </table:table-cell>
              <table:table-cell office:value-type="float" office:value="5">
                <text:p>5</text:p>
              </table:table-cell>
              <table:table-cell office:value-type="float" office:value="0.0584085497944099">
                <text:p>0.0584085497944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5808626">
                <text:p>0.05808626</text:p>
              </table:table-cell>
              <table:table-cell office:value-type="float" office:value="7">
                <text:p>7</text:p>
              </table:table-cell>
              <table:table-cell office:value-type="float" office:value="0.0578428136042095">
                <text:p>0.0578428136042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5726482">
                <text:p>0.05726482</text:p>
              </table:table-cell>
              <table:table-cell office:value-type="float" office:value="9">
                <text:p>9</text:p>
              </table:table-cell>
              <table:table-cell office:value-type="float" office:value="0.0569586268164484">
                <text:p>0.0569586268164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5624341">
                <text:p>0.05624341</text:p>
              </table:table-cell>
              <table:table-cell office:value-type="float" office:value="11">
                <text:p>11</text:p>
              </table:table-cell>
              <table:table-cell office:value-type="float" office:value="0.0559848437994699">
                <text:p>0.0559848437994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5502559">
                <text:p>0.05502559</text:p>
              </table:table-cell>
              <table:table-cell office:value-type="float" office:value="13">
                <text:p>13</text:p>
              </table:table-cell>
              <table:table-cell office:value-type="float" office:value="0.0548006376384441">
                <text:p>0.0548006376384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5361562">
                <text:p>0.05361562</text:p>
              </table:table-cell>
              <table:table-cell office:value-type="float" office:value="15">
                <text:p>15</text:p>
              </table:table-cell>
              <table:table-cell office:value-type="float" office:value="0.0534997003902095">
                <text:p>0.0534997003902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5201842">
                <text:p>0.05201842</text:p>
              </table:table-cell>
              <table:table-cell office:value-type="float" office:value="17">
                <text:p>17</text:p>
              </table:table-cell>
              <table:table-cell office:value-type="float" office:value="0.0518501058157066">
                <text:p>0.0518501058157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5023957">
                <text:p>0.05023957</text:p>
              </table:table-cell>
              <table:table-cell office:value-type="float" office:value="19">
                <text:p>19</text:p>
              </table:table-cell>
              <table:table-cell office:value-type="float" office:value="0.0500322239238111">
                <text:p>0.0500322239238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4828527">
                <text:p>0.04828527</text:p>
              </table:table-cell>
              <table:table-cell office:value-type="float" office:value="21">
                <text:p>21</text:p>
              </table:table-cell>
              <table:table-cell office:value-type="float" office:value="0.0481597139310156">
                <text:p>0.0481597139310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4616235">
                <text:p>0.04616235</text:p>
              </table:table-cell>
              <table:table-cell office:value-type="float" office:value="23">
                <text:p>23</text:p>
              </table:table-cell>
              <table:table-cell office:value-type="float" office:value="0.0461386789891006">
                <text:p>0.0461386789891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4387823">
                <text:p>0.04387823</text:p>
              </table:table-cell>
              <table:table-cell office:value-type="float" office:value="25">
                <text:p>25</text:p>
              </table:table-cell>
              <table:table-cell office:value-type="float" office:value="0.0438271474731406">
                <text:p>0.043827147473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4144087">
                <text:p>0.04144087</text:p>
              </table:table-cell>
              <table:table-cell office:value-type="float" office:value="27">
                <text:p>27</text:p>
              </table:table-cell>
              <table:table-cell office:value-type="float" office:value="0.0414723025800847">
                <text:p>0.0414723025800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3885879">
                <text:p>0.03885879</text:p>
              </table:table-cell>
              <table:table-cell office:value-type="float" office:value="29">
                <text:p>29</text:p>
              </table:table-cell>
              <table:table-cell office:value-type="float" office:value="0.0390362579044353">
                <text:p>0.0390362579044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36141">
                <text:p>0.036141</text:p>
              </table:table-cell>
              <table:table-cell office:value-type="float" office:value="31">
                <text:p>31</text:p>
              </table:table-cell>
              <table:table-cell office:value-type="float" office:value="0.0363250760083211">
                <text:p>0.0363250760083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33297">
                <text:p>0.033297</text:p>
              </table:table-cell>
              <table:table-cell office:value-type="float" office:value="33">
                <text:p>33</text:p>
              </table:table-cell>
              <table:table-cell office:value-type="float" office:value="0.0334709497282214">
                <text:p>0.0334709497282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3033671">
                <text:p>0.03033671</text:p>
              </table:table-cell>
              <table:table-cell office:value-type="float" office:value="35">
                <text:p>35</text:p>
              </table:table-cell>
              <table:table-cell office:value-type="float" office:value="0.030500501943675">
                <text:p>0.030500501943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727047">
                <text:p>0.02727047</text:p>
              </table:table-cell>
              <table:table-cell office:value-type="float" office:value="37">
                <text:p>37</text:p>
              </table:table-cell>
              <table:table-cell office:value-type="float" office:value="0.0274841296919241">
                <text:p>0.0274841296919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4109">
                <text:p>0.024109</text:p>
              </table:table-cell>
              <table:table-cell office:value-type="float" office:value="39">
                <text:p>39</text:p>
              </table:table-cell>
              <table:table-cell office:value-type="float" office:value="0.0244400594058838">
                <text:p>0.0244400594058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086332">
                <text:p>0.02086332</text:p>
              </table:table-cell>
              <table:table-cell office:value-type="float" office:value="41">
                <text:p>41</text:p>
              </table:table-cell>
              <table:table-cell office:value-type="float" office:value="0.0212315416408459">
                <text:p>0.0212315416408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754478">
                <text:p>0.01754478</text:p>
              </table:table-cell>
              <table:table-cell office:value-type="float" office:value="43">
                <text:p>43</text:p>
              </table:table-cell>
              <table:table-cell office:value-type="float" office:value="0.0179296902038862">
                <text:p>0.0179296902038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416497">
                <text:p>0.01416497</text:p>
              </table:table-cell>
              <table:table-cell office:value-type="float" office:value="45">
                <text:p>45</text:p>
              </table:table-cell>
              <table:table-cell office:value-type="float" office:value="0.0145137187698264">
                <text:p>0.0145137187698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73569">
                <text:p>0.01073569</text:p>
              </table:table-cell>
              <table:table-cell office:value-type="float" office:value="47">
                <text:p>47</text:p>
              </table:table-cell>
              <table:table-cell office:value-type="float" office:value="0.0109830641623684">
                <text:p>0.0109830641623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7268908">
                <text:p>0.007268908</text:p>
              </table:table-cell>
              <table:table-cell office:value-type="float" office:value="NaN">
                <text:p>NaN</text:p>
              </table:table-cell>
              <table:table-cell office:value-type="float" office:value="0.0072133156175136">
                <text:p>0.0072133156175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04cm" svg:height="12.273cm" xlink:href=".." xlink:type="simple" chart:class="chart:scatter" chart:style-name="ch1">
        <chart:legend chart:legend-position="end" svg:x="14.424cm" svg:y="0.786cm" style:legend-expansion="custom" chartooo:width="6.232cm" chartooo:height="3.87cm" style:legend-expansion-aspect-ratio="1.61033591731266" chart:style-name="ch2"/>
        <chart:plot-area chart:style-name="ch3" table:cell-range-address="Sheet4.E3:Sheet4.F27 Sheet4.G3:Sheet4.G3 Sheet4.G28:Sheet4.G28 Sheet4.F28:Sheet4.F52 Sheet4.D3:Sheet4.D3 Sheet4.C3:Sheet4.C51 Sheet4.D28:Sheet4.D28" chart:data-source-has-labels="row" svg:x="2.639cm" svg:y="0.317cm" svg:width="18.376cm" svg:height="11.473cm">
          <chartooo:coordinate-region svg:x="3.551cm" svg:y="0.516cm" svg:width="17.277cm" svg:height="10.6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F3:Sheet4.F27" chart:label-cell-address="Sheet4.G3:Sheet4.G3" chart:class="chart:scatter">
            <chart:domain table:cell-range-address="Sheet4.E3:Sheet4.E27"/>
            <chart:data-point chart:repeated="25"/>
          </chart:series>
          <chart:series chart:style-name="ch8" chart:values-cell-range-address="Sheet4.F28:Sheet4.F52" chart:label-cell-address="Sheet4.G28:Sheet4.G28" chart:class="chart:scatter">
            <chart:domain table:cell-range-address="Sheet4.E28:Sheet4.E51"/>
            <chart:data-point chart:repeated="25"/>
          </chart:series>
          <chart:series chart:style-name="ch9" chart:values-cell-range-address="Sheet4.C3:Sheet4.C27" chart:label-cell-address="Sheet4.D3:Sheet4.D3" chart:class="chart:scatter">
            <chart:domain table:cell-range-address="Sheet4.A3:Sheet4.A26"/>
            <chart:data-point chart:repeated="25"/>
          </chart:series>
          <chart:series chart:style-name="ch10" chart:values-cell-range-address="Sheet4.C28:Sheet4.C51" chart:label-cell-address="Sheet4.D28:Sheet4.D28" chart:class="chart:scatter">
            <chart:domain table:cell-range-address="Sheet4.A28:Sheet4.A52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_1g</text:p>
                <draw:g>
                  <svg:desc>Sheet4.G3:Sheet4.G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lmost_2g</text:p>
                <draw:g>
                  <svg:desc>Sheet4.G28:Sheet4.G2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erpent_1g</text:p>
                <draw:g>
                  <svg:desc>Sheet4.D3:Sheet4.D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erpent_2g</text:p>
                <draw:g>
                  <svg:desc>Sheet4.D28:Sheet4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E3:Sheet4.E27</svg:desc>
                </draw:g>
              </table:table-cell>
              <table:table-cell office:value-type="float" office:value="0.03746118">
                <text:p>0.03746118</text:p>
                <draw:g>
                  <svg:desc>Sheet4.F3:Sheet4.F27</svg:desc>
                </draw:g>
              </table:table-cell>
              <table:table-cell office:value-type="float" office:value="1">
                <text:p>1</text:p>
                <draw:g>
                  <svg:desc>Sheet4.E28:Sheet4.E51</svg:desc>
                </draw:g>
              </table:table-cell>
              <table:table-cell office:value-type="float" office:value="0.02182038">
                <text:p>0.02182038</text:p>
                <draw:g>
                  <svg:desc>Sheet4.F28:Sheet4.F52</svg:desc>
                </draw:g>
              </table:table-cell>
              <table:table-cell office:value-type="float" office:value="1">
                <text:p>1</text:p>
                <draw:g>
                  <svg:desc>Sheet4.A3:Sheet4.A26</svg:desc>
                </draw:g>
              </table:table-cell>
              <table:table-cell office:value-type="float" office:value="0.0398350330568738">
                <text:p>0.0398350330568738</text:p>
                <draw:g>
                  <svg:desc>Sheet4.C3:Sheet4.C27</svg:desc>
                </draw:g>
              </table:table-cell>
              <table:table-cell office:value-type="float" office:value="1">
                <text:p>1</text:p>
                <draw:g>
                  <svg:desc>Sheet4.A28:Sheet4.A52</svg:desc>
                </draw:g>
              </table:table-cell>
              <table:table-cell office:value-type="float" office:value="0.0192111947376627">
                <text:p>0.0192111947376627</text:p>
                <draw:g>
                  <svg:desc>Sheet4.C28:Sheet4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733097">
                <text:p>0.03733097</text:p>
              </table:table-cell>
              <table:table-cell office:value-type="float" office:value="3">
                <text:p>3</text:p>
              </table:table-cell>
              <table:table-cell office:value-type="float" office:value="0.02174373">
                <text:p>0.02174373</text:p>
              </table:table-cell>
              <table:table-cell office:value-type="float" office:value="3">
                <text:p>3</text:p>
              </table:table-cell>
              <table:table-cell office:value-type="float" office:value="0.0396829778491873">
                <text:p>0.0396829778491873</text:p>
              </table:table-cell>
              <table:table-cell office:value-type="float" office:value="3">
                <text:p>3</text:p>
              </table:table-cell>
              <table:table-cell office:value-type="float" office:value="0.0191554223829404">
                <text:p>0.0191554223829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707103">
                <text:p>0.03707103</text:p>
              </table:table-cell>
              <table:table-cell office:value-type="float" office:value="5">
                <text:p>5</text:p>
              </table:table-cell>
              <table:table-cell office:value-type="float" office:value="0.02159067">
                <text:p>0.02159067</text:p>
              </table:table-cell>
              <table:table-cell office:value-type="float" office:value="5">
                <text:p>5</text:p>
              </table:table-cell>
              <table:table-cell office:value-type="float" office:value="0.0393672930057452">
                <text:p>0.0393672930057452</text:p>
              </table:table-cell>
              <table:table-cell office:value-type="float" office:value="5">
                <text:p>5</text:p>
              </table:table-cell>
              <table:table-cell office:value-type="float" office:value="0.0189482606062169">
                <text:p>0.0189482606062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668227">
                <text:p>0.03668227</text:p>
              </table:table-cell>
              <table:table-cell office:value-type="float" office:value="7">
                <text:p>7</text:p>
              </table:table-cell>
              <table:table-cell office:value-type="float" office:value="0.02136174">
                <text:p>0.02136174</text:p>
              </table:table-cell>
              <table:table-cell office:value-type="float" office:value="7">
                <text:p>7</text:p>
              </table:table-cell>
              <table:table-cell office:value-type="float" office:value="0.0389691531658816">
                <text:p>0.0389691531658816</text:p>
              </table:table-cell>
              <table:table-cell office:value-type="float" office:value="7">
                <text:p>7</text:p>
              </table:table-cell>
              <table:table-cell office:value-type="float" office:value="0.018740637900942">
                <text:p>0.018740637900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616609">
                <text:p>0.03616609</text:p>
              </table:table-cell>
              <table:table-cell office:value-type="float" office:value="9">
                <text:p>9</text:p>
              </table:table-cell>
              <table:table-cell office:value-type="float" office:value="0.02105772">
                <text:p>0.02105772</text:p>
              </table:table-cell>
              <table:table-cell office:value-type="float" office:value="9">
                <text:p>9</text:p>
              </table:table-cell>
              <table:table-cell office:value-type="float" office:value="0.038449533045576">
                <text:p>0.038449533045576</text:p>
              </table:table-cell>
              <table:table-cell office:value-type="float" office:value="9">
                <text:p>9</text:p>
              </table:table-cell>
              <table:table-cell office:value-type="float" office:value="0.0184993161971297">
                <text:p>0.0184993161971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552434">
                <text:p>0.03552434</text:p>
              </table:table-cell>
              <table:table-cell office:value-type="float" office:value="11">
                <text:p>11</text:p>
              </table:table-cell>
              <table:table-cell office:value-type="float" office:value="0.02067963">
                <text:p>0.02067963</text:p>
              </table:table-cell>
              <table:table-cell office:value-type="float" office:value="11">
                <text:p>11</text:p>
              </table:table-cell>
              <table:table-cell office:value-type="float" office:value="0.0377697146465087">
                <text:p>0.0377697146465087</text:p>
              </table:table-cell>
              <table:table-cell office:value-type="float" office:value="11">
                <text:p>11</text:p>
              </table:table-cell>
              <table:table-cell office:value-type="float" office:value="0.0181664745687179">
                <text:p>0.0181664745687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47593">
                <text:p>0.0347593</text:p>
              </table:table-cell>
              <table:table-cell office:value-type="float" office:value="13">
                <text:p>13</text:p>
              </table:table-cell>
              <table:table-cell office:value-type="float" office:value="0.02022878">
                <text:p>0.02022878</text:p>
              </table:table-cell>
              <table:table-cell office:value-type="float" office:value="13">
                <text:p>13</text:p>
              </table:table-cell>
              <table:table-cell office:value-type="float" office:value="0.036915665255003">
                <text:p>0.036915665255003</text:p>
              </table:table-cell>
              <table:table-cell office:value-type="float" office:value="13">
                <text:p>13</text:p>
              </table:table-cell>
              <table:table-cell office:value-type="float" office:value="0.0177861060852259">
                <text:p>0.0177861060852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387373">
                <text:p>0.03387373</text:p>
              </table:table-cell>
              <table:table-cell office:value-type="float" office:value="15">
                <text:p>15</text:p>
              </table:table-cell>
              <table:table-cell office:value-type="float" office:value="0.01970668">
                <text:p>0.01970668</text:p>
              </table:table-cell>
              <table:table-cell office:value-type="float" office:value="15">
                <text:p>15</text:p>
              </table:table-cell>
              <table:table-cell office:value-type="float" office:value="0.0360228466508942">
                <text:p>0.0360228466508942</text:p>
              </table:table-cell>
              <table:table-cell office:value-type="float" office:value="15">
                <text:p>15</text:p>
              </table:table-cell>
              <table:table-cell office:value-type="float" office:value="0.0173532941754385">
                <text:p>0.0173532941754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287078">
                <text:p>0.03287078</text:p>
              </table:table-cell>
              <table:table-cell office:value-type="float" office:value="17">
                <text:p>17</text:p>
              </table:table-cell>
              <table:table-cell office:value-type="float" office:value="0.01911512">
                <text:p>0.01911512</text:p>
              </table:table-cell>
              <table:table-cell office:value-type="float" office:value="17">
                <text:p>17</text:p>
              </table:table-cell>
              <table:table-cell office:value-type="float" office:value="0.0349847843388032">
                <text:p>0.0349847843388032</text:p>
              </table:table-cell>
              <table:table-cell office:value-type="float" office:value="17">
                <text:p>17</text:p>
              </table:table-cell>
              <table:table-cell office:value-type="float" office:value="0.0168283989839332">
                <text:p>0.0168283989839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175407">
                <text:p>0.03175407</text:p>
              </table:table-cell>
              <table:table-cell office:value-type="float" office:value="19">
                <text:p>19</text:p>
              </table:table-cell>
              <table:table-cell office:value-type="float" office:value="0.01845611">
                <text:p>0.01845611</text:p>
              </table:table-cell>
              <table:table-cell office:value-type="float" office:value="19">
                <text:p>19</text:p>
              </table:table-cell>
              <table:table-cell office:value-type="float" office:value="0.033856789744901">
                <text:p>0.033856789744901</text:p>
              </table:table-cell>
              <table:table-cell office:value-type="float" office:value="19">
                <text:p>19</text:p>
              </table:table-cell>
              <table:table-cell office:value-type="float" office:value="0.0162773845078472">
                <text:p>0.016277384507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5276">
                <text:p>0.0305276</text:p>
              </table:table-cell>
              <table:table-cell office:value-type="float" office:value="21">
                <text:p>21</text:p>
              </table:table-cell>
              <table:table-cell office:value-type="float" office:value="0.01773186">
                <text:p>0.01773186</text:p>
              </table:table-cell>
              <table:table-cell office:value-type="float" office:value="21">
                <text:p>21</text:p>
              </table:table-cell>
              <table:table-cell office:value-type="float" office:value="0.032600349728002">
                <text:p>0.032600349728002</text:p>
              </table:table-cell>
              <table:table-cell office:value-type="float" office:value="21">
                <text:p>21</text:p>
              </table:table-cell>
              <table:table-cell office:value-type="float" office:value="0.0156027387514126">
                <text:p>0.0156027387514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19579">
                <text:p>0.02919579</text:p>
              </table:table-cell>
              <table:table-cell office:value-type="float" office:value="23">
                <text:p>23</text:p>
              </table:table-cell>
              <table:table-cell office:value-type="float" office:value="0.01694484">
                <text:p>0.01694484</text:p>
              </table:table-cell>
              <table:table-cell office:value-type="float" office:value="23">
                <text:p>23</text:p>
              </table:table-cell>
              <table:table-cell office:value-type="float" office:value="0.0311803312896308">
                <text:p>0.0311803312896308</text:p>
              </table:table-cell>
              <table:table-cell office:value-type="float" office:value="23">
                <text:p>23</text:p>
              </table:table-cell>
              <table:table-cell office:value-type="float" office:value="0.0149614847078144">
                <text:p>0.0149614847078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776344">
                <text:p>0.02776344</text:p>
              </table:table-cell>
              <table:table-cell office:value-type="float" office:value="25">
                <text:p>25</text:p>
              </table:table-cell>
              <table:table-cell office:value-type="float" office:value="0.0160977">
                <text:p>0.0160977</text:p>
              </table:table-cell>
              <table:table-cell office:value-type="float" office:value="25">
                <text:p>25</text:p>
              </table:table-cell>
              <table:table-cell office:value-type="float" office:value="0.0297161661388898">
                <text:p>0.0297161661388898</text:p>
              </table:table-cell>
              <table:table-cell office:value-type="float" office:value="25">
                <text:p>25</text:p>
              </table:table-cell>
              <table:table-cell office:value-type="float" office:value="0.0142252281683394">
                <text:p>0.0142252281683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623573">
                <text:p>0.02623573</text:p>
              </table:table-cell>
              <table:table-cell office:value-type="float" office:value="27">
                <text:p>27</text:p>
              </table:table-cell>
              <table:table-cell office:value-type="float" office:value="0.01519329">
                <text:p>0.01519329</text:p>
              </table:table-cell>
              <table:table-cell office:value-type="float" office:value="27">
                <text:p>27</text:p>
              </table:table-cell>
              <table:table-cell office:value-type="float" office:value="0.028156998492272">
                <text:p>0.028156998492272</text:p>
              </table:table-cell>
              <table:table-cell office:value-type="float" office:value="27">
                <text:p>27</text:p>
              </table:table-cell>
              <table:table-cell office:value-type="float" office:value="0.0134399083452794">
                <text:p>0.0134399083452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461818">
                <text:p>0.02461818</text:p>
              </table:table-cell>
              <table:table-cell office:value-type="float" office:value="29">
                <text:p>29</text:p>
              </table:table-cell>
              <table:table-cell office:value-type="float" office:value="0.01423465">
                <text:p>0.01423465</text:p>
              </table:table-cell>
              <table:table-cell office:value-type="float" office:value="29">
                <text:p>29</text:p>
              </table:table-cell>
              <table:table-cell office:value-type="float" office:value="0.0264245217103186">
                <text:p>0.0264245217103186</text:p>
              </table:table-cell>
              <table:table-cell office:value-type="float" office:value="29">
                <text:p>29</text:p>
              </table:table-cell>
              <table:table-cell office:value-type="float" office:value="0.0125750015256735">
                <text:p>0.0125750015256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291667">
                <text:p>0.02291667</text:p>
              </table:table-cell>
              <table:table-cell office:value-type="float" office:value="31">
                <text:p>31</text:p>
              </table:table-cell>
              <table:table-cell office:value-type="float" office:value="0.01322499">
                <text:p>0.01322499</text:p>
              </table:table-cell>
              <table:table-cell office:value-type="float" office:value="31">
                <text:p>31</text:p>
              </table:table-cell>
              <table:table-cell office:value-type="float" office:value="0.0247239514269805">
                <text:p>0.0247239514269805</text:p>
              </table:table-cell>
              <table:table-cell office:value-type="float" office:value="31">
                <text:p>31</text:p>
              </table:table-cell>
              <table:table-cell office:value-type="float" office:value="0.0116733228505206">
                <text:p>0.0116733228505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11374">
                <text:p>0.0211374</text:p>
              </table:table-cell>
              <table:table-cell office:value-type="float" office:value="33">
                <text:p>33</text:p>
              </table:table-cell>
              <table:table-cell office:value-type="float" office:value="0.01216767">
                <text:p>0.01216767</text:p>
              </table:table-cell>
              <table:table-cell office:value-type="float" office:value="33">
                <text:p>33</text:p>
              </table:table-cell>
              <table:table-cell office:value-type="float" office:value="0.0228028524389276">
                <text:p>0.0228028524389276</text:p>
              </table:table-cell>
              <table:table-cell office:value-type="float" office:value="33">
                <text:p>33</text:p>
              </table:table-cell>
              <table:table-cell office:value-type="float" office:value="0.0107164351777639">
                <text:p>0.0107164351777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928688">
                <text:p>0.01928688</text:p>
              </table:table-cell>
              <table:table-cell office:value-type="float" office:value="35">
                <text:p>35</text:p>
              </table:table-cell>
              <table:table-cell office:value-type="float" office:value="0.01106621">
                <text:p>0.01106621</text:p>
              </table:table-cell>
              <table:table-cell office:value-type="float" office:value="35">
                <text:p>35</text:p>
              </table:table-cell>
              <table:table-cell office:value-type="float" office:value="0.0208462107381316">
                <text:p>0.0208462107381316</text:p>
              </table:table-cell>
              <table:table-cell office:value-type="float" office:value="35">
                <text:p>35</text:p>
              </table:table-cell>
              <table:table-cell office:value-type="float" office:value="0.00975350421955506">
                <text:p>0.00975350421955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737189">
                <text:p>0.01737189</text:p>
              </table:table-cell>
              <table:table-cell office:value-type="float" office:value="37">
                <text:p>37</text:p>
              </table:table-cell>
              <table:table-cell office:value-type="float" office:value="0.009924249">
                <text:p>0.009924249</text:p>
              </table:table-cell>
              <table:table-cell office:value-type="float" office:value="37">
                <text:p>37</text:p>
              </table:table-cell>
              <table:table-cell office:value-type="float" office:value="0.0188090601836868">
                <text:p>0.0188090601836868</text:p>
              </table:table-cell>
              <table:table-cell office:value-type="float" office:value="37">
                <text:p>37</text:p>
              </table:table-cell>
              <table:table-cell office:value-type="float" office:value="0.00872609447843036">
                <text:p>0.00872609447843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53995">
                <text:p>0.0153995</text:p>
              </table:table-cell>
              <table:table-cell office:value-type="float" office:value="39">
                <text:p>39</text:p>
              </table:table-cell>
              <table:table-cell office:value-type="float" office:value="0.008745542">
                <text:p>0.008745542</text:p>
              </table:table-cell>
              <table:table-cell office:value-type="float" office:value="39">
                <text:p>39</text:p>
              </table:table-cell>
              <table:table-cell office:value-type="float" office:value="0.0167278653454392">
                <text:p>0.0167278653454392</text:p>
              </table:table-cell>
              <table:table-cell office:value-type="float" office:value="39">
                <text:p>39</text:p>
              </table:table-cell>
              <table:table-cell office:value-type="float" office:value="0.00769812138018725">
                <text:p>0.00769812138018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337703">
                <text:p>0.01337703</text:p>
              </table:table-cell>
              <table:table-cell office:value-type="float" office:value="41">
                <text:p>41</text:p>
              </table:table-cell>
              <table:table-cell office:value-type="float" office:value="0.007533942">
                <text:p>0.007533942</text:p>
              </table:table-cell>
              <table:table-cell office:value-type="float" office:value="41">
                <text:p>41</text:p>
              </table:table-cell>
              <table:table-cell office:value-type="float" office:value="0.014583472081363">
                <text:p>0.014583472081363</text:p>
              </table:table-cell>
              <table:table-cell office:value-type="float" office:value="41">
                <text:p>41</text:p>
              </table:table-cell>
              <table:table-cell office:value-type="float" office:value="0.0066210849983592">
                <text:p>0.0066210849983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131201">
                <text:p>0.01131201</text:p>
              </table:table-cell>
              <table:table-cell office:value-type="float" office:value="43">
                <text:p>43</text:p>
              </table:table-cell>
              <table:table-cell office:value-type="float" office:value="0.006293382">
                <text:p>0.006293382</text:p>
              </table:table-cell>
              <table:table-cell office:value-type="float" office:value="43">
                <text:p>43</text:p>
              </table:table-cell>
              <table:table-cell office:value-type="float" office:value="0.0123580066065197">
                <text:p>0.0123580066065197</text:p>
              </table:table-cell>
              <table:table-cell office:value-type="float" office:value="43">
                <text:p>43</text:p>
              </table:table-cell>
              <table:table-cell office:value-type="float" office:value="0.00552658454586052">
                <text:p>0.00552658454586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212194">
                <text:p>0.009212194</text:p>
              </table:table-cell>
              <table:table-cell office:value-type="float" office:value="45">
                <text:p>45</text:p>
              </table:table-cell>
              <table:table-cell office:value-type="float" office:value="0.005027854">
                <text:p>0.005027854</text:p>
              </table:table-cell>
              <table:table-cell office:value-type="float" office:value="45">
                <text:p>45</text:p>
              </table:table-cell>
              <table:table-cell office:value-type="float" office:value="0.010067601420209">
                <text:p>0.010067601420209</text:p>
              </table:table-cell>
              <table:table-cell office:value-type="float" office:value="45">
                <text:p>45</text:p>
              </table:table-cell>
              <table:table-cell office:value-type="float" office:value="0.00442696266501268">
                <text:p>0.00442696266501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7085542">
                <text:p>0.007085542</text:p>
              </table:table-cell>
              <table:table-cell office:value-type="float" office:value="47">
                <text:p>47</text:p>
              </table:table-cell>
              <table:table-cell office:value-type="float" office:value="0.003741396">
                <text:p>0.003741396</text:p>
              </table:table-cell>
              <table:table-cell office:value-type="float" office:value="47">
                <text:p>47</text:p>
              </table:table-cell>
              <table:table-cell office:value-type="float" office:value="0.00771087373677665">
                <text:p>0.00771087373677665</text:p>
              </table:table-cell>
              <table:table-cell office:value-type="float" office:value="47">
                <text:p>47</text:p>
              </table:table-cell>
              <table:table-cell office:value-type="float" office:value="0.0032862054716644">
                <text:p>0.0032862054716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4940171">
                <text:p>0.004940171</text:p>
              </table:table-cell>
              <table:table-cell office:value-type="float" office:value="NaN">
                <text:p>NaN</text:p>
              </table:table-cell>
              <table:table-cell office:value-type="float" office:value="0.002438065">
                <text:p>0.002438065</text:p>
              </table:table-cell>
              <table:table-cell office:value-type="float" office:value="NaN">
                <text:p>NaN</text:p>
              </table:table-cell>
              <table:table-cell office:value-type="float" office:value="0.00517202806124827">
                <text:p>0.0051720280612482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78cm" svg:height="10.147cm" xlink:href=".." xlink:type="simple" chart:class="chart:scatter" chart:style-name="ch1">
        <chart:plot-area chart:style-name="ch2" table:cell-range-address="Sheet5.B3:Sheet5.C174" svg:x="0.603cm" svg:y="0.202cm" svg:width="28.972cm" svg:height="9.743cm">
          <chartooo:coordinate-region svg:x="1.701cm" svg:y="0.401cm" svg:width="27.131cm" svg:height="8.8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5.C3:Sheet5.C174" chart:class="chart:scatter">
            <chart:domain table:cell-range-address="Sheet5.B3:Sheet5.B174"/>
            <chart:data-point chart:repeated="1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505">
                <text:p>0.000000001505</text:p>
                <draw:g>
                  <svg:desc>Sheet5.B3:Sheet5.B174</svg:desc>
                </draw:g>
              </table:table-cell>
              <table:table-cell office:value-type="float" office:value="0.577783">
                <text:p>0.577783</text:p>
                <draw:g>
                  <svg:desc>Sheet5.C3:Sheet5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1.0029">
                <text:p>1.0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595">
                <text:p>0.00000000595</text:p>
              </table:table-cell>
              <table:table-cell office:value-type="float" office:value="1.38297">
                <text:p>1.38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845">
                <text:p>0.00000000845</text:p>
              </table:table-cell>
              <table:table-cell office:value-type="float" office:value="3.10536">
                <text:p>3.10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7.04921">
                <text:p>7.04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75">
                <text:p>0.0000000175</text:p>
              </table:table-cell>
              <table:table-cell office:value-type="float" office:value="9.28095">
                <text:p>9.28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11.2199">
                <text:p>11.2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275">
                <text:p>0.0000000275</text:p>
              </table:table-cell>
              <table:table-cell office:value-type="float" office:value="12.8893">
                <text:p>12.8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325">
                <text:p>0.0000000325</text:p>
              </table:table-cell>
              <table:table-cell office:value-type="float" office:value="14.3248">
                <text:p>14.3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385">
                <text:p>0.0000000385</text:p>
              </table:table-cell>
              <table:table-cell office:value-type="float" office:value="22.0151">
                <text:p>22.0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46">
                <text:p>0.000000046</text:p>
              </table:table-cell>
              <table:table-cell office:value-type="float" office:value="27.3837">
                <text:p>27.3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54">
                <text:p>0.000000054</text:p>
              </table:table-cell>
              <table:table-cell office:value-type="float" office:value="29.0783">
                <text:p>29.0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625">
                <text:p>0.0000000625</text:p>
              </table:table-cell>
              <table:table-cell office:value-type="float" office:value="34.0257">
                <text:p>34.0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38.674">
                <text:p>38.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785">
                <text:p>0.0000000785</text:p>
              </table:table-cell>
              <table:table-cell office:value-type="float" office:value="11.6712">
                <text:p>11.6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875">
                <text:p>0.0000000875</text:p>
              </table:table-cell>
              <table:table-cell office:value-type="float" office:value="57.9704">
                <text:p>57.9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975">
                <text:p>0.0000000975</text:p>
              </table:table-cell>
              <table:table-cell office:value-type="float" office:value="19.0244">
                <text:p>19.0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075">
                <text:p>0.0000001075</text:p>
              </table:table-cell>
              <table:table-cell office:value-type="float" office:value="55.4561">
                <text:p>55.4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245">
                <text:p>0.0000001245</text:p>
              </table:table-cell>
              <table:table-cell office:value-type="float" office:value="65.7081">
                <text:p>65.7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37">
                <text:p>0.000000137</text:p>
              </table:table-cell>
              <table:table-cell office:value-type="float" office:value="19.5273">
                <text:p>19.5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5">
                <text:p>0.00000015</text:p>
              </table:table-cell>
              <table:table-cell office:value-type="float" office:value="60.5501">
                <text:p>60.5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17">
                <text:p>0.00000017</text:p>
              </table:table-cell>
              <table:table-cell office:value-type="float" office:value="53.4528">
                <text:p>53.4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1845">
                <text:p>0.0000001845</text:p>
              </table:table-cell>
              <table:table-cell office:value-type="float" office:value="21.7688">
                <text:p>21.7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045">
                <text:p>0.0000002045</text:p>
              </table:table-cell>
              <table:table-cell office:value-type="float" office:value="64.8736">
                <text:p>64.8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234">
                <text:p>0.000000234</text:p>
              </table:table-cell>
              <table:table-cell office:value-type="float" office:value="46.4796">
                <text:p>46.4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41.4516">
                <text:p>41.4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29">
                <text:p>0.00000029</text:p>
              </table:table-cell>
              <table:table-cell office:value-type="float" office:value="20.6833">
                <text:p>20.6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30725">
                <text:p>0.00000030725</text:p>
              </table:table-cell>
              <table:table-cell office:value-type="float" office:value="12.8911">
                <text:p>12.8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31725">
                <text:p>0.00000031725</text:p>
              </table:table-cell>
              <table:table-cell office:value-type="float" office:value="4.47074">
                <text:p>4.47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335">
                <text:p>0.000000335</text:p>
              </table:table-cell>
              <table:table-cell office:value-type="float" office:value="20.9079">
                <text:p>20.9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3705">
                <text:p>0.0000003705</text:p>
              </table:table-cell>
              <table:table-cell office:value-type="float" office:value="20.8542">
                <text:p>20.8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3955">
                <text:p>0.0000003955</text:p>
              </table:table-cell>
              <table:table-cell office:value-type="float" office:value="3.64396">
                <text:p>3.64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165">
                <text:p>0.0000004165</text:p>
              </table:table-cell>
              <table:table-cell office:value-type="float" office:value="11.1306">
                <text:p>11.1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459">
                <text:p>0.000000459</text:p>
              </table:table-cell>
              <table:table-cell office:value-type="float" office:value="12.2195">
                <text:p>12.2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4925">
                <text:p>0.0000004925</text:p>
              </table:table-cell>
              <table:table-cell office:value-type="float" office:value="2.64444">
                <text:p>2.64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2">
                <text:p>0.00000052</text:p>
              </table:table-cell>
              <table:table-cell office:value-type="float" office:value="5.70326">
                <text:p>5.70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5825">
                <text:p>0.0000005825</text:p>
              </table:table-cell>
              <table:table-cell office:value-type="float" office:value="7.85246">
                <text:p>7.85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665">
                <text:p>0.000000665</text:p>
              </table:table-cell>
              <table:table-cell office:value-type="float" office:value="4.56469">
                <text:p>4.56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7425">
                <text:p>0.0000007425</text:p>
              </table:table-cell>
              <table:table-cell office:value-type="float" office:value="3.07569">
                <text:p>3.07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785">
                <text:p>0.000000785</text:p>
              </table:table-cell>
              <table:table-cell office:value-type="float" office:value="0.356077">
                <text:p>0.356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82">
                <text:p>0.00000082</text:p>
              </table:table-cell>
              <table:table-cell office:value-type="float" office:value="1.94774">
                <text:p>1.94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855">
                <text:p>0.000000855</text:p>
              </table:table-cell>
              <table:table-cell office:value-type="float" office:value="0.297601">
                <text:p>0.297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885">
                <text:p>0.000000885</text:p>
              </table:table-cell>
              <table:table-cell office:value-type="float" office:value="1.40574">
                <text:p>1.405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526437">
                <text:p>0.526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94">
                <text:p>0.00000094</text:p>
              </table:table-cell>
              <table:table-cell office:value-type="float" office:value="0.508694">
                <text:p>0.508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961">
                <text:p>0.000000961</text:p>
              </table:table-cell>
              <table:table-cell office:value-type="float" office:value="0.540861">
                <text:p>0.540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979">
                <text:p>0.000000979</text:p>
              </table:table-cell>
              <table:table-cell office:value-type="float" office:value="0.338335">
                <text:p>0.338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991">
                <text:p>0.000000991</text:p>
              </table:table-cell>
              <table:table-cell office:value-type="float" office:value="0.235391">
                <text:p>0.235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552255">
                <text:p>0.552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0275">
                <text:p>0.0000010275</text:p>
              </table:table-cell>
              <table:table-cell office:value-type="float" office:value="0.33717">
                <text:p>0.33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220599">
                <text:p>0.220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58">
                <text:p>0.000001058</text:p>
              </table:table-cell>
              <table:table-cell office:value-type="float" office:value="0.561109">
                <text:p>0.561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084">
                <text:p>0.000001084</text:p>
              </table:table-cell>
              <table:table-cell office:value-type="float" office:value="0.54256">
                <text:p>0.54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1035">
                <text:p>0.0000011035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11767">
                <text:p>0.00000111767</text:p>
              </table:table-cell>
              <table:table-cell office:value-type="float" office:value="0.309597">
                <text:p>0.3095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13768">
                <text:p>0.00000113768</text:p>
              </table:table-cell>
              <table:table-cell office:value-type="float" office:value="0.485187">
                <text:p>0.485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383805">
                <text:p>0.383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2025">
                <text:p>0.0000012025</text:p>
              </table:table-cell>
              <table:table-cell office:value-type="float" office:value="1.20026">
                <text:p>1.200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2675">
                <text:p>0.0000012675</text:p>
              </table:table-cell>
              <table:table-cell office:value-type="float" office:value="1.12895">
                <text:p>1.128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31875">
                <text:p>0.00000131875</text:p>
              </table:table-cell>
              <table:table-cell office:value-type="float" office:value="0.620414">
                <text:p>0.6204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135375">
                <text:p>0.00000135375</text:p>
              </table:table-cell>
              <table:table-cell office:value-type="float" office:value="0.52221">
                <text:p>0.52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40749">
                <text:p>0.00000140749</text:p>
              </table:table-cell>
              <table:table-cell office:value-type="float" office:value="1.15316">
                <text:p>1.15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45999">
                <text:p>0.00000145999</text:p>
              </table:table-cell>
              <table:table-cell office:value-type="float" office:value="0.444788">
                <text:p>0.444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4875">
                <text:p>0.0000014875</text:p>
              </table:table-cell>
              <table:table-cell office:value-type="float" office:value="0.36125">
                <text:p>0.36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545">
                <text:p>0.000001545</text:p>
              </table:table-cell>
              <table:table-cell office:value-type="float" office:value="1.24983">
                <text:p>1.249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63">
                <text:p>0.00000163</text:p>
              </table:table-cell>
              <table:table-cell office:value-type="float" office:value="1.04126">
                <text:p>1.04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7125">
                <text:p>0.0000017125</text:p>
              </table:table-cell>
              <table:table-cell office:value-type="float" office:value="1.04745">
                <text:p>1.04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7975">
                <text:p>0.0000017975</text:p>
              </table:table-cell>
              <table:table-cell office:value-type="float" office:value="0.996545">
                <text:p>0.996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885">
                <text:p>0.000001885</text:p>
              </table:table-cell>
              <table:table-cell office:value-type="float" office:value="0.999637">
                <text:p>0.9996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975">
                <text:p>0.000001975</text:p>
              </table:table-cell>
              <table:table-cell office:value-type="float" office:value="0.948949">
                <text:p>0.948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206">
                <text:p>0.00000206</text:p>
              </table:table-cell>
              <table:table-cell office:value-type="float" office:value="0.805971">
                <text:p>0.8059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2115">
                <text:p>0.000002115</text:p>
              </table:table-cell>
              <table:table-cell office:value-type="float" office:value="0.294716">
                <text:p>0.294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2245">
                <text:p>0.000002245</text:p>
              </table:table-cell>
              <table:table-cell office:value-type="float" office:value="2.11802">
                <text:p>2.11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2455">
                <text:p>0.000002455</text:p>
              </table:table-cell>
              <table:table-cell office:value-type="float" office:value="1.5903">
                <text:p>1.5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2575">
                <text:p>0.000002575</text:p>
              </table:table-cell>
              <table:table-cell office:value-type="float" office:value="0.396526">
                <text:p>0.396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66">
                <text:p>0.00000266</text:p>
              </table:table-cell>
              <table:table-cell office:value-type="float" office:value="0.918786">
                <text:p>0.918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274396">
                <text:p>0.00000274396</text:p>
              </table:table-cell>
              <table:table-cell office:value-type="float" office:value="0.355559">
                <text:p>0.3555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303396">
                <text:p>0.00000303396</text:p>
              </table:table-cell>
              <table:table-cell office:value-type="float" office:value="3.55836">
                <text:p>3.55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334038">
                <text:p>0.00000334038</text:p>
              </table:table-cell>
              <table:table-cell office:value-type="float" office:value="0.487324">
                <text:p>0.487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69038">
                <text:p>0.00000369038</text:p>
              </table:table-cell>
              <table:table-cell office:value-type="float" office:value="3.38145">
                <text:p>3.38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06463">
                <text:p>0.00000406463</text:p>
              </table:table-cell>
              <table:table-cell office:value-type="float" office:value="0.638861">
                <text:p>0.6388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58636">
                <text:p>0.00000458636</text:p>
              </table:table-cell>
              <table:table-cell office:value-type="float" office:value="3.98358">
                <text:p>3.98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519496">
                <text:p>0.00000519496</text:p>
              </table:table-cell>
              <table:table-cell office:value-type="float" office:value="1.16038">
                <text:p>1.160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575327">
                <text:p>0.00000575327</text:p>
              </table:table-cell>
              <table:table-cell office:value-type="float" office:value="2.84706">
                <text:p>2.847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684205">
                <text:p>0.00000684205</text:p>
              </table:table-cell>
              <table:table-cell office:value-type="float" office:value="3.92148">
                <text:p>3.92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791964">
                <text:p>0.00000791964</text:p>
              </table:table-cell>
              <table:table-cell office:value-type="float" office:value="2.1788">
                <text:p>2.1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875255">
                <text:p>0.00000875255</text:p>
              </table:table-cell>
              <table:table-cell office:value-type="float" office:value="2.16656">
                <text:p>2.16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954768">
                <text:p>0.00000954768</text:p>
              </table:table-cell>
              <table:table-cell office:value-type="float" office:value="1.63215">
                <text:p>1.63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10565">
                <text:p>0.000010565</text:p>
              </table:table-cell>
              <table:table-cell office:value-type="float" office:value="2.72272">
                <text:p>2.72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24671">
                <text:p>0.0000124671</text:p>
              </table:table-cell>
              <table:table-cell office:value-type="float" office:value="4.34459">
                <text:p>4.34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4819">
                <text:p>0.000014819</text:p>
              </table:table-cell>
              <table:table-cell office:value-type="float" office:value="3.2632">
                <text:p>3.26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76916">
                <text:p>0.0000176916</text:p>
              </table:table-cell>
              <table:table-cell office:value-type="float" office:value="4.3779">
                <text:p>4.3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210291">
                <text:p>0.0000210291</text:p>
              </table:table-cell>
              <table:table-cell office:value-type="float" office:value="3.18286">
                <text:p>3.18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37919">
                <text:p>0.0000237919</text:p>
              </table:table-cell>
              <table:table-cell office:value-type="float" office:value="2.31761">
                <text:p>2.31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62941">
                <text:p>0.0000262941</text:p>
              </table:table-cell>
              <table:table-cell office:value-type="float" office:value="2.31276">
                <text:p>2.31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90595">
                <text:p>0.0000290595</text:p>
              </table:table-cell>
              <table:table-cell office:value-type="float" office:value="2.30927">
                <text:p>2.3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321157">
                <text:p>0.0000321157</text:p>
              </table:table-cell>
              <table:table-cell office:value-type="float" office:value="2.30225">
                <text:p>2.30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354933">
                <text:p>0.0000354933</text:p>
              </table:table-cell>
              <table:table-cell office:value-type="float" office:value="2.20077">
                <text:p>2.20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87178">
                <text:p>0.0000387178</text:p>
              </table:table-cell>
              <table:table-cell office:value-type="float" office:value="1.76363">
                <text:p>1.763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28432">
                <text:p>0.0000428432</text:p>
              </table:table-cell>
              <table:table-cell office:value-type="float" office:value="2.95118">
                <text:p>2.95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68845">
                <text:p>0.0000468845</text:p>
              </table:table-cell>
              <table:table-cell office:value-type="float" office:value="1.38016">
                <text:p>1.38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99148">
                <text:p>0.0000499148</text:p>
              </table:table-cell>
              <table:table-cell office:value-type="float" office:value="1.57045">
                <text:p>1.57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35865">
                <text:p>0.0000535865</text:p>
              </table:table-cell>
              <table:table-cell office:value-type="float" office:value="1.77669">
                <text:p>1.77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617496">
                <text:p>0.0000617496</text:p>
              </table:table-cell>
              <table:table-cell office:value-type="float" office:value="4.71504">
                <text:p>4.715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717888">
                <text:p>0.0000717888</text:p>
              </table:table-cell>
              <table:table-cell office:value-type="float" office:value="2.59738">
                <text:p>2.597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36673">
                <text:p>0.0000836673</text:p>
              </table:table-cell>
              <table:table-cell office:value-type="float" office:value="4.60395">
                <text:p>4.60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14201">
                <text:p>0.000114201</text:p>
              </table:table-cell>
              <table:table-cell office:value-type="float" office:value="9.66325">
                <text:p>9.663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42684">
                <text:p>0.000142684</text:p>
              </table:table-cell>
              <table:table-cell office:value-type="float" office:value="2.02881">
                <text:p>2.02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7631">
                <text:p>0.00017631</text:p>
              </table:table-cell>
              <table:table-cell office:value-type="float" office:value="7.73801">
                <text:p>7.73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5416">
                <text:p>0.00025416</text:p>
              </table:table-cell>
              <table:table-cell office:value-type="float" office:value="9.8271">
                <text:p>9.82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8014">
                <text:p>0.000338014</text:p>
              </table:table-cell>
              <table:table-cell office:value-type="float" office:value="4.93846">
                <text:p>4.938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12851">
                <text:p>0.000412851</text:p>
              </table:table-cell>
              <table:table-cell office:value-type="float" office:value="4.94345">
                <text:p>4.94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65643">
                <text:p>0.000565643</text:p>
              </table:table-cell>
              <table:table-cell office:value-type="float" office:value="9.91589">
                <text:p>9.915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12903">
                <text:p>0.000712903</text:p>
              </table:table-cell>
              <table:table-cell office:value-type="float" office:value="2.48148">
                <text:p>2.48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3138">
                <text:p>0.00083138</text:p>
              </table:table-cell>
              <table:table-cell office:value-type="float" office:value="4.97048">
                <text:p>4.97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2316">
                <text:p>0.000962316</text:p>
              </table:table-cell>
              <table:table-cell office:value-type="float" office:value="2.48882">
                <text:p>2.48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12225">
                <text:p>0.00112225</text:p>
              </table:table-cell>
              <table:table-cell office:value-type="float" office:value="4.98581">
                <text:p>4.985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33396">
                <text:p>0.00133396</text:p>
              </table:table-cell>
              <table:table-cell office:value-type="float" office:value="3.74038">
                <text:p>3.740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7058">
                <text:p>0.00147058</text:p>
              </table:table-cell>
              <table:table-cell office:value-type="float" office:value="1.24925">
                <text:p>1.24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771">
                <text:p>0.001771</text:p>
              </table:table-cell>
              <table:table-cell office:value-type="float" office:value="7.49804">
                <text:p>7.498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14168">
                <text:p>0.00214168</text:p>
              </table:table-cell>
              <table:table-cell office:value-type="float" office:value="2.50264">
                <text:p>2.502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80165">
                <text:p>0.00280165</text:p>
              </table:table-cell>
              <table:table-cell office:value-type="float" office:value="10.0211">
                <text:p>10.0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4063">
                <text:p>0.00344063</text:p>
              </table:table-cell>
              <table:table-cell office:value-type="float" office:value="1.25746">
                <text:p>1.257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26556">
                <text:p>0.00426556</text:p>
              </table:table-cell>
              <table:table-cell office:value-type="float" office:value="8.79437">
                <text:p>8.79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26768">
                <text:p>0.00526768</text:p>
              </table:table-cell>
              <table:table-cell office:value-type="float" office:value="2.51766">
                <text:p>2.51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49836">
                <text:p>0.00649836</text:p>
              </table:table-cell>
              <table:table-cell office:value-type="float" office:value="7.56483">
                <text:p>7.564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29234">
                <text:p>0.00829234</text:p>
              </table:table-cell>
              <table:table-cell office:value-type="float" office:value="5.05255">
                <text:p>5.05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1283">
                <text:p>0.0101283</text:p>
              </table:table-cell>
              <table:table-cell office:value-type="float" office:value="5.05434">
                <text:p>5.054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0861">
                <text:p>0.0130861</text:p>
              </table:table-cell>
              <table:table-cell office:value-type="float" office:value="7.61856">
                <text:p>7.61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5825">
                <text:p>0.015825</text:p>
              </table:table-cell>
              <table:table-cell office:value-type="float" office:value="2.53931">
                <text:p>2.53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7015">
                <text:p>0.0207015</text:p>
              </table:table-cell>
              <table:table-cell office:value-type="float" office:value="10.2132">
                <text:p>10.2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6091">
                <text:p>0.026091</text:p>
              </table:table-cell>
              <table:table-cell office:value-type="float" office:value="2.56572">
                <text:p>2.565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83387">
                <text:p>0.0283387</text:p>
              </table:table-cell>
              <table:table-cell office:value-type="float" office:value="1.71256">
                <text:p>1.712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1308">
                <text:p>0.0331308</text:p>
              </table:table-cell>
              <table:table-cell office:value-type="float" office:value="6.02584">
                <text:p>6.025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89232">
                <text:p>0.0389232</text:p>
              </table:table-cell>
              <table:table-cell office:value-type="float" office:value="2.58894">
                <text:p>2.588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80167">
                <text:p>0.0480167</text:p>
              </table:table-cell>
              <table:table-cell office:value-type="float" office:value="7.82953">
                <text:p>7.829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12725">
                <text:p>0.0612725</text:p>
              </table:table-cell>
              <table:table-cell office:value-type="float" office:value="5.27463">
                <text:p>5.27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48385">
                <text:p>0.0748385</text:p>
              </table:table-cell>
              <table:table-cell office:value-type="float" office:value="5.32546">
                <text:p>5.325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66937">
                <text:p>0.0966937</text:p>
              </table:table-cell>
              <table:table-cell office:value-type="float" office:value="8.09466">
                <text:p>8.094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6931">
                <text:p>0.116931</text:p>
              </table:table-cell>
              <table:table-cell office:value-type="float" office:value="2.73601">
                <text:p>2.736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2965">
                <text:p>0.152965</text:p>
              </table:table-cell>
              <table:table-cell office:value-type="float" office:value="11.1249">
                <text:p>11.12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5196">
                <text:p>0.215196</text:p>
              </table:table-cell>
              <table:table-cell office:value-type="float" office:value="8.69764">
                <text:p>8.69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0236">
                <text:p>0.260236</text:p>
              </table:table-cell>
              <table:table-cell office:value-type="float" office:value="2.9686">
                <text:p>2.96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7606">
                <text:p>0.287606</text:p>
              </table:table-cell>
              <table:table-cell office:value-type="float" office:value="3.01392">
                <text:p>3.01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798">
                <text:p>0.354798</text:p>
              </table:table-cell>
              <table:table-cell office:value-type="float" office:value="9.2905">
                <text:p>9.29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29057">
                <text:p>0.429057</text:p>
              </table:table-cell>
              <table:table-cell office:value-type="float" office:value="3.19177">
                <text:p>3.191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4182">
                <text:p>0.474182</text:p>
              </table:table-cell>
              <table:table-cell office:value-type="float" office:value="3.24304">
                <text:p>3.24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24052">
                <text:p>0.524052</text:p>
              </table:table-cell>
              <table:table-cell office:value-type="float" office:value="3.29556">
                <text:p>3.295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9167">
                <text:p>0.579167</text:p>
              </table:table-cell>
              <table:table-cell office:value-type="float" office:value="3.34449">
                <text:p>3.344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14476">
                <text:p>0.714476</text:p>
              </table:table-cell>
              <table:table-cell office:value-type="float" office:value="10.3293">
                <text:p>10.32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4015">
                <text:p>0.864015</text:p>
              </table:table-cell>
              <table:table-cell office:value-type="float" office:value="3.53323">
                <text:p>3.533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4885">
                <text:p>0.954885</text:p>
              </table:table-cell>
              <table:table-cell office:value-type="float" office:value="3.5729">
                <text:p>3.57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5531">
                <text:p>1.05531</text:p>
              </table:table-cell>
              <table:table-cell office:value-type="float" office:value="3.60616">
                <text:p>3.606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663">
                <text:p>1.1663</text:p>
              </table:table-cell>
              <table:table-cell office:value-type="float" office:value="3.61494">
                <text:p>3.614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8896">
                <text:p>1.28896</text:p>
              </table:table-cell>
              <table:table-cell office:value-type="float" office:value="3.59613">
                <text:p>3.59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0317">
                <text:p>1.50317</text:p>
              </table:table-cell>
              <table:table-cell office:value-type="float" office:value="7.1055">
                <text:p>7.1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3598">
                <text:p>1.83598</text:p>
              </table:table-cell>
              <table:table-cell office:value-type="float" office:value="6.52225">
                <text:p>6.52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514">
                <text:p>2.12514</text:p>
              </table:table-cell>
              <table:table-cell office:value-type="float" office:value="2.7474">
                <text:p>2.74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4863">
                <text:p>2.34863</text:p>
              </table:table-cell>
              <table:table-cell office:value-type="float" office:value="2.51124">
                <text:p>2.51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3895">
                <text:p>2.73895</text:p>
              </table:table-cell>
              <table:table-cell office:value-type="float" office:value="3.63673">
                <text:p>3.636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4537">
                <text:p>3.34537</text:p>
              </table:table-cell>
              <table:table-cell office:value-type="float" office:value="2.28257">
                <text:p>2.282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8604">
                <text:p>4.08604</text:p>
              </table:table-cell>
              <table:table-cell office:value-type="float" office:value="1.85893">
                <text:p>1.858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9071">
                <text:p>4.99071</text:p>
              </table:table-cell>
              <table:table-cell office:value-type="float" office:value="1.48255">
                <text:p>1.48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7672">
                <text:p>5.77672</text:p>
              </table:table-cell>
              <table:table-cell office:value-type="float" office:value="0.467113">
                <text:p>0.4671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8425">
                <text:p>6.38425</text:p>
              </table:table-cell>
              <table:table-cell office:value-type="float" office:value="0.307582">
                <text:p>0.3075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44525">
                <text:p>7.44525</text:p>
              </table:table-cell>
              <table:table-cell office:value-type="float" office:value="0.348822">
                <text:p>0.3488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09366">
                <text:p>9.09366</text:p>
              </table:table-cell>
              <table:table-cell office:value-type="float" office:value="0.104782">
                <text:p>0.1047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091">
                <text:p>10.8091</text:p>
              </table:table-cell>
              <table:table-cell office:value-type="float" office:value="0.0262616">
                <text:p>0.02626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7293">
                <text:p>12.7293</text:p>
              </table:table-cell>
              <table:table-cell office:value-type="float" office:value="0.00821422">
                <text:p>0.008214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3792">
                <text:p>14.3792</text:p>
              </table:table-cell>
              <table:table-cell office:value-type="float" office:value="0.0010224">
                <text:p>0.0010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1254">
                <text:p>16.1254</text:p>
              </table:table-cell>
              <table:table-cell office:value-type="float" office:value="0.000662215">
                <text:p>0.0006622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864">
                <text:p>18.4864</text:p>
              </table:table-cell>
              <table:table-cell office:value-type="float" office:value="0.000131724">
                <text:p>0.0001317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6.B4:Diff6.B53 Diff6.E4:Diff6.E4 Diff6.D4:Diff6.D103 Diff6.I4:Diff6.I4 Diff6.H4:Diff6.H103 Diff6.E54:Diff6.E54 Diff6.I54:Diff6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6.D4:Diff6.D53" chart:label-cell-address="Diff6.E4:Diff6.E4" chart:class="chart:scatter">
            <chart:domain table:cell-range-address="Diff6.B4:Diff6.B53"/>
            <chart:data-point chart:repeated="50"/>
          </chart:series>
          <chart:series chart:style-name="ch8" chart:values-cell-range-address="Diff6.H4:Diff6.H53" chart:label-cell-address="Diff6.I4:Diff6.I4" chart:class="chart:scatter">
            <chart:domain table:cell-range-address="Diff6.G4:Diff6.G53"/>
            <chart:data-point chart:repeated="50"/>
          </chart:series>
          <chart:series chart:style-name="ch9" chart:values-cell-range-address="Diff6.D54:Diff6.D103" chart:label-cell-address="Diff6.E54:Diff6.E54" chart:class="chart:scatter">
            <chart:domain table:cell-range-address="Diff6.B54:Diff6.B103"/>
            <chart:data-point chart:repeated="50"/>
          </chart:series>
          <chart:series chart:style-name="ch10" chart:values-cell-range-address="Diff6.H54:Diff6.H103" chart:label-cell-address="Diff6.I54:Diff6.I54" chart:class="chart:scatter">
            <chart:domain table:cell-range-address="Diff6.G54:Diff6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6.E4:Diff6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6.I4:Diff6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Diff6.E54:Diff6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6.I54:Diff6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6.B4:Diff6.B53</svg:desc>
                </draw:g>
              </table:table-cell>
              <table:table-cell office:value-type="float" office:value="0.00981643867884882">
                <text:p>0.00981643867884882</text:p>
                <draw:g>
                  <svg:desc>Diff6.D4:Diff6.D53</svg:desc>
                </draw:g>
              </table:table-cell>
              <table:table-cell office:value-type="float" office:value="2">
                <text:p>2</text:p>
                <draw:g>
                  <svg:desc>Diff6.G4:Diff6.G53</svg:desc>
                </draw:g>
              </table:table-cell>
              <table:table-cell office:value-type="float" office:value="0.009742062">
                <text:p>0.009742062</text:p>
                <draw:g>
                  <svg:desc>Diff6.H4:Diff6.H53</svg:desc>
                </draw:g>
              </table:table-cell>
              <table:table-cell office:value-type="float" office:value="2">
                <text:p>2</text:p>
                <draw:g>
                  <svg:desc>Diff6.B54:Diff6.B103</svg:desc>
                </draw:g>
              </table:table-cell>
              <table:table-cell office:value-type="float" office:value="0.00953065622766596">
                <text:p>0.00953065622766596</text:p>
                <draw:g>
                  <svg:desc>Diff6.D54:Diff6.D103</svg:desc>
                </draw:g>
              </table:table-cell>
              <table:table-cell office:value-type="float" office:value="2">
                <text:p>2</text:p>
                <draw:g>
                  <svg:desc>Diff6.G54:Diff6.G103</svg:desc>
                </draw:g>
              </table:table-cell>
              <table:table-cell office:value-type="float" office:value="0.009935105">
                <text:p>0.009935105</text:p>
                <draw:g>
                  <svg:desc>Diff6.H54:Diff6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9942401479975">
                <text:p>0.00979942401479975</text:p>
              </table:table-cell>
              <table:table-cell office:value-type="float" office:value="6">
                <text:p>6</text:p>
              </table:table-cell>
              <table:table-cell office:value-type="float" office:value="0.00973579">
                <text:p>0.00973579</text:p>
              </table:table-cell>
              <table:table-cell office:value-type="float" office:value="6">
                <text:p>6</text:p>
              </table:table-cell>
              <table:table-cell office:value-type="float" office:value="0.00955425309038941">
                <text:p>0.00955425309038941</text:p>
              </table:table-cell>
              <table:table-cell office:value-type="float" office:value="6">
                <text:p>6</text:p>
              </table:table-cell>
              <table:table-cell office:value-type="float" office:value="0.009943559">
                <text:p>0.00994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9451931821471">
                <text:p>0.00979451931821471</text:p>
              </table:table-cell>
              <table:table-cell office:value-type="float" office:value="10">
                <text:p>10</text:p>
              </table:table-cell>
              <table:table-cell office:value-type="float" office:value="0.00972316">
                <text:p>0.00972316</text:p>
              </table:table-cell>
              <table:table-cell office:value-type="float" office:value="10">
                <text:p>10</text:p>
              </table:table-cell>
              <table:table-cell office:value-type="float" office:value="0.00955455663838653">
                <text:p>0.00955455663838653</text:p>
              </table:table-cell>
              <table:table-cell office:value-type="float" office:value="10">
                <text:p>10</text:p>
              </table:table-cell>
              <table:table-cell office:value-type="float" office:value="0.00996055">
                <text:p>0.0099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7247214789761">
                <text:p>0.00977247214789761</text:p>
              </table:table-cell>
              <table:table-cell office:value-type="float" office:value="14">
                <text:p>14</text:p>
              </table:table-cell>
              <table:table-cell office:value-type="float" office:value="0.009703996">
                <text:p>0.009703996</text:p>
              </table:table-cell>
              <table:table-cell office:value-type="float" office:value="14">
                <text:p>14</text:p>
              </table:table-cell>
              <table:table-cell office:value-type="float" office:value="0.00957904816889096">
                <text:p>0.00957904816889096</text:p>
              </table:table-cell>
              <table:table-cell office:value-type="float" office:value="14">
                <text:p>14</text:p>
              </table:table-cell>
              <table:table-cell office:value-type="float" office:value="0.009986251">
                <text:p>0.00998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93974386294">
                <text:p>0.00975393974386294</text:p>
              </table:table-cell>
              <table:table-cell office:value-type="float" office:value="18">
                <text:p>18</text:p>
              </table:table-cell>
              <table:table-cell office:value-type="float" office:value="0.009678034">
                <text:p>0.009678034</text:p>
              </table:table-cell>
              <table:table-cell office:value-type="float" office:value="18">
                <text:p>18</text:p>
              </table:table-cell>
              <table:table-cell office:value-type="float" office:value="0.00960484974864612">
                <text:p>0.00960484974864612</text:p>
              </table:table-cell>
              <table:table-cell office:value-type="float" office:value="18">
                <text:p>18</text:p>
              </table:table-cell>
              <table:table-cell office:value-type="float" office:value="0.01002092">
                <text:p>0.010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502280308471">
                <text:p>0.00972502280308471</text:p>
              </table:table-cell>
              <table:table-cell office:value-type="float" office:value="22">
                <text:p>22</text:p>
              </table:table-cell>
              <table:table-cell office:value-type="float" office:value="0.009644917">
                <text:p>0.009644917</text:p>
              </table:table-cell>
              <table:table-cell office:value-type="float" office:value="22">
                <text:p>22</text:p>
              </table:table-cell>
              <table:table-cell office:value-type="float" office:value="0.00964780977834372">
                <text:p>0.00964780977834372</text:p>
              </table:table-cell>
              <table:table-cell office:value-type="float" office:value="22">
                <text:p>22</text:p>
              </table:table-cell>
              <table:table-cell office:value-type="float" office:value="0.0100649">
                <text:p>0.010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70272001340161">
                <text:p>0.00970272001340161</text:p>
              </table:table-cell>
              <table:table-cell office:value-type="float" office:value="26">
                <text:p>26</text:p>
              </table:table-cell>
              <table:table-cell office:value-type="float" office:value="0.00960419">
                <text:p>0.00960419</text:p>
              </table:table-cell>
              <table:table-cell office:value-type="float" office:value="26">
                <text:p>26</text:p>
              </table:table-cell>
              <table:table-cell office:value-type="float" office:value="0.00967832434015943">
                <text:p>0.00967832434015943</text:p>
              </table:table-cell>
              <table:table-cell office:value-type="float" office:value="26">
                <text:p>26</text:p>
              </table:table-cell>
              <table:table-cell office:value-type="float" office:value="0.01011864">
                <text:p>0.0101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4236189060595">
                <text:p>0.00964236189060595</text:p>
              </table:table-cell>
              <table:table-cell office:value-type="float" office:value="30">
                <text:p>30</text:p>
              </table:table-cell>
              <table:table-cell office:value-type="float" office:value="0.009555298">
                <text:p>0.009555298</text:p>
              </table:table-cell>
              <table:table-cell office:value-type="float" office:value="30">
                <text:p>30</text:p>
              </table:table-cell>
              <table:table-cell office:value-type="float" office:value="0.00972805828305591">
                <text:p>0.00972805828305591</text:p>
              </table:table-cell>
              <table:table-cell office:value-type="float" office:value="30">
                <text:p>30</text:p>
              </table:table-cell>
              <table:table-cell office:value-type="float" office:value="0.01018269">
                <text:p>0.0101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784570491071">
                <text:p>0.0095784570491071</text:p>
              </table:table-cell>
              <table:table-cell office:value-type="float" office:value="34">
                <text:p>34</text:p>
              </table:table-cell>
              <table:table-cell office:value-type="float" office:value="0.009497574">
                <text:p>0.009497574</text:p>
              </table:table-cell>
              <table:table-cell office:value-type="float" office:value="34">
                <text:p>34</text:p>
              </table:table-cell>
              <table:table-cell office:value-type="float" office:value="0.00978924716879106">
                <text:p>0.00978924716879106</text:p>
              </table:table-cell>
              <table:table-cell office:value-type="float" office:value="34">
                <text:p>34</text:p>
              </table:table-cell>
              <table:table-cell office:value-type="float" office:value="0.01025768">
                <text:p>0.0102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50578126811253">
                <text:p>0.00950578126811253</text:p>
              </table:table-cell>
              <table:table-cell office:value-type="float" office:value="38">
                <text:p>38</text:p>
              </table:table-cell>
              <table:table-cell office:value-type="float" office:value="0.009430237">
                <text:p>0.009430237</text:p>
              </table:table-cell>
              <table:table-cell office:value-type="float" office:value="38">
                <text:p>38</text:p>
              </table:table-cell>
              <table:table-cell office:value-type="float" office:value="0.00988240445148601">
                <text:p>0.00988240445148601</text:p>
              </table:table-cell>
              <table:table-cell office:value-type="float" office:value="38">
                <text:p>38</text:p>
              </table:table-cell>
              <table:table-cell office:value-type="float" office:value="0.01034439">
                <text:p>0.0103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43070905556175">
                <text:p>0.00943070905556175</text:p>
              </table:table-cell>
              <table:table-cell office:value-type="float" office:value="42">
                <text:p>42</text:p>
              </table:table-cell>
              <table:table-cell office:value-type="float" office:value="0.00935238">
                <text:p>0.00935238</text:p>
              </table:table-cell>
              <table:table-cell office:value-type="float" office:value="42">
                <text:p>42</text:p>
              </table:table-cell>
              <table:table-cell office:value-type="float" office:value="0.00996425057723566">
                <text:p>0.00996425057723566</text:p>
              </table:table-cell>
              <table:table-cell office:value-type="float" office:value="42">
                <text:p>42</text:p>
              </table:table-cell>
              <table:table-cell office:value-type="float" office:value="0.0104437">
                <text:p>0.0104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11038638263">
                <text:p>0.00933311038638263</text:p>
              </table:table-cell>
              <table:table-cell office:value-type="float" office:value="46">
                <text:p>46</text:p>
              </table:table-cell>
              <table:table-cell office:value-type="float" office:value="0.009262959">
                <text:p>0.009262959</text:p>
              </table:table-cell>
              <table:table-cell office:value-type="float" office:value="46">
                <text:p>46</text:p>
              </table:table-cell>
              <table:table-cell office:value-type="float" office:value="0.0100832733445273">
                <text:p>0.0100832733445273</text:p>
              </table:table-cell>
              <table:table-cell office:value-type="float" office:value="46">
                <text:p>46</text:p>
              </table:table-cell>
              <table:table-cell office:value-type="float" office:value="0.01055663">
                <text:p>0.0105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4580039668483">
                <text:p>0.00924580039668483</text:p>
              </table:table-cell>
              <table:table-cell office:value-type="float" office:value="50">
                <text:p>50</text:p>
              </table:table-cell>
              <table:table-cell office:value-type="float" office:value="0.009160784">
                <text:p>0.009160784</text:p>
              </table:table-cell>
              <table:table-cell office:value-type="float" office:value="50">
                <text:p>50</text:p>
              </table:table-cell>
              <table:table-cell office:value-type="float" office:value="0.0101932056481157">
                <text:p>0.0101932056481157</text:p>
              </table:table-cell>
              <table:table-cell office:value-type="float" office:value="50">
                <text:p>50</text:p>
              </table:table-cell>
              <table:table-cell office:value-type="float" office:value="0.01068433">
                <text:p>0.01068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12372617321165">
                <text:p>0.00912372617321165</text:p>
              </table:table-cell>
              <table:table-cell office:value-type="float" office:value="54">
                <text:p>54</text:p>
              </table:table-cell>
              <table:table-cell office:value-type="float" office:value="0.009044501">
                <text:p>0.009044501</text:p>
              </table:table-cell>
              <table:table-cell office:value-type="float" office:value="54">
                <text:p>54</text:p>
              </table:table-cell>
              <table:table-cell office:value-type="float" office:value="0.0103314797489088">
                <text:p>0.0103314797489088</text:p>
              </table:table-cell>
              <table:table-cell office:value-type="float" office:value="54">
                <text:p>54</text:p>
              </table:table-cell>
              <table:table-cell office:value-type="float" office:value="0.01082813">
                <text:p>0.0108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9075617426292">
                <text:p>0.00899075617426292</text:p>
              </table:table-cell>
              <table:table-cell office:value-type="float" office:value="58">
                <text:p>58</text:p>
              </table:table-cell>
              <table:table-cell office:value-type="float" office:value="0.008912581">
                <text:p>0.008912581</text:p>
              </table:table-cell>
              <table:table-cell office:value-type="float" office:value="58">
                <text:p>58</text:p>
              </table:table-cell>
              <table:table-cell office:value-type="float" office:value="0.0105089434937511">
                <text:p>0.0105089434937511</text:p>
              </table:table-cell>
              <table:table-cell office:value-type="float" office:value="58">
                <text:p>58</text:p>
              </table:table-cell>
              <table:table-cell office:value-type="float" office:value="0.01098953">
                <text:p>0.01098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554376723891">
                <text:p>0.0088554376723891</text:p>
              </table:table-cell>
              <table:table-cell office:value-type="float" office:value="62">
                <text:p>62</text:p>
              </table:table-cell>
              <table:table-cell office:value-type="float" office:value="0.008763298">
                <text:p>0.008763298</text:p>
              </table:table-cell>
              <table:table-cell office:value-type="float" office:value="62">
                <text:p>62</text:p>
              </table:table-cell>
              <table:table-cell office:value-type="float" office:value="0.0106895385758269">
                <text:p>0.0106895385758269</text:p>
              </table:table-cell>
              <table:table-cell office:value-type="float" office:value="62">
                <text:p>62</text:p>
              </table:table-cell>
              <table:table-cell office:value-type="float" office:value="0.0111702">
                <text:p>0.0111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5784390247466">
                <text:p>0.00865784390247466</text:p>
              </table:table-cell>
              <table:table-cell office:value-type="float" office:value="66">
                <text:p>66</text:p>
              </table:table-cell>
              <table:table-cell office:value-type="float" office:value="0.008594711">
                <text:p>0.008594711</text:p>
              </table:table-cell>
              <table:table-cell office:value-type="float" office:value="66">
                <text:p>66</text:p>
              </table:table-cell>
              <table:table-cell office:value-type="float" office:value="0.0108943695690411">
                <text:p>0.0108943695690411</text:p>
              </table:table-cell>
              <table:table-cell office:value-type="float" office:value="66">
                <text:p>66</text:p>
              </table:table-cell>
              <table:table-cell office:value-type="float" office:value="0.01137203">
                <text:p>0.01137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7159324192625">
                <text:p>0.00847159324192625</text:p>
              </table:table-cell>
              <table:table-cell office:value-type="float" office:value="70">
                <text:p>70</text:p>
              </table:table-cell>
              <table:table-cell office:value-type="float" office:value="0.008404643">
                <text:p>0.008404643</text:p>
              </table:table-cell>
              <table:table-cell office:value-type="float" office:value="70">
                <text:p>70</text:p>
              </table:table-cell>
              <table:table-cell office:value-type="float" office:value="0.0111280855506127">
                <text:p>0.0111280855506127</text:p>
              </table:table-cell>
              <table:table-cell office:value-type="float" office:value="70">
                <text:p>70</text:p>
              </table:table-cell>
              <table:table-cell office:value-type="float" office:value="0.01159716">
                <text:p>0.01159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5623392607513">
                <text:p>0.00825623392607513</text:p>
              </table:table-cell>
              <table:table-cell office:value-type="float" office:value="74">
                <text:p>74</text:p>
              </table:table-cell>
              <table:table-cell office:value-type="float" office:value="0.008190654">
                <text:p>0.008190654</text:p>
              </table:table-cell>
              <table:table-cell office:value-type="float" office:value="74">
                <text:p>74</text:p>
              </table:table-cell>
              <table:table-cell office:value-type="float" office:value="0.0113865167296341">
                <text:p>0.0113865167296341</text:p>
              </table:table-cell>
              <table:table-cell office:value-type="float" office:value="74">
                <text:p>74</text:p>
              </table:table-cell>
              <table:table-cell office:value-type="float" office:value="0.01184795">
                <text:p>0.0118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3461193575711">
                <text:p>0.00803461193575711</text:p>
              </table:table-cell>
              <table:table-cell office:value-type="float" office:value="78">
                <text:p>78</text:p>
              </table:table-cell>
              <table:table-cell office:value-type="float" office:value="0.007950011">
                <text:p>0.007950011</text:p>
              </table:table-cell>
              <table:table-cell office:value-type="float" office:value="78">
                <text:p>78</text:p>
              </table:table-cell>
              <table:table-cell office:value-type="float" office:value="0.0116601732371425">
                <text:p>0.0116601732371425</text:p>
              </table:table-cell>
              <table:table-cell office:value-type="float" office:value="78">
                <text:p>78</text:p>
              </table:table-cell>
              <table:table-cell office:value-type="float" office:value="0.01212707">
                <text:p>0.0121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923110522276">
                <text:p>0.00776923110522276</text:p>
              </table:table-cell>
              <table:table-cell office:value-type="float" office:value="82">
                <text:p>82</text:p>
              </table:table-cell>
              <table:table-cell office:value-type="float" office:value="0.00767966">
                <text:p>0.00767966</text:p>
              </table:table-cell>
              <table:table-cell office:value-type="float" office:value="82">
                <text:p>82</text:p>
              </table:table-cell>
              <table:table-cell office:value-type="float" office:value="0.0119912642209481">
                <text:p>0.0119912642209481</text:p>
              </table:table-cell>
              <table:table-cell office:value-type="float" office:value="82">
                <text:p>82</text:p>
              </table:table-cell>
              <table:table-cell office:value-type="float" office:value="0.01243751">
                <text:p>0.01243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658268939966">
                <text:p>0.0074658268939966</text:p>
              </table:table-cell>
              <table:table-cell office:value-type="float" office:value="86">
                <text:p>86</text:p>
              </table:table-cell>
              <table:table-cell office:value-type="float" office:value="0.007376192">
                <text:p>0.007376192</text:p>
              </table:table-cell>
              <table:table-cell office:value-type="float" office:value="86">
                <text:p>86</text:p>
              </table:table-cell>
              <table:table-cell office:value-type="float" office:value="0.012351831312895">
                <text:p>0.012351831312895</text:p>
              </table:table-cell>
              <table:table-cell office:value-type="float" office:value="86">
                <text:p>86</text:p>
              </table:table-cell>
              <table:table-cell office:value-type="float" office:value="0.01278257">
                <text:p>0.0127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3861812931211">
                <text:p>0.00713861812931211</text:p>
              </table:table-cell>
              <table:table-cell office:value-type="float" office:value="90">
                <text:p>90</text:p>
              </table:table-cell>
              <table:table-cell office:value-type="float" office:value="0.007035795">
                <text:p>0.007035795</text:p>
              </table:table-cell>
              <table:table-cell office:value-type="float" office:value="90">
                <text:p>90</text:p>
              </table:table-cell>
              <table:table-cell office:value-type="float" office:value="0.0127499584754328">
                <text:p>0.0127499584754328</text:p>
              </table:table-cell>
              <table:table-cell office:value-type="float" office:value="90">
                <text:p>90</text:p>
              </table:table-cell>
              <table:table-cell office:value-type="float" office:value="0.01316598">
                <text:p>0.0131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7253924478594">
                <text:p>0.00677253924478594</text:p>
              </table:table-cell>
              <table:table-cell office:value-type="float" office:value="94">
                <text:p>94</text:p>
              </table:table-cell>
              <table:table-cell office:value-type="float" office:value="0.006654222">
                <text:p>0.006654222</text:p>
              </table:table-cell>
              <table:table-cell office:value-type="float" office:value="94">
                <text:p>94</text:p>
              </table:table-cell>
              <table:table-cell office:value-type="float" office:value="0.0131805013688209">
                <text:p>0.0131805013688209</text:p>
              </table:table-cell>
              <table:table-cell office:value-type="float" office:value="94">
                <text:p>94</text:p>
              </table:table-cell>
              <table:table-cell office:value-type="float" office:value="0.01359187">
                <text:p>0.01359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6623226253625">
                <text:p>0.00636623226253625</text:p>
              </table:table-cell>
              <table:table-cell office:value-type="float" office:value="98">
                <text:p>98</text:p>
              </table:table-cell>
              <table:table-cell office:value-type="float" office:value="0.006226731">
                <text:p>0.006226731</text:p>
              </table:table-cell>
              <table:table-cell office:value-type="float" office:value="98">
                <text:p>98</text:p>
              </table:table-cell>
              <table:table-cell office:value-type="float" office:value="0.0136917880294429">
                <text:p>0.0136917880294429</text:p>
              </table:table-cell>
              <table:table-cell office:value-type="float" office:value="98">
                <text:p>98</text:p>
              </table:table-cell>
              <table:table-cell office:value-type="float" office:value="0.01406487">
                <text:p>0.01406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32405781825">
                <text:p>0.0058932405781825</text:p>
              </table:table-cell>
              <table:table-cell office:value-type="float" office:value="102">
                <text:p>102</text:p>
              </table:table-cell>
              <table:table-cell office:value-type="float" office:value="0.005729146">
                <text:p>0.005729146</text:p>
              </table:table-cell>
              <table:table-cell office:value-type="float" office:value="102">
                <text:p>102</text:p>
              </table:table-cell>
              <table:table-cell office:value-type="float" office:value="0.0142716126325723">
                <text:p>0.0142716126325723</text:p>
              </table:table-cell>
              <table:table-cell office:value-type="float" office:value="102">
                <text:p>102</text:p>
              </table:table-cell>
              <table:table-cell office:value-type="float" office:value="0.01458786">
                <text:p>0.0145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5886339430444">
                <text:p>0.00545886339430444</text:p>
              </table:table-cell>
              <table:table-cell office:value-type="float" office:value="106">
                <text:p>106</text:p>
              </table:table-cell>
              <table:table-cell office:value-type="float" office:value="0.005257752">
                <text:p>0.005257752</text:p>
              </table:table-cell>
              <table:table-cell office:value-type="float" office:value="106">
                <text:p>106</text:p>
              </table:table-cell>
              <table:table-cell office:value-type="float" office:value="0.0147890341579781">
                <text:p>0.0147890341579781</text:p>
              </table:table-cell>
              <table:table-cell office:value-type="float" office:value="106">
                <text:p>106</text:p>
              </table:table-cell>
              <table:table-cell office:value-type="float" office:value="0.01505712">
                <text:p>0.0150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625734959597">
                <text:p>0.0050625734959597</text:p>
              </table:table-cell>
              <table:table-cell office:value-type="float" office:value="110">
                <text:p>110</text:p>
              </table:table-cell>
              <table:table-cell office:value-type="float" office:value="0.004827699">
                <text:p>0.004827699</text:p>
              </table:table-cell>
              <table:table-cell office:value-type="float" office:value="110">
                <text:p>110</text:p>
              </table:table-cell>
              <table:table-cell office:value-type="float" office:value="0.0152655565848247">
                <text:p>0.0152655565848247</text:p>
              </table:table-cell>
              <table:table-cell office:value-type="float" office:value="110">
                <text:p>110</text:p>
              </table:table-cell>
              <table:table-cell office:value-type="float" office:value="0.01547959">
                <text:p>0.0154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69860347120299">
                <text:p>0.00469860347120299</text:p>
              </table:table-cell>
              <table:table-cell office:value-type="float" office:value="114">
                <text:p>114</text:p>
              </table:table-cell>
              <table:table-cell office:value-type="float" office:value="0.004435578">
                <text:p>0.004435578</text:p>
              </table:table-cell>
              <table:table-cell office:value-type="float" office:value="114">
                <text:p>114</text:p>
              </table:table-cell>
              <table:table-cell office:value-type="float" office:value="0.0157007485554319">
                <text:p>0.0157007485554319</text:p>
              </table:table-cell>
              <table:table-cell office:value-type="float" office:value="114">
                <text:p>114</text:p>
              </table:table-cell>
              <table:table-cell office:value-type="float" office:value="0.01585957">
                <text:p>0.01585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4019316765669">
                <text:p>0.00434019316765669</text:p>
              </table:table-cell>
              <table:table-cell office:value-type="float" office:value="118">
                <text:p>118</text:p>
              </table:table-cell>
              <table:table-cell office:value-type="float" office:value="0.004078276">
                <text:p>0.004078276</text:p>
              </table:table-cell>
              <table:table-cell office:value-type="float" office:value="118">
                <text:p>118</text:p>
              </table:table-cell>
              <table:table-cell office:value-type="float" office:value="0.0160830912221195">
                <text:p>0.0160830912221195</text:p>
              </table:table-cell>
              <table:table-cell office:value-type="float" office:value="118">
                <text:p>118</text:p>
              </table:table-cell>
              <table:table-cell office:value-type="float" office:value="0.01620096">
                <text:p>0.0162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0098626898079">
                <text:p>0.00400098626898079</text:p>
              </table:table-cell>
              <table:table-cell office:value-type="float" office:value="122">
                <text:p>122</text:p>
              </table:table-cell>
              <table:table-cell office:value-type="float" office:value="0.00375296">
                <text:p>0.00375296</text:p>
              </table:table-cell>
              <table:table-cell office:value-type="float" office:value="122">
                <text:p>122</text:p>
              </table:table-cell>
              <table:table-cell office:value-type="float" office:value="0.0164411180966168">
                <text:p>0.0164411180966168</text:p>
              </table:table-cell>
              <table:table-cell office:value-type="float" office:value="122">
                <text:p>122</text:p>
              </table:table-cell>
              <table:table-cell office:value-type="float" office:value="0.01650733">
                <text:p>0.0165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6987962497431">
                <text:p>0.0036987962497431</text:p>
              </table:table-cell>
              <table:table-cell office:value-type="float" office:value="126">
                <text:p>126</text:p>
              </table:table-cell>
              <table:table-cell office:value-type="float" office:value="0.003457049">
                <text:p>0.003457049</text:p>
              </table:table-cell>
              <table:table-cell office:value-type="float" office:value="126">
                <text:p>126</text:p>
              </table:table-cell>
              <table:table-cell office:value-type="float" office:value="0.0167978668742841">
                <text:p>0.0167978668742841</text:p>
              </table:table-cell>
              <table:table-cell office:value-type="float" office:value="126">
                <text:p>126</text:p>
              </table:table-cell>
              <table:table-cell office:value-type="float" office:value="0.01678191">
                <text:p>0.0167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39657427808466">
                <text:p>0.00339657427808466</text:p>
              </table:table-cell>
              <table:table-cell office:value-type="float" office:value="130">
                <text:p>130</text:p>
              </table:table-cell>
              <table:table-cell office:value-type="float" office:value="0.003188198">
                <text:p>0.003188198</text:p>
              </table:table-cell>
              <table:table-cell office:value-type="float" office:value="130">
                <text:p>130</text:p>
              </table:table-cell>
              <table:table-cell office:value-type="float" office:value="0.0171055686861011">
                <text:p>0.0171055686861011</text:p>
              </table:table-cell>
              <table:table-cell office:value-type="float" office:value="130">
                <text:p>130</text:p>
              </table:table-cell>
              <table:table-cell office:value-type="float" office:value="0.01702764">
                <text:p>0.01702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2839761073473">
                <text:p>0.00312839761073473</text:p>
              </table:table-cell>
              <table:table-cell office:value-type="float" office:value="134">
                <text:p>134</text:p>
              </table:table-cell>
              <table:table-cell office:value-type="float" office:value="0.002944272">
                <text:p>0.002944272</text:p>
              </table:table-cell>
              <table:table-cell office:value-type="float" office:value="134">
                <text:p>134</text:p>
              </table:table-cell>
              <table:table-cell office:value-type="float" office:value="0.0174121521631918">
                <text:p>0.0174121521631918</text:p>
              </table:table-cell>
              <table:table-cell office:value-type="float" office:value="134">
                <text:p>134</text:p>
              </table:table-cell>
              <table:table-cell office:value-type="float" office:value="0.01724721">
                <text:p>0.01724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88607045177109">
                <text:p>0.00288607045177109</text:p>
              </table:table-cell>
              <table:table-cell office:value-type="float" office:value="138">
                <text:p>138</text:p>
              </table:table-cell>
              <table:table-cell office:value-type="float" office:value="0.002723338">
                <text:p>0.002723338</text:p>
              </table:table-cell>
              <table:table-cell office:value-type="float" office:value="138">
                <text:p>138</text:p>
              </table:table-cell>
              <table:table-cell office:value-type="float" office:value="0.0176760791585821">
                <text:p>0.0176760791585821</text:p>
              </table:table-cell>
              <table:table-cell office:value-type="float" office:value="138">
                <text:p>138</text:p>
              </table:table-cell>
              <table:table-cell office:value-type="float" office:value="0.01744304">
                <text:p>0.0174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9922064531">
                <text:p>0.0026699922064531</text:p>
              </table:table-cell>
              <table:table-cell office:value-type="float" office:value="142">
                <text:p>142</text:p>
              </table:table-cell>
              <table:table-cell office:value-type="float" office:value="0.002523643">
                <text:p>0.002523643</text:p>
              </table:table-cell>
              <table:table-cell office:value-type="float" office:value="142">
                <text:p>142</text:p>
              </table:table-cell>
              <table:table-cell office:value-type="float" office:value="0.0178983082448943">
                <text:p>0.0178983082448943</text:p>
              </table:table-cell>
              <table:table-cell office:value-type="float" office:value="142">
                <text:p>142</text:p>
              </table:table-cell>
              <table:table-cell office:value-type="float" office:value="0.01761733">
                <text:p>0.0176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4821045403134">
                <text:p>0.00244821045403134</text:p>
              </table:table-cell>
              <table:table-cell office:value-type="float" office:value="146">
                <text:p>146</text:p>
              </table:table-cell>
              <table:table-cell office:value-type="float" office:value="0.002343604">
                <text:p>0.002343604</text:p>
              </table:table-cell>
              <table:table-cell office:value-type="float" office:value="146">
                <text:p>146</text:p>
              </table:table-cell>
              <table:table-cell office:value-type="float" office:value="0.0181016854029644">
                <text:p>0.0181016854029644</text:p>
              </table:table-cell>
              <table:table-cell office:value-type="float" office:value="146">
                <text:p>146</text:p>
              </table:table-cell>
              <table:table-cell office:value-type="float" office:value="0.01777206">
                <text:p>0.0177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4845989571631">
                <text:p>0.00224845989571631</text:p>
              </table:table-cell>
              <table:table-cell office:value-type="float" office:value="150">
                <text:p>150</text:p>
              </table:table-cell>
              <table:table-cell office:value-type="float" office:value="0.002181793">
                <text:p>0.002181793</text:p>
              </table:table-cell>
              <table:table-cell office:value-type="float" office:value="150">
                <text:p>150</text:p>
              </table:table-cell>
              <table:table-cell office:value-type="float" office:value="0.0182731101402851">
                <text:p>0.0182731101402851</text:p>
              </table:table-cell>
              <table:table-cell office:value-type="float" office:value="150">
                <text:p>150</text:p>
              </table:table-cell>
              <table:table-cell office:value-type="float" office:value="0.01790902">
                <text:p>0.0179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725138908596">
                <text:p>0.0020725138908596</text:p>
              </table:table-cell>
              <table:table-cell office:value-type="float" office:value="154">
                <text:p>154</text:p>
              </table:table-cell>
              <table:table-cell office:value-type="float" office:value="0.002036926">
                <text:p>0.002036926</text:p>
              </table:table-cell>
              <table:table-cell office:value-type="float" office:value="154">
                <text:p>154</text:p>
              </table:table-cell>
              <table:table-cell office:value-type="float" office:value="0.018419771751525">
                <text:p>0.018419771751525</text:p>
              </table:table-cell>
              <table:table-cell office:value-type="float" office:value="154">
                <text:p>154</text:p>
              </table:table-cell>
              <table:table-cell office:value-type="float" office:value="0.01802982">
                <text:p>0.018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1471686098856">
                <text:p>0.00191471686098856</text:p>
              </table:table-cell>
              <table:table-cell office:value-type="float" office:value="158">
                <text:p>158</text:p>
              </table:table-cell>
              <table:table-cell office:value-type="float" office:value="0.001907855">
                <text:p>0.001907855</text:p>
              </table:table-cell>
              <table:table-cell office:value-type="float" office:value="158">
                <text:p>158</text:p>
              </table:table-cell>
              <table:table-cell office:value-type="float" office:value="0.0185811314763096">
                <text:p>0.0185811314763096</text:p>
              </table:table-cell>
              <table:table-cell office:value-type="float" office:value="158">
                <text:p>158</text:p>
              </table:table-cell>
              <table:table-cell office:value-type="float" office:value="0.01813589">
                <text:p>0.01813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6241564748643">
                <text:p>0.00176241564748643</text:p>
              </table:table-cell>
              <table:table-cell office:value-type="float" office:value="162">
                <text:p>162</text:p>
              </table:table-cell>
              <table:table-cell office:value-type="float" office:value="0.001793557">
                <text:p>0.001793557</text:p>
              </table:table-cell>
              <table:table-cell office:value-type="float" office:value="162">
                <text:p>162</text:p>
              </table:table-cell>
              <table:table-cell office:value-type="float" office:value="0.0187274735633419">
                <text:p>0.0187274735633419</text:p>
              </table:table-cell>
              <table:table-cell office:value-type="float" office:value="162">
                <text:p>162</text:p>
              </table:table-cell>
              <table:table-cell office:value-type="float" office:value="0.01822852">
                <text:p>0.01822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387917316069">
                <text:p>0.0016387917316069</text:p>
              </table:table-cell>
              <table:table-cell office:value-type="float" office:value="166">
                <text:p>166</text:p>
              </table:table-cell>
              <table:table-cell office:value-type="float" office:value="0.001693125">
                <text:p>0.001693125</text:p>
              </table:table-cell>
              <table:table-cell office:value-type="float" office:value="166">
                <text:p>166</text:p>
              </table:table-cell>
              <table:table-cell office:value-type="float" office:value="0.0188501708590197">
                <text:p>0.0188501708590197</text:p>
              </table:table-cell>
              <table:table-cell office:value-type="float" office:value="166">
                <text:p>166</text:p>
              </table:table-cell>
              <table:table-cell office:value-type="float" office:value="0.01830884">
                <text:p>0.0183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3065036120151">
                <text:p>0.00153065036120151</text:p>
              </table:table-cell>
              <table:table-cell office:value-type="float" office:value="170">
                <text:p>170</text:p>
              </table:table-cell>
              <table:table-cell office:value-type="float" office:value="0.001605763">
                <text:p>0.001605763</text:p>
              </table:table-cell>
              <table:table-cell office:value-type="float" office:value="170">
                <text:p>170</text:p>
              </table:table-cell>
              <table:table-cell office:value-type="float" office:value="0.0189631226663689">
                <text:p>0.0189631226663689</text:p>
              </table:table-cell>
              <table:table-cell office:value-type="float" office:value="170">
                <text:p>170</text:p>
              </table:table-cell>
              <table:table-cell office:value-type="float" office:value="0.01837785">
                <text:p>0.01837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3251009849068">
                <text:p>0.00143251009849068</text:p>
              </table:table-cell>
              <table:table-cell office:value-type="float" office:value="174">
                <text:p>174</text:p>
              </table:table-cell>
              <table:table-cell office:value-type="float" office:value="0.001530778">
                <text:p>0.001530778</text:p>
              </table:table-cell>
              <table:table-cell office:value-type="float" office:value="174">
                <text:p>174</text:p>
              </table:table-cell>
              <table:table-cell office:value-type="float" office:value="0.0190736780421619">
                <text:p>0.0190736780421619</text:p>
              </table:table-cell>
              <table:table-cell office:value-type="float" office:value="174">
                <text:p>174</text:p>
              </table:table-cell>
              <table:table-cell office:value-type="float" office:value="0.01843641">
                <text:p>0.0184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512934354298">
                <text:p>0.0013512934354298</text:p>
              </table:table-cell>
              <table:table-cell office:value-type="float" office:value="178">
                <text:p>178</text:p>
              </table:table-cell>
              <table:table-cell office:value-type="float" office:value="0.001467576">
                <text:p>0.001467576</text:p>
              </table:table-cell>
              <table:table-cell office:value-type="float" office:value="178">
                <text:p>178</text:p>
              </table:table-cell>
              <table:table-cell office:value-type="float" office:value="0.0191473283719894">
                <text:p>0.0191473283719894</text:p>
              </table:table-cell>
              <table:table-cell office:value-type="float" office:value="178">
                <text:p>178</text:p>
              </table:table-cell>
              <table:table-cell office:value-type="float" office:value="0.01848526">
                <text:p>0.01848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850672505635">
                <text:p>0.0012850672505635</text:p>
              </table:table-cell>
              <table:table-cell office:value-type="float" office:value="182">
                <text:p>182</text:p>
              </table:table-cell>
              <table:table-cell office:value-type="float" office:value="0.001415655">
                <text:p>0.001415655</text:p>
              </table:table-cell>
              <table:table-cell office:value-type="float" office:value="182">
                <text:p>182</text:p>
              </table:table-cell>
              <table:table-cell office:value-type="float" office:value="0.0192211384639205">
                <text:p>0.0192211384639205</text:p>
              </table:table-cell>
              <table:table-cell office:value-type="float" office:value="182">
                <text:p>182</text:p>
              </table:table-cell>
              <table:table-cell office:value-type="float" office:value="0.01852504">
                <text:p>0.01852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2978317218284">
                <text:p>0.00122978317218284</text:p>
              </table:table-cell>
              <table:table-cell office:value-type="float" office:value="186">
                <text:p>186</text:p>
              </table:table-cell>
              <table:table-cell office:value-type="float" office:value="0.001374603">
                <text:p>0.001374603</text:p>
              </table:table-cell>
              <table:table-cell office:value-type="float" office:value="186">
                <text:p>186</text:p>
              </table:table-cell>
              <table:table-cell office:value-type="float" office:value="0.0192695463813559">
                <text:p>0.0192695463813559</text:p>
              </table:table-cell>
              <table:table-cell office:value-type="float" office:value="186">
                <text:p>186</text:p>
              </table:table-cell>
              <table:table-cell office:value-type="float" office:value="0.01855626">
                <text:p>0.01855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036187308324">
                <text:p>0.00119036187308324</text:p>
              </table:table-cell>
              <table:table-cell office:value-type="float" office:value="190">
                <text:p>190</text:p>
              </table:table-cell>
              <table:table-cell office:value-type="float" office:value="0.001344096">
                <text:p>0.001344096</text:p>
              </table:table-cell>
              <table:table-cell office:value-type="float" office:value="190">
                <text:p>190</text:p>
              </table:table-cell>
              <table:table-cell office:value-type="float" office:value="0.0192890373580131">
                <text:p>0.0192890373580131</text:p>
              </table:table-cell>
              <table:table-cell office:value-type="float" office:value="190">
                <text:p>190</text:p>
              </table:table-cell>
              <table:table-cell office:value-type="float" office:value="0.01857932">
                <text:p>0.0185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313841060473">
                <text:p>0.00116313841060473</text:p>
              </table:table-cell>
              <table:table-cell office:value-type="float" office:value="194">
                <text:p>194</text:p>
              </table:table-cell>
              <table:table-cell office:value-type="float" office:value="0.001323892">
                <text:p>0.001323892</text:p>
              </table:table-cell>
              <table:table-cell office:value-type="float" office:value="194">
                <text:p>194</text:p>
              </table:table-cell>
              <table:table-cell office:value-type="float" office:value="0.0192899959306356">
                <text:p>0.0192899959306356</text:p>
              </table:table-cell>
              <table:table-cell office:value-type="float" office:value="194">
                <text:p>194</text:p>
              </table:table-cell>
              <table:table-cell office:value-type="float" office:value="0.01859453">
                <text:p>0.0185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646514753121">
                <text:p>0.00115646514753121</text:p>
              </table:table-cell>
              <table:table-cell office:value-type="float" office:value="198">
                <text:p>198</text:p>
              </table:table-cell>
              <table:table-cell office:value-type="float" office:value="0.001313829">
                <text:p>0.001313829</text:p>
              </table:table-cell>
              <table:table-cell office:value-type="float" office:value="198">
                <text:p>198</text:p>
              </table:table-cell>
              <table:table-cell office:value-type="float" office:value="0.019335208605996">
                <text:p>0.019335208605996</text:p>
              </table:table-cell>
              <table:table-cell office:value-type="float" office:value="198">
                <text:p>198</text:p>
              </table:table-cell>
              <table:table-cell office:value-type="float" office:value="0.01860208">
                <text:p>0.018602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